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6pt" style:font-size-asian="16pt" style:font-size-complex="16pt" fo:font-weight="bold" style:font-weight-asian="bold" style:font-weight-complex="bold"/>
    </style:style>
    <style:style style:name="ce3" style:family="table-cell" style:parent-style-name="Default" style:data-style-name="N0">
      <style:text-properties style:font-name="Arial" style:font-name-asian="Arial" style:font-name-complex="Arial" fo:font-size="12pt" style:font-size-asian="12pt" style:font-size-complex="12pt"/>
    </style:style>
    <style:style style:name="ce4"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6" style:family="table-cell" style:parent-style-name="Hyperlink" style:data-style-name="N0">
      <style:table-cell-properties style:vertical-align="automatic" fo:wrap-option="wrap"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7"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end" fo:margin-righ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top"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4" style:family="table-cell" style:parent-style-name="Default" style:data-style-name="N4">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5"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6" style:family="table-cell" style:parent-style-name="Default" style:data-style-name="N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18" style:family="table-cell" style:parent-style-name="Default" style:data-style-name="N3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4">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T9"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6.589375cm"/>
    </style:style>
    <style:style style:name="co3" style:family="table-column">
      <style:table-column-properties fo:break-before="auto" style:column-width="3.413125cm" style:use-optimal-column-width="true"/>
    </style:style>
    <style:style style:name="co4" style:family="table-column">
      <style:table-column-properties fo:break-before="auto" style:column-width="2.01083333333333cm"/>
    </style:style>
    <style:style style:name="co5" style:family="table-column">
      <style:table-column-properties fo:break-before="auto" style:column-width="2.75166666666667cm"/>
    </style:style>
    <style:style style:name="co6" style:family="table-column">
      <style:table-column-properties fo:break-before="auto" style:column-width="7.11729166666667cm" style:use-optimal-column-width="true"/>
    </style:style>
    <style:style style:name="co7" style:family="table-column">
      <style:table-column-properties fo:break-before="auto" style:column-width="2.09020833333333cm"/>
    </style:style>
    <style:style style:name="co8" style:family="table-column">
      <style:table-column-properties fo:break-before="auto" style:column-width="5.476875cm"/>
    </style:style>
    <style:style style:name="co9" style:family="table-column">
      <style:table-column-properties fo:break-before="auto" style:column-width="7.91104166666667cm"/>
    </style:style>
    <style:style style:name="co10" style:family="table-column">
      <style:table-column-properties fo:break-before="auto" style:column-width="3.175cm"/>
    </style:style>
    <style:style style:name="co11" style:family="table-column">
      <style:table-column-properties fo:break-before="auto" style:column-width="3.175cm" style:use-optimal-column-width="true"/>
    </style:style>
    <style:style style:name="co12" style:family="table-column">
      <style:table-column-properties fo:break-before="auto" style:column-width="2.8575cm" style:use-optimal-column-width="true"/>
    </style:style>
    <style:style style:name="co13" style:family="table-column">
      <style:table-column-properties fo:break-before="auto" style:column-width="2.98979166666667cm" style:use-optimal-column-width="true"/>
    </style:style>
    <style:style style:name="co14" style:family="table-column">
      <style:table-column-properties fo:break-before="auto" style:column-width="7.01145833333333cm"/>
    </style:style>
    <style:style style:name="co15" style:family="table-column">
      <style:table-column-properties fo:break-before="auto" style:column-width="7.223125cm"/>
    </style:style>
    <style:style style:name="co16" style:family="table-column">
      <style:table-column-properties fo:break-before="auto" style:column-width="5.76791666666667cm"/>
    </style:style>
    <style:style style:name="co17" style:family="table-column">
      <style:table-column-properties fo:break-before="auto" style:column-width="5.953125cm"/>
    </style:style>
    <style:style style:name="co18" style:family="table-column">
      <style:table-column-properties fo:break-before="auto" style:column-width="5.3975cm"/>
    </style:style>
    <style:style style:name="co19" style:family="table-column">
      <style:table-column-properties fo:break-before="auto" style:column-width="2.936875cm"/>
    </style:style>
    <style:style style:name="co20" style:family="table-column">
      <style:table-column-properties fo:break-before="auto" style:column-width="5.52979166666667cm"/>
    </style:style>
    <style:style style:name="co21" style:family="table-column">
      <style:table-column-properties fo:break-before="auto" style:column-width="3.38666666666667cm"/>
    </style:style>
    <style:style style:name="co22" style:family="table-column">
      <style:table-column-properties fo:break-before="auto" style:column-width="7.17020833333333cm"/>
    </style:style>
    <style:style style:name="co23" style:family="table-column">
      <style:table-column-properties fo:break-before="auto" style:column-width="8.09625cm" style:use-optimal-column-width="true"/>
    </style:style>
    <style:style style:name="co24" style:family="table-column">
      <style:table-column-properties fo:break-before="auto" style:column-width="3.83645833333333cm"/>
    </style:style>
    <style:style style:name="co25" style:family="table-column">
      <style:table-column-properties fo:break-before="auto" style:column-width="8.38729166666667cm"/>
    </style:style>
    <style:style style:name="co26" style:family="table-column">
      <style:table-column-properties fo:break-before="auto" style:column-width="2.48708333333333cm"/>
    </style:style>
    <style:style style:name="co27" style:family="table-column">
      <style:table-column-properties fo:break-before="auto" style:column-width="5.68854166666667cm"/>
    </style:style>
    <style:style style:name="co28" style:family="table-column">
      <style:table-column-properties fo:break-before="auto" style:column-width="3.43958333333333cm"/>
    </style:style>
    <style:style style:name="co29" style:family="table-column">
      <style:table-column-properties fo:break-before="auto" style:column-width="2.69875cm"/>
    </style:style>
    <style:style style:name="co30" style:family="table-column">
      <style:table-column-properties fo:break-before="auto" style:column-width="12.2766666666667cm"/>
    </style:style>
    <style:style style:name="co31" style:family="table-column">
      <style:table-column-properties fo:break-before="auto" style:column-width="2.03729166666667cm"/>
    </style:style>
    <style:style style:name="co32" style:family="table-column">
      <style:table-column-properties fo:break-before="auto" style:column-width="2.35479166666667cm" style:use-optimal-column-width="true"/>
    </style:style>
    <style:style style:name="co33" style:family="table-column">
      <style:table-column-properties fo:break-before="auto" style:column-width="6.79979166666667cm" style:use-optimal-column-width="true"/>
    </style:style>
    <style:style style:name="co34" style:family="table-column">
      <style:table-column-properties fo:break-before="auto" style:column-width="6.79979166666667cm"/>
    </style:style>
    <style:style style:name="ro1" style:family="table-row">
      <style:table-row-properties style:row-height="20.2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30.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78.75pt" style:use-optimal-row-height="true" fo:break-before="auto"/>
    </style:style>
    <style:style style:name="ro9" style:family="table-row">
      <style:table-row-properties style:row-height="18.75pt" style:use-optimal-row-height="true" fo:break-before="auto"/>
    </style:style>
    <style:style style:name="ro10" style:family="table-row">
      <style:table-row-properties style:row-height="61.5pt" style:use-optimal-row-height="false" fo:break-before="auto"/>
    </style:style>
    <style:style style:name="ro11" style:family="table-row">
      <style:table-row-properties style:row-height="63pt" style:use-optimal-row-height="true" fo:break-before="auto"/>
    </style:style>
    <style:style style:name="ro12" style:family="table-row">
      <style:table-row-properties style:row-height="4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Contents</text:p>
          </table:table-cell>
          <table:table-cell table:style-name="ce3"/>
          <table:table-cell table:number-columns-repeated="16382"/>
        </table:table-row>
        <table:table-row table:style-name="ro2">
          <table:table-cell office:value-type="string" table:style-name="ce3">
            <text:p>This worksheet contains one table.</text:p>
          </table:table-cell>
          <table:table-cell table:style-name="ce3"/>
          <table:table-cell table:number-columns-repeated="16382"/>
        </table:table-row>
        <table:table-row table:style-name="ro2">
          <table:table-cell office:value-type="string" table:style-name="ce4">
            <text:p>Table</text:p>
          </table:table-cell>
          <table:table-cell office:value-type="string" table:style-name="ce4">
            <text:p>Table title</text:p>
          </table:table-cell>
          <table:table-cell table:number-columns-repeated="16382"/>
        </table:table-row>
        <table:table-row table:style-name="ro3">
          <table:table-cell office:value-type="string" table:style-name="ce5">
            <text:p>7a</text:p>
          </table:table-cell>
          <table:table-cell office:value-type="string" table:style-name="ce6">
            <text:p><text:a xlink:href="#Table_7a.A1">2024 to 2025 Council tax (average Band D) and percent change on 2023 to 2024: London boroughs, metropolitan districts and unitary authorities</text:a></text:p>
          </table:table-cell>
          <table:table-cell table:number-columns-repeated="16382"/>
        </table:table-row>
        <table:table-row table:style-name="ro3">
          <table:table-cell office:value-type="string" table:style-name="ce5">
            <text:p>7b</text:p>
          </table:table-cell>
          <table:table-cell office:value-type="string" table:style-name="ce6">
            <text:p><text:a xlink:href="#Table_7b.A1">2024 to 2025 Council tax (average Band D) and percent change on 2023 to 2024: shire counties</text:a></text:p>
          </table:table-cell>
          <table:table-cell table:number-columns-repeated="16382"/>
        </table:table-row>
        <table:table-row table:style-name="ro3">
          <table:table-cell office:value-type="string" table:style-name="ce5">
            <text:p>7c</text:p>
          </table:table-cell>
          <table:table-cell office:value-type="string" table:style-name="ce6">
            <text:p><text:a xlink:href="#Table_7c.A1">2024 to 2025 Council tax (average Band D), percent change and amount change on 2023 to 2024: shire districts</text:a></text:p>
          </table:table-cell>
          <table:table-cell table:number-columns-repeated="16382"/>
        </table:table-row>
        <table:table-row table:style-name="ro3">
          <table:table-cell office:value-type="string" table:style-name="ce5">
            <text:p>7d</text:p>
          </table:table-cell>
          <table:table-cell office:value-type="string" table:style-name="ce6">
            <text:p><text:a xlink:href="#Table_7d.A1">2024 to 2025 Council tax (average Band D) and percent change on 2023 to 2024: police and crime commissionners</text:a></text:p>
          </table:table-cell>
          <table:table-cell table:number-columns-repeated="16382"/>
        </table:table-row>
        <table:table-row table:style-name="ro3">
          <table:table-cell office:value-type="string" table:style-name="ce5">
            <text:p>7e</text:p>
          </table:table-cell>
          <table:table-cell office:value-type="string" table:style-name="ce6">
            <text:p><text:a xlink:href="#Table_7e.A1">2024 to 2025 Council tax (average Band D) and percent change on 2023 to 2024: fire and rescue authorities</text:a></text:p>
          </table:table-cell>
          <table:table-cell table:number-columns-repeated="16382"/>
        </table:table-row>
        <table:table-row table:style-name="ro3">
          <table:table-cell office:value-type="string" table:style-name="ce5">
            <text:p>7f</text:p>
          </table:table-cell>
          <table:table-cell office:value-type="string" table:style-name="ce6">
            <text:p><text:a xlink:href="#Table_7f.A1">Table 7f: 2024 to 2025 Council tax (average Band D) and percent change on 2023 to 2024: combined authorities</text:a></text:p>
          </table:table-cell>
          <table:table-cell table:number-columns-repeated="16382"/>
        </table:table-row>
        <table:table-row table:number-rows-repeated="1048567" table:style-name="ro4">
          <table:table-cell table:number-columns-repeated="16384"/>
        </table:table-row>
      </table:table>
      <table:table table:name="Notes" table:style-name="ta1">
        <table:table-column table:style-name="co1" table:default-cell-style-name="ce1"/>
        <table:table-column table:style-name="co3" table:default-cell-style-name="ce1"/>
        <table:table-column table:style-name="co2" table:default-cell-style-name="ce1"/>
        <table:table-column table:style-name="co1" table:number-columns-repeated="16381" table:default-cell-style-name="ce1"/>
        <table:table-row table:style-name="ro1">
          <table:table-cell office:value-type="string" table:style-name="ce2">
            <text:p>Notes</text:p>
          </table:table-cell>
          <table:table-cell table:style-name="ce2"/>
          <table:table-cell table:style-name="ce3"/>
          <table:table-cell table:number-columns-repeated="16381"/>
        </table:table-row>
        <table:table-row table:style-name="ro2">
          <table:table-cell office:value-type="string" table:style-name="ce3">
            <text:p>This worksheet contains one table with notes and definitions associated with Table 7.</text:p>
          </table:table-cell>
          <table:table-cell table:number-columns-repeated="2" table:style-name="ce3"/>
          <table:table-cell table:number-columns-repeated="16381"/>
        </table:table-row>
        <table:table-row table:style-name="ro2">
          <table:table-cell office:value-type="string" table:style-name="ce4">
            <text:p>Note</text:p>
          </table:table-cell>
          <table:table-cell office:value-type="string" table:style-name="ce4">
            <text:p>Table reference</text:p>
          </table:table-cell>
          <table:table-cell office:value-type="string" table:style-name="ce4">
            <text:p>Note text</text:p>
          </table:table-cell>
          <table:table-cell table:number-columns-repeated="16381"/>
        </table:table-row>
        <table:table-row table:style-name="ro5">
          <table:table-cell office:value-type="string" table:style-name="ce5">
            <text:p>[note a]</text:p>
          </table:table-cell>
          <table:table-cell office:value-type="string" table:style-name="ce5">
            <text:p>Table_7a</text:p>
          </table:table-cell>
          <table:table-cell office:value-type="string" table:style-name="ce7">
            <text:p>This includes core GLA, Transport for London (TfL), The London Legacy Development Corporation, the London Fire and Emergency Planning Authority (LFEPA) and The Mayor's Office for Policing and Crime.</text:p>
          </table:table-cell>
          <table:table-cell table:number-columns-repeated="16381"/>
        </table:table-row>
        <table:table-row table:style-name="ro6">
          <table:table-cell office:value-type="string" table:style-name="ce5">
            <text:p>[note b]</text:p>
          </table:table-cell>
          <table:table-cell office:value-type="string" table:style-name="ce5">
            <text:p>Table_7a</text:p>
          </table:table-cell>
          <table:table-cell office:value-type="string" table:style-name="ce7">
            <text:p>The year on year percentage change is based on a comparison with an agreed alternative notional amount, rather than the actual Band D set.</text:p>
          </table:table-cell>
          <table:table-cell table:number-columns-repeated="16381"/>
        </table:table-row>
        <table:table-row table:style-name="ro7">
          <table:table-cell office:value-type="string" table:style-name="ce5">
            <text:p>[note c]</text:p>
          </table:table-cell>
          <table:table-cell office:value-type="string" table:style-name="ce5">
            <text:p>Table_7d</text:p>
          </table:table-cell>
          <table:table-cell office:value-type="string" table:style-name="ce7">
            <text:p>Does not include the Mayor's Office for Policing and Crime element from GLA which is shown in Table_7a and excludes City of London Police (as this element is not distinguishable from the council tax charged by the City of London). Greater Manchester Combined Authority's and West Yorkshire Combined Authority's police function are included.<text:s/></text:p>
          </table:table-cell>
          <table:table-cell table:number-columns-repeated="16381"/>
        </table:table-row>
        <table:table-row table:style-name="ro5">
          <table:table-cell office:value-type="string" table:style-name="ce5">
            <text:p>[note d]</text:p>
          </table:table-cell>
          <table:table-cell office:value-type="string" table:style-name="ce5">
            <text:p>Table_7e</text:p>
          </table:table-cell>
          <table:table-cell office:value-type="string" table:style-name="ce7">
            <text:p>Covers both metropolitan and shire and fire rescue authorities. It excludes fire and rescue services provided by counties, unitaries, GLA and Greater Manchester Combined Authority.</text:p>
          </table:table-cell>
          <table:table-cell table:number-columns-repeated="16381"/>
        </table:table-row>
        <table:table-row table:style-name="ro6">
          <table:table-cell office:value-type="string" table:style-name="ce5">
            <text:p>[note e]</text:p>
          </table:table-cell>
          <table:table-cell office:value-type="string" table:style-name="ce5">
            <text:p>Table_7f</text:p>
          </table:table-cell>
          <table:table-cell office:value-type="string" table:style-name="ce7">
            <text:p>Greater Manchester Combined Authority's and West Yorkshire Combined Authority's police function can be found in Table 7d.</text:p>
          </table:table-cell>
          <table:table-cell table:number-columns-repeated="16381"/>
        </table:table-row>
        <table:table-row table:style-name="ro6">
          <table:table-cell office:value-type="string" table:style-name="ce5">
            <text:p>[note f]</text:p>
          </table:table-cell>
          <table:table-cell office:value-type="string" table:style-name="ce5">
            <text:p>Table_7f</text:p>
          </table:table-cell>
          <table:table-cell office:value-type="string" table:style-name="ce7">
            <text:p>This reflects only Greater Manchester Combined Authority’s general functions which includes their responsibility for fire and rescue services.<text:s/></text:p>
          </table:table-cell>
          <table:table-cell table:number-columns-repeated="16381"/>
        </table:table-row>
        <table:table-row table:style-name="ro2">
          <table:table-cell table:number-columns-repeated="2" table:style-name="ce5"/>
          <table:table-cell table:style-name="ce3"/>
          <table:table-cell table:number-columns-repeated="16381"/>
        </table:table-row>
        <table:table-row table:number-rows-repeated="1048566" table:style-name="ro4">
          <table:table-cell table:number-columns-repeated="16384"/>
        </table:table-row>
      </table:table>
      <table:table table:name="Table_7a" table:style-name="ta1">
        <table:table-column table:style-name="co4" table:default-cell-style-name="ce1"/>
        <table:table-column table:style-name="co5" table:default-cell-style-name="ce1"/>
        <table:table-column table:style-name="co6" table:default-cell-style-name="ce1"/>
        <table:table-column table:style-name="co1" table:default-cell-style-name="ce3"/>
        <table:table-column table:style-name="co7" table:default-cell-style-name="ce1"/>
        <table:table-column table:style-name="co8" table:default-cell-style-name="ce1"/>
        <table:table-column table:style-name="co9" table:default-cell-style-name="ce9"/>
        <table:table-column table:style-name="co9" table:default-cell-style-name="ce1"/>
        <table:table-column table:style-name="co9" table:default-cell-style-name="ce9"/>
        <table:table-column table:style-name="co9" table:number-columns-repeated="3" table:default-cell-style-name="ce1"/>
        <table:table-column table:style-name="co9" table:default-cell-style-name="ce10"/>
        <table:table-column table:style-name="co1" table:number-columns-repeated="16371" table:default-cell-style-name="ce1"/>
        <table:table-row table:style-name="ro1">
          <table:table-cell office:value-type="string" table:style-name="ce8">
            <text:p>Table 7a: 2024 to 2025 Council tax (average Band D) and percent change on 2023 to 2024: London boroughs, metropolitan districts and unitary authorities</text:p>
          </table:table-cell>
          <table:table-cell table:number-columns-repeated="2" table:style-name="ce1"/>
          <table:table-cell table:style-name="ce3"/>
          <table:table-cell table:number-columns-repeated="2" table:style-name="ce1"/>
          <table:table-cell table:style-name="ce9"/>
          <table:table-cell table:style-name="ce1"/>
          <table:table-cell table:style-name="ce9"/>
          <table:table-cell table:number-columns-repeated="3" table:style-name="ce1"/>
          <table:table-cell table:style-name="ce10"/>
          <table:table-cell table:number-columns-repeated="16371"/>
        </table:table-row>
        <table:table-row table:style-name="ro2">
          <table:table-cell office:value-type="string" table:style-name="ce3">
            <text:p>This worksheet contains 1 table. The data in this table are reported in pounds (£) with adjacent column comparing the previous year figure in percentages. Referendum principles for these authorities are outlined in the statistical release.</text:p>
          </table:table-cell>
          <table:table-cell table:number-columns-repeated="2" table:style-name="ce1"/>
          <table:table-cell table:style-name="ce3"/>
          <table:table-cell table:number-columns-repeated="2" table:style-name="ce1"/>
          <table:table-cell table:style-name="ce9"/>
          <table:table-cell table:style-name="ce1"/>
          <table:table-cell table:style-name="ce9"/>
          <table:table-cell table:number-columns-repeated="3" table:style-name="ce1"/>
          <table:table-cell table:style-name="ce10"/>
          <table:table-cell table:number-columns-repeated="16371"/>
        </table:table-row>
        <table:table-row table:style-name="ro8">
          <table:table-cell office:value-type="string" table:style-name="ce4">
            <text:p>E-code</text:p>
          </table:table-cell>
          <table:table-cell office:value-type="string" table:style-name="ce4">
            <text:p>ONS Code</text:p>
          </table:table-cell>
          <table:table-cell office:value-type="string" table:style-name="ce4">
            <text:p>Authority</text:p>
          </table:table-cell>
          <table:table-cell office:value-type="string" table:style-name="ce4">
            <text:p>Class</text:p>
          </table:table-cell>
          <table:table-cell office:value-type="string" table:style-name="ce4">
            <text:p>Region</text:p>
          </table:table-cell>
          <table:table-cell office:value-type="string" table:style-name="ce4">
            <text:p>Area</text:p>
          </table:table-cell>
          <table:table-cell office:value-type="string" table:style-name="ce11">
            <text:p>Average council tax for the authority including adult social care, excluding parish precepts (Band D)</text:p>
            <text:p/>
            <text:p>£</text:p>
          </table:table-cell>
          <table:table-cell office:value-type="string" table:style-name="ce11">
            <text:p>Percentage change of average council tax for the authority including adult social care, excluding parish precepts (Band D) %<text:s/></text:p>
          </table:table-cell>
          <table:table-cell office:value-type="string" table:style-name="ce11">
            <text:p>Average council tax for the authority including adult social care and parish precepts (Band D)</text:p>
            <text:p/>
            <text:p>£</text:p>
          </table:table-cell>
          <table:table-cell office:value-type="string" table:style-name="ce11">
            <text:p>Percentage change of Average council tax for the authority including adult social care and parish precepts (Band D)<text:s/></text:p>
            <text:p>%</text:p>
          </table:table-cell>
          <table:table-cell office:value-type="string" table:style-name="ce11">
            <text:p>Adult social care element of Average Band D council tax</text:p>
            <text:p/>
            <text:p/>
            <text:p>£</text:p>
          </table:table-cell>
          <table:table-cell office:value-type="string" table:style-name="ce11">
            <text:p>Percentage change of adult social care element of Average Band D council tax</text:p>
            <text:p/>
            <text:p>%</text:p>
          </table:table-cell>
          <table:table-cell office:value-type="string" table:style-name="ce12">
            <text:p>Notes</text:p>
          </table:table-cell>
          <table:table-cell table:number-columns-repeated="16371"/>
        </table:table-row>
        <table:table-row table:style-name="ro2">
          <table:table-cell office:value-type="string" table:style-name="ce3">
            <text:p>E5010</text:p>
          </table:table-cell>
          <table:table-cell office:value-type="string" table:style-name="ce13">
            <text:p>E09000001</text:p>
          </table:table-cell>
          <table:table-cell office:value-type="string" table:style-name="ce13">
            <text:p>City of London<text:s/></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009.11" table:style-name="ce14">
            <text:p>1,009.11</text:p>
          </table:table-cell>
          <table:table-cell office:value-type="float" office:value="4.9898559017843249" table:style-name="ce15">
            <text:p>4.99<text:s/></text:p>
          </table:table-cell>
          <table:table-cell office:value-type="float" office:value="1051.6199999999999" table:style-name="ce14">
            <text:p>1,051.62</text:p>
          </table:table-cell>
          <table:table-cell office:value-type="float" office:value="4.7816426372268559" table:style-name="ce15">
            <text:p>4.78<text:s/></text:p>
          </table:table-cell>
          <table:table-cell office:value-type="float" office:value="19.22" table:style-name="ce14">
            <text:p>19.22</text:p>
          </table:table-cell>
          <table:table-cell office:value-type="float" office:value="1.9996824123770101" table:style-name="ce16">
            <text:p>2.00</text:p>
          </table:table-cell>
          <table:table-cell table:style-name="ce17"/>
          <table:table-cell table:number-columns-repeated="16371"/>
        </table:table-row>
        <table:table-row table:style-name="ro2">
          <table:table-cell office:value-type="string" table:style-name="ce3">
            <text:p>E5011</text:p>
          </table:table-cell>
          <table:table-cell office:value-type="string" table:style-name="ce13">
            <text:p>E09000007</text:p>
          </table:table-cell>
          <table:table-cell office:value-type="string" table:style-name="ce13">
            <text:p>Camden</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539.47" table:style-name="ce14">
            <text:p>1,539.47</text:p>
          </table:table-cell>
          <table:table-cell office:value-type="float" office:value="4.9886791423427415" table:style-name="ce15">
            <text:p>4.99<text:s/></text:p>
          </table:table-cell>
          <table:table-cell office:value-type="float" office:value="1539.47" table:style-name="ce14">
            <text:p>1,539.47</text:p>
          </table:table-cell>
          <table:table-cell office:value-type="float" office:value="4.9886791423427415" table:style-name="ce15">
            <text:p>4.99<text:s/></text:p>
          </table:table-cell>
          <table:table-cell office:value-type="float" office:value="29.32" table:style-name="ce14">
            <text:p>29.32</text:p>
          </table:table-cell>
          <table:table-cell office:value-type="float" office:value="1.9995903139542199" table:style-name="ce16">
            <text:p>2.00</text:p>
          </table:table-cell>
          <table:table-cell table:style-name="ce17"/>
          <table:table-cell table:number-columns-repeated="16371"/>
        </table:table-row>
        <table:table-row table:style-name="ro2">
          <table:table-cell office:value-type="string" table:style-name="ce3">
            <text:p>E5012</text:p>
          </table:table-cell>
          <table:table-cell office:value-type="string" table:style-name="ce18">
            <text:p>E09000011</text:p>
          </table:table-cell>
          <table:table-cell office:value-type="string" table:style-name="ce13">
            <text:p>Greenwich</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449.13" table:style-name="ce14">
            <text:p>1,449.13</text:p>
          </table:table-cell>
          <table:table-cell office:value-type="float" office:value="4.9896396331126107" table:style-name="ce15">
            <text:p>4.99<text:s/></text:p>
          </table:table-cell>
          <table:table-cell office:value-type="float" office:value="1449.13" table:style-name="ce14">
            <text:p>1,449.13</text:p>
          </table:table-cell>
          <table:table-cell office:value-type="float" office:value="4.9896396331126107" table:style-name="ce15">
            <text:p>4.99<text:s/></text:p>
          </table:table-cell>
          <table:table-cell office:value-type="float" office:value="27.6" table:style-name="ce14">
            <text:p>27.60</text:p>
          </table:table-cell>
          <table:table-cell office:value-type="float" office:value="1.99961931252679" table:style-name="ce16">
            <text:p>2.00</text:p>
          </table:table-cell>
          <table:table-cell table:style-name="ce17"/>
          <table:table-cell table:number-columns-repeated="16371"/>
        </table:table-row>
        <table:table-row table:style-name="ro2">
          <table:table-cell office:value-type="string" table:style-name="ce3">
            <text:p>E5013</text:p>
          </table:table-cell>
          <table:table-cell office:value-type="string" table:style-name="ce18">
            <text:p>E09000012</text:p>
          </table:table-cell>
          <table:table-cell office:value-type="string" table:style-name="ce13">
            <text:p>Hackney</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405.97" table:style-name="ce14">
            <text:p>1,405.97</text:p>
          </table:table-cell>
          <table:table-cell office:value-type="float" office:value="4.9897322928723389" table:style-name="ce15">
            <text:p>4.99<text:s/></text:p>
          </table:table-cell>
          <table:table-cell office:value-type="float" office:value="1405.97" table:style-name="ce14">
            <text:p>1,405.97</text:p>
          </table:table-cell>
          <table:table-cell office:value-type="float" office:value="4.9897322928723389" table:style-name="ce15">
            <text:p>4.99<text:s/></text:p>
          </table:table-cell>
          <table:table-cell office:value-type="float" office:value="26.78" table:style-name="ce14">
            <text:p>26.78</text:p>
          </table:table-cell>
          <table:table-cell office:value-type="float" office:value="2.0000001126351599" table:style-name="ce16">
            <text:p>2.00</text:p>
          </table:table-cell>
          <table:table-cell table:style-name="ce17"/>
          <table:table-cell table:number-columns-repeated="16371"/>
        </table:table-row>
        <table:table-row table:style-name="ro2">
          <table:table-cell office:value-type="string" table:style-name="ce3">
            <text:p>E5014</text:p>
          </table:table-cell>
          <table:table-cell office:value-type="string" table:style-name="ce18">
            <text:p>E09000013</text:p>
          </table:table-cell>
          <table:table-cell office:value-type="string" table:style-name="ce13">
            <text:p>Hammersmith &amp; Fulham</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915.37" table:style-name="ce14">
            <text:p>915.37</text:p>
          </table:table-cell>
          <table:table-cell office:value-type="float" office:value="4.9904801229555193" table:style-name="ce15">
            <text:p>4.99<text:s/></text:p>
          </table:table-cell>
          <table:table-cell office:value-type="float" office:value="915.37" table:style-name="ce14">
            <text:p>915.37</text:p>
          </table:table-cell>
          <table:table-cell office:value-type="float" office:value="4.9904801229555193" table:style-name="ce15">
            <text:p>4.99<text:s/></text:p>
          </table:table-cell>
          <table:table-cell office:value-type="float" office:value="17.440000000000001" table:style-name="ce14">
            <text:p>17.44</text:p>
          </table:table-cell>
          <table:table-cell office:value-type="float" office:value="2.0003215254216902" table:style-name="ce16">
            <text:p>2.00</text:p>
          </table:table-cell>
          <table:table-cell table:style-name="ce17"/>
          <table:table-cell table:number-columns-repeated="16371"/>
        </table:table-row>
        <table:table-row table:style-name="ro2">
          <table:table-cell office:value-type="string" table:style-name="ce3">
            <text:p>E5015</text:p>
          </table:table-cell>
          <table:table-cell office:value-type="string" table:style-name="ce18">
            <text:p>E09000019</text:p>
          </table:table-cell>
          <table:table-cell office:value-type="string" table:style-name="ce13">
            <text:p>Islington</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449.41" table:style-name="ce14">
            <text:p>1,449.41</text:p>
          </table:table-cell>
          <table:table-cell office:value-type="float" office:value="4.9901486396430403" table:style-name="ce15">
            <text:p>4.99<text:s/></text:p>
          </table:table-cell>
          <table:table-cell office:value-type="float" office:value="1449.41" table:style-name="ce14">
            <text:p>1,449.41</text:p>
          </table:table-cell>
          <table:table-cell office:value-type="float" office:value="4.9901486396430403" table:style-name="ce15">
            <text:p>4.99<text:s/></text:p>
          </table:table-cell>
          <table:table-cell office:value-type="float" office:value="27.61" table:style-name="ce14">
            <text:p>27.61</text:p>
          </table:table-cell>
          <table:table-cell office:value-type="float" office:value="1.9999706994831301" table:style-name="ce16">
            <text:p>2.00</text:p>
          </table:table-cell>
          <table:table-cell table:style-name="ce17"/>
          <table:table-cell table:number-columns-repeated="16371"/>
        </table:table-row>
        <table:table-row table:style-name="ro2">
          <table:table-cell office:value-type="string" table:style-name="ce3">
            <text:p>E5016</text:p>
          </table:table-cell>
          <table:table-cell office:value-type="string" table:style-name="ce18">
            <text:p>E09000020</text:p>
          </table:table-cell>
          <table:table-cell office:value-type="string" table:style-name="ce13">
            <text:p>Kensington &amp; Chelsea</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058.45" table:style-name="ce14">
            <text:p>1,058.45</text:p>
          </table:table-cell>
          <table:table-cell office:value-type="float" office:value="4.9893369042305284" table:style-name="ce15">
            <text:p>4.99<text:s/></text:p>
          </table:table-cell>
          <table:table-cell office:value-type="float" office:value="1058.45" table:style-name="ce14">
            <text:p>1,058.45</text:p>
          </table:table-cell>
          <table:table-cell office:value-type="float" office:value="4.9893369042305284" table:style-name="ce15">
            <text:p>4.99<text:s/></text:p>
          </table:table-cell>
          <table:table-cell office:value-type="float" office:value="20.16" table:style-name="ce14">
            <text:p>20.16</text:p>
          </table:table-cell>
          <table:table-cell office:value-type="float" office:value="1.9997024252343401" table:style-name="ce16">
            <text:p>2.00</text:p>
          </table:table-cell>
          <table:table-cell table:style-name="ce17"/>
          <table:table-cell table:number-columns-repeated="16371"/>
        </table:table-row>
        <table:table-row table:style-name="ro2">
          <table:table-cell office:value-type="string" table:style-name="ce3">
            <text:p>E5017</text:p>
          </table:table-cell>
          <table:table-cell office:value-type="string" table:style-name="ce18">
            <text:p>E09000022</text:p>
          </table:table-cell>
          <table:table-cell office:value-type="string" table:style-name="ce13">
            <text:p>Lambeth</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394.01" table:style-name="ce14">
            <text:p>1,394.01</text:p>
          </table:table-cell>
          <table:table-cell office:value-type="float" office:value="4.9896065554015792" table:style-name="ce15">
            <text:p>4.99<text:s/></text:p>
          </table:table-cell>
          <table:table-cell office:value-type="float" office:value="1394.01" table:style-name="ce14">
            <text:p>1,394.01</text:p>
          </table:table-cell>
          <table:table-cell office:value-type="float" office:value="4.9896065554015792" table:style-name="ce15">
            <text:p>4.99<text:s/></text:p>
          </table:table-cell>
          <table:table-cell office:value-type="float" office:value="26.56" table:style-name="ce14">
            <text:p>26.56</text:p>
          </table:table-cell>
          <table:table-cell office:value-type="float" office:value="1.9999944191238701" table:style-name="ce16">
            <text:p>2.00</text:p>
          </table:table-cell>
          <table:table-cell table:style-name="ce17"/>
          <table:table-cell table:number-columns-repeated="16371"/>
        </table:table-row>
        <table:table-row table:style-name="ro2">
          <table:table-cell office:value-type="string" table:style-name="ce3">
            <text:p>E5018</text:p>
          </table:table-cell>
          <table:table-cell office:value-type="string" table:style-name="ce18">
            <text:p>E09000023</text:p>
          </table:table-cell>
          <table:table-cell office:value-type="string" table:style-name="ce13">
            <text:p>Lewisham</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566.58" table:style-name="ce14">
            <text:p>1,566.58</text:p>
          </table:table-cell>
          <table:table-cell office:value-type="float" office:value="4.989511637725923" table:style-name="ce15">
            <text:p>4.99<text:s/></text:p>
          </table:table-cell>
          <table:table-cell office:value-type="float" office:value="1566.58" table:style-name="ce14">
            <text:p>1,566.58</text:p>
          </table:table-cell>
          <table:table-cell office:value-type="float" office:value="4.989511637725923" table:style-name="ce15">
            <text:p>4.99<text:s/></text:p>
          </table:table-cell>
          <table:table-cell office:value-type="float" office:value="29.84" table:style-name="ce14">
            <text:p>29.84</text:p>
          </table:table-cell>
          <table:table-cell office:value-type="float" office:value="1.9998259303449499" table:style-name="ce16">
            <text:p>2.00</text:p>
          </table:table-cell>
          <table:table-cell table:style-name="ce17"/>
          <table:table-cell table:number-columns-repeated="16371"/>
        </table:table-row>
        <table:table-row table:style-name="ro2">
          <table:table-cell office:value-type="string" table:style-name="ce3">
            <text:p>E5019</text:p>
          </table:table-cell>
          <table:table-cell office:value-type="string" table:style-name="ce18">
            <text:p>E09000028</text:p>
          </table:table-cell>
          <table:table-cell office:value-type="string" table:style-name="ce13">
            <text:p>Southwark</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321.58" table:style-name="ce14">
            <text:p>1,321.58</text:p>
          </table:table-cell>
          <table:table-cell office:value-type="float" office:value="4.9889575620839191" table:style-name="ce15">
            <text:p>4.99<text:s/></text:p>
          </table:table-cell>
          <table:table-cell office:value-type="float" office:value="1321.58" table:style-name="ce14">
            <text:p>1,321.58</text:p>
          </table:table-cell>
          <table:table-cell office:value-type="float" office:value="4.9889575620839191" table:style-name="ce15">
            <text:p>4.99<text:s/></text:p>
          </table:table-cell>
          <table:table-cell office:value-type="float" office:value="25.17" table:style-name="ce14">
            <text:p>25.17</text:p>
          </table:table-cell>
          <table:table-cell office:value-type="float" office:value="1.9995567516638899" table:style-name="ce16">
            <text:p>2.00</text:p>
          </table:table-cell>
          <table:table-cell table:style-name="ce17"/>
          <table:table-cell table:number-columns-repeated="16371"/>
        </table:table-row>
        <table:table-row table:style-name="ro2">
          <table:table-cell office:value-type="string" table:style-name="ce3">
            <text:p>E5020</text:p>
          </table:table-cell>
          <table:table-cell office:value-type="string" table:style-name="ce18">
            <text:p>E09000030</text:p>
          </table:table-cell>
          <table:table-cell office:value-type="string" table:style-name="ce13">
            <text:p>Tower Hamlets</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1204.1099999999999" table:style-name="ce14">
            <text:p>1,204.11</text:p>
          </table:table-cell>
          <table:table-cell office:value-type="float" office:value="4.9900599888392669" table:style-name="ce15">
            <text:p>4.99<text:s/></text:p>
          </table:table-cell>
          <table:table-cell office:value-type="float" office:value="1204.1099999999999" table:style-name="ce14">
            <text:p>1,204.11</text:p>
          </table:table-cell>
          <table:table-cell office:value-type="float" office:value="4.9900599888392669" table:style-name="ce15">
            <text:p>4.99<text:s/></text:p>
          </table:table-cell>
          <table:table-cell office:value-type="float" office:value="22.94" table:style-name="ce14">
            <text:p>22.94</text:p>
          </table:table-cell>
          <table:table-cell office:value-type="float" office:value="2.0002127496935902" table:style-name="ce16">
            <text:p>2.00</text:p>
          </table:table-cell>
          <table:table-cell table:style-name="ce17"/>
          <table:table-cell table:number-columns-repeated="16371"/>
        </table:table-row>
        <table:table-row table:style-name="ro2">
          <table:table-cell office:value-type="string" table:style-name="ce3">
            <text:p>E5021</text:p>
          </table:table-cell>
          <table:table-cell office:value-type="string" table:style-name="ce18">
            <text:p>E09000032</text:p>
          </table:table-cell>
          <table:table-cell office:value-type="string" table:style-name="ce13">
            <text:p>Wandsworth</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497.36" table:style-name="ce14">
            <text:p>497.36</text:p>
          </table:table-cell>
          <table:table-cell office:value-type="float" office:value="2.0916723115134341" table:style-name="ce15">
            <text:p>2.09<text:s/></text:p>
          </table:table-cell>
          <table:table-cell office:value-type="float" office:value="497.36" table:style-name="ce14">
            <text:p>497.36</text:p>
          </table:table-cell>
          <table:table-cell office:value-type="float" office:value="2.0916723115134341" table:style-name="ce15">
            <text:p>2.09<text:s/></text:p>
          </table:table-cell>
          <table:table-cell office:value-type="float" office:value="9.74" table:style-name="ce14">
            <text:p>9.74</text:p>
          </table:table-cell>
          <table:table-cell office:value-type="float" office:value="1.99998360653559" table:style-name="ce16">
            <text:p>2.00</text:p>
          </table:table-cell>
          <table:table-cell table:style-name="ce17"/>
          <table:table-cell table:number-columns-repeated="16371"/>
        </table:table-row>
        <table:table-row table:style-name="ro2">
          <table:table-cell office:value-type="string" table:style-name="ce3">
            <text:p>E5022</text:p>
          </table:table-cell>
          <table:table-cell office:value-type="string" table:style-name="ce18">
            <text:p>E09000033</text:p>
          </table:table-cell>
          <table:table-cell office:value-type="string" table:style-name="ce13">
            <text:p>Westminster</text:p>
          </table:table-cell>
          <table:table-cell office:value-type="string" table:style-name="ce13">
            <text:p>LB</text:p>
          </table:table-cell>
          <table:table-cell office:value-type="string" table:style-name="ce13">
            <text:p>L</text:p>
          </table:table-cell>
          <table:table-cell office:value-type="string" table:style-name="ce13">
            <text:p>Inner London Borough</text:p>
          </table:table-cell>
          <table:table-cell office:value-type="float" office:value="502.21" table:style-name="ce14">
            <text:p>502.21</text:p>
          </table:table-cell>
          <table:table-cell office:value-type="float" office:value="4.983590108075334" table:style-name="ce15">
            <text:p>4.98<text:s/></text:p>
          </table:table-cell>
          <table:table-cell office:value-type="float" office:value="503.62" table:style-name="ce14">
            <text:p>503.62</text:p>
          </table:table-cell>
          <table:table-cell office:value-type="float" office:value="4.9995830205987861" table:style-name="ce15">
            <text:p>5.00<text:s/></text:p>
          </table:table-cell>
          <table:table-cell office:value-type="float" office:value="9.56" table:style-name="ce14">
            <text:p>9.56</text:p>
          </table:table-cell>
          <table:table-cell office:value-type="float" office:value="1.9984531776966601" table:style-name="ce16">
            <text:p>2.00</text:p>
          </table:table-cell>
          <table:table-cell table:style-name="ce17"/>
          <table:table-cell table:number-columns-repeated="16371"/>
        </table:table-row>
        <table:table-row table:style-name="ro2">
          <table:table-cell office:value-type="string" table:style-name="ce3">
            <text:p>E5030</text:p>
          </table:table-cell>
          <table:table-cell office:value-type="string" table:style-name="ce13">
            <text:p>E09000002</text:p>
          </table:table-cell>
          <table:table-cell office:value-type="string" table:style-name="ce13">
            <text:p>Barking &amp; Dagenham</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531.35" table:style-name="ce14">
            <text:p>1,531.35</text:p>
          </table:table-cell>
          <table:table-cell office:value-type="float" office:value="4.9898187951212476" table:style-name="ce15">
            <text:p>4.99<text:s/></text:p>
          </table:table-cell>
          <table:table-cell office:value-type="float" office:value="1531.35" table:style-name="ce14">
            <text:p>1,531.35</text:p>
          </table:table-cell>
          <table:table-cell office:value-type="float" office:value="4.9898187951212476" table:style-name="ce15">
            <text:p>4.99<text:s/></text:p>
          </table:table-cell>
          <table:table-cell office:value-type="float" office:value="29.17" table:style-name="ce14">
            <text:p>29.17</text:p>
          </table:table-cell>
          <table:table-cell office:value-type="float" office:value="1.9999973717256601" table:style-name="ce16">
            <text:p>2.00</text:p>
          </table:table-cell>
          <table:table-cell table:style-name="ce17"/>
          <table:table-cell table:number-columns-repeated="16371"/>
        </table:table-row>
        <table:table-row table:style-name="ro2">
          <table:table-cell office:value-type="string" table:style-name="ce3">
            <text:p>E5031</text:p>
          </table:table-cell>
          <table:table-cell office:value-type="string" table:style-name="ce13">
            <text:p>E09000003</text:p>
          </table:table-cell>
          <table:table-cell office:value-type="string" table:style-name="ce13">
            <text:p>Barnet</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471.84" table:style-name="ce14">
            <text:p>1,471.84</text:p>
          </table:table-cell>
          <table:table-cell office:value-type="float" office:value="4.9792087187863272" table:style-name="ce15">
            <text:p>4.98<text:s/></text:p>
          </table:table-cell>
          <table:table-cell office:value-type="float" office:value="1471.84" table:style-name="ce14">
            <text:p>1,471.84</text:p>
          </table:table-cell>
          <table:table-cell office:value-type="float" office:value="4.9792087187863272" table:style-name="ce15">
            <text:p>4.98<text:s/></text:p>
          </table:table-cell>
          <table:table-cell office:value-type="float" office:value="28.04" table:style-name="ce14">
            <text:p>28.04</text:p>
          </table:table-cell>
          <table:table-cell office:value-type="float" office:value="1.99994522199006" table:style-name="ce16">
            <text:p>2.00</text:p>
          </table:table-cell>
          <table:table-cell table:style-name="ce17"/>
          <table:table-cell table:number-columns-repeated="16371"/>
        </table:table-row>
        <table:table-row table:style-name="ro2">
          <table:table-cell office:value-type="string" table:style-name="ce3">
            <text:p>E5032</text:p>
          </table:table-cell>
          <table:table-cell office:value-type="string" table:style-name="ce13">
            <text:p>E09000004</text:p>
          </table:table-cell>
          <table:table-cell office:value-type="string" table:style-name="ce13">
            <text:p>Bexley</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683.64" table:style-name="ce14">
            <text:p>1,683.64</text:p>
          </table:table-cell>
          <table:table-cell office:value-type="float" office:value="4.9899602150135456" table:style-name="ce15">
            <text:p>4.99<text:s/></text:p>
          </table:table-cell>
          <table:table-cell office:value-type="float" office:value="1683.64" table:style-name="ce14">
            <text:p>1,683.64</text:p>
          </table:table-cell>
          <table:table-cell office:value-type="float" office:value="4.9899602150135456" table:style-name="ce15">
            <text:p>4.99<text:s/></text:p>
          </table:table-cell>
          <table:table-cell office:value-type="float" office:value="32.07" table:style-name="ce14">
            <text:p>32.07</text:p>
          </table:table-cell>
          <table:table-cell office:value-type="float" office:value="1.9998501656204699" table:style-name="ce16">
            <text:p>2.00</text:p>
          </table:table-cell>
          <table:table-cell table:style-name="ce17"/>
          <table:table-cell table:number-columns-repeated="16371"/>
        </table:table-row>
        <table:table-row table:style-name="ro2">
          <table:table-cell office:value-type="string" table:style-name="ce3">
            <text:p>E5033</text:p>
          </table:table-cell>
          <table:table-cell office:value-type="string" table:style-name="ce13">
            <text:p>E09000005</text:p>
          </table:table-cell>
          <table:table-cell office:value-type="string" table:style-name="ce13">
            <text:p>Brent</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564.65" table:style-name="ce14">
            <text:p>1,564.65</text:p>
          </table:table-cell>
          <table:table-cell office:value-type="float" office:value="4.9882239265656239" table:style-name="ce15">
            <text:p>4.99<text:s/></text:p>
          </table:table-cell>
          <table:table-cell office:value-type="float" office:value="1564.65" table:style-name="ce14">
            <text:p>1,564.65</text:p>
          </table:table-cell>
          <table:table-cell office:value-type="float" office:value="4.9882239265656239" table:style-name="ce15">
            <text:p>4.99<text:s/></text:p>
          </table:table-cell>
          <table:table-cell office:value-type="float" office:value="29.81" table:style-name="ce14">
            <text:p>29.81</text:p>
          </table:table-cell>
          <table:table-cell office:value-type="float" office:value="2.0002508784652102" table:style-name="ce16">
            <text:p>2.00</text:p>
          </table:table-cell>
          <table:table-cell table:style-name="ce17"/>
          <table:table-cell table:number-columns-repeated="16371"/>
        </table:table-row>
        <table:table-row table:style-name="ro2">
          <table:table-cell office:value-type="string" table:style-name="ce3">
            <text:p>E5034</text:p>
          </table:table-cell>
          <table:table-cell office:value-type="string" table:style-name="ce13">
            <text:p>E09000006</text:p>
          </table:table-cell>
          <table:table-cell office:value-type="string" table:style-name="ce13">
            <text:p>Bromley</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478.31" table:style-name="ce14">
            <text:p>1,478.31</text:p>
          </table:table-cell>
          <table:table-cell office:value-type="float" office:value="4.9898796207521041" table:style-name="ce15">
            <text:p>4.99<text:s/></text:p>
          </table:table-cell>
          <table:table-cell office:value-type="float" office:value="1478.31" table:style-name="ce14">
            <text:p>1,478.31</text:p>
          </table:table-cell>
          <table:table-cell office:value-type="float" office:value="4.9898796207521041" table:style-name="ce15">
            <text:p>4.99<text:s/></text:p>
          </table:table-cell>
          <table:table-cell office:value-type="float" office:value="28.16" table:style-name="ce14">
            <text:p>28.16</text:p>
          </table:table-cell>
          <table:table-cell office:value-type="float" office:value="1.99999984252726" table:style-name="ce16">
            <text:p>2.00</text:p>
          </table:table-cell>
          <table:table-cell table:style-name="ce17"/>
          <table:table-cell table:number-columns-repeated="16371"/>
        </table:table-row>
        <table:table-row table:style-name="ro2">
          <table:table-cell office:value-type="string" table:style-name="ce3">
            <text:p>E5035</text:p>
          </table:table-cell>
          <table:table-cell office:value-type="string" table:style-name="ce13">
            <text:p>E09000008</text:p>
          </table:table-cell>
          <table:table-cell office:value-type="string" table:style-name="ce13">
            <text:p>Croydon</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895.51" table:style-name="ce14">
            <text:p>1,895.51</text:p>
          </table:table-cell>
          <table:table-cell office:value-type="float" office:value="4.9899746319415934" table:style-name="ce15">
            <text:p>4.99<text:s/></text:p>
          </table:table-cell>
          <table:table-cell office:value-type="float" office:value="1895.51" table:style-name="ce14">
            <text:p>1,895.51</text:p>
          </table:table-cell>
          <table:table-cell office:value-type="float" office:value="4.9899746319415934" table:style-name="ce15">
            <text:p>4.99<text:s/></text:p>
          </table:table-cell>
          <table:table-cell office:value-type="float" office:value="36.11" table:style-name="ce14">
            <text:p>36.11</text:p>
          </table:table-cell>
          <table:table-cell office:value-type="float" office:value="2.0000911998918798" table:style-name="ce16">
            <text:p>2.00</text:p>
          </table:table-cell>
          <table:table-cell table:style-name="ce17"/>
          <table:table-cell table:number-columns-repeated="16371"/>
        </table:table-row>
        <table:table-row table:style-name="ro2">
          <table:table-cell office:value-type="string" table:style-name="ce3">
            <text:p>E5036</text:p>
          </table:table-cell>
          <table:table-cell office:value-type="string" table:style-name="ce13">
            <text:p>E09000009</text:p>
          </table:table-cell>
          <table:table-cell office:value-type="string" table:style-name="ce13">
            <text:p>Ealing</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476.94" table:style-name="ce14">
            <text:p>1,476.94</text:p>
          </table:table-cell>
          <table:table-cell office:value-type="float" office:value="4.9895148391683" table:style-name="ce15">
            <text:p>4.99<text:s/></text:p>
          </table:table-cell>
          <table:table-cell office:value-type="float" office:value="1476.94" table:style-name="ce14">
            <text:p>1,476.94</text:p>
          </table:table-cell>
          <table:table-cell office:value-type="float" office:value="4.9895148391683" table:style-name="ce15">
            <text:p>4.99<text:s/></text:p>
          </table:table-cell>
          <table:table-cell office:value-type="float" office:value="28.14" table:style-name="ce14">
            <text:p>28.14</text:p>
          </table:table-cell>
          <table:table-cell office:value-type="float" office:value="2.0003552386322698" table:style-name="ce16">
            <text:p>2.00</text:p>
          </table:table-cell>
          <table:table-cell table:style-name="ce17"/>
          <table:table-cell table:number-columns-repeated="16371"/>
        </table:table-row>
        <table:table-row table:style-name="ro2">
          <table:table-cell office:value-type="string" table:style-name="ce3">
            <text:p>E5037</text:p>
          </table:table-cell>
          <table:table-cell office:value-type="string" table:style-name="ce13">
            <text:p>E09000010</text:p>
          </table:table-cell>
          <table:table-cell office:value-type="string" table:style-name="ce13">
            <text:p>Enfield</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594.08" table:style-name="ce14">
            <text:p>1,594.08</text:p>
          </table:table-cell>
          <table:table-cell office:value-type="float" office:value="4.9911084765856533" table:style-name="ce15">
            <text:p>4.99<text:s/></text:p>
          </table:table-cell>
          <table:table-cell office:value-type="float" office:value="1594.08" table:style-name="ce14">
            <text:p>1,594.08</text:p>
          </table:table-cell>
          <table:table-cell office:value-type="float" office:value="4.9911084765856533" table:style-name="ce15">
            <text:p>4.99<text:s/></text:p>
          </table:table-cell>
          <table:table-cell office:value-type="float" office:value="30.37" table:style-name="ce14">
            <text:p>30.37</text:p>
          </table:table-cell>
          <table:table-cell office:value-type="float" office:value="2.0004392967254501" table:style-name="ce16">
            <text:p>2.00</text:p>
          </table:table-cell>
          <table:table-cell table:style-name="ce17"/>
          <table:table-cell table:number-columns-repeated="16371"/>
        </table:table-row>
        <table:table-row table:style-name="ro2">
          <table:table-cell office:value-type="string" table:style-name="ce3">
            <text:p>E5038</text:p>
          </table:table-cell>
          <table:table-cell office:value-type="string" table:style-name="ce13">
            <text:p>E09000014</text:p>
          </table:table-cell>
          <table:table-cell office:value-type="string" table:style-name="ce13">
            <text:p>Haringey</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635.92" table:style-name="ce14">
            <text:p>1,635.92</text:p>
          </table:table-cell>
          <table:table-cell office:value-type="float" office:value="4.9891540130151846" table:style-name="ce15">
            <text:p>4.99<text:s/></text:p>
          </table:table-cell>
          <table:table-cell office:value-type="float" office:value="1635.92" table:style-name="ce14">
            <text:p>1,635.92</text:p>
          </table:table-cell>
          <table:table-cell office:value-type="float" office:value="4.9891540130151846" table:style-name="ce15">
            <text:p>4.99<text:s/></text:p>
          </table:table-cell>
          <table:table-cell office:value-type="float" office:value="31.16" table:style-name="ce14">
            <text:p>31.16</text:p>
          </table:table-cell>
          <table:table-cell office:value-type="float" office:value="1.99977836738281" table:style-name="ce16">
            <text:p>2.00</text:p>
          </table:table-cell>
          <table:table-cell table:style-name="ce17"/>
          <table:table-cell table:number-columns-repeated="16371"/>
        </table:table-row>
        <table:table-row table:style-name="ro2">
          <table:table-cell office:value-type="string" table:style-name="ce3">
            <text:p>E5039</text:p>
          </table:table-cell>
          <table:table-cell office:value-type="string" table:style-name="ce13">
            <text:p>E09000015</text:p>
          </table:table-cell>
          <table:table-cell office:value-type="string" table:style-name="ce13">
            <text:p>Harrow</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814.92" table:style-name="ce14">
            <text:p>1,814.92</text:p>
          </table:table-cell>
          <table:table-cell office:value-type="float" office:value="4.9899922483310766" table:style-name="ce15">
            <text:p>4.99<text:s/></text:p>
          </table:table-cell>
          <table:table-cell office:value-type="float" office:value="1814.92" table:style-name="ce14">
            <text:p>1,814.92</text:p>
          </table:table-cell>
          <table:table-cell office:value-type="float" office:value="4.9899922483310766" table:style-name="ce15">
            <text:p>4.99<text:s/></text:p>
          </table:table-cell>
          <table:table-cell office:value-type="float" office:value="34.57" table:style-name="ce14">
            <text:p>34.57</text:p>
          </table:table-cell>
          <table:table-cell office:value-type="float" office:value="1.9998144000781899" table:style-name="ce16">
            <text:p>2.00</text:p>
          </table:table-cell>
          <table:table-cell table:style-name="ce17"/>
          <table:table-cell table:number-columns-repeated="16371"/>
        </table:table-row>
        <table:table-row table:style-name="ro2">
          <table:table-cell office:value-type="string" table:style-name="ce3">
            <text:p>E5040</text:p>
          </table:table-cell>
          <table:table-cell office:value-type="string" table:style-name="ce13">
            <text:p>E09000016</text:p>
          </table:table-cell>
          <table:table-cell office:value-type="string" table:style-name="ce13">
            <text:p>Havering</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736.52" table:style-name="ce14">
            <text:p>1,736.52</text:p>
          </table:table-cell>
          <table:table-cell office:value-type="float" office:value="4.9897520541236622" table:style-name="ce15">
            <text:p>4.99<text:s/></text:p>
          </table:table-cell>
          <table:table-cell office:value-type="float" office:value="1736.52" table:style-name="ce14">
            <text:p>1,736.52</text:p>
          </table:table-cell>
          <table:table-cell office:value-type="float" office:value="4.9897520541236622" table:style-name="ce15">
            <text:p>4.99<text:s/></text:p>
          </table:table-cell>
          <table:table-cell office:value-type="float" office:value="33.08" table:style-name="ce14">
            <text:p>33.08</text:p>
          </table:table-cell>
          <table:table-cell office:value-type="float" office:value="1.9998260616402199" table:style-name="ce16">
            <text:p>2.00</text:p>
          </table:table-cell>
          <table:table-cell table:style-name="ce17"/>
          <table:table-cell table:number-columns-repeated="16371"/>
        </table:table-row>
        <table:table-row table:style-name="ro2">
          <table:table-cell office:value-type="string" table:style-name="ce3">
            <text:p>E5041</text:p>
          </table:table-cell>
          <table:table-cell office:value-type="string" table:style-name="ce13">
            <text:p>E09000017</text:p>
          </table:table-cell>
          <table:table-cell office:value-type="string" table:style-name="ce13">
            <text:p>Hillingdon</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392.51" table:style-name="ce14">
            <text:p>1,392.51</text:p>
          </table:table-cell>
          <table:table-cell office:value-type="float" office:value="4.9905000301586382" table:style-name="ce15">
            <text:p>4.99<text:s/></text:p>
          </table:table-cell>
          <table:table-cell office:value-type="float" office:value="1392.51" table:style-name="ce14">
            <text:p>1,392.51</text:p>
          </table:table-cell>
          <table:table-cell office:value-type="float" office:value="4.9905000301586382" table:style-name="ce15">
            <text:p>4.99<text:s/></text:p>
          </table:table-cell>
          <table:table-cell office:value-type="float" office:value="26.53" table:style-name="ce14">
            <text:p>26.53</text:p>
          </table:table-cell>
          <table:table-cell office:value-type="float" office:value="2.0002713988961398" table:style-name="ce16">
            <text:p>2.00</text:p>
          </table:table-cell>
          <table:table-cell table:style-name="ce17"/>
          <table:table-cell table:number-columns-repeated="16371"/>
        </table:table-row>
        <table:table-row table:style-name="ro2">
          <table:table-cell office:value-type="string" table:style-name="ce3">
            <text:p>E5042</text:p>
          </table:table-cell>
          <table:table-cell office:value-type="string" table:style-name="ce13">
            <text:p>E09000018</text:p>
          </table:table-cell>
          <table:table-cell office:value-type="string" table:style-name="ce13">
            <text:p>Hounslow</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519.61" table:style-name="ce14">
            <text:p>1,519.61</text:p>
          </table:table-cell>
          <table:table-cell office:value-type="float" office:value="4.9903964404648251" table:style-name="ce15">
            <text:p>4.99<text:s/></text:p>
          </table:table-cell>
          <table:table-cell office:value-type="float" office:value="1519.61" table:style-name="ce14">
            <text:p>1,519.61</text:p>
          </table:table-cell>
          <table:table-cell office:value-type="float" office:value="4.9903964404648251" table:style-name="ce15">
            <text:p>4.99<text:s/></text:p>
          </table:table-cell>
          <table:table-cell office:value-type="float" office:value="28.95" table:style-name="ce14">
            <text:p>28.95</text:p>
          </table:table-cell>
          <table:table-cell office:value-type="float" office:value="1.9999996358277199" table:style-name="ce16">
            <text:p>2.00</text:p>
          </table:table-cell>
          <table:table-cell table:style-name="ce17"/>
          <table:table-cell table:number-columns-repeated="16371"/>
        </table:table-row>
        <table:table-row table:style-name="ro2">
          <table:table-cell office:value-type="string" table:style-name="ce3">
            <text:p>E5043</text:p>
          </table:table-cell>
          <table:table-cell office:value-type="string" table:style-name="ce13">
            <text:p>E09000021</text:p>
          </table:table-cell>
          <table:table-cell office:value-type="string" table:style-name="ce13">
            <text:p>Kingston-upon-Thames</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903.95" table:style-name="ce14">
            <text:p>1,903.95</text:p>
          </table:table-cell>
          <table:table-cell office:value-type="float" office:value="4.9899087931357746" table:style-name="ce15">
            <text:p>4.99<text:s/></text:p>
          </table:table-cell>
          <table:table-cell office:value-type="float" office:value="1903.95" table:style-name="ce14">
            <text:p>1,903.95</text:p>
          </table:table-cell>
          <table:table-cell office:value-type="float" office:value="4.9899087931357746" table:style-name="ce15">
            <text:p>4.99<text:s/></text:p>
          </table:table-cell>
          <table:table-cell office:value-type="float" office:value="36.299999999999997" table:style-name="ce14">
            <text:p>36.30</text:p>
          </table:table-cell>
          <table:table-cell office:value-type="float" office:value="2.0017931049717901" table:style-name="ce16">
            <text:p>2.00</text:p>
          </table:table-cell>
          <table:table-cell table:style-name="ce17"/>
          <table:table-cell table:number-columns-repeated="16371"/>
        </table:table-row>
        <table:table-row table:style-name="ro2">
          <table:table-cell office:value-type="string" table:style-name="ce3">
            <text:p>E5044</text:p>
          </table:table-cell>
          <table:table-cell office:value-type="string" table:style-name="ce13">
            <text:p>E09000024</text:p>
          </table:table-cell>
          <table:table-cell office:value-type="string" table:style-name="ce13">
            <text:p>Merton</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527.88" table:style-name="ce14">
            <text:p>1,527.88</text:p>
          </table:table-cell>
          <table:table-cell office:value-type="float" office:value="4.9995533045157474" table:style-name="ce15">
            <text:p>5.00<text:s/></text:p>
          </table:table-cell>
          <table:table-cell office:value-type="float" office:value="1527.88" table:style-name="ce14">
            <text:p>1,527.88</text:p>
          </table:table-cell>
          <table:table-cell office:value-type="float" office:value="4.9995533045157474" table:style-name="ce15">
            <text:p>5.00<text:s/></text:p>
          </table:table-cell>
          <table:table-cell office:value-type="float" office:value="28.99" table:style-name="ce14">
            <text:p>28.99</text:p>
          </table:table-cell>
          <table:table-cell office:value-type="float" office:value="1.99250895291693" table:style-name="ce16">
            <text:p>1.99</text:p>
          </table:table-cell>
          <table:table-cell table:style-name="ce17"/>
          <table:table-cell table:number-columns-repeated="16371"/>
        </table:table-row>
        <table:table-row table:style-name="ro2">
          <table:table-cell office:value-type="string" table:style-name="ce3">
            <text:p>E5045</text:p>
          </table:table-cell>
          <table:table-cell office:value-type="string" table:style-name="ce13">
            <text:p>E09000025</text:p>
          </table:table-cell>
          <table:table-cell office:value-type="string" table:style-name="ce13">
            <text:p>Newham</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252.94" table:style-name="ce14">
            <text:p>1,252.94</text:p>
          </table:table-cell>
          <table:table-cell office:value-type="float" office:value="4.9899865090205173" table:style-name="ce15">
            <text:p>4.99<text:s/></text:p>
          </table:table-cell>
          <table:table-cell office:value-type="float" office:value="1252.94" table:style-name="ce14">
            <text:p>1,252.94</text:p>
          </table:table-cell>
          <table:table-cell office:value-type="float" office:value="4.9899865090205173" table:style-name="ce15">
            <text:p>4.99<text:s/></text:p>
          </table:table-cell>
          <table:table-cell office:value-type="float" office:value="23.87" table:style-name="ce14">
            <text:p>23.87</text:p>
          </table:table-cell>
          <table:table-cell office:value-type="float" office:value="2.0001843525953502" table:style-name="ce16">
            <text:p>2.00</text:p>
          </table:table-cell>
          <table:table-cell table:style-name="ce17"/>
          <table:table-cell table:number-columns-repeated="16371"/>
        </table:table-row>
        <table:table-row table:style-name="ro2">
          <table:table-cell office:value-type="string" table:style-name="ce3">
            <text:p>E5046</text:p>
          </table:table-cell>
          <table:table-cell office:value-type="string" table:style-name="ce13">
            <text:p>E09000026</text:p>
          </table:table-cell>
          <table:table-cell office:value-type="string" table:style-name="ce13">
            <text:p>Redbridge</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618.47" table:style-name="ce14">
            <text:p>1,618.47</text:p>
          </table:table-cell>
          <table:table-cell office:value-type="float" office:value="4.9856967715570173" table:style-name="ce15">
            <text:p>4.99<text:s/></text:p>
          </table:table-cell>
          <table:table-cell office:value-type="float" office:value="1618.47" table:style-name="ce14">
            <text:p>1,618.47</text:p>
          </table:table-cell>
          <table:table-cell office:value-type="float" office:value="4.9856967715570173" table:style-name="ce15">
            <text:p>4.99<text:s/></text:p>
          </table:table-cell>
          <table:table-cell office:value-type="float" office:value="30.83" table:style-name="ce14">
            <text:p>30.83</text:p>
          </table:table-cell>
          <table:table-cell office:value-type="float" office:value="1.99985699356326" table:style-name="ce16">
            <text:p>2.00</text:p>
          </table:table-cell>
          <table:table-cell table:style-name="ce17"/>
          <table:table-cell table:number-columns-repeated="16371"/>
        </table:table-row>
        <table:table-row table:style-name="ro2">
          <table:table-cell office:value-type="string" table:style-name="ce3">
            <text:p>E5047</text:p>
          </table:table-cell>
          <table:table-cell office:value-type="string" table:style-name="ce13">
            <text:p>E09000027</text:p>
          </table:table-cell>
          <table:table-cell office:value-type="string" table:style-name="ce13">
            <text:p>Richmond-upon-Thames</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792.26" table:style-name="ce14">
            <text:p>1,792.26</text:p>
          </table:table-cell>
          <table:table-cell office:value-type="float" office:value="4.9904221853819735" table:style-name="ce15">
            <text:p>4.99<text:s/></text:p>
          </table:table-cell>
          <table:table-cell office:value-type="float" office:value="1792.26" table:style-name="ce14">
            <text:p>1,792.26</text:p>
          </table:table-cell>
          <table:table-cell office:value-type="float" office:value="4.9904221853819735" table:style-name="ce15">
            <text:p>4.99<text:s/></text:p>
          </table:table-cell>
          <table:table-cell office:value-type="float" office:value="34.14" table:style-name="ce14">
            <text:p>34.14</text:p>
          </table:table-cell>
          <table:table-cell office:value-type="float" office:value="1.9999268693185399" table:style-name="ce16">
            <text:p>2.00</text:p>
          </table:table-cell>
          <table:table-cell table:style-name="ce17"/>
          <table:table-cell table:number-columns-repeated="16371"/>
        </table:table-row>
        <table:table-row table:style-name="ro2">
          <table:table-cell office:value-type="string" table:style-name="ce3">
            <text:p>E5048</text:p>
          </table:table-cell>
          <table:table-cell office:value-type="string" table:style-name="ce13">
            <text:p>E09000029</text:p>
          </table:table-cell>
          <table:table-cell office:value-type="string" table:style-name="ce13">
            <text:p>Sutton</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694.78" table:style-name="ce14">
            <text:p>1,694.78</text:p>
          </table:table-cell>
          <table:table-cell office:value-type="float" office:value="4.989344831004062" table:style-name="ce15">
            <text:p>4.99<text:s/></text:p>
          </table:table-cell>
          <table:table-cell office:value-type="float" office:value="1694.78" table:style-name="ce14">
            <text:p>1,694.78</text:p>
          </table:table-cell>
          <table:table-cell office:value-type="float" office:value="4.989344831004062" table:style-name="ce15">
            <text:p>4.99<text:s/></text:p>
          </table:table-cell>
          <table:table-cell office:value-type="float" office:value="32.28" table:style-name="ce14">
            <text:p>32.28</text:p>
          </table:table-cell>
          <table:table-cell office:value-type="float" office:value="1.9997022813007499" table:style-name="ce16">
            <text:p>2.00</text:p>
          </table:table-cell>
          <table:table-cell table:style-name="ce17"/>
          <table:table-cell table:number-columns-repeated="16371"/>
        </table:table-row>
        <table:table-row table:style-name="ro2">
          <table:table-cell office:value-type="string" table:style-name="ce3">
            <text:p>E5049</text:p>
          </table:table-cell>
          <table:table-cell office:value-type="string" table:style-name="ce13">
            <text:p>E09000031</text:p>
          </table:table-cell>
          <table:table-cell office:value-type="string" table:style-name="ce13">
            <text:p>Waltham Forest</text:p>
          </table:table-cell>
          <table:table-cell office:value-type="string" table:style-name="ce13">
            <text:p>LB</text:p>
          </table:table-cell>
          <table:table-cell office:value-type="string" table:style-name="ce13">
            <text:p>L</text:p>
          </table:table-cell>
          <table:table-cell office:value-type="string" table:style-name="ce13">
            <text:p>Outer London Borough</text:p>
          </table:table-cell>
          <table:table-cell office:value-type="float" office:value="1702.32" table:style-name="ce14">
            <text:p>1,702.32</text:p>
          </table:table-cell>
          <table:table-cell office:value-type="float" office:value="4.9901012082076619" table:style-name="ce15">
            <text:p>4.99<text:s/></text:p>
          </table:table-cell>
          <table:table-cell office:value-type="float" office:value="1702.32" table:style-name="ce14">
            <text:p>1,702.32</text:p>
          </table:table-cell>
          <table:table-cell office:value-type="float" office:value="4.9901012082076619" table:style-name="ce15">
            <text:p>4.99<text:s/></text:p>
          </table:table-cell>
          <table:table-cell office:value-type="float" office:value="32.43" table:style-name="ce14">
            <text:p>32.43</text:p>
          </table:table-cell>
          <table:table-cell office:value-type="float" office:value="1.99999993902453" table:style-name="ce16">
            <text:p>2.00</text:p>
          </table:table-cell>
          <table:table-cell table:style-name="ce17"/>
          <table:table-cell table:number-columns-repeated="16371"/>
        </table:table-row>
        <table:table-row table:style-name="ro2">
          <table:table-cell office:value-type="string" table:style-name="ce4">
            <text:p>E5100</text:p>
          </table:table-cell>
          <table:table-cell office:value-type="string" table:style-name="ce19">
            <text:p>E12000007</text:p>
          </table:table-cell>
          <table:table-cell office:value-type="string" table:style-name="ce19">
            <text:p>Greater London Authority</text:p>
          </table:table-cell>
          <table:table-cell office:value-type="string" table:style-name="ce19">
            <text:p>GLA</text:p>
          </table:table-cell>
          <table:table-cell office:value-type="string" table:style-name="ce19">
            <text:p>L</text:p>
          </table:table-cell>
          <table:table-cell office:value-type="string" table:style-name="ce19">
            <text:p>Greater London Authority</text:p>
          </table:table-cell>
          <table:table-cell office:value-type="float" office:value="471.4" table:style-name="ce20">
            <text:p>471.40</text:p>
          </table:table-cell>
          <table:table-cell office:value-type="float" office:value="8.5824849127009699" table:style-name="ce21">
            <text:p>8.58<text:s/></text:p>
          </table:table-cell>
          <table:table-cell office:value-type="float" office:value="471.4" table:style-name="ce20">
            <text:p>471.40</text:p>
          </table:table-cell>
          <table:table-cell office:value-type="float" office:value="8.5824849127009699" table:style-name="ce21">
            <text:p>8.58<text:s/></text:p>
          </table:table-cell>
          <table:table-cell office:value-type="float" office:value="0" table:style-name="ce20">
            <text:p>0.00</text:p>
          </table:table-cell>
          <table:table-cell office:value-type="float" office:value="0" table:style-name="ce22">
            <text:p>0.00</text:p>
          </table:table-cell>
          <table:table-cell office:value-type="string" table:style-name="ce23">
            <text:p>[note a]</text:p>
          </table:table-cell>
          <table:table-cell table:number-columns-repeated="16371" table:style-name="ce24"/>
        </table:table-row>
        <table:table-row table:style-name="ro2">
          <table:table-cell office:value-type="string" table:style-name="ce3">
            <text:p>[z]</text:p>
          </table:table-cell>
          <table:table-cell office:value-type="string" table:style-name="ce13">
            <text:p>[z]</text:p>
          </table:table-cell>
          <table:table-cell office:value-type="string" table:style-name="ce13">
            <text:p>Of which metropolitan police authority</text:p>
          </table:table-cell>
          <table:table-cell office:value-type="string" table:style-name="ce13">
            <text:p>GLA</text:p>
          </table:table-cell>
          <table:table-cell office:value-type="string" table:style-name="ce13">
            <text:p>L</text:p>
          </table:table-cell>
          <table:table-cell office:value-type="string" table:style-name="ce13">
            <text:p>Greater London Authority</text:p>
          </table:table-cell>
          <table:table-cell office:value-type="float" office:value="305.13" table:style-name="ce14">
            <text:p>305.13</text:p>
          </table:table-cell>
          <table:table-cell office:value-type="float" office:value="4.4500735973710333" table:style-name="ce15">
            <text:p>4.45<text:s/></text:p>
          </table:table-cell>
          <table:table-cell office:value-type="float" office:value="305.13" table:style-name="ce14">
            <text:p>305.13</text:p>
          </table:table-cell>
          <table:table-cell office:value-type="float" office:value="4.4500735973710333" table:style-name="ce15">
            <text:p>4.45<text:s/></text:p>
          </table:table-cell>
          <table:table-cell office:value-type="string" table:style-name="ce14">
            <text:p>[z]</text:p>
          </table:table-cell>
          <table:table-cell office:value-type="string" table:style-name="ce16">
            <text:p>[z]</text:p>
          </table:table-cell>
          <table:table-cell table:style-name="ce25"/>
          <table:table-cell table:number-columns-repeated="16371"/>
        </table:table-row>
        <table:table-row table:style-name="ro2">
          <table:table-cell office:value-type="string" table:style-name="ce3">
            <text:p>[z]</text:p>
          </table:table-cell>
          <table:table-cell office:value-type="string" table:style-name="ce13">
            <text:p>[z]</text:p>
          </table:table-cell>
          <table:table-cell office:value-type="string" table:style-name="ce13">
            <text:p>Of which Other services<text:s/></text:p>
          </table:table-cell>
          <table:table-cell office:value-type="string" table:style-name="ce13">
            <text:p>GLA</text:p>
          </table:table-cell>
          <table:table-cell office:value-type="string" table:style-name="ce13">
            <text:p>L</text:p>
          </table:table-cell>
          <table:table-cell office:value-type="string" table:style-name="ce13">
            <text:p>Greater London Authority</text:p>
          </table:table-cell>
          <table:table-cell office:value-type="float" office:value="166.27" table:style-name="ce14">
            <text:p>166.27</text:p>
          </table:table-cell>
          <table:table-cell office:value-type="float" office:value="17.083303992676587" table:style-name="ce15">
            <text:p>17.08<text:s/></text:p>
          </table:table-cell>
          <table:table-cell office:value-type="float" office:value="166.27" table:style-name="ce14">
            <text:p>166.27</text:p>
          </table:table-cell>
          <table:table-cell office:value-type="float" office:value="17.083303992676587" table:style-name="ce15">
            <text:p>17.08<text:s/></text:p>
          </table:table-cell>
          <table:table-cell office:value-type="string" table:style-name="ce14">
            <text:p>[z]</text:p>
          </table:table-cell>
          <table:table-cell office:value-type="string" table:style-name="ce16">
            <text:p>[z]</text:p>
          </table:table-cell>
          <table:table-cell table:style-name="ce17"/>
          <table:table-cell table:number-columns-repeated="16371"/>
        </table:table-row>
        <table:table-row table:style-name="ro2">
          <table:table-cell office:value-type="string" table:style-name="ce3">
            <text:p>E4201</text:p>
          </table:table-cell>
          <table:table-cell office:value-type="string" table:style-name="ce3">
            <text:p>E08000001</text:p>
          </table:table-cell>
          <table:table-cell office:value-type="string" table:style-name="ce13">
            <text:p>Bolton</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771.84" table:style-name="ce14">
            <text:p>1,771.84</text:p>
          </table:table-cell>
          <table:table-cell office:value-type="float" office:value="4.9892157095114964" table:style-name="ce15">
            <text:p>4.99<text:s/></text:p>
          </table:table-cell>
          <table:table-cell office:value-type="float" office:value="1778.22" table:style-name="ce14">
            <text:p>1,778.22</text:p>
          </table:table-cell>
          <table:table-cell office:value-type="float" office:value="5.0100981469014583" table:style-name="ce15">
            <text:p>5.01<text:s/></text:p>
          </table:table-cell>
          <table:table-cell office:value-type="float" office:value="33.75" table:style-name="ce14">
            <text:p>33.75</text:p>
          </table:table-cell>
          <table:table-cell office:value-type="float" office:value="1.9998267737494899" table:style-name="ce16">
            <text:p>2.00</text:p>
          </table:table-cell>
          <table:table-cell table:style-name="ce17"/>
          <table:table-cell table:number-columns-repeated="16371"/>
        </table:table-row>
        <table:table-row table:style-name="ro2">
          <table:table-cell office:value-type="string" table:style-name="ce3">
            <text:p>E4202</text:p>
          </table:table-cell>
          <table:table-cell office:value-type="string" table:style-name="ce3">
            <text:p>E08000002</text:p>
          </table:table-cell>
          <table:table-cell office:value-type="string" table:style-name="ce13">
            <text:p>Bury</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919.55" table:style-name="ce14">
            <text:p>1,919.55</text:p>
          </table:table-cell>
          <table:table-cell office:value-type="float" office:value="4.9904009713888788" table:style-name="ce15">
            <text:p>4.99<text:s/></text:p>
          </table:table-cell>
          <table:table-cell office:value-type="float" office:value="1919.55" table:style-name="ce14">
            <text:p>1,919.55</text:p>
          </table:table-cell>
          <table:table-cell office:value-type="float" office:value="4.9904009713888788" table:style-name="ce15">
            <text:p>4.99<text:s/></text:p>
          </table:table-cell>
          <table:table-cell office:value-type="float" office:value="36.57" table:style-name="ce14">
            <text:p>36.57</text:p>
          </table:table-cell>
          <table:table-cell office:value-type="float" office:value="2.00020769072996" table:style-name="ce16">
            <text:p>2.00</text:p>
          </table:table-cell>
          <table:table-cell table:style-name="ce17"/>
          <table:table-cell table:number-columns-repeated="16371"/>
        </table:table-row>
        <table:table-row table:style-name="ro2">
          <table:table-cell office:value-type="string" table:style-name="ce3">
            <text:p>E4203</text:p>
          </table:table-cell>
          <table:table-cell office:value-type="string" table:style-name="ce3">
            <text:p>E08000003</text:p>
          </table:table-cell>
          <table:table-cell office:value-type="string" table:style-name="ce13">
            <text:p>Manchester</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699" table:style-name="ce14">
            <text:p>1,699.00</text:p>
          </table:table-cell>
          <table:table-cell office:value-type="float" office:value="4.9899582882743703" table:style-name="ce15">
            <text:p>4.99<text:s/></text:p>
          </table:table-cell>
          <table:table-cell office:value-type="float" office:value="1699" table:style-name="ce14">
            <text:p>1,699.00</text:p>
          </table:table-cell>
          <table:table-cell office:value-type="float" office:value="4.9899582882743703" table:style-name="ce15">
            <text:p>4.99<text:s/></text:p>
          </table:table-cell>
          <table:table-cell office:value-type="float" office:value="32.369999999999997" table:style-name="ce14">
            <text:p>32.37</text:p>
          </table:table-cell>
          <table:table-cell office:value-type="float" office:value="2.0003090568030002" table:style-name="ce16">
            <text:p>2.00</text:p>
          </table:table-cell>
          <table:table-cell table:style-name="ce17"/>
          <table:table-cell table:number-columns-repeated="16371"/>
        </table:table-row>
        <table:table-row table:style-name="ro2">
          <table:table-cell office:value-type="string" table:style-name="ce3">
            <text:p>E4204</text:p>
          </table:table-cell>
          <table:table-cell office:value-type="string" table:style-name="ce3">
            <text:p>E08000004</text:p>
          </table:table-cell>
          <table:table-cell office:value-type="string" table:style-name="ce13">
            <text:p>Oldham</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956.13" table:style-name="ce14">
            <text:p>1,956.13</text:p>
          </table:table-cell>
          <table:table-cell office:value-type="float" office:value="4.9899096159213387" table:style-name="ce15">
            <text:p>4.99<text:s/></text:p>
          </table:table-cell>
          <table:table-cell office:value-type="float" office:value="1962.1" table:style-name="ce14">
            <text:p>1,962.10</text:p>
          </table:table-cell>
          <table:table-cell office:value-type="float" office:value="4.993632209248811" table:style-name="ce15">
            <text:p>4.99<text:s/></text:p>
          </table:table-cell>
          <table:table-cell office:value-type="float" office:value="37.26" table:style-name="ce14">
            <text:p>37.26</text:p>
          </table:table-cell>
          <table:table-cell office:value-type="float" office:value="1.99982842955717" table:style-name="ce16">
            <text:p>2.00</text:p>
          </table:table-cell>
          <table:table-cell table:style-name="ce17"/>
          <table:table-cell table:number-columns-repeated="16371"/>
        </table:table-row>
        <table:table-row table:style-name="ro2">
          <table:table-cell office:value-type="string" table:style-name="ce3">
            <text:p>E4205</text:p>
          </table:table-cell>
          <table:table-cell office:value-type="string" table:style-name="ce3">
            <text:p>E08000005</text:p>
          </table:table-cell>
          <table:table-cell office:value-type="string" table:style-name="ce13">
            <text:p>Rochdale</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960.99" table:style-name="ce14">
            <text:p>1,960.99</text:p>
          </table:table-cell>
          <table:table-cell office:value-type="float" office:value="4.9904164302005611" table:style-name="ce15">
            <text:p>4.99<text:s/></text:p>
          </table:table-cell>
          <table:table-cell office:value-type="float" office:value="1960.99" table:style-name="ce14">
            <text:p>1,960.99</text:p>
          </table:table-cell>
          <table:table-cell office:value-type="float" office:value="4.9904164302005611" table:style-name="ce15">
            <text:p>4.99<text:s/></text:p>
          </table:table-cell>
          <table:table-cell office:value-type="float" office:value="37.36" table:style-name="ce14">
            <text:p>37.36</text:p>
          </table:table-cell>
          <table:table-cell office:value-type="float" office:value="2.0002355737827799" table:style-name="ce16">
            <text:p>2.00</text:p>
          </table:table-cell>
          <table:table-cell table:style-name="ce17"/>
          <table:table-cell table:number-columns-repeated="16371"/>
        </table:table-row>
        <table:table-row table:style-name="ro2">
          <table:table-cell office:value-type="string" table:style-name="ce3">
            <text:p>E4206</text:p>
          </table:table-cell>
          <table:table-cell office:value-type="string" table:style-name="ce3">
            <text:p>E08000006</text:p>
          </table:table-cell>
          <table:table-cell office:value-type="string" table:style-name="ce13">
            <text:p>Salford</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955.21" table:style-name="ce14">
            <text:p>1,955.21</text:p>
          </table:table-cell>
          <table:table-cell office:value-type="float" office:value="4.9901196382928488" table:style-name="ce15">
            <text:p>4.99<text:s/></text:p>
          </table:table-cell>
          <table:table-cell office:value-type="float" office:value="1955.21" table:style-name="ce14">
            <text:p>1,955.21</text:p>
          </table:table-cell>
          <table:table-cell office:value-type="float" office:value="4.9901196382928488" table:style-name="ce15">
            <text:p>4.99<text:s/></text:p>
          </table:table-cell>
          <table:table-cell office:value-type="float" office:value="37.25" table:style-name="ce14">
            <text:p>37.25</text:p>
          </table:table-cell>
          <table:table-cell office:value-type="float" office:value="2.0002366194683701" table:style-name="ce16">
            <text:p>2.00</text:p>
          </table:table-cell>
          <table:table-cell table:style-name="ce17"/>
          <table:table-cell table:number-columns-repeated="16371"/>
        </table:table-row>
        <table:table-row table:style-name="ro2">
          <table:table-cell office:value-type="string" table:style-name="ce3">
            <text:p>E4207</text:p>
          </table:table-cell>
          <table:table-cell office:value-type="string" table:style-name="ce3">
            <text:p>E08000007</text:p>
          </table:table-cell>
          <table:table-cell office:value-type="string" table:style-name="ce13">
            <text:p>Stockport</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977.39" table:style-name="ce14">
            <text:p>1,977.39</text:p>
          </table:table-cell>
          <table:table-cell office:value-type="float" office:value="4.9898853674983155" table:style-name="ce15">
            <text:p>4.99<text:s/></text:p>
          </table:table-cell>
          <table:table-cell office:value-type="float" office:value="1977.39" table:style-name="ce14">
            <text:p>1,977.39</text:p>
          </table:table-cell>
          <table:table-cell office:value-type="float" office:value="4.9898853674983155" table:style-name="ce15">
            <text:p>4.99<text:s/></text:p>
          </table:table-cell>
          <table:table-cell office:value-type="float" office:value="37.67" table:style-name="ce14">
            <text:p>37.67</text:p>
          </table:table-cell>
          <table:table-cell office:value-type="float" office:value="2.0000956134198198" table:style-name="ce16">
            <text:p>2.00</text:p>
          </table:table-cell>
          <table:table-cell table:style-name="ce17"/>
          <table:table-cell table:number-columns-repeated="16371"/>
        </table:table-row>
        <table:table-row table:style-name="ro2">
          <table:table-cell office:value-type="string" table:style-name="ce3">
            <text:p>E4208</text:p>
          </table:table-cell>
          <table:table-cell office:value-type="string" table:style-name="ce3">
            <text:p>E08000008</text:p>
          </table:table-cell>
          <table:table-cell office:value-type="string" table:style-name="ce13">
            <text:p>Tameside</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821.12" table:style-name="ce14">
            <text:p>1,821.12</text:p>
          </table:table-cell>
          <table:table-cell office:value-type="float" office:value="4.9891039905913805" table:style-name="ce15">
            <text:p>4.99<text:s/></text:p>
          </table:table-cell>
          <table:table-cell office:value-type="float" office:value="1821.68" table:style-name="ce14">
            <text:p>1,821.68</text:p>
          </table:table-cell>
          <table:table-cell office:value-type="float" office:value="4.9911243285612272" table:style-name="ce15">
            <text:p>4.99<text:s/></text:p>
          </table:table-cell>
          <table:table-cell office:value-type="float" office:value="34.69" table:style-name="ce14">
            <text:p>34.69</text:p>
          </table:table-cell>
          <table:table-cell office:value-type="float" office:value="1.9999072910126301" table:style-name="ce16">
            <text:p>2.00</text:p>
          </table:table-cell>
          <table:table-cell table:style-name="ce17"/>
          <table:table-cell table:number-columns-repeated="16371"/>
        </table:table-row>
        <table:table-row table:style-name="ro2">
          <table:table-cell office:value-type="string" table:style-name="ce3">
            <text:p>E4209</text:p>
          </table:table-cell>
          <table:table-cell office:value-type="string" table:style-name="ce3">
            <text:p>E08000009</text:p>
          </table:table-cell>
          <table:table-cell office:value-type="string" table:style-name="ce13">
            <text:p>Trafford</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601.63" table:style-name="ce14">
            <text:p>1,601.63</text:p>
          </table:table-cell>
          <table:table-cell office:value-type="float" office:value="4.9898066875995646" table:style-name="ce15">
            <text:p>4.99<text:s/></text:p>
          </table:table-cell>
          <table:table-cell office:value-type="float" office:value="1603.36" table:style-name="ce14">
            <text:p>1,603.36</text:p>
          </table:table-cell>
          <table:table-cell office:value-type="float" office:value="5.0123458407288286" table:style-name="ce15">
            <text:p>5.01<text:s/></text:p>
          </table:table-cell>
          <table:table-cell office:value-type="float" office:value="30.51" table:style-name="ce14">
            <text:p>30.51</text:p>
          </table:table-cell>
          <table:table-cell office:value-type="float" office:value="1.9999872035047801" table:style-name="ce16">
            <text:p>2.00</text:p>
          </table:table-cell>
          <table:table-cell table:style-name="ce17"/>
          <table:table-cell table:number-columns-repeated="16371"/>
        </table:table-row>
        <table:table-row table:style-name="ro2">
          <table:table-cell office:value-type="string" table:style-name="ce3">
            <text:p>E4210</text:p>
          </table:table-cell>
          <table:table-cell office:value-type="string" table:style-name="ce3">
            <text:p>E08000010</text:p>
          </table:table-cell>
          <table:table-cell office:value-type="string" table:style-name="ce13">
            <text:p>Wigan</text:p>
          </table:table-cell>
          <table:table-cell office:value-type="string" table:style-name="ce3">
            <text:p>MD</text:p>
          </table:table-cell>
          <table:table-cell office:value-type="string" table:style-name="ce3">
            <text:p>NW</text:p>
          </table:table-cell>
          <table:table-cell office:value-type="string" table:style-name="ce3">
            <text:p>Greater Manchester</text:p>
          </table:table-cell>
          <table:table-cell office:value-type="float" office:value="1553.39" table:style-name="ce14">
            <text:p>1,553.39</text:p>
          </table:table-cell>
          <table:table-cell office:value-type="float" office:value="4.9899970261429178" table:style-name="ce15">
            <text:p>4.99<text:s/></text:p>
          </table:table-cell>
          <table:table-cell office:value-type="float" office:value="1554.38" table:style-name="ce14">
            <text:p>1,554.38</text:p>
          </table:table-cell>
          <table:table-cell office:value-type="float" office:value="4.9916243380525298" table:style-name="ce15">
            <text:p>4.99<text:s/></text:p>
          </table:table-cell>
          <table:table-cell office:value-type="float" office:value="29.59" table:style-name="ce14">
            <text:p>29.59</text:p>
          </table:table-cell>
          <table:table-cell office:value-type="float" office:value="1.9999996686202499" table:style-name="ce16">
            <text:p>2.00</text:p>
          </table:table-cell>
          <table:table-cell table:style-name="ce17"/>
          <table:table-cell table:number-columns-repeated="16371"/>
        </table:table-row>
        <table:table-row table:style-name="ro2">
          <table:table-cell office:value-type="string" table:style-name="ce3">
            <text:p>E4301</text:p>
          </table:table-cell>
          <table:table-cell office:value-type="string" table:style-name="ce3">
            <text:p>E08000011</text:p>
          </table:table-cell>
          <table:table-cell office:value-type="string" table:style-name="ce13">
            <text:p>Knowsley</text:p>
          </table:table-cell>
          <table:table-cell office:value-type="string" table:style-name="ce3">
            <text:p>MD</text:p>
          </table:table-cell>
          <table:table-cell office:value-type="string" table:style-name="ce3">
            <text:p>NW</text:p>
          </table:table-cell>
          <table:table-cell office:value-type="string" table:style-name="ce3">
            <text:p>Merseyside</text:p>
          </table:table-cell>
          <table:table-cell office:value-type="float" office:value="1840.66" table:style-name="ce14">
            <text:p>1,840.66</text:p>
          </table:table-cell>
          <table:table-cell office:value-type="float" office:value="4.9897899816333755" table:style-name="ce15">
            <text:p>4.99<text:s/></text:p>
          </table:table-cell>
          <table:table-cell office:value-type="float" office:value="1880.33" table:style-name="ce14">
            <text:p>1,880.33</text:p>
          </table:table-cell>
          <table:table-cell office:value-type="float" office:value="4.9994415903506795" table:style-name="ce15">
            <text:p>5.00<text:s/></text:p>
          </table:table-cell>
          <table:table-cell office:value-type="float" office:value="35.06" table:style-name="ce14">
            <text:p>35.06</text:p>
          </table:table-cell>
          <table:table-cell office:value-type="float" office:value="1.9997940439020701" table:style-name="ce16">
            <text:p>2.00</text:p>
          </table:table-cell>
          <table:table-cell table:style-name="ce17"/>
          <table:table-cell table:number-columns-repeated="16371"/>
        </table:table-row>
        <table:table-row table:style-name="ro2">
          <table:table-cell office:value-type="string" table:style-name="ce3">
            <text:p>E4302</text:p>
          </table:table-cell>
          <table:table-cell office:value-type="string" table:style-name="ce3">
            <text:p>E08000012</text:p>
          </table:table-cell>
          <table:table-cell office:value-type="string" table:style-name="ce13">
            <text:p>Liverpool</text:p>
          </table:table-cell>
          <table:table-cell office:value-type="string" table:style-name="ce3">
            <text:p>MD</text:p>
          </table:table-cell>
          <table:table-cell office:value-type="string" table:style-name="ce3">
            <text:p>NW</text:p>
          </table:table-cell>
          <table:table-cell office:value-type="string" table:style-name="ce3">
            <text:p>Merseyside</text:p>
          </table:table-cell>
          <table:table-cell office:value-type="float" office:value="2045.17" table:style-name="ce14">
            <text:p>2,045.17</text:p>
          </table:table-cell>
          <table:table-cell office:value-type="float" office:value="4.9898099046699924" table:style-name="ce15">
            <text:p>4.99<text:s/></text:p>
          </table:table-cell>
          <table:table-cell office:value-type="float" office:value="2045.17" table:style-name="ce14">
            <text:p>2,045.17</text:p>
          </table:table-cell>
          <table:table-cell office:value-type="float" office:value="4.9898099046699924" table:style-name="ce15">
            <text:p>4.99<text:s/></text:p>
          </table:table-cell>
          <table:table-cell office:value-type="float" office:value="38.96" table:style-name="ce14">
            <text:p>38.96</text:p>
          </table:table-cell>
          <table:table-cell office:value-type="float" office:value="2.0000010633357101" table:style-name="ce16">
            <text:p>2.00</text:p>
          </table:table-cell>
          <table:table-cell table:style-name="ce17"/>
          <table:table-cell table:number-columns-repeated="16371"/>
        </table:table-row>
        <table:table-row table:style-name="ro2">
          <table:table-cell office:value-type="string" table:style-name="ce3">
            <text:p>E4303</text:p>
          </table:table-cell>
          <table:table-cell office:value-type="string" table:style-name="ce3">
            <text:p>E08000013</text:p>
          </table:table-cell>
          <table:table-cell office:value-type="string" table:style-name="ce13">
            <text:p>St Helens</text:p>
          </table:table-cell>
          <table:table-cell office:value-type="string" table:style-name="ce3">
            <text:p>MD</text:p>
          </table:table-cell>
          <table:table-cell office:value-type="string" table:style-name="ce3">
            <text:p>NW</text:p>
          </table:table-cell>
          <table:table-cell office:value-type="string" table:style-name="ce3">
            <text:p>Merseyside</text:p>
          </table:table-cell>
          <table:table-cell office:value-type="float" office:value="1792.31" table:style-name="ce14">
            <text:p>1,792.31</text:p>
          </table:table-cell>
          <table:table-cell office:value-type="float" office:value="4.9896610099992289" table:style-name="ce15">
            <text:p>4.99<text:s/></text:p>
          </table:table-cell>
          <table:table-cell office:value-type="float" office:value="1799.38" table:style-name="ce14">
            <text:p>1,799.38</text:p>
          </table:table-cell>
          <table:table-cell office:value-type="float" office:value="4.9752056472784671" table:style-name="ce15">
            <text:p>4.98<text:s/></text:p>
          </table:table-cell>
          <table:table-cell office:value-type="float" office:value="34.14" table:style-name="ce14">
            <text:p>34.14</text:p>
          </table:table-cell>
          <table:table-cell office:value-type="float" office:value="1.9999961227143199" table:style-name="ce16">
            <text:p>2.00</text:p>
          </table:table-cell>
          <table:table-cell table:style-name="ce17"/>
          <table:table-cell table:number-columns-repeated="16371"/>
        </table:table-row>
        <table:table-row table:style-name="ro2">
          <table:table-cell office:value-type="string" table:style-name="ce3">
            <text:p>E4304</text:p>
          </table:table-cell>
          <table:table-cell office:value-type="string" table:style-name="ce3">
            <text:p>E08000014</text:p>
          </table:table-cell>
          <table:table-cell office:value-type="string" table:style-name="ce13">
            <text:p>Sefton</text:p>
          </table:table-cell>
          <table:table-cell office:value-type="string" table:style-name="ce3">
            <text:p>MD</text:p>
          </table:table-cell>
          <table:table-cell office:value-type="string" table:style-name="ce3">
            <text:p>NW</text:p>
          </table:table-cell>
          <table:table-cell office:value-type="string" table:style-name="ce3">
            <text:p>Merseyside</text:p>
          </table:table-cell>
          <table:table-cell office:value-type="float" office:value="1946.41" table:style-name="ce14">
            <text:p>1,946.41</text:p>
          </table:table-cell>
          <table:table-cell office:value-type="float" office:value="4.9900210367333724" table:style-name="ce15">
            <text:p>4.99<text:s/></text:p>
          </table:table-cell>
          <table:table-cell office:value-type="float" office:value="1963.46" table:style-name="ce14">
            <text:p>1,963.46</text:p>
          </table:table-cell>
          <table:table-cell office:value-type="float" office:value="4.9681106424382424" table:style-name="ce15">
            <text:p>4.97<text:s/></text:p>
          </table:table-cell>
          <table:table-cell office:value-type="float" office:value="37.08" table:style-name="ce14">
            <text:p>37.08</text:p>
          </table:table-cell>
          <table:table-cell office:value-type="float" office:value="2.0001078731973498" table:style-name="ce16">
            <text:p>2.00</text:p>
          </table:table-cell>
          <table:table-cell table:style-name="ce17"/>
          <table:table-cell table:number-columns-repeated="16371"/>
        </table:table-row>
        <table:table-row table:style-name="ro2">
          <table:table-cell office:value-type="string" table:style-name="ce3">
            <text:p>E4305</text:p>
          </table:table-cell>
          <table:table-cell office:value-type="string" table:style-name="ce3">
            <text:p>E08000015</text:p>
          </table:table-cell>
          <table:table-cell office:value-type="string" table:style-name="ce13">
            <text:p>Wirral</text:p>
          </table:table-cell>
          <table:table-cell office:value-type="string" table:style-name="ce3">
            <text:p>MD</text:p>
          </table:table-cell>
          <table:table-cell office:value-type="string" table:style-name="ce3">
            <text:p>NW</text:p>
          </table:table-cell>
          <table:table-cell office:value-type="string" table:style-name="ce3">
            <text:p>Merseyside</text:p>
          </table:table-cell>
          <table:table-cell office:value-type="float" office:value="1888.22" table:style-name="ce14">
            <text:p>1,888.22</text:p>
          </table:table-cell>
          <table:table-cell office:value-type="float" office:value="4.9897691383835241" table:style-name="ce15">
            <text:p>4.99<text:s/></text:p>
          </table:table-cell>
          <table:table-cell office:value-type="float" office:value="1888.22" table:style-name="ce14">
            <text:p>1,888.22</text:p>
          </table:table-cell>
          <table:table-cell office:value-type="float" office:value="4.9897691383835241" table:style-name="ce15">
            <text:p>4.99<text:s/></text:p>
          </table:table-cell>
          <table:table-cell office:value-type="float" office:value="35.97" table:style-name="ce14">
            <text:p>35.97</text:p>
          </table:table-cell>
          <table:table-cell office:value-type="float" office:value="2.0000004718172701" table:style-name="ce16">
            <text:p>2.00</text:p>
          </table:table-cell>
          <table:table-cell table:style-name="ce17"/>
          <table:table-cell table:number-columns-repeated="16371"/>
        </table:table-row>
        <table:table-row table:style-name="ro2">
          <table:table-cell office:value-type="string" table:style-name="ce3">
            <text:p>E4401</text:p>
          </table:table-cell>
          <table:table-cell office:value-type="string" table:style-name="ce3">
            <text:p>E08000016</text:p>
          </table:table-cell>
          <table:table-cell office:value-type="string" table:style-name="ce13">
            <text:p>Barnsley</text:p>
          </table:table-cell>
          <table:table-cell office:value-type="string" table:style-name="ce3">
            <text:p>MD</text:p>
          </table:table-cell>
          <table:table-cell office:value-type="string" table:style-name="ce3">
            <text:p>YH</text:p>
          </table:table-cell>
          <table:table-cell office:value-type="string" table:style-name="ce3">
            <text:p>South Yorkshire</text:p>
          </table:table-cell>
          <table:table-cell office:value-type="float" office:value="1790.68" table:style-name="ce14">
            <text:p>1,790.68</text:p>
          </table:table-cell>
          <table:table-cell office:value-type="float" office:value="4.9901206048417901" table:style-name="ce15">
            <text:p>4.99<text:s/></text:p>
          </table:table-cell>
          <table:table-cell office:value-type="float" office:value="1798.38" table:style-name="ce14">
            <text:p>1,798.38</text:p>
          </table:table-cell>
          <table:table-cell office:value-type="float" office:value="5.0130508662622049" table:style-name="ce15">
            <text:p>5.01<text:s/></text:p>
          </table:table-cell>
          <table:table-cell office:value-type="float" office:value="34.11" table:style-name="ce14">
            <text:p>34.11</text:p>
          </table:table-cell>
          <table:table-cell office:value-type="float" office:value="1.9999181801935599" table:style-name="ce16">
            <text:p>2.00</text:p>
          </table:table-cell>
          <table:table-cell table:style-name="ce17"/>
          <table:table-cell table:number-columns-repeated="16371"/>
        </table:table-row>
        <table:table-row table:style-name="ro2">
          <table:table-cell office:value-type="string" table:style-name="ce3">
            <text:p>E4402</text:p>
          </table:table-cell>
          <table:table-cell office:value-type="string" table:style-name="ce3">
            <text:p>E08000017</text:p>
          </table:table-cell>
          <table:table-cell office:value-type="string" table:style-name="ce13">
            <text:p>Doncaster</text:p>
          </table:table-cell>
          <table:table-cell office:value-type="string" table:style-name="ce3">
            <text:p>MD</text:p>
          </table:table-cell>
          <table:table-cell office:value-type="string" table:style-name="ce3">
            <text:p>YH</text:p>
          </table:table-cell>
          <table:table-cell office:value-type="string" table:style-name="ce3">
            <text:p>South Yorkshire</text:p>
          </table:table-cell>
          <table:table-cell office:value-type="float" office:value="1649.73" table:style-name="ce14">
            <text:p>1,649.73</text:p>
          </table:table-cell>
          <table:table-cell office:value-type="float" office:value="4.9900720413410431" table:style-name="ce15">
            <text:p>4.99<text:s/></text:p>
          </table:table-cell>
          <table:table-cell office:value-type="float" office:value="1688.02" table:style-name="ce14">
            <text:p>1,688.02</text:p>
          </table:table-cell>
          <table:table-cell office:value-type="float" office:value="5.1509658450287512" table:style-name="ce15">
            <text:p>5.15<text:s/></text:p>
          </table:table-cell>
          <table:table-cell office:value-type="float" office:value="31.43" table:style-name="ce14">
            <text:p>31.43</text:p>
          </table:table-cell>
          <table:table-cell office:value-type="float" office:value="2.0002245675841599" table:style-name="ce16">
            <text:p>2.00</text:p>
          </table:table-cell>
          <table:table-cell table:style-name="ce17"/>
          <table:table-cell table:number-columns-repeated="16371"/>
        </table:table-row>
        <table:table-row table:style-name="ro2">
          <table:table-cell office:value-type="string" table:style-name="ce3">
            <text:p>E4403</text:p>
          </table:table-cell>
          <table:table-cell office:value-type="string" table:style-name="ce3">
            <text:p>E08000018</text:p>
          </table:table-cell>
          <table:table-cell office:value-type="string" table:style-name="ce13">
            <text:p>Rotherham</text:p>
          </table:table-cell>
          <table:table-cell office:value-type="string" table:style-name="ce3">
            <text:p>MD</text:p>
          </table:table-cell>
          <table:table-cell office:value-type="string" table:style-name="ce3">
            <text:p>YH</text:p>
          </table:table-cell>
          <table:table-cell office:value-type="string" table:style-name="ce3">
            <text:p>South Yorkshire</text:p>
          </table:table-cell>
          <table:table-cell office:value-type="float" office:value="1816.15" table:style-name="ce14">
            <text:p>1,816.15</text:p>
          </table:table-cell>
          <table:table-cell office:value-type="float" office:value="3.5002536002689912" table:style-name="ce15">
            <text:p>3.50<text:s/></text:p>
          </table:table-cell>
          <table:table-cell office:value-type="float" office:value="1874.79" table:style-name="ce14">
            <text:p>1,874.79</text:p>
          </table:table-cell>
          <table:table-cell office:value-type="float" office:value="3.839443469013605" table:style-name="ce15">
            <text:p>3.84<text:s/></text:p>
          </table:table-cell>
          <table:table-cell office:value-type="float" office:value="35.090000000000003" table:style-name="ce14">
            <text:p>35.09</text:p>
          </table:table-cell>
          <table:table-cell office:value-type="float" office:value="1.99973797262605" table:style-name="ce16">
            <text:p>2.00</text:p>
          </table:table-cell>
          <table:table-cell table:style-name="ce17"/>
          <table:table-cell table:number-columns-repeated="16371"/>
        </table:table-row>
        <table:table-row table:style-name="ro2">
          <table:table-cell office:value-type="string" table:style-name="ce3">
            <text:p>E4404</text:p>
          </table:table-cell>
          <table:table-cell office:value-type="string" table:style-name="ce3">
            <text:p>E08000019</text:p>
          </table:table-cell>
          <table:table-cell office:value-type="string" table:style-name="ce13">
            <text:p>Sheffield</text:p>
          </table:table-cell>
          <table:table-cell office:value-type="string" table:style-name="ce3">
            <text:p>MD</text:p>
          </table:table-cell>
          <table:table-cell office:value-type="string" table:style-name="ce3">
            <text:p>YH</text:p>
          </table:table-cell>
          <table:table-cell office:value-type="string" table:style-name="ce3">
            <text:p>South Yorkshire</text:p>
          </table:table-cell>
          <table:table-cell office:value-type="float" office:value="1932.56" table:style-name="ce14">
            <text:p>1,932.56</text:p>
          </table:table-cell>
          <table:table-cell office:value-type="float" office:value="4.9910631339334648" table:style-name="ce15">
            <text:p>4.99<text:s/></text:p>
          </table:table-cell>
          <table:table-cell office:value-type="float" office:value="1937.16" table:style-name="ce14">
            <text:p>1,937.16</text:p>
          </table:table-cell>
          <table:table-cell office:value-type="float" office:value="4.9820347598944341" table:style-name="ce15">
            <text:p>4.98<text:s/></text:p>
          </table:table-cell>
          <table:table-cell office:value-type="float" office:value="36.81" table:style-name="ce14">
            <text:p>36.81</text:p>
          </table:table-cell>
          <table:table-cell office:value-type="float" office:value="1.9999961079000499" table:style-name="ce16">
            <text:p>2.00</text:p>
          </table:table-cell>
          <table:table-cell table:style-name="ce17"/>
          <table:table-cell table:number-columns-repeated="16371"/>
        </table:table-row>
        <table:table-row table:style-name="ro2">
          <table:table-cell office:value-type="string" table:style-name="ce3">
            <text:p>E4501</text:p>
          </table:table-cell>
          <table:table-cell office:value-type="string" table:style-name="ce3">
            <text:p>E08000037</text:p>
          </table:table-cell>
          <table:table-cell office:value-type="string" table:style-name="ce3">
            <text:p>Gateshead</text:p>
          </table:table-cell>
          <table:table-cell office:value-type="string" table:style-name="ce3">
            <text:p>MD</text:p>
          </table:table-cell>
          <table:table-cell office:value-type="string" table:style-name="ce3">
            <text:p>NE</text:p>
          </table:table-cell>
          <table:table-cell office:value-type="string" table:style-name="ce3">
            <text:p>Tyne and Wyre</text:p>
          </table:table-cell>
          <table:table-cell office:value-type="float" office:value="2173.77" table:style-name="ce14">
            <text:p>2,173.77</text:p>
          </table:table-cell>
          <table:table-cell office:value-type="float" office:value="4.9856559158480405" table:style-name="ce15">
            <text:p>4.99<text:s/></text:p>
          </table:table-cell>
          <table:table-cell office:value-type="float" office:value="2174" table:style-name="ce14">
            <text:p>2,174.00</text:p>
          </table:table-cell>
          <table:table-cell office:value-type="float" office:value="4.9851021600660639" table:style-name="ce15">
            <text:p>4.99<text:s/></text:p>
          </table:table-cell>
          <table:table-cell office:value-type="float" office:value="41.41" table:style-name="ce14">
            <text:p>41.41</text:p>
          </table:table-cell>
          <table:table-cell office:value-type="float" office:value="1.9999614065276301" table:style-name="ce16">
            <text:p>2.00</text:p>
          </table:table-cell>
          <table:table-cell table:style-name="ce17"/>
          <table:table-cell table:number-columns-repeated="16371"/>
        </table:table-row>
        <table:table-row table:style-name="ro2">
          <table:table-cell office:value-type="string" table:style-name="ce3">
            <text:p>E4502</text:p>
          </table:table-cell>
          <table:table-cell office:value-type="string" table:style-name="ce3">
            <text:p>E08000021</text:p>
          </table:table-cell>
          <table:table-cell office:value-type="string" table:style-name="ce3">
            <text:p>Newcastle-upon-Tyne</text:p>
          </table:table-cell>
          <table:table-cell office:value-type="string" table:style-name="ce3">
            <text:p>MD</text:p>
          </table:table-cell>
          <table:table-cell office:value-type="string" table:style-name="ce3">
            <text:p>NE</text:p>
          </table:table-cell>
          <table:table-cell office:value-type="string" table:style-name="ce3">
            <text:p>Tyne and Wyre</text:p>
          </table:table-cell>
          <table:table-cell office:value-type="float" office:value="2015.1" table:style-name="ce14">
            <text:p>2,015.10</text:p>
          </table:table-cell>
          <table:table-cell office:value-type="float" office:value="4.9903090677948434" table:style-name="ce15">
            <text:p>4.99<text:s/></text:p>
          </table:table-cell>
          <table:table-cell office:value-type="float" office:value="2016.64" table:style-name="ce14">
            <text:p>2,016.64</text:p>
          </table:table-cell>
          <table:table-cell office:value-type="float" office:value="4.9977872074558096" table:style-name="ce15">
            <text:p>5.00<text:s/></text:p>
          </table:table-cell>
          <table:table-cell office:value-type="float" office:value="38.39" table:style-name="ce14">
            <text:p>38.39</text:p>
          </table:table-cell>
          <table:table-cell office:value-type="float" office:value="2.0001989908767399" table:style-name="ce16">
            <text:p>2.00</text:p>
          </table:table-cell>
          <table:table-cell table:style-name="ce17"/>
          <table:table-cell table:number-columns-repeated="16371"/>
        </table:table-row>
        <table:table-row table:style-name="ro2">
          <table:table-cell office:value-type="string" table:style-name="ce3">
            <text:p>E4503</text:p>
          </table:table-cell>
          <table:table-cell office:value-type="string" table:style-name="ce3">
            <text:p>E08000022</text:p>
          </table:table-cell>
          <table:table-cell office:value-type="string" table:style-name="ce3">
            <text:p>North Tyneside</text:p>
          </table:table-cell>
          <table:table-cell office:value-type="string" table:style-name="ce3">
            <text:p>MD</text:p>
          </table:table-cell>
          <table:table-cell office:value-type="string" table:style-name="ce3">
            <text:p>NE</text:p>
          </table:table-cell>
          <table:table-cell office:value-type="string" table:style-name="ce3">
            <text:p>Tyne and Wyre</text:p>
          </table:table-cell>
          <table:table-cell office:value-type="float" office:value="1943.52" table:style-name="ce14">
            <text:p>1,943.52</text:p>
          </table:table-cell>
          <table:table-cell office:value-type="float" office:value="4.9898711611700772" table:style-name="ce15">
            <text:p>4.99<text:s/></text:p>
          </table:table-cell>
          <table:table-cell office:value-type="float" office:value="1943.52" table:style-name="ce14">
            <text:p>1,943.52</text:p>
          </table:table-cell>
          <table:table-cell office:value-type="float" office:value="4.9898711611700772" table:style-name="ce15">
            <text:p>4.99<text:s/></text:p>
          </table:table-cell>
          <table:table-cell office:value-type="float" office:value="37.020000000000003" table:style-name="ce14">
            <text:p>37.02</text:p>
          </table:table-cell>
          <table:table-cell office:value-type="float" office:value="1.9998375866592699" table:style-name="ce16">
            <text:p>2.00</text:p>
          </table:table-cell>
          <table:table-cell table:style-name="ce17"/>
          <table:table-cell table:number-columns-repeated="16371"/>
        </table:table-row>
        <table:table-row table:style-name="ro2">
          <table:table-cell office:value-type="string" table:style-name="ce3">
            <text:p>E4504</text:p>
          </table:table-cell>
          <table:table-cell office:value-type="string" table:style-name="ce3">
            <text:p>E08000023</text:p>
          </table:table-cell>
          <table:table-cell office:value-type="string" table:style-name="ce3">
            <text:p>South Tyneside</text:p>
          </table:table-cell>
          <table:table-cell office:value-type="string" table:style-name="ce3">
            <text:p>MD</text:p>
          </table:table-cell>
          <table:table-cell office:value-type="string" table:style-name="ce3">
            <text:p>NE</text:p>
          </table:table-cell>
          <table:table-cell office:value-type="string" table:style-name="ce3">
            <text:p>Tyne and Wyre</text:p>
          </table:table-cell>
          <table:table-cell office:value-type="float" office:value="1920.18" table:style-name="ce14">
            <text:p>1,920.18</text:p>
          </table:table-cell>
          <table:table-cell office:value-type="float" office:value="4.9496616783813137" table:style-name="ce15">
            <text:p>4.95<text:s/></text:p>
          </table:table-cell>
          <table:table-cell office:value-type="float" office:value="1920.18" table:style-name="ce14">
            <text:p>1,920.18</text:p>
          </table:table-cell>
          <table:table-cell office:value-type="float" office:value="4.9496616783813137" table:style-name="ce15">
            <text:p>4.95<text:s/></text:p>
          </table:table-cell>
          <table:table-cell office:value-type="float" office:value="36.590000000000003" table:style-name="ce14">
            <text:p>36.59</text:p>
          </table:table-cell>
          <table:table-cell office:value-type="float" office:value="2.0000015745526798" table:style-name="ce16">
            <text:p>2.00</text:p>
          </table:table-cell>
          <table:table-cell table:style-name="ce17"/>
          <table:table-cell table:number-columns-repeated="16371"/>
        </table:table-row>
        <table:table-row table:style-name="ro2">
          <table:table-cell office:value-type="string" table:style-name="ce3">
            <text:p>E4505</text:p>
          </table:table-cell>
          <table:table-cell office:value-type="string" table:style-name="ce3">
            <text:p>E08000024</text:p>
          </table:table-cell>
          <table:table-cell office:value-type="string" table:style-name="ce3">
            <text:p>Sunderland</text:p>
          </table:table-cell>
          <table:table-cell office:value-type="string" table:style-name="ce3">
            <text:p>MD</text:p>
          </table:table-cell>
          <table:table-cell office:value-type="string" table:style-name="ce3">
            <text:p>NE</text:p>
          </table:table-cell>
          <table:table-cell office:value-type="string" table:style-name="ce3">
            <text:p>Tyne and Wyre</text:p>
          </table:table-cell>
          <table:table-cell office:value-type="float" office:value="1718.81" table:style-name="ce14">
            <text:p>1,718.81</text:p>
          </table:table-cell>
          <table:table-cell office:value-type="float" office:value="4.9898602423768601" table:style-name="ce15">
            <text:p>4.99<text:s/></text:p>
          </table:table-cell>
          <table:table-cell office:value-type="float" office:value="1719.65" table:style-name="ce14">
            <text:p>1,719.65</text:p>
          </table:table-cell>
          <table:table-cell office:value-type="float" office:value="4.9885832203865856" table:style-name="ce15">
            <text:p>4.99<text:s/></text:p>
          </table:table-cell>
          <table:table-cell office:value-type="float" office:value="32.74" table:style-name="ce14">
            <text:p>32.74</text:p>
          </table:table-cell>
          <table:table-cell office:value-type="float" office:value="1.99994429881914" table:style-name="ce16">
            <text:p>2.00</text:p>
          </table:table-cell>
          <table:table-cell table:style-name="ce17"/>
          <table:table-cell table:number-columns-repeated="16371"/>
        </table:table-row>
        <table:table-row table:style-name="ro2">
          <table:table-cell office:value-type="string" table:style-name="ce3">
            <text:p>E4601</text:p>
          </table:table-cell>
          <table:table-cell office:value-type="string" table:style-name="ce3">
            <text:p>E08000025</text:p>
          </table:table-cell>
          <table:table-cell office:value-type="string" table:style-name="ce3">
            <text:p>Birmingham</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1793.01" table:style-name="ce14">
            <text:p>1,793.01</text:p>
          </table:table-cell>
          <table:table-cell office:value-type="float" office:value="9.989816950483382" table:style-name="ce15">
            <text:p>9.99<text:s/></text:p>
          </table:table-cell>
          <table:table-cell office:value-type="float" office:value="1800.21" table:style-name="ce14">
            <text:p>1,800.21</text:p>
          </table:table-cell>
          <table:table-cell office:value-type="float" office:value="9.9398454914653875" table:style-name="ce15">
            <text:p>9.94<text:s/></text:p>
          </table:table-cell>
          <table:table-cell office:value-type="float" office:value="32.6" table:style-name="ce14">
            <text:p>32.60</text:p>
          </table:table-cell>
          <table:table-cell office:value-type="float" office:value="1.9999999065902101" table:style-name="ce16">
            <text:p>2.00</text:p>
          </table:table-cell>
          <table:table-cell table:style-name="ce17"/>
          <table:table-cell table:number-columns-repeated="16371"/>
        </table:table-row>
        <table:table-row table:style-name="ro2">
          <table:table-cell office:value-type="string" table:style-name="ce3">
            <text:p>E4602</text:p>
          </table:table-cell>
          <table:table-cell office:value-type="string" table:style-name="ce3">
            <text:p>E08000026</text:p>
          </table:table-cell>
          <table:table-cell office:value-type="string" table:style-name="ce3">
            <text:p>Coventry</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2004.31" table:style-name="ce14">
            <text:p>2,004.31</text:p>
          </table:table-cell>
          <table:table-cell office:value-type="float" office:value="4.9448391775356466" table:style-name="ce15">
            <text:p>4.94<text:s/></text:p>
          </table:table-cell>
          <table:table-cell office:value-type="float" office:value="2004.9" table:style-name="ce14">
            <text:p>2,004.90</text:p>
          </table:table-cell>
          <table:table-cell office:value-type="float" office:value="4.9455093644329526" table:style-name="ce15">
            <text:p>4.95<text:s/></text:p>
          </table:table-cell>
          <table:table-cell office:value-type="float" office:value="38.200000000000003" table:style-name="ce14">
            <text:p>38.20</text:p>
          </table:table-cell>
          <table:table-cell office:value-type="float" office:value="2.0001362542800298" table:style-name="ce16">
            <text:p>2.00</text:p>
          </table:table-cell>
          <table:table-cell table:style-name="ce17"/>
          <table:table-cell table:number-columns-repeated="16371"/>
        </table:table-row>
        <table:table-row table:style-name="ro2">
          <table:table-cell office:value-type="string" table:style-name="ce3">
            <text:p>E4603</text:p>
          </table:table-cell>
          <table:table-cell office:value-type="string" table:style-name="ce3">
            <text:p>E08000027</text:p>
          </table:table-cell>
          <table:table-cell office:value-type="string" table:style-name="ce3">
            <text:p>Dudley</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1646.71" table:style-name="ce14">
            <text:p>1,646.71</text:p>
          </table:table-cell>
          <table:table-cell office:value-type="float" office:value="4.9929864830400374" table:style-name="ce15">
            <text:p>4.99<text:s/></text:p>
          </table:table-cell>
          <table:table-cell office:value-type="float" office:value="1646.71" table:style-name="ce14">
            <text:p>1,646.71</text:p>
          </table:table-cell>
          <table:table-cell office:value-type="float" office:value="4.9929864830400374" table:style-name="ce15">
            <text:p>4.99<text:s/></text:p>
          </table:table-cell>
          <table:table-cell office:value-type="float" office:value="31.36" table:style-name="ce14">
            <text:p>31.36</text:p>
          </table:table-cell>
          <table:table-cell office:value-type="float" office:value="1.9994899692292301" table:style-name="ce16">
            <text:p>2.00</text:p>
          </table:table-cell>
          <table:table-cell table:style-name="ce17"/>
          <table:table-cell table:number-columns-repeated="16371"/>
        </table:table-row>
        <table:table-row table:style-name="ro2">
          <table:table-cell office:value-type="string" table:style-name="ce3">
            <text:p>E4604</text:p>
          </table:table-cell>
          <table:table-cell office:value-type="string" table:style-name="ce3">
            <text:p>E08000028</text:p>
          </table:table-cell>
          <table:table-cell office:value-type="string" table:style-name="ce3">
            <text:p>Sandwell</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1737.08" table:style-name="ce14">
            <text:p>1,737.08</text:p>
          </table:table-cell>
          <table:table-cell office:value-type="float" office:value="4.989966878611316" table:style-name="ce15">
            <text:p>4.99<text:s/></text:p>
          </table:table-cell>
          <table:table-cell office:value-type="float" office:value="1737.08" table:style-name="ce14">
            <text:p>1,737.08</text:p>
          </table:table-cell>
          <table:table-cell office:value-type="float" office:value="4.989966878611316" table:style-name="ce15">
            <text:p>4.99<text:s/></text:p>
          </table:table-cell>
          <table:table-cell office:value-type="float" office:value="33.090000000000003" table:style-name="ce14">
            <text:p>33.09</text:p>
          </table:table-cell>
          <table:table-cell office:value-type="float" office:value="1.9999746979430499" table:style-name="ce16">
            <text:p>2.00</text:p>
          </table:table-cell>
          <table:table-cell table:style-name="ce17"/>
          <table:table-cell table:number-columns-repeated="16371"/>
        </table:table-row>
        <table:table-row table:style-name="ro2">
          <table:table-cell office:value-type="string" table:style-name="ce3">
            <text:p>E4605</text:p>
          </table:table-cell>
          <table:table-cell office:value-type="string" table:style-name="ce3">
            <text:p>E08000029</text:p>
          </table:table-cell>
          <table:table-cell office:value-type="string" table:style-name="ce3">
            <text:p>Solihull</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1672.22" table:style-name="ce14">
            <text:p>1,672.22</text:p>
          </table:table-cell>
          <table:table-cell office:value-type="float" office:value="4.9901427728317254" table:style-name="ce15">
            <text:p>4.99<text:s/></text:p>
          </table:table-cell>
          <table:table-cell office:value-type="float" office:value="1693.48" table:style-name="ce14">
            <text:p>1,693.48</text:p>
          </table:table-cell>
          <table:table-cell office:value-type="float" office:value="5.0044333661960501" table:style-name="ce15">
            <text:p>5.00<text:s/></text:p>
          </table:table-cell>
          <table:table-cell office:value-type="float" office:value="31.85" table:style-name="ce14">
            <text:p>31.85</text:p>
          </table:table-cell>
          <table:table-cell office:value-type="float" office:value="1.99969886904684" table:style-name="ce16">
            <text:p>2.00</text:p>
          </table:table-cell>
          <table:table-cell table:style-name="ce17"/>
          <table:table-cell table:number-columns-repeated="16371"/>
        </table:table-row>
        <table:table-row table:style-name="ro2">
          <table:table-cell office:value-type="string" table:style-name="ce3">
            <text:p>E4606</text:p>
          </table:table-cell>
          <table:table-cell office:value-type="string" table:style-name="ce3">
            <text:p>E08000030</text:p>
          </table:table-cell>
          <table:table-cell office:value-type="string" table:style-name="ce3">
            <text:p>Walsall</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2084.5500000000002" table:style-name="ce14">
            <text:p>2,084.55</text:p>
          </table:table-cell>
          <table:table-cell office:value-type="float" office:value="4.9897254064508418" table:style-name="ce15">
            <text:p>4.99<text:s/></text:p>
          </table:table-cell>
          <table:table-cell office:value-type="float" office:value="2084.5500000000002" table:style-name="ce14">
            <text:p>2,084.55</text:p>
          </table:table-cell>
          <table:table-cell office:value-type="float" office:value="4.9897254064508418" table:style-name="ce15">
            <text:p>4.99<text:s/></text:p>
          </table:table-cell>
          <table:table-cell office:value-type="float" office:value="39.71" table:style-name="ce14">
            <text:p>39.71</text:p>
          </table:table-cell>
          <table:table-cell office:value-type="float" office:value="1.99999978255137" table:style-name="ce16">
            <text:p>2.00</text:p>
          </table:table-cell>
          <table:table-cell table:style-name="ce17"/>
          <table:table-cell table:number-columns-repeated="16371"/>
        </table:table-row>
        <table:table-row table:style-name="ro2">
          <table:table-cell office:value-type="string" table:style-name="ce3">
            <text:p>E4607</text:p>
          </table:table-cell>
          <table:table-cell office:value-type="string" table:style-name="ce3">
            <text:p>E08000031</text:p>
          </table:table-cell>
          <table:table-cell office:value-type="string" table:style-name="ce3">
            <text:p>Wolverhampton</text:p>
          </table:table-cell>
          <table:table-cell office:value-type="string" table:style-name="ce3">
            <text:p>MD</text:p>
          </table:table-cell>
          <table:table-cell office:value-type="string" table:style-name="ce3">
            <text:p>WM</text:p>
          </table:table-cell>
          <table:table-cell office:value-type="string" table:style-name="ce3">
            <text:p>West Midlands</text:p>
          </table:table-cell>
          <table:table-cell office:value-type="float" office:value="2004.27" table:style-name="ce14">
            <text:p>2,004.27</text:p>
          </table:table-cell>
          <table:table-cell office:value-type="float" office:value="4.9900210056521441" table:style-name="ce15">
            <text:p>4.99<text:s/></text:p>
          </table:table-cell>
          <table:table-cell office:value-type="float" office:value="2004.27" table:style-name="ce14">
            <text:p>2,004.27</text:p>
          </table:table-cell>
          <table:table-cell office:value-type="float" office:value="4.9900210056521441" table:style-name="ce15">
            <text:p>4.99<text:s/></text:p>
          </table:table-cell>
          <table:table-cell office:value-type="float" office:value="38.18" table:style-name="ce14">
            <text:p>38.18</text:p>
          </table:table-cell>
          <table:table-cell office:value-type="float" office:value="1.9999895170775499" table:style-name="ce16">
            <text:p>2.00</text:p>
          </table:table-cell>
          <table:table-cell table:style-name="ce17"/>
          <table:table-cell table:number-columns-repeated="16371"/>
        </table:table-row>
        <table:table-row table:style-name="ro2">
          <table:table-cell office:value-type="string" table:style-name="ce3">
            <text:p>E4701</text:p>
          </table:table-cell>
          <table:table-cell office:value-type="string" table:style-name="ce3">
            <text:p>E08000032</text:p>
          </table:table-cell>
          <table:table-cell office:value-type="string" table:style-name="ce3">
            <text:p>Bradford</text:p>
          </table:table-cell>
          <table:table-cell office:value-type="string" table:style-name="ce3">
            <text:p>MD</text:p>
          </table:table-cell>
          <table:table-cell office:value-type="string" table:style-name="ce3">
            <text:p>YH</text:p>
          </table:table-cell>
          <table:table-cell office:value-type="string" table:style-name="ce3">
            <text:p>West Yorkshire</text:p>
          </table:table-cell>
          <table:table-cell office:value-type="float" office:value="1701.86" table:style-name="ce14">
            <text:p>1,701.86</text:p>
          </table:table-cell>
          <table:table-cell office:value-type="float" office:value="4.9895742081950347" table:style-name="ce15">
            <text:p>4.99<text:s/></text:p>
          </table:table-cell>
          <table:table-cell office:value-type="float" office:value="1726.58" table:style-name="ce14">
            <text:p>1,726.58</text:p>
          </table:table-cell>
          <table:table-cell office:value-type="float" office:value="5.1299069005620073" table:style-name="ce15">
            <text:p>5.13<text:s/></text:p>
          </table:table-cell>
          <table:table-cell office:value-type="float" office:value="32.42" table:style-name="ce14">
            <text:p>32.42</text:p>
          </table:table-cell>
          <table:table-cell office:value-type="float" office:value="2.0000246764303098" table:style-name="ce16">
            <text:p>2.00</text:p>
          </table:table-cell>
          <table:table-cell table:style-name="ce17"/>
          <table:table-cell table:number-columns-repeated="16371"/>
        </table:table-row>
        <table:table-row table:style-name="ro2">
          <table:table-cell office:value-type="string" table:style-name="ce3">
            <text:p>E4702</text:p>
          </table:table-cell>
          <table:table-cell office:value-type="string" table:style-name="ce3">
            <text:p>E08000033</text:p>
          </table:table-cell>
          <table:table-cell office:value-type="string" table:style-name="ce3">
            <text:p>Calderdale</text:p>
          </table:table-cell>
          <table:table-cell office:value-type="string" table:style-name="ce3">
            <text:p>MD</text:p>
          </table:table-cell>
          <table:table-cell office:value-type="string" table:style-name="ce3">
            <text:p>YH</text:p>
          </table:table-cell>
          <table:table-cell office:value-type="string" table:style-name="ce3">
            <text:p>West Yorkshire</text:p>
          </table:table-cell>
          <table:table-cell office:value-type="float" office:value="1845.44" table:style-name="ce14">
            <text:p>1,845.44</text:p>
          </table:table-cell>
          <table:table-cell office:value-type="float" office:value="4.9893613389921176" table:style-name="ce15">
            <text:p>4.99<text:s/></text:p>
          </table:table-cell>
          <table:table-cell office:value-type="float" office:value="1861.62" table:style-name="ce14">
            <text:p>1,861.62</text:p>
          </table:table-cell>
          <table:table-cell office:value-type="float" office:value="5.0302968755289177" table:style-name="ce15">
            <text:p>5.03<text:s/></text:p>
          </table:table-cell>
          <table:table-cell office:value-type="float" office:value="35.15" table:style-name="ce14">
            <text:p>35.15</text:p>
          </table:table-cell>
          <table:table-cell office:value-type="float" office:value="1.9997267843250199" table:style-name="ce16">
            <text:p>2.00</text:p>
          </table:table-cell>
          <table:table-cell table:style-name="ce17"/>
          <table:table-cell table:number-columns-repeated="16371"/>
        </table:table-row>
        <table:table-row table:style-name="ro2">
          <table:table-cell office:value-type="string" table:style-name="ce3">
            <text:p>E4703</text:p>
          </table:table-cell>
          <table:table-cell office:value-type="string" table:style-name="ce3">
            <text:p>E08000034</text:p>
          </table:table-cell>
          <table:table-cell office:value-type="string" table:style-name="ce3">
            <text:p>Kirklees</text:p>
          </table:table-cell>
          <table:table-cell office:value-type="string" table:style-name="ce3">
            <text:p>MD</text:p>
          </table:table-cell>
          <table:table-cell office:value-type="string" table:style-name="ce3">
            <text:p>YH</text:p>
          </table:table-cell>
          <table:table-cell office:value-type="string" table:style-name="ce3">
            <text:p>West Yorkshire</text:p>
          </table:table-cell>
          <table:table-cell office:value-type="float" office:value="1871.04" table:style-name="ce14">
            <text:p>1,871.04</text:p>
          </table:table-cell>
          <table:table-cell office:value-type="float" office:value="4.9901521230451582" table:style-name="ce15">
            <text:p>4.99<text:s/></text:p>
          </table:table-cell>
          <table:table-cell office:value-type="float" office:value="1878.89" table:style-name="ce14">
            <text:p>1,878.89</text:p>
          </table:table-cell>
          <table:table-cell office:value-type="float" office:value="5.0251818064941727" table:style-name="ce15">
            <text:p>5.03<text:s/></text:p>
          </table:table-cell>
          <table:table-cell office:value-type="float" office:value="35.64" table:style-name="ce14">
            <text:p>35.64</text:p>
          </table:table-cell>
          <table:table-cell office:value-type="float" office:value="1.9999997668015601" table:style-name="ce16">
            <text:p>2.00</text:p>
          </table:table-cell>
          <table:table-cell table:style-name="ce17"/>
          <table:table-cell table:number-columns-repeated="16371"/>
        </table:table-row>
        <table:table-row table:style-name="ro2">
          <table:table-cell office:value-type="string" table:style-name="ce3">
            <text:p>E4704</text:p>
          </table:table-cell>
          <table:table-cell office:value-type="string" table:style-name="ce3">
            <text:p>E08000035</text:p>
          </table:table-cell>
          <table:table-cell office:value-type="string" table:style-name="ce3">
            <text:p>Leeds</text:p>
          </table:table-cell>
          <table:table-cell office:value-type="string" table:style-name="ce3">
            <text:p>MD</text:p>
          </table:table-cell>
          <table:table-cell office:value-type="string" table:style-name="ce3">
            <text:p>YH</text:p>
          </table:table-cell>
          <table:table-cell office:value-type="string" table:style-name="ce3">
            <text:p>West Yorkshire</text:p>
          </table:table-cell>
          <table:table-cell office:value-type="float" office:value="1726.84" table:style-name="ce14">
            <text:p>1,726.84</text:p>
          </table:table-cell>
          <table:table-cell office:value-type="float" office:value="4.9795432024462958" table:style-name="ce15">
            <text:p>4.98<text:s/></text:p>
          </table:table-cell>
          <table:table-cell office:value-type="float" office:value="1737.45" table:style-name="ce14">
            <text:p>1,737.45</text:p>
          </table:table-cell>
          <table:table-cell office:value-type="float" office:value="4.9869480095714573" table:style-name="ce15">
            <text:p>4.99<text:s/></text:p>
          </table:table-cell>
          <table:table-cell office:value-type="float" office:value="32.729999999999997" table:style-name="ce14">
            <text:p>32.73</text:p>
          </table:table-cell>
          <table:table-cell office:value-type="float" office:value="1.98975044350771" table:style-name="ce16">
            <text:p>1.99</text:p>
          </table:table-cell>
          <table:table-cell table:style-name="ce17"/>
          <table:table-cell table:number-columns-repeated="16371"/>
        </table:table-row>
        <table:table-row table:style-name="ro2">
          <table:table-cell office:value-type="string" table:style-name="ce3">
            <text:p>E4705</text:p>
          </table:table-cell>
          <table:table-cell office:value-type="string" table:style-name="ce3">
            <text:p>E08000036</text:p>
          </table:table-cell>
          <table:table-cell office:value-type="string" table:style-name="ce3">
            <text:p>Wakefield</text:p>
          </table:table-cell>
          <table:table-cell office:value-type="string" table:style-name="ce3">
            <text:p>MD</text:p>
          </table:table-cell>
          <table:table-cell office:value-type="string" table:style-name="ce3">
            <text:p>YH</text:p>
          </table:table-cell>
          <table:table-cell office:value-type="string" table:style-name="ce3">
            <text:p>West Yorkshire</text:p>
          </table:table-cell>
          <table:table-cell office:value-type="float" office:value="1716.09" table:style-name="ce14">
            <text:p>1,716.09</text:p>
          </table:table-cell>
          <table:table-cell office:value-type="float" office:value="4.9898135855567007" table:style-name="ce15">
            <text:p>4.99<text:s/></text:p>
          </table:table-cell>
          <table:table-cell office:value-type="float" office:value="1751.03" table:style-name="ce14">
            <text:p>1,751.03</text:p>
          </table:table-cell>
          <table:table-cell office:value-type="float" office:value="5.0357511337188408" table:style-name="ce15">
            <text:p>5.04<text:s/></text:p>
          </table:table-cell>
          <table:table-cell office:value-type="float" office:value="32.69" table:style-name="ce14">
            <text:p>32.69</text:p>
          </table:table-cell>
          <table:table-cell office:value-type="float" office:value="1.9999938189605999" table:style-name="ce16">
            <text:p>2.00</text:p>
          </table:table-cell>
          <table:table-cell table:style-name="ce17"/>
          <table:table-cell table:number-columns-repeated="16371"/>
        </table:table-row>
        <table:table-row table:style-name="ro2">
          <table:table-cell office:value-type="string" table:style-name="ce3">
            <text:p>E0101</text:p>
          </table:table-cell>
          <table:table-cell office:value-type="string" table:style-name="ce3">
            <text:p>E06000022</text:p>
          </table:table-cell>
          <table:table-cell office:value-type="string" table:style-name="ce13">
            <text:p>Bath &amp; North East Somerset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736.42" table:style-name="ce14">
            <text:p>1,736.42</text:p>
          </table:table-cell>
          <table:table-cell office:value-type="float" office:value="4.9894189491504912" table:style-name="ce15">
            <text:p>4.99<text:s/></text:p>
          </table:table-cell>
          <table:table-cell office:value-type="float" office:value="1790.76" table:style-name="ce14">
            <text:p>1,790.76</text:p>
          </table:table-cell>
          <table:table-cell office:value-type="float" office:value="5.1569638390078296" table:style-name="ce15">
            <text:p>5.16<text:s/></text:p>
          </table:table-cell>
          <table:table-cell office:value-type="float" office:value="33.07" table:style-name="ce14">
            <text:p>33.07</text:p>
          </table:table-cell>
          <table:table-cell office:value-type="float" office:value="1.9995157159930099" table:style-name="ce16">
            <text:p>2.00</text:p>
          </table:table-cell>
          <table:table-cell table:style-name="ce17"/>
          <table:table-cell table:number-columns-repeated="16371"/>
        </table:table-row>
        <table:table-row table:style-name="ro2">
          <table:table-cell office:value-type="string" table:style-name="ce3">
            <text:p>E0202</text:p>
          </table:table-cell>
          <table:table-cell office:value-type="string" table:style-name="ce3">
            <text:p>E06000055</text:p>
          </table:table-cell>
          <table:table-cell office:value-type="string" table:style-name="ce3">
            <text:p>Bedford UA</text:p>
          </table:table-cell>
          <table:table-cell office:value-type="string" table:style-name="ce3">
            <text:p>UA</text:p>
          </table:table-cell>
          <table:table-cell office:value-type="string" table:style-name="ce3">
            <text:p>EE</text:p>
          </table:table-cell>
          <table:table-cell office:value-type="string" table:style-name="ce3">
            <text:p>[z]</text:p>
          </table:table-cell>
          <table:table-cell office:value-type="float" office:value="1824.64" table:style-name="ce14">
            <text:p>1,824.64</text:p>
          </table:table-cell>
          <table:table-cell office:value-type="float" office:value="4.9898729515742968" table:style-name="ce15">
            <text:p>4.99<text:s/></text:p>
          </table:table-cell>
          <table:table-cell office:value-type="float" office:value="1859.45" table:style-name="ce14">
            <text:p>1,859.45</text:p>
          </table:table-cell>
          <table:table-cell office:value-type="float" office:value="5.0032470282632708" table:style-name="ce15">
            <text:p>5.00<text:s/></text:p>
          </table:table-cell>
          <table:table-cell office:value-type="float" office:value="34.76" table:style-name="ce14">
            <text:p>34.76</text:p>
          </table:table-cell>
          <table:table-cell office:value-type="float" office:value="1.9999998367145799" table:style-name="ce16">
            <text:p>2.00</text:p>
          </table:table-cell>
          <table:table-cell table:style-name="ce17"/>
          <table:table-cell table:number-columns-repeated="16371"/>
        </table:table-row>
        <table:table-row table:style-name="ro2">
          <table:table-cell office:value-type="string" table:style-name="ce3">
            <text:p>E2301</text:p>
          </table:table-cell>
          <table:table-cell office:value-type="string" table:style-name="ce3">
            <text:p>E06000008</text:p>
          </table:table-cell>
          <table:table-cell office:value-type="string" table:style-name="ce13">
            <text:p>Blackburn with Darwen UA</text:p>
          </table:table-cell>
          <table:table-cell office:value-type="string" table:style-name="ce3">
            <text:p>UA</text:p>
          </table:table-cell>
          <table:table-cell office:value-type="string" table:style-name="ce3">
            <text:p>NW</text:p>
          </table:table-cell>
          <table:table-cell office:value-type="string" table:style-name="ce3">
            <text:p>[z]</text:p>
          </table:table-cell>
          <table:table-cell office:value-type="float" office:value="1871.52" table:style-name="ce14">
            <text:p>1,871.52</text:p>
          </table:table-cell>
          <table:table-cell office:value-type="float" office:value="4.9893973902994571" table:style-name="ce15">
            <text:p>4.99<text:s/></text:p>
          </table:table-cell>
          <table:table-cell office:value-type="float" office:value="1876.55" table:style-name="ce14">
            <text:p>1,876.55</text:p>
          </table:table-cell>
          <table:table-cell office:value-type="float" office:value="5.0023780880172266" table:style-name="ce15">
            <text:p>5.00<text:s/></text:p>
          </table:table-cell>
          <table:table-cell office:value-type="float" office:value="35.65" table:style-name="ce14">
            <text:p>35.65</text:p>
          </table:table-cell>
          <table:table-cell office:value-type="float" office:value="1.9999081692093701" table:style-name="ce16">
            <text:p>2.00</text:p>
          </table:table-cell>
          <table:table-cell table:style-name="ce17"/>
          <table:table-cell table:number-columns-repeated="16371"/>
        </table:table-row>
        <table:table-row table:style-name="ro2">
          <table:table-cell office:value-type="string" table:style-name="ce3">
            <text:p>E2302</text:p>
          </table:table-cell>
          <table:table-cell office:value-type="string" table:style-name="ce3">
            <text:p>E06000009</text:p>
          </table:table-cell>
          <table:table-cell office:value-type="string" table:style-name="ce13">
            <text:p>Blackpool UA</text:p>
          </table:table-cell>
          <table:table-cell office:value-type="string" table:style-name="ce3">
            <text:p>UA</text:p>
          </table:table-cell>
          <table:table-cell office:value-type="string" table:style-name="ce3">
            <text:p>NW</text:p>
          </table:table-cell>
          <table:table-cell office:value-type="string" table:style-name="ce3">
            <text:p>[z]</text:p>
          </table:table-cell>
          <table:table-cell office:value-type="float" office:value="1928.87" table:style-name="ce14">
            <text:p>1,928.87</text:p>
          </table:table-cell>
          <table:table-cell office:value-type="float" office:value="4.9879438067090058" table:style-name="ce15">
            <text:p>4.99<text:s/></text:p>
          </table:table-cell>
          <table:table-cell office:value-type="float" office:value="1928.87" table:style-name="ce14">
            <text:p>1,928.87</text:p>
          </table:table-cell>
          <table:table-cell office:value-type="float" office:value="4.9879438067090058" table:style-name="ce15">
            <text:p>4.99<text:s/></text:p>
          </table:table-cell>
          <table:table-cell office:value-type="float" office:value="36.71" table:style-name="ce14">
            <text:p>36.71</text:p>
          </table:table-cell>
          <table:table-cell office:value-type="float" office:value="1.99811706713855" table:style-name="ce16">
            <text:p>2.00</text:p>
          </table:table-cell>
          <table:table-cell table:style-name="ce17"/>
          <table:table-cell table:number-columns-repeated="16371"/>
        </table:table-row>
        <table:table-row table:style-name="ro2">
          <table:table-cell office:value-type="string" table:style-name="ce3">
            <text:p>E1204</text:p>
          </table:table-cell>
          <table:table-cell office:value-type="string" table:style-name="ce3">
            <text:p>E06000058</text:p>
          </table:table-cell>
          <table:table-cell office:value-type="string" table:style-name="ce13">
            <text:p>Bournemouth, Christchurch &amp; Poole<text:s/></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767.22" table:style-name="ce14">
            <text:p>1,767.22</text:p>
          </table:table-cell>
          <table:table-cell office:value-type="float" office:value="4.9898112557404524" table:style-name="ce15">
            <text:p>4.99<text:s/></text:p>
          </table:table-cell>
          <table:table-cell office:value-type="float" office:value="1776.67" table:style-name="ce14">
            <text:p>1,776.67</text:p>
          </table:table-cell>
          <table:table-cell office:value-type="float" office:value="5.1078783432820902" table:style-name="ce15">
            <text:p>5.11<text:s/></text:p>
          </table:table-cell>
          <table:table-cell office:value-type="float" office:value="33.659999999999997" table:style-name="ce14">
            <text:p>33.66</text:p>
          </table:table-cell>
          <table:table-cell office:value-type="float" office:value="1.99945203114299" table:style-name="ce16">
            <text:p>2.00</text:p>
          </table:table-cell>
          <table:table-cell table:style-name="ce17"/>
          <table:table-cell table:number-columns-repeated="16371"/>
        </table:table-row>
        <table:table-row table:style-name="ro2">
          <table:table-cell office:value-type="string" table:style-name="ce3">
            <text:p>E0301</text:p>
          </table:table-cell>
          <table:table-cell office:value-type="string" table:style-name="ce3">
            <text:p>E06000036</text:p>
          </table:table-cell>
          <table:table-cell office:value-type="string" table:style-name="ce13">
            <text:p>Bracknell Forest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616.13" table:style-name="ce14">
            <text:p>1,616.13</text:p>
          </table:table-cell>
          <table:table-cell office:value-type="float" office:value="4.9871375116931844" table:style-name="ce15">
            <text:p>4.99<text:s/></text:p>
          </table:table-cell>
          <table:table-cell office:value-type="float" office:value="1700.71" table:style-name="ce14">
            <text:p>1,700.71</text:p>
          </table:table-cell>
          <table:table-cell office:value-type="float" office:value="4.881102148548317" table:style-name="ce15">
            <text:p>4.88<text:s/></text:p>
          </table:table-cell>
          <table:table-cell office:value-type="float" office:value="30.79" table:style-name="ce14">
            <text:p>30.79</text:p>
          </table:table-cell>
          <table:table-cell office:value-type="float" office:value="1.99999984731419" table:style-name="ce16">
            <text:p>2.00</text:p>
          </table:table-cell>
          <table:table-cell table:style-name="ce17"/>
          <table:table-cell table:number-columns-repeated="16371"/>
        </table:table-row>
        <table:table-row table:style-name="ro2">
          <table:table-cell office:value-type="string" table:style-name="ce3">
            <text:p>E1401</text:p>
          </table:table-cell>
          <table:table-cell office:value-type="string" table:style-name="ce3">
            <text:p>E06000043</text:p>
          </table:table-cell>
          <table:table-cell office:value-type="string" table:style-name="ce13">
            <text:p>Brighton &amp; Hove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978.02" table:style-name="ce14">
            <text:p>1,978.02</text:p>
          </table:table-cell>
          <table:table-cell office:value-type="float" office:value="4.9932323044666758" table:style-name="ce15">
            <text:p>4.99<text:s/></text:p>
          </table:table-cell>
          <table:table-cell office:value-type="float" office:value="1978.62" table:style-name="ce14">
            <text:p>1,978.62</text:p>
          </table:table-cell>
          <table:table-cell office:value-type="float" office:value="4.9916425671911036" table:style-name="ce15">
            <text:p>4.99<text:s/></text:p>
          </table:table-cell>
          <table:table-cell office:value-type="float" office:value="37.659999999999997" table:style-name="ce14">
            <text:p>37.66</text:p>
          </table:table-cell>
          <table:table-cell office:value-type="float" office:value="1.99899153512151" table:style-name="ce16">
            <text:p>2.00</text:p>
          </table:table-cell>
          <table:table-cell table:style-name="ce17"/>
          <table:table-cell table:number-columns-repeated="16371"/>
        </table:table-row>
        <table:table-row table:style-name="ro2">
          <table:table-cell office:value-type="string" table:style-name="ce3">
            <text:p>E0102</text:p>
          </table:table-cell>
          <table:table-cell office:value-type="string" table:style-name="ce3">
            <text:p>E06000023</text:p>
          </table:table-cell>
          <table:table-cell office:value-type="string" table:style-name="ce13">
            <text:p>Bristol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2095.69" table:style-name="ce14">
            <text:p>2,095.69</text:p>
          </table:table-cell>
          <table:table-cell office:value-type="float" office:value="4.9897549709682503" table:style-name="ce15">
            <text:p>4.99<text:s/></text:p>
          </table:table-cell>
          <table:table-cell office:value-type="float" office:value="2095.69" table:style-name="ce14">
            <text:p>2,095.69</text:p>
          </table:table-cell>
          <table:table-cell office:value-type="float" office:value="4.9897549709682503" table:style-name="ce15">
            <text:p>4.99<text:s/></text:p>
          </table:table-cell>
          <table:table-cell office:value-type="float" office:value="39.92" table:style-name="ce14">
            <text:p>39.92</text:p>
          </table:table-cell>
          <table:table-cell office:value-type="float" office:value="1.99999985366785" table:style-name="ce16">
            <text:p>2.00</text:p>
          </table:table-cell>
          <table:table-cell table:style-name="ce17"/>
          <table:table-cell table:number-columns-repeated="16371"/>
        </table:table-row>
        <table:table-row table:style-name="ro2">
          <table:table-cell office:value-type="string" table:style-name="ce3">
            <text:p>E0402</text:p>
          </table:table-cell>
          <table:table-cell office:value-type="string" table:style-name="ce3">
            <text:p>E06000060</text:p>
          </table:table-cell>
          <table:table-cell office:value-type="string" table:style-name="ce13">
            <text:p>Buckinghamshire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848.41" table:style-name="ce14">
            <text:p>1,848.41</text:p>
          </table:table-cell>
          <table:table-cell office:value-type="float" office:value="4.9791564910208246" table:style-name="ce15">
            <text:p>4.98<text:s/></text:p>
          </table:table-cell>
          <table:table-cell office:value-type="float" office:value="1937.39" table:style-name="ce14">
            <text:p>1,937.39</text:p>
          </table:table-cell>
          <table:table-cell office:value-type="float" office:value="5.0981604743383198" table:style-name="ce15">
            <text:p>5.10<text:s/></text:p>
          </table:table-cell>
          <table:table-cell office:value-type="float" office:value="35.090000000000003" table:style-name="ce14">
            <text:p>35.09</text:p>
          </table:table-cell>
          <table:table-cell office:value-type="float" office:value="1.99291217867355" table:style-name="ce16">
            <text:p>1.99</text:p>
          </table:table-cell>
          <table:table-cell table:style-name="ce17"/>
          <table:table-cell table:number-columns-repeated="16371"/>
        </table:table-row>
        <table:table-row table:style-name="ro2">
          <table:table-cell office:value-type="string" table:style-name="ce3">
            <text:p>E0203</text:p>
          </table:table-cell>
          <table:table-cell office:value-type="string" table:style-name="ce3">
            <text:p>E06000056</text:p>
          </table:table-cell>
          <table:table-cell office:value-type="string" table:style-name="ce3">
            <text:p>Central Bedfordshire UA</text:p>
          </table:table-cell>
          <table:table-cell office:value-type="string" table:style-name="ce3">
            <text:p>UA</text:p>
          </table:table-cell>
          <table:table-cell office:value-type="string" table:style-name="ce3">
            <text:p>EE</text:p>
          </table:table-cell>
          <table:table-cell office:value-type="string" table:style-name="ce3">
            <text:p>[z]</text:p>
          </table:table-cell>
          <table:table-cell office:value-type="float" office:value="1752.3" table:style-name="ce14">
            <text:p>1,752.30</text:p>
          </table:table-cell>
          <table:table-cell office:value-type="float" office:value="4.9897544666930278" table:style-name="ce15">
            <text:p>4.99<text:s/></text:p>
          </table:table-cell>
          <table:table-cell office:value-type="float" office:value="1897.74" table:style-name="ce14">
            <text:p>1,897.74</text:p>
          </table:table-cell>
          <table:table-cell office:value-type="float" office:value="4.9507250223977159" table:style-name="ce15">
            <text:p>4.95<text:s/></text:p>
          </table:table-cell>
          <table:table-cell office:value-type="float" office:value="33.380000000000003" table:style-name="ce14">
            <text:p>33.38</text:p>
          </table:table-cell>
          <table:table-cell office:value-type="float" office:value="1.99999673400862" table:style-name="ce16">
            <text:p>2.00</text:p>
          </table:table-cell>
          <table:table-cell table:style-name="ce17"/>
          <table:table-cell table:number-columns-repeated="16371"/>
        </table:table-row>
        <table:table-row table:style-name="ro2">
          <table:table-cell office:value-type="string" table:style-name="ce3">
            <text:p>E0603</text:p>
          </table:table-cell>
          <table:table-cell office:value-type="string" table:style-name="ce3">
            <text:p>E06000049</text:p>
          </table:table-cell>
          <table:table-cell office:value-type="string" table:style-name="ce3">
            <text:p>Cheshire East UA</text:p>
          </table:table-cell>
          <table:table-cell office:value-type="string" table:style-name="ce3">
            <text:p>UA</text:p>
          </table:table-cell>
          <table:table-cell office:value-type="string" table:style-name="ce3">
            <text:p>NW</text:p>
          </table:table-cell>
          <table:table-cell office:value-type="string" table:style-name="ce3">
            <text:p>[z]</text:p>
          </table:table-cell>
          <table:table-cell office:value-type="float" office:value="1792.59" table:style-name="ce14">
            <text:p>1,792.59</text:p>
          </table:table-cell>
          <table:table-cell office:value-type="float" office:value="4.9900725669003458" table:style-name="ce15">
            <text:p>4.99<text:s/></text:p>
          </table:table-cell>
          <table:table-cell office:value-type="float" office:value="1864.16" table:style-name="ce14">
            <text:p>1,864.16</text:p>
          </table:table-cell>
          <table:table-cell office:value-type="float" office:value="5.2543616961210651" table:style-name="ce15">
            <text:p>5.25<text:s/></text:p>
          </table:table-cell>
          <table:table-cell office:value-type="float" office:value="34.15" table:style-name="ce14">
            <text:p>34.15</text:p>
          </table:table-cell>
          <table:table-cell office:value-type="float" office:value="2.0001289522091699" table:style-name="ce16">
            <text:p>2.00</text:p>
          </table:table-cell>
          <table:table-cell table:style-name="ce17"/>
          <table:table-cell table:number-columns-repeated="16371"/>
        </table:table-row>
        <table:table-row table:style-name="ro2">
          <table:table-cell office:value-type="string" table:style-name="ce3">
            <text:p>E0604</text:p>
          </table:table-cell>
          <table:table-cell office:value-type="string" table:style-name="ce3">
            <text:p>E06000050</text:p>
          </table:table-cell>
          <table:table-cell office:value-type="string" table:style-name="ce3">
            <text:p>Cheshire West and Chester UA</text:p>
          </table:table-cell>
          <table:table-cell office:value-type="string" table:style-name="ce3">
            <text:p>UA</text:p>
          </table:table-cell>
          <table:table-cell office:value-type="string" table:style-name="ce3">
            <text:p>NW</text:p>
          </table:table-cell>
          <table:table-cell office:value-type="string" table:style-name="ce3">
            <text:p>[z]</text:p>
          </table:table-cell>
          <table:table-cell office:value-type="float" office:value="1884.07" table:style-name="ce14">
            <text:p>1,884.07</text:p>
          </table:table-cell>
          <table:table-cell office:value-type="float" office:value="4.9901923634175134" table:style-name="ce15">
            <text:p>4.99<text:s/></text:p>
          </table:table-cell>
          <table:table-cell office:value-type="float" office:value="1924.05" table:style-name="ce14">
            <text:p>1,924.05</text:p>
          </table:table-cell>
          <table:table-cell office:value-type="float" office:value="5.0515143077099465" table:style-name="ce15">
            <text:p>5.05<text:s/></text:p>
          </table:table-cell>
          <table:table-cell office:value-type="float" office:value="35.89" table:style-name="ce14">
            <text:p>35.89</text:p>
          </table:table-cell>
          <table:table-cell office:value-type="float" office:value="1.99997784463228" table:style-name="ce16">
            <text:p>2.00</text:p>
          </table:table-cell>
          <table:table-cell table:style-name="ce17"/>
          <table:table-cell table:number-columns-repeated="16371"/>
        </table:table-row>
        <table:table-row table:style-name="ro2">
          <table:table-cell office:value-type="string" table:style-name="ce3">
            <text:p>E0801</text:p>
          </table:table-cell>
          <table:table-cell office:value-type="string" table:style-name="ce3">
            <text:p>E06000052</text:p>
          </table:table-cell>
          <table:table-cell office:value-type="string" table:style-name="ce3">
            <text:p>Cornwall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892.75" table:style-name="ce14">
            <text:p>1,892.75</text:p>
          </table:table-cell>
          <table:table-cell office:value-type="float" office:value="4.990043210801038" table:style-name="ce15">
            <text:p>4.99<text:s/></text:p>
          </table:table-cell>
          <table:table-cell office:value-type="float" office:value="2068.04" table:style-name="ce14">
            <text:p>2,068.04</text:p>
          </table:table-cell>
          <table:table-cell office:value-type="float" office:value="5.5213972640484146" table:style-name="ce15">
            <text:p>5.52<text:s/></text:p>
          </table:table-cell>
          <table:table-cell office:value-type="float" office:value="36.06" table:style-name="ce14">
            <text:p>36.06</text:p>
          </table:table-cell>
          <table:table-cell office:value-type="float" office:value="2.00023269808367" table:style-name="ce16">
            <text:p>2.00</text:p>
          </table:table-cell>
          <table:table-cell table:style-name="ce17"/>
          <table:table-cell table:number-columns-repeated="16371"/>
        </table:table-row>
        <table:table-row table:style-name="ro2">
          <table:table-cell office:value-type="string" table:style-name="ce3">
            <text:p>E0901</text:p>
          </table:table-cell>
          <table:table-cell office:value-type="string" table:style-name="ce3">
            <text:p>E06000063</text:p>
          </table:table-cell>
          <table:table-cell office:value-type="string" table:style-name="ce3">
            <text:p>Cumberland</text:p>
          </table:table-cell>
          <table:table-cell office:value-type="string" table:style-name="ce3">
            <text:p>UA</text:p>
          </table:table-cell>
          <table:table-cell office:value-type="string" table:style-name="ce26">
            <text:p>NW</text:p>
          </table:table-cell>
          <table:table-cell office:value-type="string" table:style-name="ce3">
            <text:p>[z]</text:p>
          </table:table-cell>
          <table:table-cell office:value-type="float" office:value="1816.8" table:style-name="ce14">
            <text:p>1,816.80</text:p>
          </table:table-cell>
          <table:table-cell office:value-type="float" office:value="4.9900314946979059" table:style-name="ce15">
            <text:p>4.99<text:s/></text:p>
          </table:table-cell>
          <table:table-cell office:value-type="float" office:value="1880.54" table:style-name="ce14">
            <text:p>1,880.54</text:p>
          </table:table-cell>
          <table:table-cell office:value-type="float" office:value="5.2385935655006017" table:style-name="ce15">
            <text:p>5.24<text:s/></text:p>
          </table:table-cell>
          <table:table-cell office:value-type="float" office:value="34.61" table:style-name="ce14">
            <text:p>34.61</text:p>
          </table:table-cell>
          <table:table-cell office:value-type="float" office:value="2.0000571795070399" table:style-name="ce16">
            <text:p>2.00</text:p>
          </table:table-cell>
          <table:table-cell office:value-type="string" table:style-name="ce17">
            <text:p>[note b]</text:p>
          </table:table-cell>
          <table:table-cell table:number-columns-repeated="16371"/>
        </table:table-row>
        <table:table-row table:style-name="ro2">
          <table:table-cell office:value-type="string" table:style-name="ce3">
            <text:p>E1301</text:p>
          </table:table-cell>
          <table:table-cell office:value-type="string" table:style-name="ce3">
            <text:p>E06000005</text:p>
          </table:table-cell>
          <table:table-cell office:value-type="string" table:style-name="ce13">
            <text:p>Darlington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1866.02" table:style-name="ce14">
            <text:p>1,866.02</text:p>
          </table:table-cell>
          <table:table-cell office:value-type="float" office:value="4.99006937372351" table:style-name="ce15">
            <text:p>4.99<text:s/></text:p>
          </table:table-cell>
          <table:table-cell office:value-type="float" office:value="1872.5" table:style-name="ce14">
            <text:p>1,872.50</text:p>
          </table:table-cell>
          <table:table-cell office:value-type="float" office:value="5.0178628514382835" table:style-name="ce15">
            <text:p>5.02<text:s/></text:p>
          </table:table-cell>
          <table:table-cell office:value-type="float" office:value="35.549999999999997" table:style-name="ce14">
            <text:p>35.55</text:p>
          </table:table-cell>
          <table:table-cell office:value-type="float" office:value="1.99999933491837" table:style-name="ce16">
            <text:p>2.00</text:p>
          </table:table-cell>
          <table:table-cell table:style-name="ce17"/>
          <table:table-cell table:number-columns-repeated="16371"/>
        </table:table-row>
        <table:table-row table:style-name="ro2">
          <table:table-cell office:value-type="string" table:style-name="ce3">
            <text:p>E1001</text:p>
          </table:table-cell>
          <table:table-cell office:value-type="string" table:style-name="ce3">
            <text:p>E06000015</text:p>
          </table:table-cell>
          <table:table-cell office:value-type="string" table:style-name="ce13">
            <text:p>Derby UA</text:p>
          </table:table-cell>
          <table:table-cell office:value-type="string" table:style-name="ce3">
            <text:p>UA</text:p>
          </table:table-cell>
          <table:table-cell office:value-type="string" table:style-name="ce3">
            <text:p>EM</text:p>
          </table:table-cell>
          <table:table-cell office:value-type="string" table:style-name="ce3">
            <text:p>[z]</text:p>
          </table:table-cell>
          <table:table-cell office:value-type="float" office:value="1739.34" table:style-name="ce14">
            <text:p>1,739.34</text:p>
          </table:table-cell>
          <table:table-cell office:value-type="float" office:value="4.9901308045657764" table:style-name="ce15">
            <text:p>4.99<text:s/></text:p>
          </table:table-cell>
          <table:table-cell office:value-type="float" office:value="1739.34" table:style-name="ce14">
            <text:p>1,739.34</text:p>
          </table:table-cell>
          <table:table-cell office:value-type="float" office:value="4.9901308045657764" table:style-name="ce15">
            <text:p>4.99<text:s/></text:p>
          </table:table-cell>
          <table:table-cell office:value-type="float" office:value="33.130000000000003" table:style-name="ce14">
            <text:p>33.13</text:p>
          </table:table-cell>
          <table:table-cell office:value-type="float" office:value="1.9997955814796899" table:style-name="ce16">
            <text:p>2.00</text:p>
          </table:table-cell>
          <table:table-cell table:style-name="ce17"/>
          <table:table-cell table:number-columns-repeated="16371"/>
        </table:table-row>
        <table:table-row table:style-name="ro2">
          <table:table-cell office:value-type="string" table:style-name="ce3">
            <text:p>E1203</text:p>
          </table:table-cell>
          <table:table-cell office:value-type="string" table:style-name="ce3">
            <text:p>E06000059</text:p>
          </table:table-cell>
          <table:table-cell office:value-type="string" table:style-name="ce13">
            <text:p>Dorset Council</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2001.15" table:style-name="ce14">
            <text:p>2,001.15</text:p>
          </table:table-cell>
          <table:table-cell office:value-type="float" office:value="4.9959862114558256" table:style-name="ce15">
            <text:p>5.00<text:s/></text:p>
          </table:table-cell>
          <table:table-cell office:value-type="float" office:value="2123.1" table:style-name="ce14">
            <text:p>2,123.10</text:p>
          </table:table-cell>
          <table:table-cell office:value-type="float" office:value="4.9584734032034783" table:style-name="ce15">
            <text:p>4.96<text:s/></text:p>
          </table:table-cell>
          <table:table-cell office:value-type="float" office:value="38.07" table:style-name="ce14">
            <text:p>38.07</text:p>
          </table:table-cell>
          <table:table-cell office:value-type="float" office:value="1.9974500368068" table:style-name="ce16">
            <text:p>2.00</text:p>
          </table:table-cell>
          <table:table-cell table:style-name="ce17"/>
          <table:table-cell table:number-columns-repeated="16371"/>
        </table:table-row>
        <table:table-row table:style-name="ro2">
          <table:table-cell office:value-type="string" table:style-name="ce3">
            <text:p>E1302</text:p>
          </table:table-cell>
          <table:table-cell office:value-type="string" table:style-name="ce3">
            <text:p>E06000047</text:p>
          </table:table-cell>
          <table:table-cell office:value-type="string" table:style-name="ce3">
            <text:p>Durham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1934.18" table:style-name="ce14">
            <text:p>1,934.18</text:p>
          </table:table-cell>
          <table:table-cell office:value-type="float" office:value="4.990093635500072" table:style-name="ce15">
            <text:p>4.99<text:s/></text:p>
          </table:table-cell>
          <table:table-cell office:value-type="float" office:value="2044.83" table:style-name="ce14">
            <text:p>2,044.83</text:p>
          </table:table-cell>
          <table:table-cell office:value-type="float" office:value="5.0678244784708602" table:style-name="ce15">
            <text:p>5.07<text:s/></text:p>
          </table:table-cell>
          <table:table-cell office:value-type="float" office:value="36.85" table:style-name="ce14">
            <text:p>36.85</text:p>
          </table:table-cell>
          <table:table-cell office:value-type="float" office:value="2.0000651181728002" table:style-name="ce16">
            <text:p>2.00</text:p>
          </table:table-cell>
          <table:table-cell table:style-name="ce17"/>
          <table:table-cell table:number-columns-repeated="16371"/>
        </table:table-row>
        <table:table-row table:style-name="ro2">
          <table:table-cell office:value-type="string" table:style-name="ce3">
            <text:p>E2001</text:p>
          </table:table-cell>
          <table:table-cell office:value-type="string" table:style-name="ce3">
            <text:p>E06000011</text:p>
          </table:table-cell>
          <table:table-cell office:value-type="string" table:style-name="ce13">
            <text:p>East Riding of Yorkshire UA</text:p>
          </table:table-cell>
          <table:table-cell office:value-type="string" table:style-name="ce3">
            <text:p>UA</text:p>
          </table:table-cell>
          <table:table-cell office:value-type="string" table:style-name="ce3">
            <text:p>YH</text:p>
          </table:table-cell>
          <table:table-cell office:value-type="string" table:style-name="ce3">
            <text:p>[z]</text:p>
          </table:table-cell>
          <table:table-cell office:value-type="float" office:value="1786.29" table:style-name="ce14">
            <text:p>1,786.29</text:p>
          </table:table-cell>
          <table:table-cell office:value-type="float" office:value="4.9857181479435262" table:style-name="ce15">
            <text:p>4.99<text:s/></text:p>
          </table:table-cell>
          <table:table-cell office:value-type="float" office:value="1851.27" table:style-name="ce14">
            <text:p>1,851.27</text:p>
          </table:table-cell>
          <table:table-cell office:value-type="float" office:value="5.1433796593419672" table:style-name="ce15">
            <text:p>5.14<text:s/></text:p>
          </table:table-cell>
          <table:table-cell office:value-type="float" office:value="33.950000000000003" table:style-name="ce14">
            <text:p>33.95</text:p>
          </table:table-cell>
          <table:table-cell office:value-type="float" office:value="1.99534534864411" table:style-name="ce16">
            <text:p>2.00</text:p>
          </table:table-cell>
          <table:table-cell table:style-name="ce17"/>
          <table:table-cell table:number-columns-repeated="16371"/>
        </table:table-row>
        <table:table-row table:style-name="ro2">
          <table:table-cell office:value-type="string" table:style-name="ce3">
            <text:p>E0601</text:p>
          </table:table-cell>
          <table:table-cell office:value-type="string" table:style-name="ce3">
            <text:p>E06000006</text:p>
          </table:table-cell>
          <table:table-cell office:value-type="string" table:style-name="ce3">
            <text:p>Halton UA</text:p>
          </table:table-cell>
          <table:table-cell office:value-type="string" table:style-name="ce3">
            <text:p>UA</text:p>
          </table:table-cell>
          <table:table-cell office:value-type="string" table:style-name="ce3">
            <text:p>NW</text:p>
          </table:table-cell>
          <table:table-cell office:value-type="string" table:style-name="ce3">
            <text:p>[z]</text:p>
          </table:table-cell>
          <table:table-cell office:value-type="float" office:value="1758.89" table:style-name="ce14">
            <text:p>1,758.89</text:p>
          </table:table-cell>
          <table:table-cell office:value-type="float" office:value="4.9901808045174345" table:style-name="ce15">
            <text:p>4.99<text:s/></text:p>
          </table:table-cell>
          <table:table-cell office:value-type="float" office:value="1764.77" table:style-name="ce14">
            <text:p>1,764.77</text:p>
          </table:table-cell>
          <table:table-cell office:value-type="float" office:value="5.0533371431292631" table:style-name="ce15">
            <text:p>5.05<text:s/></text:p>
          </table:table-cell>
          <table:table-cell office:value-type="float" office:value="33.51" table:style-name="ce14">
            <text:p>33.51</text:p>
          </table:table-cell>
          <table:table-cell office:value-type="float" office:value="2.0002513750426498" table:style-name="ce16">
            <text:p>2.00</text:p>
          </table:table-cell>
          <table:table-cell table:style-name="ce17"/>
          <table:table-cell table:number-columns-repeated="16371"/>
        </table:table-row>
        <table:table-row table:style-name="ro2">
          <table:table-cell office:value-type="string" table:style-name="ce3">
            <text:p>E0701</text:p>
          </table:table-cell>
          <table:table-cell office:value-type="string" table:style-name="ce3">
            <text:p>E06000001</text:p>
          </table:table-cell>
          <table:table-cell office:value-type="string" table:style-name="ce3">
            <text:p>Hartlepool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1984.42" table:style-name="ce14">
            <text:p>1,984.42</text:p>
          </table:table-cell>
          <table:table-cell office:value-type="float" office:value="2.9899159751091249" table:style-name="ce15">
            <text:p>2.99<text:s/></text:p>
          </table:table-cell>
          <table:table-cell office:value-type="float" office:value="1987.16" table:style-name="ce14">
            <text:p>1,987.16</text:p>
          </table:table-cell>
          <table:table-cell office:value-type="float" office:value="2.992609177887656" table:style-name="ce15">
            <text:p>2.99<text:s/></text:p>
          </table:table-cell>
          <table:table-cell office:value-type="float" office:value="38.53" table:style-name="ce14">
            <text:p>38.53</text:p>
          </table:table-cell>
          <table:table-cell office:value-type="float" office:value="1.9996774193665301" table:style-name="ce16">
            <text:p>2.00</text:p>
          </table:table-cell>
          <table:table-cell table:style-name="ce17"/>
          <table:table-cell table:number-columns-repeated="16371"/>
        </table:table-row>
        <table:table-row table:style-name="ro2">
          <table:table-cell office:value-type="string" table:style-name="ce3">
            <text:p>E1801</text:p>
          </table:table-cell>
          <table:table-cell office:value-type="string" table:style-name="ce3">
            <text:p>E06000019</text:p>
          </table:table-cell>
          <table:table-cell office:value-type="string" table:style-name="ce13">
            <text:p>Herefordshire UA</text:p>
          </table:table-cell>
          <table:table-cell office:value-type="string" table:style-name="ce3">
            <text:p>UA</text:p>
          </table:table-cell>
          <table:table-cell office:value-type="string" table:style-name="ce3">
            <text:p>WM</text:p>
          </table:table-cell>
          <table:table-cell office:value-type="string" table:style-name="ce3">
            <text:p>[z]</text:p>
          </table:table-cell>
          <table:table-cell office:value-type="float" office:value="1875.76" table:style-name="ce14">
            <text:p>1,875.76</text:p>
          </table:table-cell>
          <table:table-cell office:value-type="float" office:value="4.9898970676308814" table:style-name="ce15">
            <text:p>4.99<text:s/></text:p>
          </table:table-cell>
          <table:table-cell office:value-type="float" office:value="1954.79" table:style-name="ce14">
            <text:p>1,954.79</text:p>
          </table:table-cell>
          <table:table-cell office:value-type="float" office:value="4.955167785234897" table:style-name="ce15">
            <text:p>4.96<text:s/></text:p>
          </table:table-cell>
          <table:table-cell office:value-type="float" office:value="35.729999999999997" table:style-name="ce14">
            <text:p>35.73</text:p>
          </table:table-cell>
          <table:table-cell office:value-type="float" office:value="1.99987886198783" table:style-name="ce16">
            <text:p>2.00</text:p>
          </table:table-cell>
          <table:table-cell table:style-name="ce17"/>
          <table:table-cell table:number-columns-repeated="16371"/>
        </table:table-row>
        <table:table-row table:style-name="ro9">
          <table:table-cell office:value-type="string" table:style-name="ce3">
            <text:p>E2101</text:p>
          </table:table-cell>
          <table:table-cell office:value-type="string" table:style-name="ce3">
            <text:p>E06000046</text:p>
          </table:table-cell>
          <table:table-cell office:value-type="string" table:style-name="ce13">
            <text:p>Isle of Wight Council<text:span text:style-name="T10"><text:s/></text:span>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908.39" table:style-name="ce14">
            <text:p>1,908.39</text:p>
          </table:table-cell>
          <table:table-cell office:value-type="float" office:value="4.9944707610543624" table:style-name="ce15">
            <text:p>4.99<text:s/></text:p>
          </table:table-cell>
          <table:table-cell office:value-type="float" office:value="2029.27" table:style-name="ce14">
            <text:p>2,029.27</text:p>
          </table:table-cell>
          <table:table-cell office:value-type="float" office:value="5.3339977472216598" table:style-name="ce15">
            <text:p>5.33<text:s/></text:p>
          </table:table-cell>
          <table:table-cell office:value-type="float" office:value="36.35" table:style-name="ce14">
            <text:p>36.35</text:p>
          </table:table-cell>
          <table:table-cell office:value-type="float" office:value="1.99987961416513" table:style-name="ce16">
            <text:p>2.00</text:p>
          </table:table-cell>
          <table:table-cell table:style-name="ce17"/>
          <table:table-cell table:number-columns-repeated="16371"/>
        </table:table-row>
        <table:table-row table:style-name="ro2">
          <table:table-cell office:value-type="string" table:style-name="ce3">
            <text:p>E4001</text:p>
          </table:table-cell>
          <table:table-cell office:value-type="string" table:style-name="ce3">
            <text:p>E06000053</text:p>
          </table:table-cell>
          <table:table-cell office:value-type="string" table:style-name="ce3">
            <text:p>Isles of Scilly</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582.85" table:style-name="ce14">
            <text:p>1,582.85</text:p>
          </table:table-cell>
          <table:table-cell office:value-type="float" office:value="4.9899842135286097" table:style-name="ce15">
            <text:p>4.99<text:s/></text:p>
          </table:table-cell>
          <table:table-cell office:value-type="float" office:value="1582.85" table:style-name="ce14">
            <text:p>1,582.85</text:p>
          </table:table-cell>
          <table:table-cell office:value-type="float" office:value="4.9899842135286097" table:style-name="ce15">
            <text:p>4.99<text:s/></text:p>
          </table:table-cell>
          <table:table-cell office:value-type="float" office:value="30.15" table:style-name="ce14">
            <text:p>30.15</text:p>
          </table:table-cell>
          <table:table-cell office:value-type="float" office:value="1.9998621365734299" table:style-name="ce16">
            <text:p>2.00</text:p>
          </table:table-cell>
          <table:table-cell table:style-name="ce17"/>
          <table:table-cell table:number-columns-repeated="16371"/>
        </table:table-row>
        <table:table-row table:style-name="ro2">
          <table:table-cell office:value-type="string" table:style-name="ce3">
            <text:p>E2002</text:p>
          </table:table-cell>
          <table:table-cell office:value-type="string" table:style-name="ce3">
            <text:p>E06000010</text:p>
          </table:table-cell>
          <table:table-cell office:value-type="string" table:style-name="ce13">
            <text:p>Kingston-upon-Hull UA</text:p>
          </table:table-cell>
          <table:table-cell office:value-type="string" table:style-name="ce3">
            <text:p>UA</text:p>
          </table:table-cell>
          <table:table-cell office:value-type="string" table:style-name="ce3">
            <text:p>YH</text:p>
          </table:table-cell>
          <table:table-cell office:value-type="string" table:style-name="ce3">
            <text:p>[z]</text:p>
          </table:table-cell>
          <table:table-cell office:value-type="float" office:value="1699.61" table:style-name="ce14">
            <text:p>1,699.61</text:p>
          </table:table-cell>
          <table:table-cell office:value-type="float" office:value="4.9900236590624081" table:style-name="ce15">
            <text:p>4.99<text:s/></text:p>
          </table:table-cell>
          <table:table-cell office:value-type="float" office:value="1699.61" table:style-name="ce14">
            <text:p>1,699.61</text:p>
          </table:table-cell>
          <table:table-cell office:value-type="float" office:value="4.9900236590624081" table:style-name="ce15">
            <text:p>4.99<text:s/></text:p>
          </table:table-cell>
          <table:table-cell office:value-type="float" office:value="32.380000000000003" table:style-name="ce14">
            <text:p>32.38</text:p>
          </table:table-cell>
          <table:table-cell office:value-type="float" office:value="2.0002099533152999" table:style-name="ce16">
            <text:p>2.00</text:p>
          </table:table-cell>
          <table:table-cell table:style-name="ce17"/>
          <table:table-cell table:number-columns-repeated="16371"/>
        </table:table-row>
        <table:table-row table:style-name="ro2">
          <table:table-cell office:value-type="string" table:style-name="ce3">
            <text:p>E2401</text:p>
          </table:table-cell>
          <table:table-cell office:value-type="string" table:style-name="ce3">
            <text:p>E06000016</text:p>
          </table:table-cell>
          <table:table-cell office:value-type="string" table:style-name="ce13">
            <text:p>Leicester UA</text:p>
          </table:table-cell>
          <table:table-cell office:value-type="string" table:style-name="ce3">
            <text:p>UA</text:p>
          </table:table-cell>
          <table:table-cell office:value-type="string" table:style-name="ce3">
            <text:p>EM</text:p>
          </table:table-cell>
          <table:table-cell office:value-type="string" table:style-name="ce3">
            <text:p>[z]</text:p>
          </table:table-cell>
          <table:table-cell office:value-type="float" office:value="1924.63" table:style-name="ce14">
            <text:p>1,924.63</text:p>
          </table:table-cell>
          <table:table-cell office:value-type="float" office:value="4.99890889252592" table:style-name="ce15">
            <text:p>5.00<text:s/></text:p>
          </table:table-cell>
          <table:table-cell office:value-type="float" office:value="1924.63" table:style-name="ce14">
            <text:p>1,924.63</text:p>
          </table:table-cell>
          <table:table-cell office:value-type="float" office:value="4.99890889252592" table:style-name="ce15">
            <text:p>5.00<text:s/></text:p>
          </table:table-cell>
          <table:table-cell office:value-type="float" office:value="36.65" table:style-name="ce14">
            <text:p>36.65</text:p>
          </table:table-cell>
          <table:table-cell office:value-type="float" office:value="1.9995182643120499" table:style-name="ce16">
            <text:p>2.00</text:p>
          </table:table-cell>
          <table:table-cell table:style-name="ce17"/>
          <table:table-cell table:number-columns-repeated="16371"/>
        </table:table-row>
        <table:table-row table:style-name="ro2">
          <table:table-cell office:value-type="string" table:style-name="ce3">
            <text:p>E0201</text:p>
          </table:table-cell>
          <table:table-cell office:value-type="string" table:style-name="ce3">
            <text:p>E06000032</text:p>
          </table:table-cell>
          <table:table-cell office:value-type="string" table:style-name="ce13">
            <text:p>Luton UA</text:p>
          </table:table-cell>
          <table:table-cell office:value-type="string" table:style-name="ce3">
            <text:p>UA</text:p>
          </table:table-cell>
          <table:table-cell office:value-type="string" table:style-name="ce3">
            <text:p>EE</text:p>
          </table:table-cell>
          <table:table-cell office:value-type="string" table:style-name="ce3">
            <text:p>[z]</text:p>
          </table:table-cell>
          <table:table-cell office:value-type="float" office:value="1832.19" table:style-name="ce14">
            <text:p>1,832.19</text:p>
          </table:table-cell>
          <table:table-cell office:value-type="float" office:value="4.9905449544438794" table:style-name="ce15">
            <text:p>4.99<text:s/></text:p>
          </table:table-cell>
          <table:table-cell office:value-type="float" office:value="1832.19" table:style-name="ce14">
            <text:p>1,832.19</text:p>
          </table:table-cell>
          <table:table-cell office:value-type="float" office:value="4.9905449544438794" table:style-name="ce15">
            <text:p>4.99<text:s/></text:p>
          </table:table-cell>
          <table:table-cell office:value-type="float" office:value="34.9" table:style-name="ce14">
            <text:p>34.90</text:p>
          </table:table-cell>
          <table:table-cell office:value-type="float" office:value="1.99988532204382" table:style-name="ce16">
            <text:p>2.00</text:p>
          </table:table-cell>
          <table:table-cell table:style-name="ce17"/>
          <table:table-cell table:number-columns-repeated="16371"/>
        </table:table-row>
        <table:table-row table:style-name="ro2">
          <table:table-cell office:value-type="string" table:style-name="ce3">
            <text:p>E2201</text:p>
          </table:table-cell>
          <table:table-cell office:value-type="string" table:style-name="ce3">
            <text:p>E06000035</text:p>
          </table:table-cell>
          <table:table-cell office:value-type="string" table:style-name="ce13">
            <text:p>Medway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754.69" table:style-name="ce14">
            <text:p>1,754.69</text:p>
          </table:table-cell>
          <table:table-cell office:value-type="float" office:value="4.993926628890101" table:style-name="ce15">
            <text:p>4.99<text:s/></text:p>
          </table:table-cell>
          <table:table-cell office:value-type="float" office:value="1762.29" table:style-name="ce14">
            <text:p>1,762.29</text:p>
          </table:table-cell>
          <table:table-cell office:value-type="float" office:value="5.0163576881134171" table:style-name="ce15">
            <text:p>5.02<text:s/></text:p>
          </table:table-cell>
          <table:table-cell office:value-type="float" office:value="33.42" table:style-name="ce14">
            <text:p>33.42</text:p>
          </table:table-cell>
          <table:table-cell office:value-type="float" office:value="1.9996446210407901" table:style-name="ce16">
            <text:p>2.00</text:p>
          </table:table-cell>
          <table:table-cell table:style-name="ce17"/>
          <table:table-cell table:number-columns-repeated="16371"/>
        </table:table-row>
        <table:table-row table:style-name="ro2">
          <table:table-cell office:value-type="string" table:style-name="ce3">
            <text:p>E0702</text:p>
          </table:table-cell>
          <table:table-cell office:value-type="string" table:style-name="ce3">
            <text:p>E06000002</text:p>
          </table:table-cell>
          <table:table-cell office:value-type="string" table:style-name="ce13">
            <text:p>Middlesbrough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1975.76" table:style-name="ce14">
            <text:p>1,975.76</text:p>
          </table:table-cell>
          <table:table-cell office:value-type="float" office:value="4.9897441892595671" table:style-name="ce15">
            <text:p>4.99<text:s/></text:p>
          </table:table-cell>
          <table:table-cell office:value-type="float" office:value="1976.82" table:style-name="ce14">
            <text:p>1,976.82</text:p>
          </table:table-cell>
          <table:table-cell office:value-type="float" office:value="4.9925112331502746" table:style-name="ce15">
            <text:p>4.99<text:s/></text:p>
          </table:table-cell>
          <table:table-cell office:value-type="float" office:value="37.64" table:style-name="ce14">
            <text:p>37.64</text:p>
          </table:table-cell>
          <table:table-cell office:value-type="float" office:value="2.0001494418431802" table:style-name="ce16">
            <text:p>2.00</text:p>
          </table:table-cell>
          <table:table-cell table:style-name="ce17"/>
          <table:table-cell table:number-columns-repeated="16371"/>
        </table:table-row>
        <table:table-row table:style-name="ro2">
          <table:table-cell office:value-type="string" table:style-name="ce3">
            <text:p>E0401</text:p>
          </table:table-cell>
          <table:table-cell office:value-type="string" table:style-name="ce3">
            <text:p>E06000042</text:p>
          </table:table-cell>
          <table:table-cell office:value-type="string" table:style-name="ce3">
            <text:p>Milton Keynes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676.08" table:style-name="ce14">
            <text:p>1,676.08</text:p>
          </table:table-cell>
          <table:table-cell office:value-type="float" office:value="4.9892572803066759" table:style-name="ce15">
            <text:p>4.99<text:s/></text:p>
          </table:table-cell>
          <table:table-cell office:value-type="float" office:value="1801.72" table:style-name="ce14">
            <text:p>1,801.72</text:p>
          </table:table-cell>
          <table:table-cell office:value-type="float" office:value="5.1988696078660324" table:style-name="ce15">
            <text:p>5.20<text:s/></text:p>
          </table:table-cell>
          <table:table-cell office:value-type="float" office:value="31.92" table:style-name="ce14">
            <text:p>31.92</text:p>
          </table:table-cell>
          <table:table-cell office:value-type="float" office:value="1.9994608855571001" table:style-name="ce16">
            <text:p>2.00</text:p>
          </table:table-cell>
          <table:table-cell table:style-name="ce17"/>
          <table:table-cell table:number-columns-repeated="16371"/>
        </table:table-row>
        <table:table-row table:style-name="ro2">
          <table:table-cell office:value-type="string" table:style-name="ce3">
            <text:p>E2003</text:p>
          </table:table-cell>
          <table:table-cell office:value-type="string" table:style-name="ce3">
            <text:p>E06000012</text:p>
          </table:table-cell>
          <table:table-cell office:value-type="string" table:style-name="ce3">
            <text:p>North East Lincolnshire UA</text:p>
          </table:table-cell>
          <table:table-cell office:value-type="string" table:style-name="ce3">
            <text:p>UA</text:p>
          </table:table-cell>
          <table:table-cell office:value-type="string" table:style-name="ce3">
            <text:p>YH</text:p>
          </table:table-cell>
          <table:table-cell office:value-type="string" table:style-name="ce3">
            <text:p>[z]</text:p>
          </table:table-cell>
          <table:table-cell office:value-type="float" office:value="1877.32" table:style-name="ce14">
            <text:p>1,877.32</text:p>
          </table:table-cell>
          <table:table-cell office:value-type="float" office:value="4.9796730918709118" table:style-name="ce15">
            <text:p>4.98<text:s/></text:p>
          </table:table-cell>
          <table:table-cell office:value-type="float" office:value="1897.07" table:style-name="ce14">
            <text:p>1,897.07</text:p>
          </table:table-cell>
          <table:table-cell office:value-type="float" office:value="4.9786951469204821" table:style-name="ce15">
            <text:p>4.98<text:s/></text:p>
          </table:table-cell>
          <table:table-cell office:value-type="float" office:value="35.770000000000003" table:style-name="ce14">
            <text:p>35.77</text:p>
          </table:table-cell>
          <table:table-cell office:value-type="float" office:value="2.0002573226576499" table:style-name="ce16">
            <text:p>2.00</text:p>
          </table:table-cell>
          <table:table-cell table:style-name="ce17"/>
          <table:table-cell table:number-columns-repeated="16371"/>
        </table:table-row>
        <table:table-row table:style-name="ro2">
          <table:table-cell office:value-type="string" table:style-name="ce3">
            <text:p>E2004</text:p>
          </table:table-cell>
          <table:table-cell office:value-type="string" table:style-name="ce3">
            <text:p>E06000013</text:p>
          </table:table-cell>
          <table:table-cell office:value-type="string" table:style-name="ce13">
            <text:p>North Lincolnshire UA</text:p>
          </table:table-cell>
          <table:table-cell office:value-type="string" table:style-name="ce3">
            <text:p>UA</text:p>
          </table:table-cell>
          <table:table-cell office:value-type="string" table:style-name="ce3">
            <text:p>YH</text:p>
          </table:table-cell>
          <table:table-cell office:value-type="string" table:style-name="ce3">
            <text:p>[z]</text:p>
          </table:table-cell>
          <table:table-cell office:value-type="float" office:value="1716.65" table:style-name="ce14">
            <text:p>1,716.65</text:p>
          </table:table-cell>
          <table:table-cell office:value-type="float" office:value="3.7275825397592719" table:style-name="ce15">
            <text:p>3.73<text:s/></text:p>
          </table:table-cell>
          <table:table-cell office:value-type="float" office:value="1753.72" table:style-name="ce14">
            <text:p>1,753.72</text:p>
          </table:table-cell>
          <table:table-cell office:value-type="float" office:value="3.8343122394846523" table:style-name="ce15">
            <text:p>3.83<text:s/></text:p>
          </table:table-cell>
          <table:table-cell office:value-type="float" office:value="28.75" table:style-name="ce14">
            <text:p>28.75</text:p>
          </table:table-cell>
          <table:table-cell office:value-type="float" office:value="1.73720210760381" table:style-name="ce16">
            <text:p>1.74</text:p>
          </table:table-cell>
          <table:table-cell table:style-name="ce17"/>
          <table:table-cell table:number-columns-repeated="16371"/>
        </table:table-row>
        <table:table-row table:style-name="ro2">
          <table:table-cell office:value-type="string" table:style-name="ce3">
            <text:p>E2801</text:p>
          </table:table-cell>
          <table:table-cell office:value-type="string" table:style-name="ce3">
            <text:p>E06000061</text:p>
          </table:table-cell>
          <table:table-cell office:value-type="string" table:style-name="ce13">
            <text:p>North Northamptonshire</text:p>
          </table:table-cell>
          <table:table-cell office:value-type="string" table:style-name="ce3">
            <text:p>UA</text:p>
          </table:table-cell>
          <table:table-cell office:value-type="string" table:style-name="ce3">
            <text:p>EM</text:p>
          </table:table-cell>
          <table:table-cell office:value-type="string" table:style-name="ce3">
            <text:p>[z]</text:p>
          </table:table-cell>
          <table:table-cell office:value-type="float" office:value="1740.22" table:style-name="ce14">
            <text:p>1,740.22</text:p>
          </table:table-cell>
          <table:table-cell office:value-type="float" office:value="4.9900151431967252" table:style-name="ce15">
            <text:p>4.99<text:s/></text:p>
          </table:table-cell>
          <table:table-cell office:value-type="float" office:value="1809.91" table:style-name="ce14">
            <text:p>1,809.91</text:p>
          </table:table-cell>
          <table:table-cell office:value-type="float" office:value="5.0550841062908569" table:style-name="ce15">
            <text:p>5.06<text:s/></text:p>
          </table:table-cell>
          <table:table-cell office:value-type="float" office:value="33.15" table:style-name="ce14">
            <text:p>33.15</text:p>
          </table:table-cell>
          <table:table-cell office:value-type="float" office:value="1.9999879076685101" table:style-name="ce16">
            <text:p>2.00</text:p>
          </table:table-cell>
          <table:table-cell table:style-name="ce17"/>
          <table:table-cell table:number-columns-repeated="16371"/>
        </table:table-row>
        <table:table-row table:style-name="ro2">
          <table:table-cell office:value-type="string" table:style-name="ce3">
            <text:p>E0104</text:p>
          </table:table-cell>
          <table:table-cell office:value-type="string" table:style-name="ce3">
            <text:p>E06000024</text:p>
          </table:table-cell>
          <table:table-cell office:value-type="string" table:style-name="ce13">
            <text:p>North Somerset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708.5" table:style-name="ce14">
            <text:p>1,708.50</text:p>
          </table:table-cell>
          <table:table-cell office:value-type="float" office:value="4.9846993326696829" table:style-name="ce15">
            <text:p>4.98<text:s/></text:p>
          </table:table-cell>
          <table:table-cell office:value-type="float" office:value="1800.73" table:style-name="ce14">
            <text:p>1,800.73</text:p>
          </table:table-cell>
          <table:table-cell office:value-type="float" office:value="5.1238791331963371" table:style-name="ce15">
            <text:p>5.12<text:s/></text:p>
          </table:table-cell>
          <table:table-cell office:value-type="float" office:value="32.549999999999997" table:style-name="ce14">
            <text:p>32.55</text:p>
          </table:table-cell>
          <table:table-cell office:value-type="float" office:value="2.00014751403367" table:style-name="ce16">
            <text:p>2.00</text:p>
          </table:table-cell>
          <table:table-cell table:style-name="ce17"/>
          <table:table-cell table:number-columns-repeated="16371"/>
        </table:table-row>
        <table:table-row table:style-name="ro2">
          <table:table-cell office:value-type="string" table:style-name="ce3">
            <text:p>E2702</text:p>
          </table:table-cell>
          <table:table-cell office:value-type="string" table:style-name="ce3">
            <text:p>E06000065</text:p>
          </table:table-cell>
          <table:table-cell office:value-type="string" table:style-name="ce13">
            <text:p>North Yorkshire</text:p>
          </table:table-cell>
          <table:table-cell office:value-type="string" table:style-name="ce3">
            <text:p>UA</text:p>
          </table:table-cell>
          <table:table-cell office:value-type="string" table:style-name="ce3">
            <text:p>YH</text:p>
          </table:table-cell>
          <table:table-cell office:value-type="string" table:style-name="ce3">
            <text:p>[z]</text:p>
          </table:table-cell>
          <table:table-cell office:value-type="float" office:value="1847.62" table:style-name="ce14">
            <text:p>1,847.62</text:p>
          </table:table-cell>
          <table:table-cell office:value-type="float" office:value="4.9891466172676733" table:style-name="ce15">
            <text:p>4.99<text:s/></text:p>
          </table:table-cell>
          <table:table-cell office:value-type="float" office:value="1893.07" table:style-name="ce14">
            <text:p>1,893.07</text:p>
          </table:table-cell>
          <table:table-cell office:value-type="float" office:value="5.0503312875264976" table:style-name="ce15">
            <text:p>5.05<text:s/></text:p>
          </table:table-cell>
          <table:table-cell office:value-type="float" office:value="35.19" table:style-name="ce14">
            <text:p>35.19</text:p>
          </table:table-cell>
          <table:table-cell office:value-type="float" office:value="1.9996362472153999" table:style-name="ce16">
            <text:p>2.00</text:p>
          </table:table-cell>
          <table:table-cell office:value-type="string" table:style-name="ce17">
            <text:p>[note b]</text:p>
          </table:table-cell>
          <table:table-cell table:number-columns-repeated="16371"/>
        </table:table-row>
        <table:table-row table:style-name="ro2">
          <table:table-cell office:value-type="string" table:style-name="ce3">
            <text:p>E2901</text:p>
          </table:table-cell>
          <table:table-cell office:value-type="string" table:style-name="ce3">
            <text:p>E06000057</text:p>
          </table:table-cell>
          <table:table-cell office:value-type="string" table:style-name="ce3">
            <text:p>Northumberland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2076.5" table:style-name="ce14">
            <text:p>2,076.50</text:p>
          </table:table-cell>
          <table:table-cell office:value-type="float" office:value="4.5916568446714461" table:style-name="ce15">
            <text:p>4.59<text:s/></text:p>
          </table:table-cell>
          <table:table-cell office:value-type="float" office:value="2173.4699999999998" table:style-name="ce14">
            <text:p>2,173.47</text:p>
          </table:table-cell>
          <table:table-cell office:value-type="float" office:value="4.5545726119521373" table:style-name="ce15">
            <text:p>4.55<text:s/></text:p>
          </table:table-cell>
          <table:table-cell office:value-type="float" office:value="39.71" table:style-name="ce14">
            <text:p>39.71</text:p>
          </table:table-cell>
          <table:table-cell office:value-type="float" office:value="2.0001606404374801" table:style-name="ce16">
            <text:p>2.00</text:p>
          </table:table-cell>
          <table:table-cell table:style-name="ce17"/>
          <table:table-cell table:number-columns-repeated="16371"/>
        </table:table-row>
        <table:table-row table:style-name="ro2">
          <table:table-cell office:value-type="string" table:style-name="ce3">
            <text:p>E3001</text:p>
          </table:table-cell>
          <table:table-cell office:value-type="string" table:style-name="ce3">
            <text:p>E06000018</text:p>
          </table:table-cell>
          <table:table-cell office:value-type="string" table:style-name="ce13">
            <text:p>Nottingham UA</text:p>
          </table:table-cell>
          <table:table-cell office:value-type="string" table:style-name="ce3">
            <text:p>UA</text:p>
          </table:table-cell>
          <table:table-cell office:value-type="string" table:style-name="ce3">
            <text:p>EM</text:p>
          </table:table-cell>
          <table:table-cell office:value-type="string" table:style-name="ce3">
            <text:p>[z]</text:p>
          </table:table-cell>
          <table:table-cell office:value-type="float" office:value="2155.33" table:style-name="ce14">
            <text:p>2,155.33</text:p>
          </table:table-cell>
          <table:table-cell office:value-type="float" office:value="4.9900384336228472" table:style-name="ce15">
            <text:p>4.99<text:s/></text:p>
          </table:table-cell>
          <table:table-cell office:value-type="float" office:value="2155.33" table:style-name="ce14">
            <text:p>2,155.33</text:p>
          </table:table-cell>
          <table:table-cell office:value-type="float" office:value="4.9900384336228472" table:style-name="ce15">
            <text:p>4.99<text:s/></text:p>
          </table:table-cell>
          <table:table-cell office:value-type="float" office:value="41.06" table:style-name="ce14">
            <text:p>41.06</text:p>
          </table:table-cell>
          <table:table-cell office:value-type="float" office:value="2.0001075185961699" table:style-name="ce16">
            <text:p>2.00</text:p>
          </table:table-cell>
          <table:table-cell table:style-name="ce17"/>
          <table:table-cell table:number-columns-repeated="16371"/>
        </table:table-row>
        <table:table-row table:style-name="ro2">
          <table:table-cell office:value-type="string" table:style-name="ce3">
            <text:p>E0501</text:p>
          </table:table-cell>
          <table:table-cell office:value-type="string" table:style-name="ce3">
            <text:p>E06000031</text:p>
          </table:table-cell>
          <table:table-cell office:value-type="string" table:style-name="ce13">
            <text:p>Peterborough UA</text:p>
          </table:table-cell>
          <table:table-cell office:value-type="string" table:style-name="ce3">
            <text:p>UA</text:p>
          </table:table-cell>
          <table:table-cell office:value-type="string" table:style-name="ce3">
            <text:p>EE</text:p>
          </table:table-cell>
          <table:table-cell office:value-type="string" table:style-name="ce3">
            <text:p>[z]</text:p>
          </table:table-cell>
          <table:table-cell office:value-type="float" office:value="1666.27" table:style-name="ce14">
            <text:p>1,666.27</text:p>
          </table:table-cell>
          <table:table-cell office:value-type="float" office:value="4.9896665574514243" table:style-name="ce15">
            <text:p>4.99<text:s/></text:p>
          </table:table-cell>
          <table:table-cell office:value-type="float" office:value="1678.91" table:style-name="ce14">
            <text:p>1,678.91</text:p>
          </table:table-cell>
          <table:table-cell office:value-type="float" office:value="4.999468407787516" table:style-name="ce15">
            <text:p>5.00<text:s/></text:p>
          </table:table-cell>
          <table:table-cell office:value-type="float" office:value="31.74" table:style-name="ce14">
            <text:p>31.74</text:p>
          </table:table-cell>
          <table:table-cell office:value-type="float" office:value="1.9998987415429701" table:style-name="ce16">
            <text:p>2.00</text:p>
          </table:table-cell>
          <table:table-cell table:style-name="ce17"/>
          <table:table-cell table:number-columns-repeated="16371"/>
        </table:table-row>
        <table:table-row table:style-name="ro2">
          <table:table-cell office:value-type="string" table:style-name="ce3">
            <text:p>E1101</text:p>
          </table:table-cell>
          <table:table-cell office:value-type="string" table:style-name="ce3">
            <text:p>E06000026</text:p>
          </table:table-cell>
          <table:table-cell office:value-type="string" table:style-name="ce13">
            <text:p>Plymouth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840.69" table:style-name="ce14">
            <text:p>1,840.69</text:p>
          </table:table-cell>
          <table:table-cell office:value-type="float" office:value="4.9897045989927058" table:style-name="ce15">
            <text:p>4.99<text:s/></text:p>
          </table:table-cell>
          <table:table-cell office:value-type="float" office:value="1840.69" table:style-name="ce14">
            <text:p>1,840.69</text:p>
          </table:table-cell>
          <table:table-cell office:value-type="float" office:value="4.9897045989927058" table:style-name="ce15">
            <text:p>4.99<text:s/></text:p>
          </table:table-cell>
          <table:table-cell office:value-type="float" office:value="35.06" table:style-name="ce14">
            <text:p>35.06</text:p>
          </table:table-cell>
          <table:table-cell office:value-type="float" office:value="2.0000022895793799" table:style-name="ce16">
            <text:p>2.00</text:p>
          </table:table-cell>
          <table:table-cell table:style-name="ce17"/>
          <table:table-cell table:number-columns-repeated="16371"/>
        </table:table-row>
        <table:table-row table:style-name="ro2">
          <table:table-cell office:value-type="string" table:style-name="ce3">
            <text:p>E1701</text:p>
          </table:table-cell>
          <table:table-cell office:value-type="string" table:style-name="ce3">
            <text:p>E06000044</text:p>
          </table:table-cell>
          <table:table-cell office:value-type="string" table:style-name="ce3">
            <text:p>Portsmouth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731.15" table:style-name="ce14">
            <text:p>1,731.15</text:p>
          </table:table-cell>
          <table:table-cell office:value-type="float" office:value="4.9900841182143045" table:style-name="ce15">
            <text:p>4.99<text:s/></text:p>
          </table:table-cell>
          <table:table-cell office:value-type="float" office:value="1731.15" table:style-name="ce14">
            <text:p>1,731.15</text:p>
          </table:table-cell>
          <table:table-cell office:value-type="float" office:value="4.9900841182143045" table:style-name="ce15">
            <text:p>4.99<text:s/></text:p>
          </table:table-cell>
          <table:table-cell office:value-type="float" office:value="32.97" table:style-name="ce14">
            <text:p>32.97</text:p>
          </table:table-cell>
          <table:table-cell office:value-type="float" office:value="1.99955098101621" table:style-name="ce16">
            <text:p>2.00</text:p>
          </table:table-cell>
          <table:table-cell table:style-name="ce17"/>
          <table:table-cell table:number-columns-repeated="16371"/>
        </table:table-row>
        <table:table-row table:style-name="ro2">
          <table:table-cell office:value-type="string" table:style-name="ce3">
            <text:p>E0303</text:p>
          </table:table-cell>
          <table:table-cell office:value-type="string" table:style-name="ce3">
            <text:p>E06000038</text:p>
          </table:table-cell>
          <table:table-cell office:value-type="string" table:style-name="ce3">
            <text:p>Reading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2016.88" table:style-name="ce14">
            <text:p>2,016.88</text:p>
          </table:table-cell>
          <table:table-cell office:value-type="float" office:value="4.9900573653579938" table:style-name="ce15">
            <text:p>4.99<text:s/></text:p>
          </table:table-cell>
          <table:table-cell office:value-type="float" office:value="2016.88" table:style-name="ce14">
            <text:p>2,016.88</text:p>
          </table:table-cell>
          <table:table-cell office:value-type="float" office:value="4.9900573653579938" table:style-name="ce15">
            <text:p>4.99<text:s/></text:p>
          </table:table-cell>
          <table:table-cell office:value-type="float" office:value="38.42" table:style-name="ce14">
            <text:p>38.42</text:p>
          </table:table-cell>
          <table:table-cell office:value-type="float" office:value="1.99998061369363" table:style-name="ce16">
            <text:p>2.00</text:p>
          </table:table-cell>
          <table:table-cell table:style-name="ce17"/>
          <table:table-cell table:number-columns-repeated="16371"/>
        </table:table-row>
        <table:table-row table:style-name="ro2">
          <table:table-cell office:value-type="string" table:style-name="ce3">
            <text:p>E0703</text:p>
          </table:table-cell>
          <table:table-cell office:value-type="string" table:style-name="ce3">
            <text:p>E06000003</text:p>
          </table:table-cell>
          <table:table-cell office:value-type="string" table:style-name="ce3">
            <text:p>Redcar &amp; Cleveland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1899.72" table:style-name="ce14">
            <text:p>1,899.72</text:p>
          </table:table-cell>
          <table:table-cell office:value-type="float" office:value="4.9888087540412824" table:style-name="ce15">
            <text:p>4.99<text:s/></text:p>
          </table:table-cell>
          <table:table-cell office:value-type="float" office:value="1915.85" table:style-name="ce14">
            <text:p>1,915.85</text:p>
          </table:table-cell>
          <table:table-cell office:value-type="float" office:value="5.0419707328841001" table:style-name="ce15">
            <text:p>5.04<text:s/></text:p>
          </table:table-cell>
          <table:table-cell office:value-type="float" office:value="36.18" table:style-name="ce14">
            <text:p>36.18</text:p>
          </table:table-cell>
          <table:table-cell office:value-type="float" office:value="1.99950293375739" table:style-name="ce16">
            <text:p>2.00</text:p>
          </table:table-cell>
          <table:table-cell table:style-name="ce17"/>
          <table:table-cell table:number-columns-repeated="16371"/>
        </table:table-row>
        <table:table-row table:style-name="ro2">
          <table:table-cell office:value-type="string" table:style-name="ce3">
            <text:p>E2402</text:p>
          </table:table-cell>
          <table:table-cell office:value-type="string" table:style-name="ce3">
            <text:p>E06000017</text:p>
          </table:table-cell>
          <table:table-cell office:value-type="string" table:style-name="ce13">
            <text:p>Rutland UA</text:p>
          </table:table-cell>
          <table:table-cell office:value-type="string" table:style-name="ce3">
            <text:p>UA</text:p>
          </table:table-cell>
          <table:table-cell office:value-type="string" table:style-name="ce3">
            <text:p>EM</text:p>
          </table:table-cell>
          <table:table-cell office:value-type="string" table:style-name="ce3">
            <text:p>[z]</text:p>
          </table:table-cell>
          <table:table-cell office:value-type="float" office:value="2113.4899999999998" table:style-name="ce14">
            <text:p>2,113.49</text:p>
          </table:table-cell>
          <table:table-cell office:value-type="float" office:value="4.9899654254262122" table:style-name="ce15">
            <text:p>4.99<text:s/></text:p>
          </table:table-cell>
          <table:table-cell office:value-type="float" office:value="2175.41" table:style-name="ce14">
            <text:p>2,175.41</text:p>
          </table:table-cell>
          <table:table-cell office:value-type="float" office:value="5.1400152726358792" table:style-name="ce15">
            <text:p>5.14<text:s/></text:p>
          </table:table-cell>
          <table:table-cell office:value-type="float" office:value="40.26" table:style-name="ce14">
            <text:p>40.26</text:p>
          </table:table-cell>
          <table:table-cell office:value-type="float" office:value="1.9999600731854099" table:style-name="ce16">
            <text:p>2.00</text:p>
          </table:table-cell>
          <table:table-cell table:style-name="ce17"/>
          <table:table-cell table:number-columns-repeated="16371"/>
        </table:table-row>
        <table:table-row table:style-name="ro2">
          <table:table-cell office:value-type="string" table:style-name="ce3">
            <text:p>E3202</text:p>
          </table:table-cell>
          <table:table-cell office:value-type="string" table:style-name="ce3">
            <text:p>E06000051</text:p>
          </table:table-cell>
          <table:table-cell office:value-type="string" table:style-name="ce3">
            <text:p>Shropshire UA</text:p>
          </table:table-cell>
          <table:table-cell office:value-type="string" table:style-name="ce3">
            <text:p>UA</text:p>
          </table:table-cell>
          <table:table-cell office:value-type="string" table:style-name="ce3">
            <text:p>WM</text:p>
          </table:table-cell>
          <table:table-cell office:value-type="string" table:style-name="ce3">
            <text:p>[z]</text:p>
          </table:table-cell>
          <table:table-cell office:value-type="float" office:value="1720.8" table:style-name="ce14">
            <text:p>1,720.80</text:p>
          </table:table-cell>
          <table:table-cell office:value-type="float" office:value="4.9902075033099225" table:style-name="ce15">
            <text:p>4.99<text:s/></text:p>
          </table:table-cell>
          <table:table-cell office:value-type="float" office:value="1811.67" table:style-name="ce14">
            <text:p>1,811.67</text:p>
          </table:table-cell>
          <table:table-cell office:value-type="float" office:value="5.0243478260869603" table:style-name="ce15">
            <text:p>5.02<text:s/></text:p>
          </table:table-cell>
          <table:table-cell office:value-type="float" office:value="32.78" table:style-name="ce14">
            <text:p>32.78</text:p>
          </table:table-cell>
          <table:table-cell office:value-type="float" office:value="1.9999875231404101" table:style-name="ce16">
            <text:p>2.00</text:p>
          </table:table-cell>
          <table:table-cell table:style-name="ce17"/>
          <table:table-cell table:number-columns-repeated="16371"/>
        </table:table-row>
        <table:table-row table:style-name="ro2">
          <table:table-cell office:value-type="string" table:style-name="ce3">
            <text:p>E0304</text:p>
          </table:table-cell>
          <table:table-cell office:value-type="string" table:style-name="ce3">
            <text:p>E06000039</text:p>
          </table:table-cell>
          <table:table-cell office:value-type="string" table:style-name="ce3">
            <text:p>Slough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831.69" table:style-name="ce14">
            <text:p>1,831.69</text:p>
          </table:table-cell>
          <table:table-cell office:value-type="float" office:value="8.5002280548990345" table:style-name="ce15">
            <text:p>8.50<text:s/></text:p>
          </table:table-cell>
          <table:table-cell office:value-type="float" office:value="1836.04" table:style-name="ce14">
            <text:p>1,836.04</text:p>
          </table:table-cell>
          <table:table-cell office:value-type="float" office:value="8.5130023640661907" table:style-name="ce15">
            <text:p>8.51<text:s/></text:p>
          </table:table-cell>
          <table:table-cell office:value-type="float" office:value="8.61" table:style-name="ce14">
            <text:p>8.61</text:p>
          </table:table-cell>
          <table:table-cell office:value-type="float" office:value="0.50977889255653597" table:style-name="ce16">
            <text:p>0.51</text:p>
          </table:table-cell>
          <table:table-cell table:style-name="ce17"/>
          <table:table-cell table:number-columns-repeated="16371"/>
        </table:table-row>
        <table:table-row table:style-name="ro2">
          <table:table-cell office:value-type="string" table:style-name="ce3">
            <text:p>E3301</text:p>
          </table:table-cell>
          <table:table-cell office:value-type="string" table:style-name="ce3">
            <text:p>E06000066</text:p>
          </table:table-cell>
          <table:table-cell office:value-type="string" table:style-name="ce3">
            <text:p>Somerset</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729.29" table:style-name="ce14">
            <text:p>1,729.29</text:p>
          </table:table-cell>
          <table:table-cell office:value-type="float" office:value="4.9893449739240285" table:style-name="ce15">
            <text:p>4.99<text:s/></text:p>
          </table:table-cell>
          <table:table-cell office:value-type="float" office:value="1888.14" table:style-name="ce14">
            <text:p>1,888.14</text:p>
          </table:table-cell>
          <table:table-cell office:value-type="float" office:value="7.7029262449375508" table:style-name="ce15">
            <text:p>7.70<text:s/></text:p>
          </table:table-cell>
          <table:table-cell office:value-type="float" office:value="32.92" table:style-name="ce14">
            <text:p>32.92</text:p>
          </table:table-cell>
          <table:table-cell office:value-type="float" office:value="1.99844972526305" table:style-name="ce16">
            <text:p>2.00</text:p>
          </table:table-cell>
          <table:table-cell table:style-name="ce17"/>
          <table:table-cell table:number-columns-repeated="16371"/>
        </table:table-row>
        <table:table-row table:style-name="ro2">
          <table:table-cell office:value-type="string" table:style-name="ce3">
            <text:p>E0103</text:p>
          </table:table-cell>
          <table:table-cell office:value-type="string" table:style-name="ce3">
            <text:p>E06000025</text:p>
          </table:table-cell>
          <table:table-cell office:value-type="string" table:style-name="ce3">
            <text:p>South Gloucestershire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839.54" table:style-name="ce14">
            <text:p>1,839.54</text:p>
          </table:table-cell>
          <table:table-cell office:value-type="float" office:value="4.9899835056018214" table:style-name="ce15">
            <text:p>4.99<text:s/></text:p>
          </table:table-cell>
          <table:table-cell office:value-type="float" office:value="1945.26" table:style-name="ce14">
            <text:p>1,945.26</text:p>
          </table:table-cell>
          <table:table-cell office:value-type="float" office:value="5.5966908411864278" table:style-name="ce15">
            <text:p>5.60<text:s/></text:p>
          </table:table-cell>
          <table:table-cell office:value-type="float" office:value="35.04" table:style-name="ce14">
            <text:p>35.04</text:p>
          </table:table-cell>
          <table:table-cell office:value-type="float" office:value="1.9998744371072601" table:style-name="ce16">
            <text:p>2.00</text:p>
          </table:table-cell>
          <table:table-cell table:style-name="ce17"/>
          <table:table-cell table:number-columns-repeated="16371"/>
        </table:table-row>
        <table:table-row table:style-name="ro2">
          <table:table-cell office:value-type="string" table:style-name="ce3">
            <text:p>E1702</text:p>
          </table:table-cell>
          <table:table-cell office:value-type="string" table:style-name="ce3">
            <text:p>E06000045</text:p>
          </table:table-cell>
          <table:table-cell office:value-type="string" table:style-name="ce3">
            <text:p>Southampton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812.69" table:style-name="ce14">
            <text:p>1,812.69</text:p>
          </table:table-cell>
          <table:table-cell office:value-type="float" office:value="4.9940051086899873" table:style-name="ce15">
            <text:p>4.99<text:s/></text:p>
          </table:table-cell>
          <table:table-cell office:value-type="float" office:value="1812.69" table:style-name="ce14">
            <text:p>1,812.69</text:p>
          </table:table-cell>
          <table:table-cell office:value-type="float" office:value="4.9940051086899873" table:style-name="ce15">
            <text:p>4.99<text:s/></text:p>
          </table:table-cell>
          <table:table-cell office:value-type="float" office:value="34.53" table:style-name="ce14">
            <text:p>34.53</text:p>
          </table:table-cell>
          <table:table-cell office:value-type="float" office:value="2.0000346060035801" table:style-name="ce16">
            <text:p>2.00</text:p>
          </table:table-cell>
          <table:table-cell table:style-name="ce17"/>
          <table:table-cell table:number-columns-repeated="16371"/>
        </table:table-row>
        <table:table-row table:style-name="ro2">
          <table:table-cell office:value-type="string" table:style-name="ce3">
            <text:p>E1501</text:p>
          </table:table-cell>
          <table:table-cell office:value-type="string" table:style-name="ce3">
            <text:p>E06000033</text:p>
          </table:table-cell>
          <table:table-cell office:value-type="string" table:style-name="ce3">
            <text:p>Southend-on-Sea UA</text:p>
          </table:table-cell>
          <table:table-cell office:value-type="string" table:style-name="ce3">
            <text:p>UA</text:p>
          </table:table-cell>
          <table:table-cell office:value-type="string" table:style-name="ce3">
            <text:p>EE</text:p>
          </table:table-cell>
          <table:table-cell office:value-type="string" table:style-name="ce3">
            <text:p>[z]</text:p>
          </table:table-cell>
          <table:table-cell office:value-type="float" office:value="1713.24" table:style-name="ce14">
            <text:p>1,713.24</text:p>
          </table:table-cell>
          <table:table-cell office:value-type="float" office:value="4.985660710346342" table:style-name="ce15">
            <text:p>4.99<text:s/></text:p>
          </table:table-cell>
          <table:table-cell office:value-type="float" office:value="1720.96" table:style-name="ce14">
            <text:p>1,720.96</text:p>
          </table:table-cell>
          <table:table-cell office:value-type="float" office:value="4.9615457334366182" table:style-name="ce15">
            <text:p>4.96<text:s/></text:p>
          </table:table-cell>
          <table:table-cell office:value-type="float" office:value="32.630000000000003" table:style-name="ce14">
            <text:p>32.63</text:p>
          </table:table-cell>
          <table:table-cell office:value-type="float" office:value="1.9995340806591799" table:style-name="ce16">
            <text:p>2.00</text:p>
          </table:table-cell>
          <table:table-cell table:style-name="ce17"/>
          <table:table-cell table:number-columns-repeated="16371"/>
        </table:table-row>
        <table:table-row table:style-name="ro2">
          <table:table-cell office:value-type="string" table:style-name="ce3">
            <text:p>E0704</text:p>
          </table:table-cell>
          <table:table-cell office:value-type="string" table:style-name="ce3">
            <text:p>E06000004</text:p>
          </table:table-cell>
          <table:table-cell office:value-type="string" table:style-name="ce3">
            <text:p>Stockton-on-Tees UA</text:p>
          </table:table-cell>
          <table:table-cell office:value-type="string" table:style-name="ce3">
            <text:p>UA</text:p>
          </table:table-cell>
          <table:table-cell office:value-type="string" table:style-name="ce3">
            <text:p>NE</text:p>
          </table:table-cell>
          <table:table-cell office:value-type="string" table:style-name="ce3">
            <text:p>[z]</text:p>
          </table:table-cell>
          <table:table-cell office:value-type="float" office:value="1942.81" table:style-name="ce14">
            <text:p>1,942.81</text:p>
          </table:table-cell>
          <table:table-cell office:value-type="float" office:value="4.9498157931697557" table:style-name="ce15">
            <text:p>4.95<text:s/></text:p>
          </table:table-cell>
          <table:table-cell office:value-type="float" office:value="1959.66" table:style-name="ce14">
            <text:p>1,959.66</text:p>
          </table:table-cell>
          <table:table-cell office:value-type="float" office:value="4.9276355595058963" table:style-name="ce15">
            <text:p>4.93<text:s/></text:p>
          </table:table-cell>
          <table:table-cell office:value-type="float" office:value="37.020000000000003" table:style-name="ce14">
            <text:p>37.02</text:p>
          </table:table-cell>
          <table:table-cell office:value-type="float" office:value="1.9998155413443499" table:style-name="ce16">
            <text:p>2.00</text:p>
          </table:table-cell>
          <table:table-cell table:style-name="ce17"/>
          <table:table-cell table:number-columns-repeated="16371"/>
        </table:table-row>
        <table:table-row table:style-name="ro2">
          <table:table-cell office:value-type="string" table:style-name="ce3">
            <text:p>E3401</text:p>
          </table:table-cell>
          <table:table-cell office:value-type="string" table:style-name="ce3">
            <text:p>E06000021</text:p>
          </table:table-cell>
          <table:table-cell office:value-type="string" table:style-name="ce3">
            <text:p>Stoke-on-Trent UA</text:p>
          </table:table-cell>
          <table:table-cell office:value-type="string" table:style-name="ce3">
            <text:p>UA</text:p>
          </table:table-cell>
          <table:table-cell office:value-type="string" table:style-name="ce3">
            <text:p>WM</text:p>
          </table:table-cell>
          <table:table-cell office:value-type="string" table:style-name="ce3">
            <text:p>[z]</text:p>
          </table:table-cell>
          <table:table-cell office:value-type="float" office:value="1618.25" table:style-name="ce14">
            <text:p>1,618.25</text:p>
          </table:table-cell>
          <table:table-cell office:value-type="float" office:value="4.9898140578976786" table:style-name="ce15">
            <text:p>4.99<text:s/></text:p>
          </table:table-cell>
          <table:table-cell office:value-type="float" office:value="1618.25" table:style-name="ce14">
            <text:p>1,618.25</text:p>
          </table:table-cell>
          <table:table-cell office:value-type="float" office:value="4.9898140578976786" table:style-name="ce15">
            <text:p>4.99<text:s/></text:p>
          </table:table-cell>
          <table:table-cell office:value-type="float" office:value="30.83" table:style-name="ce14">
            <text:p>30.83</text:p>
          </table:table-cell>
          <table:table-cell office:value-type="float" office:value="2.00000021530475" table:style-name="ce16">
            <text:p>2.00</text:p>
          </table:table-cell>
          <table:table-cell table:style-name="ce17"/>
          <table:table-cell table:number-columns-repeated="16371"/>
        </table:table-row>
        <table:table-row table:style-name="ro2">
          <table:table-cell office:value-type="string" table:style-name="ce3">
            <text:p>E3901</text:p>
          </table:table-cell>
          <table:table-cell office:value-type="string" table:style-name="ce3">
            <text:p>E06000030</text:p>
          </table:table-cell>
          <table:table-cell office:value-type="string" table:style-name="ce3">
            <text:p>Swindon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693.28" table:style-name="ce14">
            <text:p>1,693.28</text:p>
          </table:table-cell>
          <table:table-cell office:value-type="float" office:value="4.9900793650793664" table:style-name="ce15">
            <text:p>4.99<text:s/></text:p>
          </table:table-cell>
          <table:table-cell office:value-type="float" office:value="1841.82" table:style-name="ce14">
            <text:p>1,841.82</text:p>
          </table:table-cell>
          <table:table-cell office:value-type="float" office:value="5.5181896304783695" table:style-name="ce15">
            <text:p>5.52<text:s/></text:p>
          </table:table-cell>
          <table:table-cell office:value-type="float" office:value="32.26" table:style-name="ce14">
            <text:p>32.26</text:p>
          </table:table-cell>
          <table:table-cell office:value-type="float" office:value="2.0002478195998199" table:style-name="ce16">
            <text:p>2.00</text:p>
          </table:table-cell>
          <table:table-cell table:style-name="ce17"/>
          <table:table-cell table:number-columns-repeated="16371"/>
        </table:table-row>
        <table:table-row table:style-name="ro2">
          <table:table-cell office:value-type="string" table:style-name="ce3">
            <text:p>E3201</text:p>
          </table:table-cell>
          <table:table-cell office:value-type="string" table:style-name="ce3">
            <text:p>E06000020</text:p>
          </table:table-cell>
          <table:table-cell office:value-type="string" table:style-name="ce3">
            <text:p>Telford &amp; Wrekin UA</text:p>
          </table:table-cell>
          <table:table-cell office:value-type="string" table:style-name="ce3">
            <text:p>UA</text:p>
          </table:table-cell>
          <table:table-cell office:value-type="string" table:style-name="ce3">
            <text:p>WM</text:p>
          </table:table-cell>
          <table:table-cell office:value-type="string" table:style-name="ce3">
            <text:p>[z]</text:p>
          </table:table-cell>
          <table:table-cell office:value-type="float" office:value="1536.98" table:style-name="ce14">
            <text:p>1,536.98</text:p>
          </table:table-cell>
          <table:table-cell office:value-type="float" office:value="4.9899926909073491" table:style-name="ce15">
            <text:p>4.99<text:s/></text:p>
          </table:table-cell>
          <table:table-cell office:value-type="float" office:value="1645.5" table:style-name="ce14">
            <text:p>1,645.50</text:p>
          </table:table-cell>
          <table:table-cell office:value-type="float" office:value="5.4848263394745915" table:style-name="ce15">
            <text:p>5.48<text:s/></text:p>
          </table:table-cell>
          <table:table-cell office:value-type="float" office:value="29.28" table:style-name="ce14">
            <text:p>29.28</text:p>
          </table:table-cell>
          <table:table-cell office:value-type="float" office:value="2.0000004097073898" table:style-name="ce16">
            <text:p>2.00</text:p>
          </table:table-cell>
          <table:table-cell table:style-name="ce17"/>
          <table:table-cell table:number-columns-repeated="16371"/>
        </table:table-row>
        <table:table-row table:style-name="ro2">
          <table:table-cell office:value-type="string" table:style-name="ce3">
            <text:p>E1502</text:p>
          </table:table-cell>
          <table:table-cell office:value-type="string" table:style-name="ce3">
            <text:p>E06000034</text:p>
          </table:table-cell>
          <table:table-cell office:value-type="string" table:style-name="ce3">
            <text:p>Thurrock UA</text:p>
          </table:table-cell>
          <table:table-cell office:value-type="string" table:style-name="ce3">
            <text:p>UA</text:p>
          </table:table-cell>
          <table:table-cell office:value-type="string" table:style-name="ce3">
            <text:p>EE</text:p>
          </table:table-cell>
          <table:table-cell office:value-type="string" table:style-name="ce3">
            <text:p>[z]</text:p>
          </table:table-cell>
          <table:table-cell office:value-type="float" office:value="1711.62" table:style-name="ce14">
            <text:p>1,711.62</text:p>
          </table:table-cell>
          <table:table-cell office:value-type="float" office:value="7.9770623970930448" table:style-name="ce15">
            <text:p>7.98<text:s/></text:p>
          </table:table-cell>
          <table:table-cell office:value-type="float" office:value="1711.62" table:style-name="ce14">
            <text:p>1,711.62</text:p>
          </table:table-cell>
          <table:table-cell office:value-type="float" office:value="7.9770623970930448" table:style-name="ce15">
            <text:p>7.98<text:s/></text:p>
          </table:table-cell>
          <table:table-cell office:value-type="float" office:value="31.5" table:style-name="ce14">
            <text:p>31.50</text:p>
          </table:table-cell>
          <table:table-cell office:value-type="float" office:value="1.98700193015434" table:style-name="ce16">
            <text:p>1.99</text:p>
          </table:table-cell>
          <table:table-cell table:style-name="ce17"/>
          <table:table-cell table:number-columns-repeated="16371"/>
        </table:table-row>
        <table:table-row table:style-name="ro2">
          <table:table-cell office:value-type="string" table:style-name="ce3">
            <text:p>E1102</text:p>
          </table:table-cell>
          <table:table-cell office:value-type="string" table:style-name="ce3">
            <text:p>E06000027</text:p>
          </table:table-cell>
          <table:table-cell office:value-type="string" table:style-name="ce3">
            <text:p>Torbay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858.67" table:style-name="ce14">
            <text:p>1,858.67</text:p>
          </table:table-cell>
          <table:table-cell office:value-type="float" office:value="4.7498013401788768" table:style-name="ce15">
            <text:p>4.75<text:s/></text:p>
          </table:table-cell>
          <table:table-cell office:value-type="float" office:value="1868.67" table:style-name="ce14">
            <text:p>1,868.67</text:p>
          </table:table-cell>
          <table:table-cell office:value-type="float" office:value="4.8136410802927996" table:style-name="ce15">
            <text:p>4.81<text:s/></text:p>
          </table:table-cell>
          <table:table-cell office:value-type="float" office:value="35.49" table:style-name="ce14">
            <text:p>35.49</text:p>
          </table:table-cell>
          <table:table-cell office:value-type="float" office:value="1.9999993029037599" table:style-name="ce16">
            <text:p>2.00</text:p>
          </table:table-cell>
          <table:table-cell table:style-name="ce17"/>
          <table:table-cell table:number-columns-repeated="16371"/>
        </table:table-row>
        <table:table-row table:style-name="ro2">
          <table:table-cell office:value-type="string" table:style-name="ce3">
            <text:p>E0602</text:p>
          </table:table-cell>
          <table:table-cell office:value-type="string" table:style-name="ce3">
            <text:p>E06000007</text:p>
          </table:table-cell>
          <table:table-cell office:value-type="string" table:style-name="ce3">
            <text:p>Warrington UA</text:p>
          </table:table-cell>
          <table:table-cell office:value-type="string" table:style-name="ce3">
            <text:p>UA</text:p>
          </table:table-cell>
          <table:table-cell office:value-type="string" table:style-name="ce3">
            <text:p>NW</text:p>
          </table:table-cell>
          <table:table-cell office:value-type="string" table:style-name="ce3">
            <text:p>[z]</text:p>
          </table:table-cell>
          <table:table-cell office:value-type="float" office:value="1779.19" table:style-name="ce14">
            <text:p>1,779.19</text:p>
          </table:table-cell>
          <table:table-cell office:value-type="float" office:value="4.9799680196366571" table:style-name="ce15">
            <text:p>4.98<text:s/></text:p>
          </table:table-cell>
          <table:table-cell office:value-type="float" office:value="1818.07" table:style-name="ce14">
            <text:p>1,818.07</text:p>
          </table:table-cell>
          <table:table-cell office:value-type="float" office:value="4.9693995381062317" table:style-name="ce15">
            <text:p>4.97<text:s/></text:p>
          </table:table-cell>
          <table:table-cell office:value-type="float" office:value="33.9" table:style-name="ce14">
            <text:p>33.90</text:p>
          </table:table-cell>
          <table:table-cell office:value-type="float" office:value="2.00024765381418" table:style-name="ce16">
            <text:p>2.00</text:p>
          </table:table-cell>
          <table:table-cell table:style-name="ce17"/>
          <table:table-cell table:number-columns-repeated="16371"/>
        </table:table-row>
        <table:table-row table:style-name="ro2">
          <table:table-cell office:value-type="string" table:style-name="ce3">
            <text:p>E0302</text:p>
          </table:table-cell>
          <table:table-cell office:value-type="string" table:style-name="ce3">
            <text:p>E06000037</text:p>
          </table:table-cell>
          <table:table-cell office:value-type="string" table:style-name="ce3">
            <text:p>West Berkshire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830.09" table:style-name="ce14">
            <text:p>1,830.09</text:p>
          </table:table-cell>
          <table:table-cell office:value-type="float" office:value="4.989931788584772" table:style-name="ce15">
            <text:p>4.99<text:s/></text:p>
          </table:table-cell>
          <table:table-cell office:value-type="float" office:value="1913.03" table:style-name="ce14">
            <text:p>1,913.03</text:p>
          </table:table-cell>
          <table:table-cell office:value-type="float" office:value="5.2607542560332723" table:style-name="ce15">
            <text:p>5.26<text:s/></text:p>
          </table:table-cell>
          <table:table-cell office:value-type="float" office:value="34.86" table:style-name="ce14">
            <text:p>34.86</text:p>
          </table:table-cell>
          <table:table-cell office:value-type="float" office:value="1.99987374653753" table:style-name="ce16">
            <text:p>2.00</text:p>
          </table:table-cell>
          <table:table-cell table:style-name="ce17"/>
          <table:table-cell table:number-columns-repeated="16371"/>
        </table:table-row>
        <table:table-row table:style-name="ro2">
          <table:table-cell office:value-type="string" table:style-name="ce3">
            <text:p>E0902</text:p>
          </table:table-cell>
          <table:table-cell office:value-type="string" table:style-name="ce3">
            <text:p>E06000064</text:p>
          </table:table-cell>
          <table:table-cell office:value-type="string" table:style-name="ce3">
            <text:p>Westmorland &amp; Furness</text:p>
          </table:table-cell>
          <table:table-cell office:value-type="string" table:style-name="ce3">
            <text:p>UA</text:p>
          </table:table-cell>
          <table:table-cell office:value-type="string" table:style-name="ce26">
            <text:p>NW</text:p>
          </table:table-cell>
          <table:table-cell office:value-type="string" table:style-name="ce3">
            <text:p>[z]</text:p>
          </table:table-cell>
          <table:table-cell office:value-type="float" office:value="1827.76" table:style-name="ce14">
            <text:p>1,827.76</text:p>
          </table:table-cell>
          <table:table-cell office:value-type="float" office:value="4.9899763913860085" table:style-name="ce15">
            <text:p>4.99<text:s/></text:p>
          </table:table-cell>
          <table:table-cell office:value-type="float" office:value="1874.18" table:style-name="ce14">
            <text:p>1,874.18</text:p>
          </table:table-cell>
          <table:table-cell office:value-type="float" office:value="4.9696155030944587" table:style-name="ce15">
            <text:p>4.97<text:s/></text:p>
          </table:table-cell>
          <table:table-cell office:value-type="float" office:value="34.82" table:style-name="ce14">
            <text:p>34.82</text:p>
          </table:table-cell>
          <table:table-cell office:value-type="float" office:value="2.0001258499597898" table:style-name="ce16">
            <text:p>2.00</text:p>
          </table:table-cell>
          <table:table-cell table:style-name="ce17"/>
          <table:table-cell table:number-columns-repeated="16371"/>
        </table:table-row>
        <table:table-row table:style-name="ro2">
          <table:table-cell office:value-type="string" table:style-name="ce3">
            <text:p>E2802</text:p>
          </table:table-cell>
          <table:table-cell office:value-type="string" table:style-name="ce3">
            <text:p>E06000062</text:p>
          </table:table-cell>
          <table:table-cell office:value-type="string" table:style-name="ce3">
            <text:p>West Northamptonshire</text:p>
          </table:table-cell>
          <table:table-cell office:value-type="string" table:style-name="ce3">
            <text:p>UA</text:p>
          </table:table-cell>
          <table:table-cell office:value-type="string" table:style-name="ce3">
            <text:p>EM</text:p>
          </table:table-cell>
          <table:table-cell office:value-type="string" table:style-name="ce3">
            <text:p>[z]</text:p>
          </table:table-cell>
          <table:table-cell office:value-type="float" office:value="1778.25" table:style-name="ce14">
            <text:p>1,778.25</text:p>
          </table:table-cell>
          <table:table-cell office:value-type="float" office:value="4.9901696256191945" table:style-name="ce15">
            <text:p>4.99<text:s/></text:p>
          </table:table-cell>
          <table:table-cell office:value-type="float" office:value="1868.88" table:style-name="ce14">
            <text:p>1,868.88</text:p>
          </table:table-cell>
          <table:table-cell office:value-type="float" office:value="5.0322029516562425" table:style-name="ce15">
            <text:p>5.03<text:s/></text:p>
          </table:table-cell>
          <table:table-cell office:value-type="float" office:value="33.86" table:style-name="ce14">
            <text:p>33.86</text:p>
          </table:table-cell>
          <table:table-cell office:value-type="float" office:value="1.9991378498719801" table:style-name="ce16">
            <text:p>2.00</text:p>
          </table:table-cell>
          <table:table-cell table:style-name="ce17"/>
          <table:table-cell table:number-columns-repeated="16371"/>
        </table:table-row>
        <table:table-row table:style-name="ro2">
          <table:table-cell office:value-type="string" table:style-name="ce3">
            <text:p>E3902</text:p>
          </table:table-cell>
          <table:table-cell office:value-type="string" table:style-name="ce3">
            <text:p>E06000054</text:p>
          </table:table-cell>
          <table:table-cell office:value-type="string" table:style-name="ce3">
            <text:p>Wiltshire UA</text:p>
          </table:table-cell>
          <table:table-cell office:value-type="string" table:style-name="ce3">
            <text:p>UA</text:p>
          </table:table-cell>
          <table:table-cell office:value-type="string" table:style-name="ce3">
            <text:p>SW</text:p>
          </table:table-cell>
          <table:table-cell office:value-type="string" table:style-name="ce3">
            <text:p>[z]</text:p>
          </table:table-cell>
          <table:table-cell office:value-type="float" office:value="1805.73" table:style-name="ce14">
            <text:p>1,805.73</text:p>
          </table:table-cell>
          <table:table-cell office:value-type="float" office:value="4.9904064189778436" table:style-name="ce15">
            <text:p>4.99<text:s/></text:p>
          </table:table-cell>
          <table:table-cell office:value-type="float" office:value="1974.06" table:style-name="ce14">
            <text:p>1,974.06</text:p>
          </table:table-cell>
          <table:table-cell office:value-type="float" office:value="5.2500813077484967" table:style-name="ce15">
            <text:p>5.25<text:s/></text:p>
          </table:table-cell>
          <table:table-cell office:value-type="float" office:value="34.4" table:style-name="ce14">
            <text:p>34.40</text:p>
          </table:table-cell>
          <table:table-cell office:value-type="float" office:value="2.0001159772085901" table:style-name="ce16">
            <text:p>2.00</text:p>
          </table:table-cell>
          <table:table-cell table:style-name="ce17"/>
          <table:table-cell table:number-columns-repeated="16371"/>
        </table:table-row>
        <table:table-row table:style-name="ro2">
          <table:table-cell office:value-type="string" table:style-name="ce3">
            <text:p>E0305</text:p>
          </table:table-cell>
          <table:table-cell office:value-type="string" table:style-name="ce3">
            <text:p>E06000040</text:p>
          </table:table-cell>
          <table:table-cell office:value-type="string" table:style-name="ce3">
            <text:p>Windsor &amp; Maidenhead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303.19" table:style-name="ce14">
            <text:p>1,303.19</text:p>
          </table:table-cell>
          <table:table-cell office:value-type="float" office:value="4.9605347938144453" table:style-name="ce15">
            <text:p>4.96<text:s/></text:p>
          </table:table-cell>
          <table:table-cell office:value-type="float" office:value="1333.19" table:style-name="ce14">
            <text:p>1,333.19</text:p>
          </table:table-cell>
          <table:table-cell office:value-type="float" office:value="5.0906109836750586" table:style-name="ce15">
            <text:p>5.09<text:s/></text:p>
          </table:table-cell>
          <table:table-cell office:value-type="float" office:value="24.46" table:style-name="ce14">
            <text:p>24.46</text:p>
          </table:table-cell>
          <table:table-cell office:value-type="float" office:value="1.97003917947058" table:style-name="ce16">
            <text:p>1.97</text:p>
          </table:table-cell>
          <table:table-cell table:style-name="ce17"/>
          <table:table-cell table:number-columns-repeated="16371"/>
        </table:table-row>
        <table:table-row table:style-name="ro2">
          <table:table-cell office:value-type="string" table:style-name="ce3">
            <text:p>E0306</text:p>
          </table:table-cell>
          <table:table-cell office:value-type="string" table:style-name="ce3">
            <text:p>E06000041</text:p>
          </table:table-cell>
          <table:table-cell office:value-type="string" table:style-name="ce3">
            <text:p>Wokingham UA</text:p>
          </table:table-cell>
          <table:table-cell office:value-type="string" table:style-name="ce3">
            <text:p>UA</text:p>
          </table:table-cell>
          <table:table-cell office:value-type="string" table:style-name="ce3">
            <text:p>SE</text:p>
          </table:table-cell>
          <table:table-cell office:value-type="string" table:style-name="ce3">
            <text:p>[z]</text:p>
          </table:table-cell>
          <table:table-cell office:value-type="float" office:value="1839.26" table:style-name="ce14">
            <text:p>1,839.26</text:p>
          </table:table-cell>
          <table:table-cell office:value-type="float" office:value="4.9901817517581559" table:style-name="ce15">
            <text:p>4.99<text:s/></text:p>
          </table:table-cell>
          <table:table-cell office:value-type="float" office:value="1912.34" table:style-name="ce14">
            <text:p>1,912.34</text:p>
          </table:table-cell>
          <table:table-cell office:value-type="float" office:value="4.9513753210545977" table:style-name="ce15">
            <text:p>4.95<text:s/></text:p>
          </table:table-cell>
          <table:table-cell office:value-type="float" office:value="35.04" table:style-name="ce14">
            <text:p>35.04</text:p>
          </table:table-cell>
          <table:table-cell office:value-type="float" office:value="2.00018274217256" table:style-name="ce16">
            <text:p>2.00</text:p>
          </table:table-cell>
          <table:table-cell table:style-name="ce17"/>
          <table:table-cell table:number-columns-repeated="16371"/>
        </table:table-row>
        <table:table-row table:style-name="ro2">
          <table:table-cell office:value-type="string" table:style-name="ce3">
            <text:p>E2701</text:p>
          </table:table-cell>
          <table:table-cell office:value-type="string" table:style-name="ce3">
            <text:p>E06000014</text:p>
          </table:table-cell>
          <table:table-cell office:value-type="string" table:style-name="ce3">
            <text:p>York UA</text:p>
          </table:table-cell>
          <table:table-cell office:value-type="string" table:style-name="ce3">
            <text:p>UA</text:p>
          </table:table-cell>
          <table:table-cell office:value-type="string" table:style-name="ce3">
            <text:p>YH</text:p>
          </table:table-cell>
          <table:table-cell office:value-type="string" table:style-name="ce3">
            <text:p>[z]</text:p>
          </table:table-cell>
          <table:table-cell office:value-type="float" office:value="1648.78" table:style-name="ce14">
            <text:p>1,648.78</text:p>
          </table:table-cell>
          <table:table-cell office:value-type="float" office:value="4.9897479655124037" table:style-name="ce15">
            <text:p>4.99<text:s/></text:p>
          </table:table-cell>
          <table:table-cell office:value-type="float" office:value="1663.24" table:style-name="ce14">
            <text:p>1,663.24</text:p>
          </table:table-cell>
          <table:table-cell office:value-type="float" office:value="5.0071657207073512" table:style-name="ce15">
            <text:p>5.01<text:s/></text:p>
          </table:table-cell>
          <table:table-cell office:value-type="float" office:value="31.41" table:style-name="ce14">
            <text:p>31.41</text:p>
          </table:table-cell>
          <table:table-cell office:value-type="float" office:value="1.9999999448541499" table:style-name="ce16">
            <text:p>2.00</text:p>
          </table:table-cell>
          <table:table-cell table:style-name="ce17"/>
          <table:table-cell table:number-columns-repeated="16371"/>
        </table:table-row>
        <table:table-row table:number-rows-repeated="1048438" table:style-name="ro2">
          <table:table-cell table:number-columns-repeated="16384"/>
        </table:table-row>
      </table:table>
      <table:table table:name="Table_7b" table:style-name="ta2">
        <table:table-column table:style-name="co4"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16374" table:default-cell-style-name="ce1"/>
        <table:table-row table:style-name="ro1">
          <table:table-cell office:value-type="string" table:style-name="ce8">
            <text:p>Table 7b: 2024 to 2025 Council tax (average Band D) and percent change on 2023 to 2024: shire counties</text:p>
          </table:table-cell>
          <table:table-cell table:number-columns-repeated="9" table:style-name="ce3"/>
          <table:table-cell table:number-columns-repeated="16374"/>
        </table:table-row>
        <table:table-row table:style-name="ro2">
          <table:table-cell office:value-type="string" table:style-name="ce3">
            <text:p>This worksheet contains 1 table. The data in this table are reported in pounds (£) with adjacent column comparing the previous year figure in percentages. Referendum principles for these authorities are outlined in the statistical release.</text:p>
          </table:table-cell>
          <table:table-cell table:number-columns-repeated="9" table:style-name="ce3"/>
          <table:table-cell table:number-columns-repeated="16374"/>
        </table:table-row>
        <table:table-row table:style-name="ro8">
          <table:table-cell office:value-type="string" table:style-name="ce4">
            <text:p>E-code</text:p>
          </table:table-cell>
          <table:table-cell office:value-type="string" table:style-name="ce4">
            <text:p>ONS Code</text:p>
          </table:table-cell>
          <table:table-cell office:value-type="string" table:style-name="ce4">
            <text:p>Authority</text:p>
          </table:table-cell>
          <table:table-cell office:value-type="string" table:style-name="ce4">
            <text:p>Region</text:p>
          </table:table-cell>
          <table:table-cell office:value-type="string" table:style-name="ce4">
            <text:p>Class</text:p>
          </table:table-cell>
          <table:table-cell office:value-type="string" table:style-name="ce11">
            <text:p>Average council tax for the authority including adult social care precept (Band D)</text:p>
            <text:p/>
            <text:p>£</text:p>
          </table:table-cell>
          <table:table-cell office:value-type="string" table:style-name="ce11">
            <text:p>Percentage change for average council tax for the authority including adult social care precept (Band D)</text:p>
            <text:p>%</text:p>
          </table:table-cell>
          <table:table-cell office:value-type="string" table:style-name="ce11">
            <text:p>Adult social care element of average (Band D) council tax</text:p>
            <text:p/>
            <text:p>£</text:p>
          </table:table-cell>
          <table:table-cell office:value-type="string" table:style-name="ce11">
            <text:p>Percentage change of adult social care element of average (Band D) council tax<text:s/></text:p>
            <text:p>%</text:p>
          </table:table-cell>
          <table:table-cell office:value-type="string" table:style-name="ce27">
            <text:p>Notes</text:p>
          </table:table-cell>
          <table:table-cell table:number-columns-repeated="16374"/>
        </table:table-row>
        <table:table-row table:style-name="ro2">
          <table:table-cell office:value-type="string" table:style-name="ce3">
            <text:p>E0521</text:p>
          </table:table-cell>
          <table:table-cell office:value-type="string" table:style-name="ce3">
            <text:p>E10000003</text:p>
          </table:table-cell>
          <table:table-cell office:value-type="string" table:style-name="ce3">
            <text:p>Cambridgeshire</text:p>
          </table:table-cell>
          <table:table-cell office:value-type="string" table:style-name="ce3">
            <text:p>EE</text:p>
          </table:table-cell>
          <table:table-cell office:value-type="string" table:style-name="ce3">
            <text:p>Shire Counties</text:p>
          </table:table-cell>
          <table:table-cell office:value-type="float" office:value="1619.82" table:style-name="ce14">
            <text:p>1,619.82</text:p>
          </table:table-cell>
          <table:table-cell office:value-type="float" office:value="4.9874584378463549" table:style-name="ce16">
            <text:p>4.99</text:p>
          </table:table-cell>
          <table:table-cell office:value-type="float" office:value="30.86" table:style-name="ce14">
            <text:p>30.86</text:p>
          </table:table-cell>
          <table:table-cell office:value-type="float" office:value="2.0001685091699999" table:style-name="ce16">
            <text:p>2.00</text:p>
          </table:table-cell>
          <table:table-cell table:style-name="ce3"/>
          <table:table-cell table:number-columns-repeated="16374"/>
        </table:table-row>
        <table:table-row table:style-name="ro2">
          <table:table-cell office:value-type="string" table:style-name="ce3">
            <text:p>E1021</text:p>
          </table:table-cell>
          <table:table-cell office:value-type="string" table:style-name="ce3">
            <text:p>E10000007</text:p>
          </table:table-cell>
          <table:table-cell office:value-type="string" table:style-name="ce3">
            <text:p>Derbyshire</text:p>
          </table:table-cell>
          <table:table-cell office:value-type="string" table:style-name="ce3">
            <text:p>EM</text:p>
          </table:table-cell>
          <table:table-cell office:value-type="string" table:style-name="ce3">
            <text:p>Shire Counties</text:p>
          </table:table-cell>
          <table:table-cell office:value-type="float" office:value="1551.73" table:style-name="ce14">
            <text:p>1,551.73</text:p>
          </table:table-cell>
          <table:table-cell office:value-type="float" office:value="4.9899186727831228" table:style-name="ce16">
            <text:p>4.99</text:p>
          </table:table-cell>
          <table:table-cell office:value-type="float" office:value="29.56" table:style-name="ce14">
            <text:p>29.56</text:p>
          </table:table-cell>
          <table:table-cell office:value-type="float" office:value="1.9999996918901599" table:style-name="ce16">
            <text:p>2.00</text:p>
          </table:table-cell>
          <table:table-cell table:style-name="ce3"/>
          <table:table-cell table:number-columns-repeated="16374"/>
        </table:table-row>
        <table:table-row table:style-name="ro2">
          <table:table-cell office:value-type="string" table:style-name="ce3">
            <text:p>E1121</text:p>
          </table:table-cell>
          <table:table-cell office:value-type="string" table:style-name="ce3">
            <text:p>E10000008</text:p>
          </table:table-cell>
          <table:table-cell office:value-type="string" table:style-name="ce3">
            <text:p>Devon</text:p>
          </table:table-cell>
          <table:table-cell office:value-type="string" table:style-name="ce3">
            <text:p>SW</text:p>
          </table:table-cell>
          <table:table-cell office:value-type="string" table:style-name="ce3">
            <text:p>Shire Counties</text:p>
          </table:table-cell>
          <table:table-cell office:value-type="float" office:value="1715.67" table:style-name="ce14">
            <text:p>1,715.67</text:p>
          </table:table-cell>
          <table:table-cell office:value-type="float" office:value="4.9898110921407692" table:style-name="ce16">
            <text:p>4.99</text:p>
          </table:table-cell>
          <table:table-cell office:value-type="float" office:value="32.67" table:style-name="ce14">
            <text:p>32.67</text:p>
          </table:table-cell>
          <table:table-cell office:value-type="float" office:value="1.99922921000081" table:style-name="ce16">
            <text:p>2.00</text:p>
          </table:table-cell>
          <table:table-cell table:style-name="ce3"/>
          <table:table-cell table:number-columns-repeated="16374"/>
        </table:table-row>
        <table:table-row table:style-name="ro2">
          <table:table-cell office:value-type="string" table:style-name="ce3">
            <text:p>E1421</text:p>
          </table:table-cell>
          <table:table-cell office:value-type="string" table:style-name="ce3">
            <text:p>E10000011</text:p>
          </table:table-cell>
          <table:table-cell office:value-type="string" table:style-name="ce3">
            <text:p>East Sussex</text:p>
          </table:table-cell>
          <table:table-cell office:value-type="string" table:style-name="ce3">
            <text:p>SE</text:p>
          </table:table-cell>
          <table:table-cell office:value-type="string" table:style-name="ce3">
            <text:p>Shire Counties</text:p>
          </table:table-cell>
          <table:table-cell office:value-type="float" office:value="1778.31" table:style-name="ce14">
            <text:p>1,778.31</text:p>
          </table:table-cell>
          <table:table-cell office:value-type="float" office:value="4.9893730074388944" table:style-name="ce16">
            <text:p>4.99</text:p>
          </table:table-cell>
          <table:table-cell office:value-type="float" office:value="33.840000000000003" table:style-name="ce14">
            <text:p>33.84</text:p>
          </table:table-cell>
          <table:table-cell office:value-type="float" office:value="1.99787460148778" table:style-name="ce16">
            <text:p>2.00</text:p>
          </table:table-cell>
          <table:table-cell table:style-name="ce3"/>
          <table:table-cell table:number-columns-repeated="16374"/>
        </table:table-row>
        <table:table-row table:style-name="ro2">
          <table:table-cell office:value-type="string" table:style-name="ce3">
            <text:p>E1521</text:p>
          </table:table-cell>
          <table:table-cell office:value-type="string" table:style-name="ce3">
            <text:p>E10000012</text:p>
          </table:table-cell>
          <table:table-cell office:value-type="string" table:style-name="ce3">
            <text:p>Essex</text:p>
          </table:table-cell>
          <table:table-cell office:value-type="string" table:style-name="ce3">
            <text:p>EE</text:p>
          </table:table-cell>
          <table:table-cell office:value-type="string" table:style-name="ce3">
            <text:p>Shire Counties</text:p>
          </table:table-cell>
          <table:table-cell office:value-type="float" office:value="1522.53" table:style-name="ce14">
            <text:p>1,522.53</text:p>
          </table:table-cell>
          <table:table-cell office:value-type="float" office:value="4.9897598212623278" table:style-name="ce16">
            <text:p>4.99</text:p>
          </table:table-cell>
          <table:table-cell office:value-type="float" office:value="28.98" table:style-name="ce14">
            <text:p>28.98</text:p>
          </table:table-cell>
          <table:table-cell office:value-type="float" office:value="1.99838639434496" table:style-name="ce16">
            <text:p>2.00</text:p>
          </table:table-cell>
          <table:table-cell table:style-name="ce3"/>
          <table:table-cell table:number-columns-repeated="16374"/>
        </table:table-row>
        <table:table-row table:style-name="ro2">
          <table:table-cell office:value-type="string" table:style-name="ce3">
            <text:p>E1620</text:p>
          </table:table-cell>
          <table:table-cell office:value-type="string" table:style-name="ce3">
            <text:p>E10000013</text:p>
          </table:table-cell>
          <table:table-cell office:value-type="string" table:style-name="ce3">
            <text:p>Gloucestershire</text:p>
          </table:table-cell>
          <table:table-cell office:value-type="string" table:style-name="ce3">
            <text:p>SW</text:p>
          </table:table-cell>
          <table:table-cell office:value-type="string" table:style-name="ce3">
            <text:p>Shire Counties</text:p>
          </table:table-cell>
          <table:table-cell office:value-type="float" office:value="1599.82" table:style-name="ce14">
            <text:p>1,599.82</text:p>
          </table:table-cell>
          <table:table-cell office:value-type="float" office:value="4.9902216855451549" table:style-name="ce16">
            <text:p>4.99</text:p>
          </table:table-cell>
          <table:table-cell office:value-type="float" office:value="30.48" table:style-name="ce14">
            <text:p>30.48</text:p>
          </table:table-cell>
          <table:table-cell office:value-type="float" office:value="2.0002886622219802" table:style-name="ce16">
            <text:p>2.00</text:p>
          </table:table-cell>
          <table:table-cell table:style-name="ce3"/>
          <table:table-cell table:number-columns-repeated="16374"/>
        </table:table-row>
        <table:table-row table:style-name="ro2">
          <table:table-cell office:value-type="string" table:style-name="ce3">
            <text:p>E1721</text:p>
          </table:table-cell>
          <table:table-cell office:value-type="string" table:style-name="ce3">
            <text:p>E10000014</text:p>
          </table:table-cell>
          <table:table-cell office:value-type="string" table:style-name="ce3">
            <text:p>Hampshire</text:p>
          </table:table-cell>
          <table:table-cell office:value-type="string" table:style-name="ce3">
            <text:p>SE</text:p>
          </table:table-cell>
          <table:table-cell office:value-type="string" table:style-name="ce3">
            <text:p>Shire Counties</text:p>
          </table:table-cell>
          <table:table-cell office:value-type="float" office:value="1533.24" table:style-name="ce14">
            <text:p>1,533.24</text:p>
          </table:table-cell>
          <table:table-cell office:value-type="float" office:value="4.9984591679506938" table:style-name="ce16">
            <text:p>5.00</text:p>
          </table:table-cell>
          <table:table-cell office:value-type="float" office:value="29.2" table:style-name="ce14">
            <text:p>29.20</text:p>
          </table:table-cell>
          <table:table-cell office:value-type="float" office:value="1.9996574454857701" table:style-name="ce16">
            <text:p>2.00</text:p>
          </table:table-cell>
          <table:table-cell table:style-name="ce3"/>
          <table:table-cell table:number-columns-repeated="16374"/>
        </table:table-row>
        <table:table-row table:style-name="ro2">
          <table:table-cell office:value-type="string" table:style-name="ce3">
            <text:p>E1920</text:p>
          </table:table-cell>
          <table:table-cell office:value-type="string" table:style-name="ce3">
            <text:p>E10000015</text:p>
          </table:table-cell>
          <table:table-cell office:value-type="string" table:style-name="ce3">
            <text:p>Hertfordshire</text:p>
          </table:table-cell>
          <table:table-cell office:value-type="string" table:style-name="ce3">
            <text:p>EE</text:p>
          </table:table-cell>
          <table:table-cell office:value-type="string" table:style-name="ce3">
            <text:p>Shire Counties</text:p>
          </table:table-cell>
          <table:table-cell office:value-type="float" office:value="1685.75" table:style-name="ce14">
            <text:p>1,685.75</text:p>
          </table:table-cell>
          <table:table-cell office:value-type="float" office:value="4.9899416428442347" table:style-name="ce16">
            <text:p>4.99</text:p>
          </table:table-cell>
          <table:table-cell office:value-type="float" office:value="32.11" table:style-name="ce14">
            <text:p>32.11</text:p>
          </table:table-cell>
          <table:table-cell office:value-type="float" office:value="1.99997606682548" table:style-name="ce16">
            <text:p>2.00</text:p>
          </table:table-cell>
          <table:table-cell table:style-name="ce3"/>
          <table:table-cell table:number-columns-repeated="16374"/>
        </table:table-row>
        <table:table-row table:style-name="ro2">
          <table:table-cell office:value-type="string" table:style-name="ce3">
            <text:p>E2221</text:p>
          </table:table-cell>
          <table:table-cell office:value-type="string" table:style-name="ce3">
            <text:p>E10000016</text:p>
          </table:table-cell>
          <table:table-cell office:value-type="string" table:style-name="ce3">
            <text:p>Kent</text:p>
          </table:table-cell>
          <table:table-cell office:value-type="string" table:style-name="ce3">
            <text:p>SE</text:p>
          </table:table-cell>
          <table:table-cell office:value-type="string" table:style-name="ce3">
            <text:p>Shire Counties</text:p>
          </table:table-cell>
          <table:table-cell office:value-type="float" office:value="1610.82" table:style-name="ce14">
            <text:p>1,610.82</text:p>
          </table:table-cell>
          <table:table-cell office:value-type="float" office:value="4.9920807180148952" table:style-name="ce16">
            <text:p>4.99</text:p>
          </table:table-cell>
          <table:table-cell office:value-type="float" office:value="30.6" table:style-name="ce14">
            <text:p>30.60</text:p>
          </table:table-cell>
          <table:table-cell office:value-type="float" office:value="1.99451956388274" table:style-name="ce16">
            <text:p>1.99</text:p>
          </table:table-cell>
          <table:table-cell table:style-name="ce3"/>
          <table:table-cell table:number-columns-repeated="16374"/>
        </table:table-row>
        <table:table-row table:style-name="ro2">
          <table:table-cell office:value-type="string" table:style-name="ce3">
            <text:p>E2321</text:p>
          </table:table-cell>
          <table:table-cell office:value-type="string" table:style-name="ce3">
            <text:p>E10000017</text:p>
          </table:table-cell>
          <table:table-cell office:value-type="string" table:style-name="ce3">
            <text:p>Lancashire</text:p>
          </table:table-cell>
          <table:table-cell office:value-type="string" table:style-name="ce3">
            <text:p>NW</text:p>
          </table:table-cell>
          <table:table-cell office:value-type="string" table:style-name="ce3">
            <text:p>Shire Counties</text:p>
          </table:table-cell>
          <table:table-cell office:value-type="float" office:value="1653.29" table:style-name="ce14">
            <text:p>1,653.29</text:p>
          </table:table-cell>
          <table:table-cell office:value-type="float" office:value="4.9901251659035584" table:style-name="ce16">
            <text:p>4.99</text:p>
          </table:table-cell>
          <table:table-cell office:value-type="float" office:value="31.49" table:style-name="ce14">
            <text:p>31.49</text:p>
          </table:table-cell>
          <table:table-cell office:value-type="float" office:value="1.9997334676518601" table:style-name="ce16">
            <text:p>2.00</text:p>
          </table:table-cell>
          <table:table-cell table:style-name="ce3"/>
          <table:table-cell table:number-columns-repeated="16374"/>
        </table:table-row>
        <table:table-row table:style-name="ro2">
          <table:table-cell office:value-type="string" table:style-name="ce3">
            <text:p>E2421</text:p>
          </table:table-cell>
          <table:table-cell office:value-type="string" table:style-name="ce3">
            <text:p>E10000018</text:p>
          </table:table-cell>
          <table:table-cell office:value-type="string" table:style-name="ce3">
            <text:p>Leicestershire</text:p>
          </table:table-cell>
          <table:table-cell office:value-type="string" table:style-name="ce3">
            <text:p>EM</text:p>
          </table:table-cell>
          <table:table-cell office:value-type="string" table:style-name="ce3">
            <text:p>Shire Counties</text:p>
          </table:table-cell>
          <table:table-cell office:value-type="float" office:value="1601.58" table:style-name="ce14">
            <text:p>1,601.58</text:p>
          </table:table-cell>
          <table:table-cell office:value-type="float" office:value="4.9899702384854336" table:style-name="ce16">
            <text:p>4.99</text:p>
          </table:table-cell>
          <table:table-cell office:value-type="float" office:value="30.51" table:style-name="ce14">
            <text:p>30.51</text:p>
          </table:table-cell>
          <table:table-cell office:value-type="float" office:value="2.0000523194518798" table:style-name="ce16">
            <text:p>2.00</text:p>
          </table:table-cell>
          <table:table-cell table:style-name="ce3"/>
          <table:table-cell table:number-columns-repeated="16374"/>
        </table:table-row>
        <table:table-row table:style-name="ro2">
          <table:table-cell office:value-type="string" table:style-name="ce3">
            <text:p>E2520</text:p>
          </table:table-cell>
          <table:table-cell office:value-type="string" table:style-name="ce3">
            <text:p>E10000019</text:p>
          </table:table-cell>
          <table:table-cell office:value-type="string" table:style-name="ce3">
            <text:p>Lincolnshire</text:p>
          </table:table-cell>
          <table:table-cell office:value-type="string" table:style-name="ce3">
            <text:p>EM</text:p>
          </table:table-cell>
          <table:table-cell office:value-type="string" table:style-name="ce3">
            <text:p>Shire Counties</text:p>
          </table:table-cell>
          <table:table-cell office:value-type="float" office:value="1578.69" table:style-name="ce14">
            <text:p>1,578.69</text:p>
          </table:table-cell>
          <table:table-cell office:value-type="float" office:value="4.9919195546776765" table:style-name="ce16">
            <text:p>4.99</text:p>
          </table:table-cell>
          <table:table-cell office:value-type="float" office:value="30.06" table:style-name="ce14">
            <text:p>30.06</text:p>
          </table:table-cell>
          <table:table-cell office:value-type="float" office:value="1.99916219315571" table:style-name="ce16">
            <text:p>2.00</text:p>
          </table:table-cell>
          <table:table-cell table:style-name="ce3"/>
          <table:table-cell table:number-columns-repeated="16374"/>
        </table:table-row>
        <table:table-row table:style-name="ro2">
          <table:table-cell office:value-type="string" table:style-name="ce3">
            <text:p>E2620</text:p>
          </table:table-cell>
          <table:table-cell office:value-type="string" table:style-name="ce3">
            <text:p>E10000020</text:p>
          </table:table-cell>
          <table:table-cell office:value-type="string" table:style-name="ce3">
            <text:p>Norfolk</text:p>
          </table:table-cell>
          <table:table-cell office:value-type="string" table:style-name="ce3">
            <text:p>EE</text:p>
          </table:table-cell>
          <table:table-cell office:value-type="string" table:style-name="ce3">
            <text:p>Shire Counties</text:p>
          </table:table-cell>
          <table:table-cell office:value-type="float" office:value="1672.11" table:style-name="ce14">
            <text:p>1,672.11</text:p>
          </table:table-cell>
          <table:table-cell office:value-type="float" office:value="4.989828209764906" table:style-name="ce16">
            <text:p>4.99</text:p>
          </table:table-cell>
          <table:table-cell office:value-type="float" office:value="31.77" table:style-name="ce14">
            <text:p>31.77</text:p>
          </table:table-cell>
          <table:table-cell office:value-type="float" office:value="1.99480114084377" table:style-name="ce16">
            <text:p>1.99</text:p>
          </table:table-cell>
          <table:table-cell table:style-name="ce3"/>
          <table:table-cell table:number-columns-repeated="16374"/>
        </table:table-row>
        <table:table-row table:style-name="ro2">
          <table:table-cell office:value-type="string" table:style-name="ce3">
            <text:p>E3021</text:p>
          </table:table-cell>
          <table:table-cell office:value-type="string" table:style-name="ce3">
            <text:p>E10000024</text:p>
          </table:table-cell>
          <table:table-cell office:value-type="string" table:style-name="ce3">
            <text:p>Nottinghamshire</text:p>
          </table:table-cell>
          <table:table-cell office:value-type="string" table:style-name="ce3">
            <text:p>EM</text:p>
          </table:table-cell>
          <table:table-cell office:value-type="string" table:style-name="ce3">
            <text:p>Shire Counties</text:p>
          </table:table-cell>
          <table:table-cell office:value-type="float" office:value="1807.08" table:style-name="ce14">
            <text:p>1,807.08</text:p>
          </table:table-cell>
          <table:table-cell office:value-type="float" office:value="4.8397015652738853" table:style-name="ce16">
            <text:p>4.84</text:p>
          </table:table-cell>
          <table:table-cell office:value-type="float" office:value="34.47" table:style-name="ce14">
            <text:p>34.47</text:p>
          </table:table-cell>
          <table:table-cell office:value-type="float" office:value="1.9998563327022001" table:style-name="ce16">
            <text:p>2.00</text:p>
          </table:table-cell>
          <table:table-cell table:style-name="ce3"/>
          <table:table-cell table:number-columns-repeated="16374"/>
        </table:table-row>
        <table:table-row table:style-name="ro2">
          <table:table-cell office:value-type="string" table:style-name="ce3">
            <text:p>E3120</text:p>
          </table:table-cell>
          <table:table-cell office:value-type="string" table:style-name="ce3">
            <text:p>E10000025</text:p>
          </table:table-cell>
          <table:table-cell office:value-type="string" table:style-name="ce3">
            <text:p>Oxfordshire</text:p>
          </table:table-cell>
          <table:table-cell office:value-type="string" table:style-name="ce3">
            <text:p>SE</text:p>
          </table:table-cell>
          <table:table-cell office:value-type="string" table:style-name="ce3">
            <text:p>Shire Counties</text:p>
          </table:table-cell>
          <table:table-cell office:value-type="float" office:value="1820.56" table:style-name="ce14">
            <text:p>1,820.56</text:p>
          </table:table-cell>
          <table:table-cell office:value-type="float" office:value="4.9901097443527487" table:style-name="ce16">
            <text:p>4.99</text:p>
          </table:table-cell>
          <table:table-cell office:value-type="float" office:value="34.68" table:style-name="ce14">
            <text:p>34.68</text:p>
          </table:table-cell>
          <table:table-cell office:value-type="float" office:value="1.99996567898275" table:style-name="ce16">
            <text:p>2.00</text:p>
          </table:table-cell>
          <table:table-cell table:style-name="ce3"/>
          <table:table-cell table:number-columns-repeated="16374"/>
        </table:table-row>
        <table:table-row table:style-name="ro2">
          <table:table-cell office:value-type="string" table:style-name="ce3">
            <text:p>E3421</text:p>
          </table:table-cell>
          <table:table-cell office:value-type="string" table:style-name="ce3">
            <text:p>E10000028</text:p>
          </table:table-cell>
          <table:table-cell office:value-type="string" table:style-name="ce3">
            <text:p>Staffordshire</text:p>
          </table:table-cell>
          <table:table-cell office:value-type="string" table:style-name="ce3">
            <text:p>WM</text:p>
          </table:table-cell>
          <table:table-cell office:value-type="string" table:style-name="ce3">
            <text:p>Shire Counties</text:p>
          </table:table-cell>
          <table:table-cell office:value-type="float" office:value="1544.64" table:style-name="ce14">
            <text:p>1,544.64</text:p>
          </table:table-cell>
          <table:table-cell office:value-type="float" office:value="4.9897024938316967" table:style-name="ce16">
            <text:p>4.99</text:p>
          </table:table-cell>
          <table:table-cell office:value-type="float" office:value="29.42" table:style-name="ce14">
            <text:p>29.42</text:p>
          </table:table-cell>
          <table:table-cell office:value-type="float" office:value="1.99968757746921" table:style-name="ce16">
            <text:p>2.00</text:p>
          </table:table-cell>
          <table:table-cell table:style-name="ce3"/>
          <table:table-cell table:number-columns-repeated="16374"/>
        </table:table-row>
        <table:table-row table:style-name="ro2">
          <table:table-cell office:value-type="string" table:style-name="ce3">
            <text:p>E3520</text:p>
          </table:table-cell>
          <table:table-cell office:value-type="string" table:style-name="ce3">
            <text:p>E10000029</text:p>
          </table:table-cell>
          <table:table-cell office:value-type="string" table:style-name="ce3">
            <text:p>Suffolk</text:p>
          </table:table-cell>
          <table:table-cell office:value-type="string" table:style-name="ce3">
            <text:p>EE</text:p>
          </table:table-cell>
          <table:table-cell office:value-type="string" table:style-name="ce3">
            <text:p>Shire Counties</text:p>
          </table:table-cell>
          <table:table-cell office:value-type="float" office:value="1571.04" table:style-name="ce14">
            <text:p>1,571.04</text:p>
          </table:table-cell>
          <table:table-cell office:value-type="float" office:value="4.9858663619414134" table:style-name="ce16">
            <text:p>4.99</text:p>
          </table:table-cell>
          <table:table-cell office:value-type="float" office:value="29.93" table:style-name="ce14">
            <text:p>29.93</text:p>
          </table:table-cell>
          <table:table-cell office:value-type="float" office:value="2.0000933727825001" table:style-name="ce16">
            <text:p>2.00</text:p>
          </table:table-cell>
          <table:table-cell table:style-name="ce3"/>
          <table:table-cell table:number-columns-repeated="16374"/>
        </table:table-row>
        <table:table-row table:style-name="ro2">
          <table:table-cell office:value-type="string" table:style-name="ce3">
            <text:p>E3620</text:p>
          </table:table-cell>
          <table:table-cell office:value-type="string" table:style-name="ce3">
            <text:p>E10000030</text:p>
          </table:table-cell>
          <table:table-cell office:value-type="string" table:style-name="ce3">
            <text:p>Surrey</text:p>
          </table:table-cell>
          <table:table-cell office:value-type="string" table:style-name="ce3">
            <text:p>SE</text:p>
          </table:table-cell>
          <table:table-cell office:value-type="string" table:style-name="ce3">
            <text:p>Shire Counties</text:p>
          </table:table-cell>
          <table:table-cell office:value-type="float" office:value="1758.6" table:style-name="ce14">
            <text:p>1,758.60</text:p>
          </table:table-cell>
          <table:table-cell office:value-type="float" office:value="4.9860305179454105" table:style-name="ce16">
            <text:p>4.99</text:p>
          </table:table-cell>
          <table:table-cell office:value-type="float" office:value="33.5" table:style-name="ce14">
            <text:p>33.50</text:p>
          </table:table-cell>
          <table:table-cell office:value-type="float" office:value="1.9999044592238799" table:style-name="ce16">
            <text:p>2.00</text:p>
          </table:table-cell>
          <table:table-cell table:style-name="ce3"/>
          <table:table-cell table:number-columns-repeated="16374"/>
        </table:table-row>
        <table:table-row table:style-name="ro2">
          <table:table-cell office:value-type="string" table:style-name="ce3">
            <text:p>E3720</text:p>
          </table:table-cell>
          <table:table-cell office:value-type="string" table:style-name="ce3">
            <text:p>E10000031</text:p>
          </table:table-cell>
          <table:table-cell office:value-type="string" table:style-name="ce3">
            <text:p>Warwickshire</text:p>
          </table:table-cell>
          <table:table-cell office:value-type="string" table:style-name="ce3">
            <text:p>WM</text:p>
          </table:table-cell>
          <table:table-cell office:value-type="string" table:style-name="ce3">
            <text:p>Shire Counties</text:p>
          </table:table-cell>
          <table:table-cell office:value-type="float" office:value="1736.19" table:style-name="ce14">
            <text:p>1,736.19</text:p>
          </table:table-cell>
          <table:table-cell office:value-type="float" office:value="4.9964621999673504" table:style-name="ce16">
            <text:p>5.00</text:p>
          </table:table-cell>
          <table:table-cell office:value-type="float" office:value="33.07" table:style-name="ce14">
            <text:p>33.07</text:p>
          </table:table-cell>
          <table:table-cell office:value-type="float" office:value="1.99991500942114" table:style-name="ce16">
            <text:p>2.00</text:p>
          </table:table-cell>
          <table:table-cell table:style-name="ce3"/>
          <table:table-cell table:number-columns-repeated="16374"/>
        </table:table-row>
        <table:table-row table:style-name="ro2">
          <table:table-cell office:value-type="string" table:style-name="ce3">
            <text:p>E3820</text:p>
          </table:table-cell>
          <table:table-cell office:value-type="string" table:style-name="ce3">
            <text:p>E10000032</text:p>
          </table:table-cell>
          <table:table-cell office:value-type="string" table:style-name="ce3">
            <text:p>West Sussex</text:p>
          </table:table-cell>
          <table:table-cell office:value-type="string" table:style-name="ce3">
            <text:p>SE</text:p>
          </table:table-cell>
          <table:table-cell office:value-type="string" table:style-name="ce3">
            <text:p>Shire Counties</text:p>
          </table:table-cell>
          <table:table-cell office:value-type="float" office:value="1714.95" table:style-name="ce14">
            <text:p>1,714.95</text:p>
          </table:table-cell>
          <table:table-cell office:value-type="float" office:value="4.9920105790952647" table:style-name="ce16">
            <text:p>4.99</text:p>
          </table:table-cell>
          <table:table-cell office:value-type="float" office:value="32.61" table:style-name="ce14">
            <text:p>32.61</text:p>
          </table:table-cell>
          <table:table-cell office:value-type="float" office:value="1.99665517449815" table:style-name="ce16">
            <text:p>2.00</text:p>
          </table:table-cell>
          <table:table-cell table:style-name="ce3"/>
          <table:table-cell table:number-columns-repeated="16374"/>
        </table:table-row>
        <table:table-row table:style-name="ro2">
          <table:table-cell office:value-type="string" table:style-name="ce3">
            <text:p>E1821</text:p>
          </table:table-cell>
          <table:table-cell office:value-type="string" table:style-name="ce3">
            <text:p>E10000034</text:p>
          </table:table-cell>
          <table:table-cell office:value-type="string" table:style-name="ce3">
            <text:p>Worcestershire</text:p>
          </table:table-cell>
          <table:table-cell office:value-type="string" table:style-name="ce3">
            <text:p>WM</text:p>
          </table:table-cell>
          <table:table-cell office:value-type="string" table:style-name="ce3">
            <text:p>Shire Counties</text:p>
          </table:table-cell>
          <table:table-cell office:value-type="float" office:value="1538.92" table:style-name="ce14">
            <text:p>1,538.92</text:p>
          </table:table-cell>
          <table:table-cell office:value-type="float" office:value="4.9898347637435423" table:style-name="ce16">
            <text:p>4.99</text:p>
          </table:table-cell>
          <table:table-cell office:value-type="float" office:value="29.32" table:style-name="ce14">
            <text:p>29.32</text:p>
          </table:table-cell>
          <table:table-cell office:value-type="float" office:value="2.00030003638456" table:style-name="ce16">
            <text:p>2.00</text:p>
          </table:table-cell>
          <table:table-cell table:style-name="ce3"/>
          <table:table-cell table:number-columns-repeated="16374"/>
        </table:table-row>
        <table:table-row table:number-rows-repeated="1048552" table:style-name="ro4">
          <table:table-cell table:number-columns-repeated="16384"/>
        </table:table-row>
      </table:table>
      <table:table table:name="Table_7c" table:style-name="ta2">
        <table:table-column table:style-name="co4" table:default-cell-style-name="ce1"/>
        <table:table-column table:style-name="co19" table:default-cell-style-name="ce1"/>
        <table:table-column table:style-name="co20" table:default-cell-style-name="ce3"/>
        <table:table-column table:style-name="co7" table:default-cell-style-name="ce1"/>
        <table:table-column table:style-name="co21" table:default-cell-style-name="ce3"/>
        <table:table-column table:style-name="co22" table:number-columns-repeated="2" table:default-cell-style-name="ce28"/>
        <table:table-column table:style-name="co22" table:number-columns-repeated="4" table:default-cell-style-name="ce9"/>
        <table:table-column table:style-name="co23" table:default-cell-style-name="ce1"/>
        <table:table-column table:style-name="co1" table:number-columns-repeated="16372" table:default-cell-style-name="ce1"/>
        <table:table-row table:style-name="ro1">
          <table:table-cell office:value-type="string" table:style-name="ce8">
            <text:p>Table 7c: 2024 to 2025 Council tax (average Band D), percent change and amount change on 2023 to 2024: shire districts</text:p>
          </table:table-cell>
          <table:table-cell table:style-name="ce8"/>
          <table:table-cell table:style-name="ce3"/>
          <table:table-cell table:style-name="ce1"/>
          <table:table-cell table:style-name="ce3"/>
          <table:table-cell table:number-columns-repeated="2" table:style-name="ce28"/>
          <table:table-cell table:number-columns-repeated="4" table:style-name="ce9"/>
          <table:table-cell table:number-columns-repeated="16373" table:style-name="ce1"/>
        </table:table-row>
        <table:table-row table:style-name="ro2">
          <table:table-cell office:value-type="string" table:style-name="ce3">
            <text:p>This worksheet contains 1 table. The data in this table are reported in pounds (£) with adjacent columns comparing the previous year figure in percentages and pounds. Referendum principles for these authorities are outlined in the statistical release.</text:p>
          </table:table-cell>
          <table:table-cell table:number-columns-repeated="2" table:style-name="ce3"/>
          <table:table-cell table:style-name="ce1"/>
          <table:table-cell table:style-name="ce3"/>
          <table:table-cell table:number-columns-repeated="2" table:style-name="ce28"/>
          <table:table-cell table:number-columns-repeated="4" table:style-name="ce9"/>
          <table:table-cell table:number-columns-repeated="16373" table:style-name="ce1"/>
        </table:table-row>
        <table:table-row table:style-name="ro8">
          <table:table-cell office:value-type="string" table:style-name="ce4">
            <text:p>E-code</text:p>
          </table:table-cell>
          <table:table-cell office:value-type="string" table:style-name="ce4">
            <text:p>ONS Code</text:p>
          </table:table-cell>
          <table:table-cell office:value-type="string" table:style-name="ce4">
            <text:p>Authority</text:p>
          </table:table-cell>
          <table:table-cell office:value-type="string" table:style-name="ce4">
            <text:p>Region</text:p>
          </table:table-cell>
          <table:table-cell office:value-type="string" table:style-name="ce4">
            <text:p>Area</text:p>
          </table:table-cell>
          <table:table-cell office:value-type="string" table:style-name="ce11">
            <text:p>Average council tax for the authority excluding parish precepts (Band D)<text:s/></text:p>
            <text:p/>
            <text:p>£</text:p>
          </table:table-cell>
          <table:table-cell office:value-type="string" table:style-name="ce11">
            <text:p>Average council tax for the authority excluding parish precepts (Band D)<text:s/></text:p>
            <text:p/>
            <text:p>£ change on 2023-24</text:p>
          </table:table-cell>
          <table:table-cell office:value-type="string" table:style-name="ce11">
            <text:p>Average council tax for the authority excluding parish precepts (Band D)<text:s/></text:p>
            <text:p/>
            <text:p>% change on 2023-24</text:p>
          </table:table-cell>
          <table:table-cell office:value-type="string" table:style-name="ce11">
            <text:p>Average council tax for the authority including parish precepts (Band D)<text:s/></text:p>
            <text:p/>
            <text:p>£</text:p>
          </table:table-cell>
          <table:table-cell office:value-type="string" table:style-name="ce11">
            <text:p>Average council tax for the authority including parish precepts (Band D)<text:s/></text:p>
            <text:p/>
            <text:p>£ change on 2023-24</text:p>
          </table:table-cell>
          <table:table-cell office:value-type="string" table:style-name="ce11">
            <text:p>Average council tax for the authority including parish precepts (Band D)<text:s/></text:p>
            <text:p/>
            <text:p>% change on 2023-24</text:p>
          </table:table-cell>
          <table:table-cell office:value-type="string" table:style-name="ce27">
            <text:p>Notes</text:p>
          </table:table-cell>
          <table:table-cell table:number-columns-repeated="16372"/>
        </table:table-row>
        <table:table-row table:style-name="ro2">
          <table:table-cell office:value-type="string" table:style-name="ce3">
            <text:p>E0531</text:p>
          </table:table-cell>
          <table:table-cell office:value-type="string" table:style-name="ce3">
            <text:p>E07000008</text:p>
          </table:table-cell>
          <table:table-cell office:value-type="string" table:style-name="ce13">
            <text:p>Cambridge</text:p>
          </table:table-cell>
          <table:table-cell office:value-type="string" table:style-name="ce3">
            <text:p>EE</text:p>
          </table:table-cell>
          <table:table-cell office:value-type="string" table:style-name="ce3">
            <text:p>Cambridgeshire</text:p>
          </table:table-cell>
          <table:table-cell office:value-type="float" office:value="225.39" table:style-name="ce14">
            <text:p>225.39</text:p>
          </table:table-cell>
          <table:table-cell office:value-type="float" office:value="6.539999999999992" table:style-name="ce16">
            <text:p>6.54</text:p>
          </table:table-cell>
          <table:table-cell office:value-type="float" office:value="2.9883481836874535" table:style-name="ce14">
            <text:p>2.99</text:p>
          </table:table-cell>
          <table:table-cell office:value-type="float" office:value="225.39" table:style-name="ce16">
            <text:p>225.39</text:p>
          </table:table-cell>
          <table:table-cell office:value-type="float" office:value="6.539999999999992" table:style-name="ce14">
            <text:p>6.54</text:p>
          </table:table-cell>
          <table:table-cell office:value-type="float" office:value="2.9883481836874535" table:style-name="ce16">
            <text:p>2.99</text:p>
          </table:table-cell>
          <table:table-cell table:style-name="ce3"/>
          <table:table-cell table:number-columns-repeated="16372"/>
        </table:table-row>
        <table:table-row table:style-name="ro2">
          <table:table-cell office:value-type="string" table:style-name="ce3">
            <text:p>E0532</text:p>
          </table:table-cell>
          <table:table-cell office:value-type="string" table:style-name="ce3">
            <text:p>E07000009</text:p>
          </table:table-cell>
          <table:table-cell office:value-type="string" table:style-name="ce13">
            <text:p>East Cambridgeshire</text:p>
          </table:table-cell>
          <table:table-cell office:value-type="string" table:style-name="ce3">
            <text:p>EE</text:p>
          </table:table-cell>
          <table:table-cell office:value-type="string" table:style-name="ce3">
            <text:p>Cambridgeshire</text:p>
          </table:table-cell>
          <table:table-cell office:value-type="float" office:value="142.13999999999999" table:style-name="ce14">
            <text:p>142.14</text:p>
          </table:table-cell>
          <table:table-cell office:value-type="float" office:value="0" table:style-name="ce16">
            <text:p>0.00</text:p>
          </table:table-cell>
          <table:table-cell office:value-type="float" office:value="0" table:style-name="ce14">
            <text:p>0.00</text:p>
          </table:table-cell>
          <table:table-cell office:value-type="float" office:value="241.35" table:style-name="ce16">
            <text:p>241.35</text:p>
          </table:table-cell>
          <table:table-cell office:value-type="float" office:value="5.3400000000000034" table:style-name="ce14">
            <text:p>5.34</text:p>
          </table:table-cell>
          <table:table-cell office:value-type="float" office:value="2.2626159908478471" table:style-name="ce16">
            <text:p>2.26</text:p>
          </table:table-cell>
          <table:table-cell table:style-name="ce3"/>
          <table:table-cell table:number-columns-repeated="16372"/>
        </table:table-row>
        <table:table-row table:style-name="ro2">
          <table:table-cell office:value-type="string" table:style-name="ce3">
            <text:p>E0533</text:p>
          </table:table-cell>
          <table:table-cell office:value-type="string" table:style-name="ce3">
            <text:p>E07000010</text:p>
          </table:table-cell>
          <table:table-cell office:value-type="string" table:style-name="ce13">
            <text:p>Fenland</text:p>
          </table:table-cell>
          <table:table-cell office:value-type="string" table:style-name="ce3">
            <text:p>EE</text:p>
          </table:table-cell>
          <table:table-cell office:value-type="string" table:style-name="ce3">
            <text:p>Cambridgeshire</text:p>
          </table:table-cell>
          <table:table-cell office:value-type="float" office:value="254.79" table:style-name="ce14">
            <text:p>254.79</text:p>
          </table:table-cell>
          <table:table-cell office:value-type="float" office:value="-0.45000000000001705" table:style-name="ce16">
            <text:p>-0.45</text:p>
          </table:table-cell>
          <table:table-cell office:value-type="float" office:value="-0.17630465444288396" table:style-name="ce14">
            <text:p>-0.18</text:p>
          </table:table-cell>
          <table:table-cell office:value-type="float" office:value="307.54000000000002" table:style-name="ce16">
            <text:p>307.54</text:p>
          </table:table-cell>
          <table:table-cell office:value-type="float" office:value="1.1299999999999955" table:style-name="ce14">
            <text:p>1.13</text:p>
          </table:table-cell>
          <table:table-cell office:value-type="float" office:value="0.36878691948696041" table:style-name="ce16">
            <text:p>0.37</text:p>
          </table:table-cell>
          <table:table-cell table:style-name="ce3"/>
          <table:table-cell table:number-columns-repeated="16372"/>
        </table:table-row>
        <table:table-row table:style-name="ro2">
          <table:table-cell office:value-type="string" table:style-name="ce3">
            <text:p>E0551</text:p>
          </table:table-cell>
          <table:table-cell office:value-type="string" table:style-name="ce3">
            <text:p>E07000011</text:p>
          </table:table-cell>
          <table:table-cell office:value-type="string" table:style-name="ce13">
            <text:p>Huntingdonshire</text:p>
          </table:table-cell>
          <table:table-cell office:value-type="string" table:style-name="ce3">
            <text:p>EE</text:p>
          </table:table-cell>
          <table:table-cell office:value-type="string" table:style-name="ce3">
            <text:p>Cambridgeshire</text:p>
          </table:table-cell>
          <table:table-cell office:value-type="float" office:value="160.86000000000001" table:style-name="ce14">
            <text:p>160.86</text:p>
          </table:table-cell>
          <table:table-cell office:value-type="float" office:value="5" table:style-name="ce16">
            <text:p>5.00</text:p>
          </table:table-cell>
          <table:table-cell office:value-type="float" office:value="3.2080071859360961" table:style-name="ce14">
            <text:p>3.21</text:p>
          </table:table-cell>
          <table:table-cell office:value-type="float" office:value="297.95" table:style-name="ce16">
            <text:p>297.95</text:p>
          </table:table-cell>
          <table:table-cell office:value-type="float" office:value="13.360000000000014" table:style-name="ce14">
            <text:p>13.36</text:p>
          </table:table-cell>
          <table:table-cell office:value-type="float" office:value="4.6944727502723271" table:style-name="ce16">
            <text:p>4.69</text:p>
          </table:table-cell>
          <table:table-cell table:style-name="ce3"/>
          <table:table-cell table:number-columns-repeated="16372"/>
        </table:table-row>
        <table:table-row table:style-name="ro2">
          <table:table-cell office:value-type="string" table:style-name="ce3">
            <text:p>E0536</text:p>
          </table:table-cell>
          <table:table-cell office:value-type="string" table:style-name="ce3">
            <text:p>E07000012</text:p>
          </table:table-cell>
          <table:table-cell office:value-type="string" table:style-name="ce13">
            <text:p>South Cambridgeshire</text:p>
          </table:table-cell>
          <table:table-cell office:value-type="string" table:style-name="ce3">
            <text:p>EE</text:p>
          </table:table-cell>
          <table:table-cell office:value-type="string" table:style-name="ce3">
            <text:p>Cambridgeshire</text:p>
          </table:table-cell>
          <table:table-cell office:value-type="float" office:value="170.31" table:style-name="ce14">
            <text:p>170.31</text:p>
          </table:table-cell>
          <table:table-cell office:value-type="float" office:value="5" table:style-name="ce16">
            <text:p>5.00</text:p>
          </table:table-cell>
          <table:table-cell office:value-type="float" office:value="3.0246204101385277" table:style-name="ce14">
            <text:p>3.02</text:p>
          </table:table-cell>
          <table:table-cell office:value-type="float" office:value="280.39999999999998" table:style-name="ce16">
            <text:p>280.40</text:p>
          </table:table-cell>
          <table:table-cell office:value-type="float" office:value="11.659999999999968" table:style-name="ce14">
            <text:p>11.66</text:p>
          </table:table-cell>
          <table:table-cell office:value-type="float" office:value="4.338766093622076" table:style-name="ce16">
            <text:p>4.34</text:p>
          </table:table-cell>
          <table:table-cell table:style-name="ce3"/>
          <table:table-cell table:number-columns-repeated="16372"/>
        </table:table-row>
        <table:table-row table:style-name="ro2">
          <table:table-cell office:value-type="string" table:style-name="ce3">
            <text:p>E1031</text:p>
          </table:table-cell>
          <table:table-cell office:value-type="string" table:style-name="ce3">
            <text:p>E07000032</text:p>
          </table:table-cell>
          <table:table-cell office:value-type="string" table:style-name="ce13">
            <text:p>Amber Valley</text:p>
          </table:table-cell>
          <table:table-cell office:value-type="string" table:style-name="ce3">
            <text:p>EM</text:p>
          </table:table-cell>
          <table:table-cell office:value-type="string" table:style-name="ce3">
            <text:p>Derbyshire</text:p>
          </table:table-cell>
          <table:table-cell office:value-type="float" office:value="192.11" table:style-name="ce14">
            <text:p>192.11</text:p>
          </table:table-cell>
          <table:table-cell office:value-type="float" office:value="5.5800000000000125" table:style-name="ce16">
            <text:p>5.58</text:p>
          </table:table-cell>
          <table:table-cell office:value-type="float" office:value="2.991475901999685" table:style-name="ce14">
            <text:p>2.99</text:p>
          </table:table-cell>
          <table:table-cell office:value-type="float" office:value="272.14999999999998" table:style-name="ce16">
            <text:p>272.15</text:p>
          </table:table-cell>
          <table:table-cell office:value-type="float" office:value="16.239999999999981" table:style-name="ce14">
            <text:p>16.24</text:p>
          </table:table-cell>
          <table:table-cell office:value-type="float" office:value="6.345981008948451" table:style-name="ce16">
            <text:p>6.35</text:p>
          </table:table-cell>
          <table:table-cell table:style-name="ce3"/>
          <table:table-cell table:number-columns-repeated="16372"/>
        </table:table-row>
        <table:table-row table:style-name="ro2">
          <table:table-cell office:value-type="string" table:style-name="ce3">
            <text:p>E1032</text:p>
          </table:table-cell>
          <table:table-cell office:value-type="string" table:style-name="ce3">
            <text:p>E07000033</text:p>
          </table:table-cell>
          <table:table-cell office:value-type="string" table:style-name="ce3">
            <text:p>Bolsover</text:p>
          </table:table-cell>
          <table:table-cell office:value-type="string" table:style-name="ce3">
            <text:p>EM</text:p>
          </table:table-cell>
          <table:table-cell office:value-type="string" table:style-name="ce3">
            <text:p>Derbyshire</text:p>
          </table:table-cell>
          <table:table-cell office:value-type="float" office:value="202.89" table:style-name="ce14">
            <text:p>202.89</text:p>
          </table:table-cell>
          <table:table-cell office:value-type="float" office:value="5.8899999999999864" table:style-name="ce16">
            <text:p>5.89</text:p>
          </table:table-cell>
          <table:table-cell office:value-type="float" office:value="2.9898477157360337" table:style-name="ce14">
            <text:p>2.99</text:p>
          </table:table-cell>
          <table:table-cell office:value-type="float" office:value="401.1" table:style-name="ce16">
            <text:p>401.10</text:p>
          </table:table-cell>
          <table:table-cell office:value-type="float" office:value="30.810000000000002" table:style-name="ce14">
            <text:p>30.81</text:p>
          </table:table-cell>
          <table:table-cell office:value-type="float" office:value="8.3205055497042864" table:style-name="ce16">
            <text:p>8.32</text:p>
          </table:table-cell>
          <table:table-cell table:style-name="ce3"/>
          <table:table-cell table:number-columns-repeated="16372"/>
        </table:table-row>
        <table:table-row table:style-name="ro2">
          <table:table-cell office:value-type="string" table:style-name="ce3">
            <text:p>E1033</text:p>
          </table:table-cell>
          <table:table-cell office:value-type="string" table:style-name="ce3">
            <text:p>E07000034</text:p>
          </table:table-cell>
          <table:table-cell office:value-type="string" table:style-name="ce3">
            <text:p>Chesterfield</text:p>
          </table:table-cell>
          <table:table-cell office:value-type="string" table:style-name="ce3">
            <text:p>EM</text:p>
          </table:table-cell>
          <table:table-cell office:value-type="string" table:style-name="ce3">
            <text:p>Derbyshire</text:p>
          </table:table-cell>
          <table:table-cell office:value-type="float" office:value="190.81" table:style-name="ce14">
            <text:p>190.81</text:p>
          </table:table-cell>
          <table:table-cell office:value-type="float" office:value="5.539999999999992" table:style-name="ce16">
            <text:p>5.54</text:p>
          </table:table-cell>
          <table:table-cell office:value-type="float" office:value="2.9902304744427006" table:style-name="ce14">
            <text:p>2.99</text:p>
          </table:table-cell>
          <table:table-cell office:value-type="float" office:value="210.17" table:style-name="ce16">
            <text:p>210.17</text:p>
          </table:table-cell>
          <table:table-cell office:value-type="float" office:value="6.5300000000000011" table:style-name="ce14">
            <text:p>6.53</text:p>
          </table:table-cell>
          <table:table-cell office:value-type="float" office:value="3.2066391671577299" table:style-name="ce16">
            <text:p>3.21</text:p>
          </table:table-cell>
          <table:table-cell table:style-name="ce3"/>
          <table:table-cell table:number-columns-repeated="16372"/>
        </table:table-row>
        <table:table-row table:style-name="ro2">
          <table:table-cell office:value-type="string" table:style-name="ce3">
            <text:p>E1035</text:p>
          </table:table-cell>
          <table:table-cell office:value-type="string" table:style-name="ce3">
            <text:p>E07000035</text:p>
          </table:table-cell>
          <table:table-cell office:value-type="string" table:style-name="ce3">
            <text:p>Derbyshire Dales</text:p>
          </table:table-cell>
          <table:table-cell office:value-type="string" table:style-name="ce3">
            <text:p>EM</text:p>
          </table:table-cell>
          <table:table-cell office:value-type="string" table:style-name="ce3">
            <text:p>Derbyshire</text:p>
          </table:table-cell>
          <table:table-cell office:value-type="float" office:value="236.98" table:style-name="ce14">
            <text:p>236.98</text:p>
          </table:table-cell>
          <table:table-cell office:value-type="float" office:value="6.8799999999999955" table:style-name="ce16">
            <text:p>6.88</text:p>
          </table:table-cell>
          <table:table-cell office:value-type="float" office:value="2.9900043459365473" table:style-name="ce14">
            <text:p>2.99</text:p>
          </table:table-cell>
          <table:table-cell office:value-type="float" office:value="304.32" table:style-name="ce16">
            <text:p>304.32</text:p>
          </table:table-cell>
          <table:table-cell office:value-type="float" office:value="10.029999999999973" table:style-name="ce14">
            <text:p>10.03</text:p>
          </table:table-cell>
          <table:table-cell office:value-type="float" office:value="3.4082027931631966" table:style-name="ce16">
            <text:p>3.41</text:p>
          </table:table-cell>
          <table:table-cell table:style-name="ce3"/>
          <table:table-cell table:number-columns-repeated="16372"/>
        </table:table-row>
        <table:table-row table:style-name="ro2">
          <table:table-cell office:value-type="string" table:style-name="ce3">
            <text:p>E1036</text:p>
          </table:table-cell>
          <table:table-cell office:value-type="string" table:style-name="ce3">
            <text:p>E07000036</text:p>
          </table:table-cell>
          <table:table-cell office:value-type="string" table:style-name="ce3">
            <text:p>Erewash</text:p>
          </table:table-cell>
          <table:table-cell office:value-type="string" table:style-name="ce3">
            <text:p>EM</text:p>
          </table:table-cell>
          <table:table-cell office:value-type="string" table:style-name="ce3">
            <text:p>Derbyshire</text:p>
          </table:table-cell>
          <table:table-cell office:value-type="float" office:value="213.83" table:style-name="ce14">
            <text:p>213.83</text:p>
          </table:table-cell>
          <table:table-cell office:value-type="float" office:value="6.210000000000008" table:style-name="ce16">
            <text:p>6.21</text:p>
          </table:table-cell>
          <table:table-cell office:value-type="float" office:value="2.9910413254985104" table:style-name="ce14">
            <text:p>2.99</text:p>
          </table:table-cell>
          <table:table-cell office:value-type="float" office:value="235.38" table:style-name="ce16">
            <text:p>235.38</text:p>
          </table:table-cell>
          <table:table-cell office:value-type="float" office:value="11.599999999999994" table:style-name="ce14">
            <text:p>11.60</text:p>
          </table:table-cell>
          <table:table-cell office:value-type="float" office:value="5.1836625256948761" table:style-name="ce16">
            <text:p>5.18</text:p>
          </table:table-cell>
          <table:table-cell table:style-name="ce3"/>
          <table:table-cell table:number-columns-repeated="16372"/>
        </table:table-row>
        <table:table-row table:style-name="ro2">
          <table:table-cell office:value-type="string" table:style-name="ce3">
            <text:p>E1037</text:p>
          </table:table-cell>
          <table:table-cell office:value-type="string" table:style-name="ce3">
            <text:p>E07000037</text:p>
          </table:table-cell>
          <table:table-cell office:value-type="string" table:style-name="ce3">
            <text:p>High Peak</text:p>
          </table:table-cell>
          <table:table-cell office:value-type="string" table:style-name="ce3">
            <text:p>EM</text:p>
          </table:table-cell>
          <table:table-cell office:value-type="string" table:style-name="ce3">
            <text:p>Derbyshire</text:p>
          </table:table-cell>
          <table:table-cell office:value-type="float" office:value="217.68" table:style-name="ce14">
            <text:p>217.68</text:p>
          </table:table-cell>
          <table:table-cell office:value-type="float" office:value="6.3199999999999932" table:style-name="ce16">
            <text:p>6.32</text:p>
          </table:table-cell>
          <table:table-cell office:value-type="float" office:value="2.9901589704769078" table:style-name="ce14">
            <text:p>2.99</text:p>
          </table:table-cell>
          <table:table-cell office:value-type="float" office:value="249.23" table:style-name="ce16">
            <text:p>249.23</text:p>
          </table:table-cell>
          <table:table-cell office:value-type="float" office:value="12.639999999999986" table:style-name="ce14">
            <text:p>12.64</text:p>
          </table:table-cell>
          <table:table-cell office:value-type="float" office:value="5.342575763979875" table:style-name="ce16">
            <text:p>5.34</text:p>
          </table:table-cell>
          <table:table-cell table:style-name="ce3"/>
          <table:table-cell table:number-columns-repeated="16372"/>
        </table:table-row>
        <table:table-row table:style-name="ro2">
          <table:table-cell office:value-type="string" table:style-name="ce3">
            <text:p>E1038</text:p>
          </table:table-cell>
          <table:table-cell office:value-type="string" table:style-name="ce3">
            <text:p>E07000038</text:p>
          </table:table-cell>
          <table:table-cell office:value-type="string" table:style-name="ce13">
            <text:p>North East Derbyshire</text:p>
          </table:table-cell>
          <table:table-cell office:value-type="string" table:style-name="ce3">
            <text:p>EM</text:p>
          </table:table-cell>
          <table:table-cell office:value-type="string" table:style-name="ce3">
            <text:p>Derbyshire</text:p>
          </table:table-cell>
          <table:table-cell office:value-type="float" office:value="210.38" table:style-name="ce14">
            <text:p>210.38</text:p>
          </table:table-cell>
          <table:table-cell office:value-type="float" office:value="6.1099999999999852" table:style-name="ce16">
            <text:p>6.11</text:p>
          </table:table-cell>
          <table:table-cell office:value-type="float" office:value="2.991139178538202" table:style-name="ce14">
            <text:p>2.99</text:p>
          </table:table-cell>
          <table:table-cell office:value-type="float" office:value="326.42" table:style-name="ce16">
            <text:p>326.42</text:p>
          </table:table-cell>
          <table:table-cell office:value-type="float" office:value="13.069999999999993" table:style-name="ce14">
            <text:p>13.07</text:p>
          </table:table-cell>
          <table:table-cell office:value-type="float" office:value="4.1710547311313206" table:style-name="ce16">
            <text:p>4.17</text:p>
          </table:table-cell>
          <table:table-cell table:style-name="ce3"/>
          <table:table-cell table:number-columns-repeated="16372"/>
        </table:table-row>
        <table:table-row table:style-name="ro2">
          <table:table-cell office:value-type="string" table:style-name="ce3">
            <text:p>E1039</text:p>
          </table:table-cell>
          <table:table-cell office:value-type="string" table:style-name="ce3">
            <text:p>E07000039</text:p>
          </table:table-cell>
          <table:table-cell office:value-type="string" table:style-name="ce3">
            <text:p>South Derbyshire</text:p>
          </table:table-cell>
          <table:table-cell office:value-type="string" table:style-name="ce3">
            <text:p>EM</text:p>
          </table:table-cell>
          <table:table-cell office:value-type="string" table:style-name="ce3">
            <text:p>Derbyshire</text:p>
          </table:table-cell>
          <table:table-cell office:value-type="float" office:value="179.86" table:style-name="ce14">
            <text:p>179.86</text:p>
          </table:table-cell>
          <table:table-cell office:value-type="float" office:value="5.2200000000000273" table:style-name="ce16">
            <text:p>5.22</text:p>
          </table:table-cell>
          <table:table-cell office:value-type="float" office:value="2.989005955107666" table:style-name="ce14">
            <text:p>2.99</text:p>
          </table:table-cell>
          <table:table-cell office:value-type="float" office:value="208.8" table:style-name="ce16">
            <text:p>208.80</text:p>
          </table:table-cell>
          <table:table-cell office:value-type="float" office:value="6.6200000000000045" table:style-name="ce14">
            <text:p>6.62</text:p>
          </table:table-cell>
          <table:table-cell office:value-type="float" office:value="3.2743100207735703" table:style-name="ce16">
            <text:p>3.27</text:p>
          </table:table-cell>
          <table:table-cell table:style-name="ce3"/>
          <table:table-cell table:number-columns-repeated="16372"/>
        </table:table-row>
        <table:table-row table:style-name="ro2">
          <table:table-cell office:value-type="string" table:style-name="ce3">
            <text:p>E1131</text:p>
          </table:table-cell>
          <table:table-cell office:value-type="string" table:style-name="ce3">
            <text:p>E07000040</text:p>
          </table:table-cell>
          <table:table-cell office:value-type="string" table:style-name="ce3">
            <text:p>East Devon</text:p>
          </table:table-cell>
          <table:table-cell office:value-type="string" table:style-name="ce3">
            <text:p>SW</text:p>
          </table:table-cell>
          <table:table-cell office:value-type="string" table:style-name="ce3">
            <text:p>Devon</text:p>
          </table:table-cell>
          <table:table-cell office:value-type="float" office:value="166.78" table:style-name="ce14">
            <text:p>166.78</text:p>
          </table:table-cell>
          <table:table-cell office:value-type="float" office:value="5" table:style-name="ce16">
            <text:p>5.00</text:p>
          </table:table-cell>
          <table:table-cell office:value-type="float" office:value="3.0906168871306714" table:style-name="ce14">
            <text:p>3.09</text:p>
          </table:table-cell>
          <table:table-cell office:value-type="float" office:value="258.35000000000002" table:style-name="ce16">
            <text:p>258.35</text:p>
          </table:table-cell>
          <table:table-cell office:value-type="float" office:value="15.120000000000033" table:style-name="ce14">
            <text:p>15.12</text:p>
          </table:table-cell>
          <table:table-cell office:value-type="float" office:value="6.216338445093136" table:style-name="ce16">
            <text:p>6.22</text:p>
          </table:table-cell>
          <table:table-cell table:style-name="ce3"/>
          <table:table-cell table:number-columns-repeated="16372"/>
        </table:table-row>
        <table:table-row table:style-name="ro2">
          <table:table-cell office:value-type="string" table:style-name="ce3">
            <text:p>E1132</text:p>
          </table:table-cell>
          <table:table-cell office:value-type="string" table:style-name="ce3">
            <text:p>E07000041</text:p>
          </table:table-cell>
          <table:table-cell office:value-type="string" table:style-name="ce3">
            <text:p>Exeter</text:p>
          </table:table-cell>
          <table:table-cell office:value-type="string" table:style-name="ce3">
            <text:p>SW</text:p>
          </table:table-cell>
          <table:table-cell office:value-type="string" table:style-name="ce3">
            <text:p>Devon</text:p>
          </table:table-cell>
          <table:table-cell office:value-type="float" office:value="180.37" table:style-name="ce14">
            <text:p>180.37</text:p>
          </table:table-cell>
          <table:table-cell office:value-type="float" office:value="5.2400000000000091" table:style-name="ce16">
            <text:p>5.24</text:p>
          </table:table-cell>
          <table:table-cell office:value-type="float" office:value="2.9920630388854046" table:style-name="ce14">
            <text:p>2.99</text:p>
          </table:table-cell>
          <table:table-cell office:value-type="float" office:value="180.37" table:style-name="ce16">
            <text:p>180.37</text:p>
          </table:table-cell>
          <table:table-cell office:value-type="float" office:value="5.2400000000000091" table:style-name="ce14">
            <text:p>5.24</text:p>
          </table:table-cell>
          <table:table-cell office:value-type="float" office:value="2.9920630388854046" table:style-name="ce16">
            <text:p>2.99</text:p>
          </table:table-cell>
          <table:table-cell table:style-name="ce3"/>
          <table:table-cell table:number-columns-repeated="16372"/>
        </table:table-row>
        <table:table-row table:style-name="ro2">
          <table:table-cell office:value-type="string" table:style-name="ce3">
            <text:p>E1133</text:p>
          </table:table-cell>
          <table:table-cell office:value-type="string" table:style-name="ce3">
            <text:p>E07000042</text:p>
          </table:table-cell>
          <table:table-cell office:value-type="string" table:style-name="ce3">
            <text:p>Mid Devon</text:p>
          </table:table-cell>
          <table:table-cell office:value-type="string" table:style-name="ce3">
            <text:p>SW</text:p>
          </table:table-cell>
          <table:table-cell office:value-type="string" table:style-name="ce3">
            <text:p>Devon</text:p>
          </table:table-cell>
          <table:table-cell office:value-type="float" office:value="232.16" table:style-name="ce14">
            <text:p>232.16</text:p>
          </table:table-cell>
          <table:table-cell office:value-type="float" office:value="6.7599999999999909" table:style-name="ce16">
            <text:p>6.76</text:p>
          </table:table-cell>
          <table:table-cell office:value-type="float" office:value="2.9991126885536783" table:style-name="ce14">
            <text:p>3.00</text:p>
          </table:table-cell>
          <table:table-cell office:value-type="float" office:value="314.32" table:style-name="ce16">
            <text:p>314.32</text:p>
          </table:table-cell>
          <table:table-cell office:value-type="float" office:value="11.480000000000018" table:style-name="ce14">
            <text:p>11.48</text:p>
          </table:table-cell>
          <table:table-cell office:value-type="float" office:value="3.7907806102232264" table:style-name="ce16">
            <text:p>3.79</text:p>
          </table:table-cell>
          <table:table-cell table:style-name="ce3"/>
          <table:table-cell table:number-columns-repeated="16372"/>
        </table:table-row>
        <table:table-row table:style-name="ro2">
          <table:table-cell office:value-type="string" table:style-name="ce3">
            <text:p>E1134</text:p>
          </table:table-cell>
          <table:table-cell office:value-type="string" table:style-name="ce3">
            <text:p>E07000043</text:p>
          </table:table-cell>
          <table:table-cell office:value-type="string" table:style-name="ce3">
            <text:p>North Devon</text:p>
          </table:table-cell>
          <table:table-cell office:value-type="string" table:style-name="ce3">
            <text:p>SW</text:p>
          </table:table-cell>
          <table:table-cell office:value-type="string" table:style-name="ce3">
            <text:p>Devon</text:p>
          </table:table-cell>
          <table:table-cell office:value-type="float" office:value="210.39" table:style-name="ce14">
            <text:p>210.39</text:p>
          </table:table-cell>
          <table:table-cell office:value-type="float" office:value="6.1099999999999852" table:style-name="ce16">
            <text:p>6.11</text:p>
          </table:table-cell>
          <table:table-cell office:value-type="float" office:value="2.9909927550420918" table:style-name="ce14">
            <text:p>2.99</text:p>
          </table:table-cell>
          <table:table-cell office:value-type="float" office:value="304.54000000000002" table:style-name="ce16">
            <text:p>304.54</text:p>
          </table:table-cell>
          <table:table-cell office:value-type="float" office:value="18.140000000000043" table:style-name="ce14">
            <text:p>18.14</text:p>
          </table:table-cell>
          <table:table-cell office:value-type="float" office:value="6.3337988826815792" table:style-name="ce16">
            <text:p>6.33</text:p>
          </table:table-cell>
          <table:table-cell table:style-name="ce3"/>
          <table:table-cell table:number-columns-repeated="16372"/>
        </table:table-row>
        <table:table-row table:style-name="ro2">
          <table:table-cell office:value-type="string" table:style-name="ce3">
            <text:p>E1136</text:p>
          </table:table-cell>
          <table:table-cell office:value-type="string" table:style-name="ce3">
            <text:p>E07000044</text:p>
          </table:table-cell>
          <table:table-cell office:value-type="string" table:style-name="ce3">
            <text:p>South Hams</text:p>
          </table:table-cell>
          <table:table-cell office:value-type="string" table:style-name="ce3">
            <text:p>SW</text:p>
          </table:table-cell>
          <table:table-cell office:value-type="string" table:style-name="ce3">
            <text:p>Devon</text:p>
          </table:table-cell>
          <table:table-cell office:value-type="float" office:value="190.96" table:style-name="ce14">
            <text:p>190.96</text:p>
          </table:table-cell>
          <table:table-cell office:value-type="float" office:value="5.5400000000000205" table:style-name="ce16">
            <text:p>5.54</text:p>
          </table:table-cell>
          <table:table-cell office:value-type="float" office:value="2.9878114550749761" table:style-name="ce14">
            <text:p>2.99</text:p>
          </table:table-cell>
          <table:table-cell office:value-type="float" office:value="282.33999999999997" table:style-name="ce16">
            <text:p>282.34</text:p>
          </table:table-cell>
          <table:table-cell office:value-type="float" office:value="13.629999999999995" table:style-name="ce14">
            <text:p>13.63</text:p>
          </table:table-cell>
          <table:table-cell office:value-type="float" office:value="5.0723828662870742" table:style-name="ce16">
            <text:p>5.07</text:p>
          </table:table-cell>
          <table:table-cell table:style-name="ce3"/>
          <table:table-cell table:number-columns-repeated="16372"/>
        </table:table-row>
        <table:table-row table:style-name="ro2">
          <table:table-cell office:value-type="string" table:style-name="ce3">
            <text:p>E1137</text:p>
          </table:table-cell>
          <table:table-cell office:value-type="string" table:style-name="ce3">
            <text:p>E07000045</text:p>
          </table:table-cell>
          <table:table-cell office:value-type="string" table:style-name="ce3">
            <text:p>Teignbridge</text:p>
          </table:table-cell>
          <table:table-cell office:value-type="string" table:style-name="ce3">
            <text:p>SW</text:p>
          </table:table-cell>
          <table:table-cell office:value-type="string" table:style-name="ce3">
            <text:p>Devon</text:p>
          </table:table-cell>
          <table:table-cell office:value-type="float" office:value="196.41" table:style-name="ce14">
            <text:p>196.41</text:p>
          </table:table-cell>
          <table:table-cell office:value-type="float" office:value="5.6999999999999886" table:style-name="ce16">
            <text:p>5.70</text:p>
          </table:table-cell>
          <table:table-cell office:value-type="float" office:value="2.9888312096900993" table:style-name="ce14">
            <text:p>2.99</text:p>
          </table:table-cell>
          <table:table-cell office:value-type="float" office:value="304.85000000000002" table:style-name="ce16">
            <text:p>304.85</text:p>
          </table:table-cell>
          <table:table-cell office:value-type="float" office:value="18.03000000000003" table:style-name="ce14">
            <text:p>18.03</text:p>
          </table:table-cell>
          <table:table-cell office:value-type="float" office:value="6.2861725123771111" table:style-name="ce16">
            <text:p>6.29</text:p>
          </table:table-cell>
          <table:table-cell table:style-name="ce3"/>
          <table:table-cell table:number-columns-repeated="16372"/>
        </table:table-row>
        <table:table-row table:style-name="ro2">
          <table:table-cell office:value-type="string" table:style-name="ce3">
            <text:p>E1139</text:p>
          </table:table-cell>
          <table:table-cell office:value-type="string" table:style-name="ce3">
            <text:p>E07000046</text:p>
          </table:table-cell>
          <table:table-cell office:value-type="string" table:style-name="ce3">
            <text:p>Torridge</text:p>
          </table:table-cell>
          <table:table-cell office:value-type="string" table:style-name="ce3">
            <text:p>SW</text:p>
          </table:table-cell>
          <table:table-cell office:value-type="string" table:style-name="ce3">
            <text:p>Devon</text:p>
          </table:table-cell>
          <table:table-cell office:value-type="float" office:value="189.5" table:style-name="ce14">
            <text:p>189.50</text:p>
          </table:table-cell>
          <table:table-cell office:value-type="float" office:value="5.5" table:style-name="ce16">
            <text:p>5.50</text:p>
          </table:table-cell>
          <table:table-cell office:value-type="float" office:value="2.9891304347826089" table:style-name="ce14">
            <text:p>2.99</text:p>
          </table:table-cell>
          <table:table-cell office:value-type="float" office:value="273.10000000000002" table:style-name="ce16">
            <text:p>273.10</text:p>
          </table:table-cell>
          <table:table-cell office:value-type="float" office:value="10.29000000000002" table:style-name="ce14">
            <text:p>10.29</text:p>
          </table:table-cell>
          <table:table-cell office:value-type="float" office:value="3.9153761272402194" table:style-name="ce16">
            <text:p>3.92</text:p>
          </table:table-cell>
          <table:table-cell table:style-name="ce3"/>
          <table:table-cell table:number-columns-repeated="16372"/>
        </table:table-row>
        <table:table-row table:style-name="ro2">
          <table:table-cell office:value-type="string" table:style-name="ce3">
            <text:p>E1140</text:p>
          </table:table-cell>
          <table:table-cell office:value-type="string" table:style-name="ce3">
            <text:p>E07000047</text:p>
          </table:table-cell>
          <table:table-cell office:value-type="string" table:style-name="ce3">
            <text:p>West Devon</text:p>
          </table:table-cell>
          <table:table-cell office:value-type="string" table:style-name="ce3">
            <text:p>SW</text:p>
          </table:table-cell>
          <table:table-cell office:value-type="string" table:style-name="ce3">
            <text:p>Devon</text:p>
          </table:table-cell>
          <table:table-cell office:value-type="float" office:value="261.58999999999997" table:style-name="ce14">
            <text:p>261.59</text:p>
          </table:table-cell>
          <table:table-cell office:value-type="float" office:value="7.589999999999975" table:style-name="ce16">
            <text:p>7.59</text:p>
          </table:table-cell>
          <table:table-cell office:value-type="float" office:value="2.988188976377943" table:style-name="ce14">
            <text:p>2.99</text:p>
          </table:table-cell>
          <table:table-cell office:value-type="float" office:value="367.2" table:style-name="ce16">
            <text:p>367.20</text:p>
          </table:table-cell>
          <table:table-cell office:value-type="float" office:value="12.889999999999986" table:style-name="ce14">
            <text:p>12.89</text:p>
          </table:table-cell>
          <table:table-cell office:value-type="float" office:value="3.6380570686686764" table:style-name="ce16">
            <text:p>3.64</text:p>
          </table:table-cell>
          <table:table-cell table:style-name="ce3"/>
          <table:table-cell table:number-columns-repeated="16372"/>
        </table:table-row>
        <table:table-row table:style-name="ro2">
          <table:table-cell office:value-type="string" table:style-name="ce3">
            <text:p>E1432</text:p>
          </table:table-cell>
          <table:table-cell office:value-type="string" table:style-name="ce3">
            <text:p>E07000061</text:p>
          </table:table-cell>
          <table:table-cell office:value-type="string" table:style-name="ce3">
            <text:p>Eastbourne</text:p>
          </table:table-cell>
          <table:table-cell office:value-type="string" table:style-name="ce3">
            <text:p>SE</text:p>
          </table:table-cell>
          <table:table-cell office:value-type="string" table:style-name="ce3">
            <text:p>East Sussex</text:p>
          </table:table-cell>
          <table:table-cell office:value-type="float" office:value="277.74" table:style-name="ce14">
            <text:p>277.74</text:p>
          </table:table-cell>
          <table:table-cell office:value-type="float" office:value="8.0600000000000023" table:style-name="ce16">
            <text:p>8.06</text:p>
          </table:table-cell>
          <table:table-cell office:value-type="float" office:value="2.9887273805992298" table:style-name="ce14">
            <text:p>2.99</text:p>
          </table:table-cell>
          <table:table-cell office:value-type="float" office:value="277.74" table:style-name="ce16">
            <text:p>277.74</text:p>
          </table:table-cell>
          <table:table-cell office:value-type="float" office:value="8.0600000000000023" table:style-name="ce14">
            <text:p>8.06</text:p>
          </table:table-cell>
          <table:table-cell office:value-type="float" office:value="2.9887273805992298" table:style-name="ce16">
            <text:p>2.99</text:p>
          </table:table-cell>
          <table:table-cell table:style-name="ce3"/>
          <table:table-cell table:number-columns-repeated="16372"/>
        </table:table-row>
        <table:table-row table:style-name="ro2">
          <table:table-cell office:value-type="string" table:style-name="ce3">
            <text:p>E1433</text:p>
          </table:table-cell>
          <table:table-cell office:value-type="string" table:style-name="ce3">
            <text:p>E07000062</text:p>
          </table:table-cell>
          <table:table-cell office:value-type="string" table:style-name="ce3">
            <text:p>Hastings</text:p>
          </table:table-cell>
          <table:table-cell office:value-type="string" table:style-name="ce3">
            <text:p>SE</text:p>
          </table:table-cell>
          <table:table-cell office:value-type="string" table:style-name="ce3">
            <text:p>East Sussex</text:p>
          </table:table-cell>
          <table:table-cell office:value-type="float" office:value="298.76" table:style-name="ce14">
            <text:p>298.76</text:p>
          </table:table-cell>
          <table:table-cell office:value-type="float" office:value="8.6700000000000159" table:style-name="ce16">
            <text:p>8.67</text:p>
          </table:table-cell>
          <table:table-cell office:value-type="float" office:value="2.9887276362508244" table:style-name="ce14">
            <text:p>2.99</text:p>
          </table:table-cell>
          <table:table-cell office:value-type="float" office:value="298.76" table:style-name="ce16">
            <text:p>298.76</text:p>
          </table:table-cell>
          <table:table-cell office:value-type="float" office:value="8.6700000000000159" table:style-name="ce14">
            <text:p>8.67</text:p>
          </table:table-cell>
          <table:table-cell office:value-type="float" office:value="2.9887276362508244" table:style-name="ce16">
            <text:p>2.99</text:p>
          </table:table-cell>
          <table:table-cell table:style-name="ce3"/>
          <table:table-cell table:number-columns-repeated="16372"/>
        </table:table-row>
        <table:table-row table:style-name="ro2">
          <table:table-cell office:value-type="string" table:style-name="ce3">
            <text:p>E1435</text:p>
          </table:table-cell>
          <table:table-cell office:value-type="string" table:style-name="ce3">
            <text:p>E07000063</text:p>
          </table:table-cell>
          <table:table-cell office:value-type="string" table:style-name="ce3">
            <text:p>Lewes</text:p>
          </table:table-cell>
          <table:table-cell office:value-type="string" table:style-name="ce3">
            <text:p>SE</text:p>
          </table:table-cell>
          <table:table-cell office:value-type="string" table:style-name="ce3">
            <text:p>East Sussex</text:p>
          </table:table-cell>
          <table:table-cell office:value-type="float" office:value="228.17" table:style-name="ce14">
            <text:p>228.17</text:p>
          </table:table-cell>
          <table:table-cell office:value-type="float" office:value="6.6199999999999761" table:style-name="ce16">
            <text:p>6.62</text:p>
          </table:table-cell>
          <table:table-cell office:value-type="float" office:value="2.9880388174226931" table:style-name="ce14">
            <text:p>2.99</text:p>
          </table:table-cell>
          <table:table-cell office:value-type="float" office:value="364.77" table:style-name="ce16">
            <text:p>364.77</text:p>
          </table:table-cell>
          <table:table-cell office:value-type="float" office:value="14.680000000000007" table:style-name="ce14">
            <text:p>14.68</text:p>
          </table:table-cell>
          <table:table-cell office:value-type="float" office:value="4.1932074609386181" table:style-name="ce16">
            <text:p>4.19</text:p>
          </table:table-cell>
          <table:table-cell table:style-name="ce3"/>
          <table:table-cell table:number-columns-repeated="16372"/>
        </table:table-row>
        <table:table-row table:style-name="ro2">
          <table:table-cell office:value-type="string" table:style-name="ce3">
            <text:p>E1436</text:p>
          </table:table-cell>
          <table:table-cell office:value-type="string" table:style-name="ce3">
            <text:p>E07000064</text:p>
          </table:table-cell>
          <table:table-cell office:value-type="string" table:style-name="ce3">
            <text:p>Rother</text:p>
          </table:table-cell>
          <table:table-cell office:value-type="string" table:style-name="ce3">
            <text:p>SE</text:p>
          </table:table-cell>
          <table:table-cell office:value-type="string" table:style-name="ce3">
            <text:p>East Sussex</text:p>
          </table:table-cell>
          <table:table-cell office:value-type="float" office:value="224.61" table:style-name="ce14">
            <text:p>224.61</text:p>
          </table:table-cell>
          <table:table-cell office:value-type="float" office:value="6.5200000000000102" table:style-name="ce16">
            <text:p>6.52</text:p>
          </table:table-cell>
          <table:table-cell office:value-type="float" office:value="2.9895914530698384" table:style-name="ce14">
            <text:p>2.99</text:p>
          </table:table-cell>
          <table:table-cell office:value-type="float" office:value="300.70999999999998" table:style-name="ce16">
            <text:p>300.71</text:p>
          </table:table-cell>
          <table:table-cell office:value-type="float" office:value="12.079999999999984" table:style-name="ce14">
            <text:p>12.08</text:p>
          </table:table-cell>
          <table:table-cell office:value-type="float" office:value="4.1852891244846289" table:style-name="ce16">
            <text:p>4.19</text:p>
          </table:table-cell>
          <table:table-cell table:style-name="ce3"/>
          <table:table-cell table:number-columns-repeated="16372"/>
        </table:table-row>
        <table:table-row table:style-name="ro2">
          <table:table-cell office:value-type="string" table:style-name="ce3">
            <text:p>E1437</text:p>
          </table:table-cell>
          <table:table-cell office:value-type="string" table:style-name="ce3">
            <text:p>E07000065</text:p>
          </table:table-cell>
          <table:table-cell office:value-type="string" table:style-name="ce3">
            <text:p>Wealden</text:p>
          </table:table-cell>
          <table:table-cell office:value-type="string" table:style-name="ce3">
            <text:p>SE</text:p>
          </table:table-cell>
          <table:table-cell office:value-type="string" table:style-name="ce3">
            <text:p>East Sussex</text:p>
          </table:table-cell>
          <table:table-cell office:value-type="float" office:value="214.72" table:style-name="ce14">
            <text:p>214.72</text:p>
          </table:table-cell>
          <table:table-cell office:value-type="float" office:value="6.2299999999999898" table:style-name="ce16">
            <text:p>6.23</text:p>
          </table:table-cell>
          <table:table-cell office:value-type="float" office:value="2.9881529090124177" table:style-name="ce14">
            <text:p>2.99</text:p>
          </table:table-cell>
          <table:table-cell office:value-type="float" office:value="345.32" table:style-name="ce16">
            <text:p>345.32</text:p>
          </table:table-cell>
          <table:table-cell office:value-type="float" office:value="20.370000000000005" table:style-name="ce14">
            <text:p>20.37</text:p>
          </table:table-cell>
          <table:table-cell office:value-type="float" office:value="6.2686567164179126" table:style-name="ce16">
            <text:p>6.27</text:p>
          </table:table-cell>
          <table:table-cell table:style-name="ce3"/>
          <table:table-cell table:number-columns-repeated="16372"/>
        </table:table-row>
        <table:table-row table:style-name="ro2">
          <table:table-cell office:value-type="string" table:style-name="ce3">
            <text:p>E1531</text:p>
          </table:table-cell>
          <table:table-cell office:value-type="string" table:style-name="ce3">
            <text:p>E07000066</text:p>
          </table:table-cell>
          <table:table-cell office:value-type="string" table:style-name="ce3">
            <text:p>Basildon</text:p>
          </table:table-cell>
          <table:table-cell office:value-type="string" table:style-name="ce3">
            <text:p>EE</text:p>
          </table:table-cell>
          <table:table-cell office:value-type="string" table:style-name="ce3">
            <text:p>Essex</text:p>
          </table:table-cell>
          <table:table-cell office:value-type="float" office:value="295.74" table:style-name="ce14">
            <text:p>295.74</text:p>
          </table:table-cell>
          <table:table-cell office:value-type="float" office:value="8.5500000000000114" table:style-name="ce16">
            <text:p>8.55</text:p>
          </table:table-cell>
          <table:table-cell office:value-type="float" office:value="2.9771231588843663" table:style-name="ce14">
            <text:p>2.98</text:p>
          </table:table-cell>
          <table:table-cell office:value-type="float" office:value="307.87" table:style-name="ce16">
            <text:p>307.87</text:p>
          </table:table-cell>
          <table:table-cell office:value-type="float" office:value="8.8000000000000114" table:style-name="ce14">
            <text:p>8.80</text:p>
          </table:table-cell>
          <table:table-cell office:value-type="float" office:value="2.9424549436586793" table:style-name="ce16">
            <text:p>2.94</text:p>
          </table:table-cell>
          <table:table-cell table:style-name="ce3"/>
          <table:table-cell table:number-columns-repeated="16372"/>
        </table:table-row>
        <table:table-row table:style-name="ro2">
          <table:table-cell office:value-type="string" table:style-name="ce3">
            <text:p>E1532</text:p>
          </table:table-cell>
          <table:table-cell office:value-type="string" table:style-name="ce3">
            <text:p>E07000067</text:p>
          </table:table-cell>
          <table:table-cell office:value-type="string" table:style-name="ce3">
            <text:p>Braintree</text:p>
          </table:table-cell>
          <table:table-cell office:value-type="string" table:style-name="ce3">
            <text:p>EE</text:p>
          </table:table-cell>
          <table:table-cell office:value-type="string" table:style-name="ce3">
            <text:p>Essex</text:p>
          </table:table-cell>
          <table:table-cell office:value-type="float" office:value="200.07" table:style-name="ce14">
            <text:p>200.07</text:p>
          </table:table-cell>
          <table:table-cell office:value-type="float" office:value="5.7599999999999909" table:style-name="ce16">
            <text:p>5.76</text:p>
          </table:table-cell>
          <table:table-cell office:value-type="float" office:value="2.9643353404353823" table:style-name="ce14">
            <text:p>2.96</text:p>
          </table:table-cell>
          <table:table-cell office:value-type="float" office:value="257.94" table:style-name="ce16">
            <text:p>257.94</text:p>
          </table:table-cell>
          <table:table-cell office:value-type="float" office:value="11.469999999999999" table:style-name="ce14">
            <text:p>11.47</text:p>
          </table:table-cell>
          <table:table-cell office:value-type="float" office:value="4.6537103907169222" table:style-name="ce16">
            <text:p>4.65</text:p>
          </table:table-cell>
          <table:table-cell table:style-name="ce3"/>
          <table:table-cell table:number-columns-repeated="16372"/>
        </table:table-row>
        <table:table-row table:style-name="ro2">
          <table:table-cell office:value-type="string" table:style-name="ce3">
            <text:p>E1533</text:p>
          </table:table-cell>
          <table:table-cell office:value-type="string" table:style-name="ce3">
            <text:p>E07000068</text:p>
          </table:table-cell>
          <table:table-cell office:value-type="string" table:style-name="ce3">
            <text:p>Brentwood</text:p>
          </table:table-cell>
          <table:table-cell office:value-type="string" table:style-name="ce3">
            <text:p>EE</text:p>
          </table:table-cell>
          <table:table-cell office:value-type="string" table:style-name="ce3">
            <text:p>Essex</text:p>
          </table:table-cell>
          <table:table-cell office:value-type="float" office:value="210.7" table:style-name="ce14">
            <text:p>210.70</text:p>
          </table:table-cell>
          <table:table-cell office:value-type="float" office:value="6.1199999999999761" table:style-name="ce16">
            <text:p>6.12</text:p>
          </table:table-cell>
          <table:table-cell office:value-type="float" office:value="2.9914947697722045" table:style-name="ce14">
            <text:p>2.99</text:p>
          </table:table-cell>
          <table:table-cell office:value-type="float" office:value="231.89" table:style-name="ce16">
            <text:p>231.89</text:p>
          </table:table-cell>
          <table:table-cell office:value-type="float" office:value="7.1999999999999886" table:style-name="ce14">
            <text:p>7.20</text:p>
          </table:table-cell>
          <table:table-cell office:value-type="float" office:value="3.204414971738835" table:style-name="ce16">
            <text:p>3.20</text:p>
          </table:table-cell>
          <table:table-cell table:style-name="ce3"/>
          <table:table-cell table:number-columns-repeated="16372"/>
        </table:table-row>
        <table:table-row table:style-name="ro2">
          <table:table-cell office:value-type="string" table:style-name="ce3">
            <text:p>E1534</text:p>
          </table:table-cell>
          <table:table-cell office:value-type="string" table:style-name="ce3">
            <text:p>E07000069</text:p>
          </table:table-cell>
          <table:table-cell office:value-type="string" table:style-name="ce3">
            <text:p>Castle Point</text:p>
          </table:table-cell>
          <table:table-cell office:value-type="string" table:style-name="ce3">
            <text:p>EE</text:p>
          </table:table-cell>
          <table:table-cell office:value-type="string" table:style-name="ce3">
            <text:p>Essex</text:p>
          </table:table-cell>
          <table:table-cell office:value-type="float" office:value="281.79000000000002" table:style-name="ce14">
            <text:p>281.79</text:p>
          </table:table-cell>
          <table:table-cell office:value-type="float" office:value="0" table:style-name="ce16">
            <text:p>0.00</text:p>
          </table:table-cell>
          <table:table-cell office:value-type="float" office:value="0" table:style-name="ce14">
            <text:p>0.00</text:p>
          </table:table-cell>
          <table:table-cell office:value-type="float" office:value="290.97000000000003" table:style-name="ce16">
            <text:p>290.97</text:p>
          </table:table-cell>
          <table:table-cell office:value-type="float" office:value="0.40000000000003411" table:style-name="ce14">
            <text:p>0.40</text:p>
          </table:table-cell>
          <table:table-cell office:value-type="float" office:value="0.13766046047425201" table:style-name="ce16">
            <text:p>0.14</text:p>
          </table:table-cell>
          <table:table-cell table:style-name="ce3"/>
          <table:table-cell table:number-columns-repeated="16372"/>
        </table:table-row>
        <table:table-row table:style-name="ro2">
          <table:table-cell office:value-type="string" table:style-name="ce3">
            <text:p>E1535</text:p>
          </table:table-cell>
          <table:table-cell office:value-type="string" table:style-name="ce3">
            <text:p>E07000070</text:p>
          </table:table-cell>
          <table:table-cell office:value-type="string" table:style-name="ce13">
            <text:p>Chelmsford</text:p>
          </table:table-cell>
          <table:table-cell office:value-type="string" table:style-name="ce3">
            <text:p>EE</text:p>
          </table:table-cell>
          <table:table-cell office:value-type="string" table:style-name="ce3">
            <text:p>Essex</text:p>
          </table:table-cell>
          <table:table-cell office:value-type="float" office:value="221.52" table:style-name="ce14">
            <text:p>221.52</text:p>
          </table:table-cell>
          <table:table-cell office:value-type="float" office:value="6.4399999999999977" table:style-name="ce16">
            <text:p>6.44</text:p>
          </table:table-cell>
          <table:table-cell office:value-type="float" office:value="2.994234703366188" table:style-name="ce14">
            <text:p>2.99</text:p>
          </table:table-cell>
          <table:table-cell office:value-type="float" office:value="270.57" table:style-name="ce16">
            <text:p>270.57</text:p>
          </table:table-cell>
          <table:table-cell office:value-type="float" office:value="9.6399999999999864" table:style-name="ce14">
            <text:p>9.64</text:p>
          </table:table-cell>
          <table:table-cell office:value-type="float" office:value="3.6944774460583245" table:style-name="ce16">
            <text:p>3.69</text:p>
          </table:table-cell>
          <table:table-cell table:style-name="ce3"/>
          <table:table-cell table:number-columns-repeated="16372"/>
        </table:table-row>
        <table:table-row table:style-name="ro2">
          <table:table-cell office:value-type="string" table:style-name="ce3">
            <text:p>E1536</text:p>
          </table:table-cell>
          <table:table-cell office:value-type="string" table:style-name="ce3">
            <text:p>E07000071</text:p>
          </table:table-cell>
          <table:table-cell office:value-type="string" table:style-name="ce13">
            <text:p>Colchester</text:p>
          </table:table-cell>
          <table:table-cell office:value-type="string" table:style-name="ce3">
            <text:p>EE</text:p>
          </table:table-cell>
          <table:table-cell office:value-type="string" table:style-name="ce3">
            <text:p>Essex</text:p>
          </table:table-cell>
          <table:table-cell office:value-type="float" office:value="217.92" table:style-name="ce14">
            <text:p>217.92</text:p>
          </table:table-cell>
          <table:table-cell office:value-type="float" office:value="6.339999999999975" table:style-name="ce16">
            <text:p>6.34</text:p>
          </table:table-cell>
          <table:table-cell office:value-type="float" office:value="2.9965025049626499" table:style-name="ce14">
            <text:p>3.00</text:p>
          </table:table-cell>
          <table:table-cell office:value-type="float" office:value="255.73" table:style-name="ce16">
            <text:p>255.73</text:p>
          </table:table-cell>
          <table:table-cell office:value-type="float" office:value="8.2299999999999898" table:style-name="ce14">
            <text:p>8.23</text:p>
          </table:table-cell>
          <table:table-cell office:value-type="float" office:value="3.3252525252525214" table:style-name="ce16">
            <text:p>3.33</text:p>
          </table:table-cell>
          <table:table-cell table:style-name="ce3"/>
          <table:table-cell table:number-columns-repeated="16372"/>
        </table:table-row>
        <table:table-row table:style-name="ro2">
          <table:table-cell office:value-type="string" table:style-name="ce3">
            <text:p>E1537</text:p>
          </table:table-cell>
          <table:table-cell office:value-type="string" table:style-name="ce3">
            <text:p>E07000072</text:p>
          </table:table-cell>
          <table:table-cell office:value-type="string" table:style-name="ce13">
            <text:p>Epping Forest</text:p>
          </table:table-cell>
          <table:table-cell office:value-type="string" table:style-name="ce3">
            <text:p>EE</text:p>
          </table:table-cell>
          <table:table-cell office:value-type="string" table:style-name="ce3">
            <text:p>Essex</text:p>
          </table:table-cell>
          <table:table-cell office:value-type="float" office:value="167" table:style-name="ce14">
            <text:p>167.00</text:p>
          </table:table-cell>
          <table:table-cell office:value-type="float" office:value="4.8499999999999943" table:style-name="ce16">
            <text:p>4.85</text:p>
          </table:table-cell>
          <table:table-cell office:value-type="float" office:value="2.9910576626580294" table:style-name="ce14">
            <text:p>2.99</text:p>
          </table:table-cell>
          <table:table-cell office:value-type="float" office:value="249.1" table:style-name="ce16">
            <text:p>249.10</text:p>
          </table:table-cell>
          <table:table-cell office:value-type="float" office:value="10.759999999999991" table:style-name="ce14">
            <text:p>10.76</text:p>
          </table:table-cell>
          <table:table-cell office:value-type="float" office:value="4.5145590333137493" table:style-name="ce16">
            <text:p>4.51</text:p>
          </table:table-cell>
          <table:table-cell table:style-name="ce3"/>
          <table:table-cell table:number-columns-repeated="16372"/>
        </table:table-row>
        <table:table-row table:style-name="ro2">
          <table:table-cell office:value-type="string" table:style-name="ce3">
            <text:p>E1538</text:p>
          </table:table-cell>
          <table:table-cell office:value-type="string" table:style-name="ce3">
            <text:p>E07000073</text:p>
          </table:table-cell>
          <table:table-cell office:value-type="string" table:style-name="ce13">
            <text:p>Harlow</text:p>
          </table:table-cell>
          <table:table-cell office:value-type="string" table:style-name="ce3">
            <text:p>EE</text:p>
          </table:table-cell>
          <table:table-cell office:value-type="string" table:style-name="ce3">
            <text:p>Essex</text:p>
          </table:table-cell>
          <table:table-cell office:value-type="float" office:value="288.89999999999998" table:style-name="ce14">
            <text:p>288.90</text:p>
          </table:table-cell>
          <table:table-cell office:value-type="float" office:value="0" table:style-name="ce16">
            <text:p>0.00</text:p>
          </table:table-cell>
          <table:table-cell office:value-type="float" office:value="0" table:style-name="ce14">
            <text:p>0.00</text:p>
          </table:table-cell>
          <table:table-cell office:value-type="float" office:value="288.89999999999998" table:style-name="ce16">
            <text:p>288.90</text:p>
          </table:table-cell>
          <table:table-cell office:value-type="float" office:value="0" table:style-name="ce14">
            <text:p>0.00</text:p>
          </table:table-cell>
          <table:table-cell office:value-type="float" office:value="0" table:style-name="ce16">
            <text:p>0.00</text:p>
          </table:table-cell>
          <table:table-cell table:style-name="ce3"/>
          <table:table-cell table:number-columns-repeated="16372"/>
        </table:table-row>
        <table:table-row table:style-name="ro2">
          <table:table-cell office:value-type="string" table:style-name="ce3">
            <text:p>E1539</text:p>
          </table:table-cell>
          <table:table-cell office:value-type="string" table:style-name="ce3">
            <text:p>E07000074</text:p>
          </table:table-cell>
          <table:table-cell office:value-type="string" table:style-name="ce13">
            <text:p>Maldon</text:p>
          </table:table-cell>
          <table:table-cell office:value-type="string" table:style-name="ce3">
            <text:p>EE</text:p>
          </table:table-cell>
          <table:table-cell office:value-type="string" table:style-name="ce3">
            <text:p>Essex</text:p>
          </table:table-cell>
          <table:table-cell office:value-type="float" office:value="225.27" table:style-name="ce14">
            <text:p>225.27</text:p>
          </table:table-cell>
          <table:table-cell office:value-type="float" office:value="6.5200000000000102" table:style-name="ce16">
            <text:p>6.52</text:p>
          </table:table-cell>
          <table:table-cell office:value-type="float" office:value="2.9805714285714333" table:style-name="ce14">
            <text:p>2.98</text:p>
          </table:table-cell>
          <table:table-cell office:value-type="float" office:value="293.16000000000003" table:style-name="ce16">
            <text:p>293.16</text:p>
          </table:table-cell>
          <table:table-cell office:value-type="float" office:value="10.57000000000005" table:style-name="ce14">
            <text:p>10.57</text:p>
          </table:table-cell>
          <table:table-cell office:value-type="float" office:value="3.7404012880852302" table:style-name="ce16">
            <text:p>3.74</text:p>
          </table:table-cell>
          <table:table-cell table:style-name="ce3"/>
          <table:table-cell table:number-columns-repeated="16372"/>
        </table:table-row>
        <table:table-row table:style-name="ro2">
          <table:table-cell office:value-type="string" table:style-name="ce3">
            <text:p>E1540</text:p>
          </table:table-cell>
          <table:table-cell office:value-type="string" table:style-name="ce3">
            <text:p>E07000075</text:p>
          </table:table-cell>
          <table:table-cell office:value-type="string" table:style-name="ce13">
            <text:p>Rochford</text:p>
          </table:table-cell>
          <table:table-cell office:value-type="string" table:style-name="ce3">
            <text:p>EE</text:p>
          </table:table-cell>
          <table:table-cell office:value-type="string" table:style-name="ce3">
            <text:p>Essex</text:p>
          </table:table-cell>
          <table:table-cell office:value-type="float" office:value="260" table:style-name="ce14">
            <text:p>260.00</text:p>
          </table:table-cell>
          <table:table-cell office:value-type="float" office:value="7.5500000000000114" table:style-name="ce16">
            <text:p>7.55</text:p>
          </table:table-cell>
          <table:table-cell office:value-type="float" office:value="2.9906912259853482" table:style-name="ce14">
            <text:p>2.99</text:p>
          </table:table-cell>
          <table:table-cell office:value-type="float" office:value="323.79000000000002" table:style-name="ce16">
            <text:p>323.79</text:p>
          </table:table-cell>
          <table:table-cell office:value-type="float" office:value="11.580000000000041" table:style-name="ce14">
            <text:p>11.58</text:p>
          </table:table-cell>
          <table:table-cell office:value-type="float" office:value="3.7090419909676311" table:style-name="ce16">
            <text:p>3.71</text:p>
          </table:table-cell>
          <table:table-cell table:style-name="ce3"/>
          <table:table-cell table:number-columns-repeated="16372"/>
        </table:table-row>
        <table:table-row table:style-name="ro2">
          <table:table-cell office:value-type="string" table:style-name="ce3">
            <text:p>E1542</text:p>
          </table:table-cell>
          <table:table-cell office:value-type="string" table:style-name="ce3">
            <text:p>E07000076</text:p>
          </table:table-cell>
          <table:table-cell office:value-type="string" table:style-name="ce13">
            <text:p>Tendring</text:p>
          </table:table-cell>
          <table:table-cell office:value-type="string" table:style-name="ce3">
            <text:p>EE</text:p>
          </table:table-cell>
          <table:table-cell office:value-type="string" table:style-name="ce3">
            <text:p>Essex</text:p>
          </table:table-cell>
          <table:table-cell office:value-type="float" office:value="193.73" table:style-name="ce14">
            <text:p>193.73</text:p>
          </table:table-cell>
          <table:table-cell office:value-type="float" office:value="5.6199999999999761" table:style-name="ce16">
            <text:p>5.62</text:p>
          </table:table-cell>
          <table:table-cell office:value-type="float" office:value="2.9876136303226706" table:style-name="ce14">
            <text:p>2.99</text:p>
          </table:table-cell>
          <table:table-cell office:value-type="float" office:value="242.71" table:style-name="ce16">
            <text:p>242.71</text:p>
          </table:table-cell>
          <table:table-cell office:value-type="float" office:value="8.0200000000000102" table:style-name="ce14">
            <text:p>8.02</text:p>
          </table:table-cell>
          <table:table-cell office:value-type="float" office:value="3.4172738506114491" table:style-name="ce16">
            <text:p>3.42</text:p>
          </table:table-cell>
          <table:table-cell table:style-name="ce3"/>
          <table:table-cell table:number-columns-repeated="16372"/>
        </table:table-row>
        <table:table-row table:style-name="ro2">
          <table:table-cell office:value-type="string" table:style-name="ce3">
            <text:p>E1544</text:p>
          </table:table-cell>
          <table:table-cell office:value-type="string" table:style-name="ce3">
            <text:p>E07000077</text:p>
          </table:table-cell>
          <table:table-cell office:value-type="string" table:style-name="ce13">
            <text:p>Uttlesford</text:p>
          </table:table-cell>
          <table:table-cell office:value-type="string" table:style-name="ce3">
            <text:p>EE</text:p>
          </table:table-cell>
          <table:table-cell office:value-type="string" table:style-name="ce3">
            <text:p>Essex</text:p>
          </table:table-cell>
          <table:table-cell office:value-type="float" office:value="176.74" table:style-name="ce14">
            <text:p>176.74</text:p>
          </table:table-cell>
          <table:table-cell office:value-type="float" office:value="5.1299999999999955" table:style-name="ce16">
            <text:p>5.13</text:p>
          </table:table-cell>
          <table:table-cell office:value-type="float" office:value="2.9893362857642303" table:style-name="ce14">
            <text:p>2.99</text:p>
          </table:table-cell>
          <table:table-cell office:value-type="float" office:value="297.39" table:style-name="ce16">
            <text:p>297.39</text:p>
          </table:table-cell>
          <table:table-cell office:value-type="float" office:value="16.629999999999995" table:style-name="ce14">
            <text:p>16.63</text:p>
          </table:table-cell>
          <table:table-cell office:value-type="float" office:value="5.9232084342498919" table:style-name="ce16">
            <text:p>5.92</text:p>
          </table:table-cell>
          <table:table-cell table:style-name="ce3"/>
          <table:table-cell table:number-columns-repeated="16372"/>
        </table:table-row>
        <table:table-row table:style-name="ro2">
          <table:table-cell office:value-type="string" table:style-name="ce3">
            <text:p>E1631</text:p>
          </table:table-cell>
          <table:table-cell office:value-type="string" table:style-name="ce3">
            <text:p>E07000078</text:p>
          </table:table-cell>
          <table:table-cell office:value-type="string" table:style-name="ce13">
            <text:p>Cheltenham</text:p>
          </table:table-cell>
          <table:table-cell office:value-type="string" table:style-name="ce3">
            <text:p>SW</text:p>
          </table:table-cell>
          <table:table-cell office:value-type="string" table:style-name="ce3">
            <text:p>Gloucestershire</text:p>
          </table:table-cell>
          <table:table-cell office:value-type="float" office:value="237.68" table:style-name="ce14">
            <text:p>237.68</text:p>
          </table:table-cell>
          <table:table-cell office:value-type="float" office:value="6.9000000000000057" table:style-name="ce16">
            <text:p>6.90</text:p>
          </table:table-cell>
          <table:table-cell office:value-type="float" office:value="2.989860473177921" table:style-name="ce14">
            <text:p>2.99</text:p>
          </table:table-cell>
          <table:table-cell office:value-type="float" office:value="248.96" table:style-name="ce16">
            <text:p>248.96</text:p>
          </table:table-cell>
          <table:table-cell office:value-type="float" office:value="8.3900000000000148" table:style-name="ce14">
            <text:p>8.39</text:p>
          </table:table-cell>
          <table:table-cell office:value-type="float" office:value="3.4875504011306542" table:style-name="ce16">
            <text:p>3.49</text:p>
          </table:table-cell>
          <table:table-cell table:style-name="ce3"/>
          <table:table-cell table:number-columns-repeated="16372"/>
        </table:table-row>
        <table:table-row table:style-name="ro2">
          <table:table-cell office:value-type="string" table:style-name="ce3">
            <text:p>E1632</text:p>
          </table:table-cell>
          <table:table-cell office:value-type="string" table:style-name="ce3">
            <text:p>E07000079</text:p>
          </table:table-cell>
          <table:table-cell office:value-type="string" table:style-name="ce13">
            <text:p>Cotswold</text:p>
          </table:table-cell>
          <table:table-cell office:value-type="string" table:style-name="ce3">
            <text:p>SW</text:p>
          </table:table-cell>
          <table:table-cell office:value-type="string" table:style-name="ce3">
            <text:p>Gloucestershire</text:p>
          </table:table-cell>
          <table:table-cell office:value-type="float" office:value="153.93" table:style-name="ce14">
            <text:p>153.93</text:p>
          </table:table-cell>
          <table:table-cell office:value-type="float" office:value="5" table:style-name="ce16">
            <text:p>5.00</text:p>
          </table:table-cell>
          <table:table-cell office:value-type="float" office:value="3.3572819445377022" table:style-name="ce14">
            <text:p>3.36</text:p>
          </table:table-cell>
          <table:table-cell office:value-type="float" office:value="261.87" table:style-name="ce16">
            <text:p>261.87</text:p>
          </table:table-cell>
          <table:table-cell office:value-type="float" office:value="17.099999999999994" table:style-name="ce14">
            <text:p>17.10</text:p>
          </table:table-cell>
          <table:table-cell office:value-type="float" office:value="6.9861502635126831" table:style-name="ce16">
            <text:p>6.99</text:p>
          </table:table-cell>
          <table:table-cell table:style-name="ce3"/>
          <table:table-cell table:number-columns-repeated="16372"/>
        </table:table-row>
        <table:table-row table:style-name="ro2">
          <table:table-cell office:value-type="string" table:style-name="ce3">
            <text:p>E1633</text:p>
          </table:table-cell>
          <table:table-cell office:value-type="string" table:style-name="ce3">
            <text:p>E07000080</text:p>
          </table:table-cell>
          <table:table-cell office:value-type="string" table:style-name="ce3">
            <text:p>Forest of Dean</text:p>
          </table:table-cell>
          <table:table-cell office:value-type="string" table:style-name="ce3">
            <text:p>SW</text:p>
          </table:table-cell>
          <table:table-cell office:value-type="string" table:style-name="ce3">
            <text:p>Gloucestershire</text:p>
          </table:table-cell>
          <table:table-cell office:value-type="float" office:value="205.8" table:style-name="ce14">
            <text:p>205.80</text:p>
          </table:table-cell>
          <table:table-cell office:value-type="float" office:value="5.9699999999999989" table:style-name="ce16">
            <text:p>5.97</text:p>
          </table:table-cell>
          <table:table-cell office:value-type="float" office:value="2.9875394084972218" table:style-name="ce14">
            <text:p>2.99</text:p>
          </table:table-cell>
          <table:table-cell office:value-type="float" office:value="312.60000000000002" table:style-name="ce16">
            <text:p>312.60</text:p>
          </table:table-cell>
          <table:table-cell office:value-type="float" office:value="15.03000000000003" table:style-name="ce14">
            <text:p>15.03</text:p>
          </table:table-cell>
          <table:table-cell office:value-type="float" office:value="5.0509123903619422" table:style-name="ce16">
            <text:p>5.05</text:p>
          </table:table-cell>
          <table:table-cell table:style-name="ce3"/>
          <table:table-cell table:number-columns-repeated="16372"/>
        </table:table-row>
        <table:table-row table:style-name="ro2">
          <table:table-cell office:value-type="string" table:style-name="ce3">
            <text:p>E1634</text:p>
          </table:table-cell>
          <table:table-cell office:value-type="string" table:style-name="ce3">
            <text:p>E07000081</text:p>
          </table:table-cell>
          <table:table-cell office:value-type="string" table:style-name="ce3">
            <text:p>Gloucester</text:p>
          </table:table-cell>
          <table:table-cell office:value-type="string" table:style-name="ce3">
            <text:p>SW</text:p>
          </table:table-cell>
          <table:table-cell office:value-type="string" table:style-name="ce3">
            <text:p>Gloucestershire</text:p>
          </table:table-cell>
          <table:table-cell office:value-type="float" office:value="230.16" table:style-name="ce14">
            <text:p>230.16</text:p>
          </table:table-cell>
          <table:table-cell office:value-type="float" office:value="6.6800000000000068" table:style-name="ce16">
            <text:p>6.68</text:p>
          </table:table-cell>
          <table:table-cell office:value-type="float" office:value="2.9890817970288199" table:style-name="ce14">
            <text:p>2.99</text:p>
          </table:table-cell>
          <table:table-cell office:value-type="float" office:value="237.4" table:style-name="ce16">
            <text:p>237.40</text:p>
          </table:table-cell>
          <table:table-cell office:value-type="float" office:value="6.9900000000000091" table:style-name="ce14">
            <text:p>6.99</text:p>
          </table:table-cell>
          <table:table-cell office:value-type="float" office:value="3.0337224946833943" table:style-name="ce16">
            <text:p>3.03</text:p>
          </table:table-cell>
          <table:table-cell table:style-name="ce3"/>
          <table:table-cell table:number-columns-repeated="16372"/>
        </table:table-row>
        <table:table-row table:style-name="ro2">
          <table:table-cell office:value-type="string" table:style-name="ce3">
            <text:p>E1635</text:p>
          </table:table-cell>
          <table:table-cell office:value-type="string" table:style-name="ce3">
            <text:p>E07000082</text:p>
          </table:table-cell>
          <table:table-cell office:value-type="string" table:style-name="ce3">
            <text:p>Stroud</text:p>
          </table:table-cell>
          <table:table-cell office:value-type="string" table:style-name="ce3">
            <text:p>SW</text:p>
          </table:table-cell>
          <table:table-cell office:value-type="string" table:style-name="ce3">
            <text:p>Gloucestershire</text:p>
          </table:table-cell>
          <table:table-cell office:value-type="float" office:value="236.02" table:style-name="ce14">
            <text:p>236.02</text:p>
          </table:table-cell>
          <table:table-cell office:value-type="float" office:value="6.8500000000000227" table:style-name="ce16">
            <text:p>6.85</text:p>
          </table:table-cell>
          <table:table-cell office:value-type="float" office:value="2.9890474320373626" table:style-name="ce14">
            <text:p>2.99</text:p>
          </table:table-cell>
          <table:table-cell office:value-type="float" office:value="352.32" table:style-name="ce16">
            <text:p>352.32</text:p>
          </table:table-cell>
          <table:table-cell office:value-type="float" office:value="16.199999999999989" table:style-name="ce14">
            <text:p>16.20</text:p>
          </table:table-cell>
          <table:table-cell office:value-type="float" office:value="4.8197072474116354" table:style-name="ce16">
            <text:p>4.82</text:p>
          </table:table-cell>
          <table:table-cell table:style-name="ce3"/>
          <table:table-cell table:number-columns-repeated="16372"/>
        </table:table-row>
        <table:table-row table:style-name="ro2">
          <table:table-cell office:value-type="string" table:style-name="ce3">
            <text:p>E1636</text:p>
          </table:table-cell>
          <table:table-cell office:value-type="string" table:style-name="ce3">
            <text:p>E07000083</text:p>
          </table:table-cell>
          <table:table-cell office:value-type="string" table:style-name="ce3">
            <text:p>Tewkesbury</text:p>
          </table:table-cell>
          <table:table-cell office:value-type="string" table:style-name="ce3">
            <text:p>SW</text:p>
          </table:table-cell>
          <table:table-cell office:value-type="string" table:style-name="ce3">
            <text:p>Gloucestershire</text:p>
          </table:table-cell>
          <table:table-cell office:value-type="float" office:value="144.36000000000001" table:style-name="ce14">
            <text:p>144.36</text:p>
          </table:table-cell>
          <table:table-cell office:value-type="float" office:value="5" table:style-name="ce16">
            <text:p>5.00</text:p>
          </table:table-cell>
          <table:table-cell office:value-type="float" office:value="3.5878300803673935" table:style-name="ce14">
            <text:p>3.59</text:p>
          </table:table-cell>
          <table:table-cell office:value-type="float" office:value="218.22" table:style-name="ce16">
            <text:p>218.22</text:p>
          </table:table-cell>
          <table:table-cell office:value-type="float" office:value="8.1599999999999966" table:style-name="ce14">
            <text:p>8.16</text:p>
          </table:table-cell>
          <table:table-cell office:value-type="float" office:value="3.8846043987432148" table:style-name="ce16">
            <text:p>3.88</text:p>
          </table:table-cell>
          <table:table-cell table:style-name="ce3"/>
          <table:table-cell table:number-columns-repeated="16372"/>
        </table:table-row>
        <table:table-row table:style-name="ro2">
          <table:table-cell office:value-type="string" table:style-name="ce3">
            <text:p>E1731</text:p>
          </table:table-cell>
          <table:table-cell office:value-type="string" table:style-name="ce3">
            <text:p>E07000084</text:p>
          </table:table-cell>
          <table:table-cell office:value-type="string" table:style-name="ce3">
            <text:p>Basingstoke &amp; Deane</text:p>
          </table:table-cell>
          <table:table-cell office:value-type="string" table:style-name="ce3">
            <text:p>SE</text:p>
          </table:table-cell>
          <table:table-cell office:value-type="string" table:style-name="ce3">
            <text:p>Hampshire</text:p>
          </table:table-cell>
          <table:table-cell office:value-type="float" office:value="141.41999999999999" table:style-name="ce14">
            <text:p>141.42</text:p>
          </table:table-cell>
          <table:table-cell office:value-type="float" office:value="5" table:style-name="ce16">
            <text:p>5.00</text:p>
          </table:table-cell>
          <table:table-cell office:value-type="float" office:value="3.6651517372819233" table:style-name="ce14">
            <text:p>3.67</text:p>
          </table:table-cell>
          <table:table-cell office:value-type="float" office:value="168.36" table:style-name="ce16">
            <text:p>168.36</text:p>
          </table:table-cell>
          <table:table-cell office:value-type="float" office:value="6.5700000000000216" table:style-name="ce14">
            <text:p>6.57</text:p>
          </table:table-cell>
          <table:table-cell office:value-type="float" office:value="4.0608195809382668" table:style-name="ce16">
            <text:p>4.06</text:p>
          </table:table-cell>
          <table:table-cell table:style-name="ce3"/>
          <table:table-cell table:number-columns-repeated="16372"/>
        </table:table-row>
        <table:table-row table:style-name="ro2">
          <table:table-cell office:value-type="string" table:style-name="ce3">
            <text:p>E1732</text:p>
          </table:table-cell>
          <table:table-cell office:value-type="string" table:style-name="ce3">
            <text:p>E07000085</text:p>
          </table:table-cell>
          <table:table-cell office:value-type="string" table:style-name="ce3">
            <text:p>East Hampshire</text:p>
          </table:table-cell>
          <table:table-cell office:value-type="string" table:style-name="ce3">
            <text:p>SE</text:p>
          </table:table-cell>
          <table:table-cell office:value-type="string" table:style-name="ce3">
            <text:p>Hampshire</text:p>
          </table:table-cell>
          <table:table-cell office:value-type="float" office:value="146.91999999999999" table:style-name="ce14">
            <text:p>146.92</text:p>
          </table:table-cell>
          <table:table-cell office:value-type="float" office:value="5" table:style-name="ce16">
            <text:p>5.00</text:p>
          </table:table-cell>
          <table:table-cell office:value-type="float" office:value="3.5231116121758741" table:style-name="ce14">
            <text:p>3.52</text:p>
          </table:table-cell>
          <table:table-cell office:value-type="float" office:value="246.13" table:style-name="ce16">
            <text:p>246.13</text:p>
          </table:table-cell>
          <table:table-cell office:value-type="float" office:value="10.019999999999982" table:style-name="ce14">
            <text:p>10.02</text:p>
          </table:table-cell>
          <table:table-cell office:value-type="float" office:value="4.2437846766337648" table:style-name="ce16">
            <text:p>4.24</text:p>
          </table:table-cell>
          <table:table-cell table:style-name="ce3"/>
          <table:table-cell table:number-columns-repeated="16372"/>
        </table:table-row>
        <table:table-row table:style-name="ro2">
          <table:table-cell office:value-type="string" table:style-name="ce3">
            <text:p>E1733</text:p>
          </table:table-cell>
          <table:table-cell office:value-type="string" table:style-name="ce3">
            <text:p>E07000086</text:p>
          </table:table-cell>
          <table:table-cell office:value-type="string" table:style-name="ce3">
            <text:p>Eastleigh</text:p>
          </table:table-cell>
          <table:table-cell office:value-type="string" table:style-name="ce3">
            <text:p>SE</text:p>
          </table:table-cell>
          <table:table-cell office:value-type="string" table:style-name="ce3">
            <text:p>Hampshire</text:p>
          </table:table-cell>
          <table:table-cell office:value-type="float" office:value="141.66" table:style-name="ce14">
            <text:p>141.66</text:p>
          </table:table-cell>
          <table:table-cell office:value-type="float" office:value="5" table:style-name="ce16">
            <text:p>5.00</text:p>
          </table:table-cell>
          <table:table-cell office:value-type="float" office:value="3.6587150592711843" table:style-name="ce14">
            <text:p>3.66</text:p>
          </table:table-cell>
          <table:table-cell office:value-type="float" office:value="240.41" table:style-name="ce16">
            <text:p>240.41</text:p>
          </table:table-cell>
          <table:table-cell office:value-type="float" office:value="11.419999999999987" table:style-name="ce14">
            <text:p>11.42</text:p>
          </table:table-cell>
          <table:table-cell office:value-type="float" office:value="4.987117341368613" table:style-name="ce16">
            <text:p>4.99</text:p>
          </table:table-cell>
          <table:table-cell table:style-name="ce3"/>
          <table:table-cell table:number-columns-repeated="16372"/>
        </table:table-row>
        <table:table-row table:style-name="ro2">
          <table:table-cell office:value-type="string" table:style-name="ce3">
            <text:p>E1734</text:p>
          </table:table-cell>
          <table:table-cell office:value-type="string" table:style-name="ce3">
            <text:p>E07000087</text:p>
          </table:table-cell>
          <table:table-cell office:value-type="string" table:style-name="ce3">
            <text:p>Fareham</text:p>
          </table:table-cell>
          <table:table-cell office:value-type="string" table:style-name="ce3">
            <text:p>SE</text:p>
          </table:table-cell>
          <table:table-cell office:value-type="string" table:style-name="ce3">
            <text:p>Hampshire</text:p>
          </table:table-cell>
          <table:table-cell office:value-type="float" office:value="185.86" table:style-name="ce14">
            <text:p>185.86</text:p>
          </table:table-cell>
          <table:table-cell office:value-type="float" office:value="5.4000000000000057" table:style-name="ce16">
            <text:p>5.40</text:p>
          </table:table-cell>
          <table:table-cell office:value-type="float" office:value="2.9923528759836007" table:style-name="ce14">
            <text:p>2.99</text:p>
          </table:table-cell>
          <table:table-cell office:value-type="float" office:value="185.86" table:style-name="ce16">
            <text:p>185.86</text:p>
          </table:table-cell>
          <table:table-cell office:value-type="float" office:value="5.4000000000000057" table:style-name="ce14">
            <text:p>5.40</text:p>
          </table:table-cell>
          <table:table-cell office:value-type="float" office:value="2.9923528759836007" table:style-name="ce16">
            <text:p>2.99</text:p>
          </table:table-cell>
          <table:table-cell table:style-name="ce3"/>
          <table:table-cell table:number-columns-repeated="16372"/>
        </table:table-row>
        <table:table-row table:style-name="ro2">
          <table:table-cell office:value-type="string" table:style-name="ce3">
            <text:p>E1735</text:p>
          </table:table-cell>
          <table:table-cell office:value-type="string" table:style-name="ce3">
            <text:p>E07000088</text:p>
          </table:table-cell>
          <table:table-cell office:value-type="string" table:style-name="ce3">
            <text:p>Gosport</text:p>
          </table:table-cell>
          <table:table-cell office:value-type="string" table:style-name="ce3">
            <text:p>SE</text:p>
          </table:table-cell>
          <table:table-cell office:value-type="string" table:style-name="ce3">
            <text:p>Hampshire</text:p>
          </table:table-cell>
          <table:table-cell office:value-type="float" office:value="255.37" table:style-name="ce14">
            <text:p>255.37</text:p>
          </table:table-cell>
          <table:table-cell office:value-type="float" office:value="7.4200000000000159" table:style-name="ce16">
            <text:p>7.42</text:p>
          </table:table-cell>
          <table:table-cell office:value-type="float" office:value="2.9925388183101496" table:style-name="ce14">
            <text:p>2.99</text:p>
          </table:table-cell>
          <table:table-cell office:value-type="float" office:value="255.37" table:style-name="ce16">
            <text:p>255.37</text:p>
          </table:table-cell>
          <table:table-cell office:value-type="float" office:value="7.4200000000000159" table:style-name="ce14">
            <text:p>7.42</text:p>
          </table:table-cell>
          <table:table-cell office:value-type="float" office:value="2.9925388183101496" table:style-name="ce16">
            <text:p>2.99</text:p>
          </table:table-cell>
          <table:table-cell table:style-name="ce3"/>
          <table:table-cell table:number-columns-repeated="16372"/>
        </table:table-row>
        <table:table-row table:style-name="ro2">
          <table:table-cell office:value-type="string" table:style-name="ce3">
            <text:p>E1736</text:p>
          </table:table-cell>
          <table:table-cell office:value-type="string" table:style-name="ce3">
            <text:p>E07000089</text:p>
          </table:table-cell>
          <table:table-cell office:value-type="string" table:style-name="ce3">
            <text:p>Hart</text:p>
          </table:table-cell>
          <table:table-cell office:value-type="string" table:style-name="ce3">
            <text:p>SE</text:p>
          </table:table-cell>
          <table:table-cell office:value-type="string" table:style-name="ce3">
            <text:p>Hampshire</text:p>
          </table:table-cell>
          <table:table-cell office:value-type="float" office:value="198.17" table:style-name="ce14">
            <text:p>198.17</text:p>
          </table:table-cell>
          <table:table-cell office:value-type="float" office:value="5.75" table:style-name="ce16">
            <text:p>5.75</text:p>
          </table:table-cell>
          <table:table-cell office:value-type="float" office:value="2.9882548591622498" table:style-name="ce14">
            <text:p>2.99</text:p>
          </table:table-cell>
          <table:table-cell office:value-type="float" office:value="296.89999999999998" table:style-name="ce16">
            <text:p>296.90</text:p>
          </table:table-cell>
          <table:table-cell office:value-type="float" office:value="10.529999999999973" table:style-name="ce14">
            <text:p>10.53</text:p>
          </table:table-cell>
          <table:table-cell office:value-type="float" office:value="3.6770611446729662" table:style-name="ce16">
            <text:p>3.68</text:p>
          </table:table-cell>
          <table:table-cell table:style-name="ce3"/>
          <table:table-cell table:number-columns-repeated="16372"/>
        </table:table-row>
        <table:table-row table:style-name="ro2">
          <table:table-cell office:value-type="string" table:style-name="ce3">
            <text:p>E1737</text:p>
          </table:table-cell>
          <table:table-cell office:value-type="string" table:style-name="ce3">
            <text:p>E07000090</text:p>
          </table:table-cell>
          <table:table-cell office:value-type="string" table:style-name="ce3">
            <text:p>Havant</text:p>
          </table:table-cell>
          <table:table-cell office:value-type="string" table:style-name="ce3">
            <text:p>SE</text:p>
          </table:table-cell>
          <table:table-cell office:value-type="string" table:style-name="ce3">
            <text:p>Hampshire</text:p>
          </table:table-cell>
          <table:table-cell office:value-type="float" office:value="232.82" table:style-name="ce14">
            <text:p>232.82</text:p>
          </table:table-cell>
          <table:table-cell office:value-type="float" office:value="6.7599999999999909" table:style-name="ce16">
            <text:p>6.76</text:p>
          </table:table-cell>
          <table:table-cell office:value-type="float" office:value="2.9903565425108338" table:style-name="ce14">
            <text:p>2.99</text:p>
          </table:table-cell>
          <table:table-cell office:value-type="float" office:value="232.82" table:style-name="ce16">
            <text:p>232.82</text:p>
          </table:table-cell>
          <table:table-cell office:value-type="float" office:value="6.7599999999999909" table:style-name="ce14">
            <text:p>6.76</text:p>
          </table:table-cell>
          <table:table-cell office:value-type="float" office:value="2.9903565425108338" table:style-name="ce16">
            <text:p>2.99</text:p>
          </table:table-cell>
          <table:table-cell table:style-name="ce3"/>
          <table:table-cell table:number-columns-repeated="16372"/>
        </table:table-row>
        <table:table-row table:style-name="ro2">
          <table:table-cell office:value-type="string" table:style-name="ce3">
            <text:p>E1738</text:p>
          </table:table-cell>
          <table:table-cell office:value-type="string" table:style-name="ce3">
            <text:p>E07000091</text:p>
          </table:table-cell>
          <table:table-cell office:value-type="string" table:style-name="ce3">
            <text:p>New Forest</text:p>
          </table:table-cell>
          <table:table-cell office:value-type="string" table:style-name="ce3">
            <text:p>SE</text:p>
          </table:table-cell>
          <table:table-cell office:value-type="string" table:style-name="ce3">
            <text:p>Hampshire</text:p>
          </table:table-cell>
          <table:table-cell office:value-type="float" office:value="199.79" table:style-name="ce14">
            <text:p>199.79</text:p>
          </table:table-cell>
          <table:table-cell office:value-type="float" office:value="5.7999999999999829" table:style-name="ce16">
            <text:p>5.80</text:p>
          </table:table-cell>
          <table:table-cell office:value-type="float" office:value="2.989844837362742" table:style-name="ce14">
            <text:p>2.99</text:p>
          </table:table-cell>
          <table:table-cell office:value-type="float" office:value="315.7" table:style-name="ce16">
            <text:p>315.70</text:p>
          </table:table-cell>
          <table:table-cell office:value-type="float" office:value="17.279999999999973" table:style-name="ce14">
            <text:p>17.28</text:p>
          </table:table-cell>
          <table:table-cell office:value-type="float" office:value="5.7904966155083342" table:style-name="ce16">
            <text:p>5.79</text:p>
          </table:table-cell>
          <table:table-cell table:style-name="ce3"/>
          <table:table-cell table:number-columns-repeated="16372"/>
        </table:table-row>
        <table:table-row table:style-name="ro2">
          <table:table-cell office:value-type="string" table:style-name="ce3">
            <text:p>E1740</text:p>
          </table:table-cell>
          <table:table-cell office:value-type="string" table:style-name="ce3">
            <text:p>E07000092</text:p>
          </table:table-cell>
          <table:table-cell office:value-type="string" table:style-name="ce3">
            <text:p>Rushmoor</text:p>
          </table:table-cell>
          <table:table-cell office:value-type="string" table:style-name="ce3">
            <text:p>SE</text:p>
          </table:table-cell>
          <table:table-cell office:value-type="string" table:style-name="ce3">
            <text:p>Hampshire</text:p>
          </table:table-cell>
          <table:table-cell office:value-type="float" office:value="232.74" table:style-name="ce14">
            <text:p>232.74</text:p>
          </table:table-cell>
          <table:table-cell office:value-type="float" office:value="6.7600000000000193" table:style-name="ce16">
            <text:p>6.76</text:p>
          </table:table-cell>
          <table:table-cell office:value-type="float" office:value="2.9914151694840339" table:style-name="ce14">
            <text:p>2.99</text:p>
          </table:table-cell>
          <table:table-cell office:value-type="float" office:value="232.74" table:style-name="ce16">
            <text:p>232.74</text:p>
          </table:table-cell>
          <table:table-cell office:value-type="float" office:value="6.7600000000000193" table:style-name="ce14">
            <text:p>6.76</text:p>
          </table:table-cell>
          <table:table-cell office:value-type="float" office:value="2.9914151694840339" table:style-name="ce16">
            <text:p>2.99</text:p>
          </table:table-cell>
          <table:table-cell table:style-name="ce3"/>
          <table:table-cell table:number-columns-repeated="16372"/>
        </table:table-row>
        <table:table-row table:style-name="ro2">
          <table:table-cell office:value-type="string" table:style-name="ce3">
            <text:p>E1742</text:p>
          </table:table-cell>
          <table:table-cell office:value-type="string" table:style-name="ce3">
            <text:p>E07000093</text:p>
          </table:table-cell>
          <table:table-cell office:value-type="string" table:style-name="ce3">
            <text:p>Test Valley</text:p>
          </table:table-cell>
          <table:table-cell office:value-type="string" table:style-name="ce3">
            <text:p>SE</text:p>
          </table:table-cell>
          <table:table-cell office:value-type="string" table:style-name="ce3">
            <text:p>Hampshire</text:p>
          </table:table-cell>
          <table:table-cell office:value-type="float" office:value="170.51" table:style-name="ce14">
            <text:p>170.51</text:p>
          </table:table-cell>
          <table:table-cell office:value-type="float" office:value="4.9899999999999807" table:style-name="ce16">
            <text:p>4.99</text:p>
          </table:table-cell>
          <table:table-cell office:value-type="float" office:value="3.0147414209763053" table:style-name="ce14">
            <text:p>3.01</text:p>
          </table:table-cell>
          <table:table-cell office:value-type="float" office:value="211.54" table:style-name="ce16">
            <text:p>211.54</text:p>
          </table:table-cell>
          <table:table-cell office:value-type="float" office:value="7.8499999999999943" table:style-name="ce14">
            <text:p>7.85</text:p>
          </table:table-cell>
          <table:table-cell office:value-type="float" office:value="3.8538956257057264" table:style-name="ce16">
            <text:p>3.85</text:p>
          </table:table-cell>
          <table:table-cell table:style-name="ce3"/>
          <table:table-cell table:number-columns-repeated="16372"/>
        </table:table-row>
        <table:table-row table:style-name="ro2">
          <table:table-cell office:value-type="string" table:style-name="ce3">
            <text:p>E1743</text:p>
          </table:table-cell>
          <table:table-cell office:value-type="string" table:style-name="ce3">
            <text:p>E07000094</text:p>
          </table:table-cell>
          <table:table-cell office:value-type="string" table:style-name="ce3">
            <text:p>Winchester</text:p>
          </table:table-cell>
          <table:table-cell office:value-type="string" table:style-name="ce3">
            <text:p>SE</text:p>
          </table:table-cell>
          <table:table-cell office:value-type="string" table:style-name="ce3">
            <text:p>Hampshire</text:p>
          </table:table-cell>
          <table:table-cell office:value-type="float" office:value="183.08" table:style-name="ce14">
            <text:p>183.08</text:p>
          </table:table-cell>
          <table:table-cell office:value-type="float" office:value="5.2400000000000091" table:style-name="ce16">
            <text:p>5.24</text:p>
          </table:table-cell>
          <table:table-cell office:value-type="float" office:value="2.9464687359424251" table:style-name="ce14">
            <text:p>2.95</text:p>
          </table:table-cell>
          <table:table-cell office:value-type="float" office:value="265.08999999999997" table:style-name="ce16">
            <text:p>265.09</text:p>
          </table:table-cell>
          <table:table-cell office:value-type="float" office:value="10.389999999999986" table:style-name="ce14">
            <text:p>10.39</text:p>
          </table:table-cell>
          <table:table-cell office:value-type="float" office:value="4.0793089909697633" table:style-name="ce16">
            <text:p>4.08</text:p>
          </table:table-cell>
          <table:table-cell table:style-name="ce3"/>
          <table:table-cell table:number-columns-repeated="16372"/>
        </table:table-row>
        <table:table-row table:style-name="ro2">
          <table:table-cell office:value-type="string" table:style-name="ce3">
            <text:p>E1931</text:p>
          </table:table-cell>
          <table:table-cell office:value-type="string" table:style-name="ce3">
            <text:p>E07000095</text:p>
          </table:table-cell>
          <table:table-cell office:value-type="string" table:style-name="ce3">
            <text:p>Broxbourne</text:p>
          </table:table-cell>
          <table:table-cell office:value-type="string" table:style-name="ce3">
            <text:p>EE</text:p>
          </table:table-cell>
          <table:table-cell office:value-type="string" table:style-name="ce3">
            <text:p>Hertfordshire</text:p>
          </table:table-cell>
          <table:table-cell office:value-type="float" office:value="158.24" table:style-name="ce14">
            <text:p>158.24</text:p>
          </table:table-cell>
          <table:table-cell office:value-type="float" office:value="5" table:style-name="ce16">
            <text:p>5.00</text:p>
          </table:table-cell>
          <table:table-cell office:value-type="float" office:value="3.2628556512659874" table:style-name="ce14">
            <text:p>3.26</text:p>
          </table:table-cell>
          <table:table-cell office:value-type="float" office:value="158.24" table:style-name="ce16">
            <text:p>158.24</text:p>
          </table:table-cell>
          <table:table-cell office:value-type="float" office:value="5" table:style-name="ce14">
            <text:p>5.00</text:p>
          </table:table-cell>
          <table:table-cell office:value-type="float" office:value="3.2628556512659874" table:style-name="ce16">
            <text:p>3.26</text:p>
          </table:table-cell>
          <table:table-cell table:style-name="ce3"/>
          <table:table-cell table:number-columns-repeated="16372"/>
        </table:table-row>
        <table:table-row table:style-name="ro2">
          <table:table-cell office:value-type="string" table:style-name="ce3">
            <text:p>E1932</text:p>
          </table:table-cell>
          <table:table-cell office:value-type="string" table:style-name="ce3">
            <text:p>E07000096</text:p>
          </table:table-cell>
          <table:table-cell office:value-type="string" table:style-name="ce3">
            <text:p>Dacorum</text:p>
          </table:table-cell>
          <table:table-cell office:value-type="string" table:style-name="ce3">
            <text:p>EE</text:p>
          </table:table-cell>
          <table:table-cell office:value-type="string" table:style-name="ce3">
            <text:p>Hertfordshire</text:p>
          </table:table-cell>
          <table:table-cell office:value-type="float" office:value="229.29" table:style-name="ce14">
            <text:p>229.29</text:p>
          </table:table-cell>
          <table:table-cell office:value-type="float" office:value="6.6599999999999966" table:style-name="ce16">
            <text:p>6.66</text:p>
          </table:table-cell>
          <table:table-cell office:value-type="float" office:value="2.9915105780892048" table:style-name="ce14">
            <text:p>2.99</text:p>
          </table:table-cell>
          <table:table-cell office:value-type="float" office:value="251.24" table:style-name="ce16">
            <text:p>251.24</text:p>
          </table:table-cell>
          <table:table-cell office:value-type="float" office:value="8.0200000000000102" table:style-name="ce14">
            <text:p>8.02</text:p>
          </table:table-cell>
          <table:table-cell office:value-type="float" office:value="3.297426198503417" table:style-name="ce16">
            <text:p>3.30</text:p>
          </table:table-cell>
          <table:table-cell table:style-name="ce3"/>
          <table:table-cell table:number-columns-repeated="16372"/>
        </table:table-row>
        <table:table-row table:style-name="ro2">
          <table:table-cell office:value-type="string" table:style-name="ce3">
            <text:p>E1933</text:p>
          </table:table-cell>
          <table:table-cell office:value-type="string" table:style-name="ce3">
            <text:p>E07000242</text:p>
          </table:table-cell>
          <table:table-cell office:value-type="string" table:style-name="ce3">
            <text:p>East Hertfordshire</text:p>
          </table:table-cell>
          <table:table-cell office:value-type="string" table:style-name="ce3">
            <text:p>EE</text:p>
          </table:table-cell>
          <table:table-cell office:value-type="string" table:style-name="ce3">
            <text:p>Hertfordshire</text:p>
          </table:table-cell>
          <table:table-cell office:value-type="float" office:value="195.22" table:style-name="ce14">
            <text:p>195.22</text:p>
          </table:table-cell>
          <table:table-cell office:value-type="float" office:value="5.6299999999999955" table:style-name="ce16">
            <text:p>5.63</text:p>
          </table:table-cell>
          <table:table-cell office:value-type="float" office:value="2.9695659053747536" table:style-name="ce14">
            <text:p>2.97</text:p>
          </table:table-cell>
          <table:table-cell office:value-type="float" office:value="288.5" table:style-name="ce16">
            <text:p>288.50</text:p>
          </table:table-cell>
          <table:table-cell office:value-type="float" office:value="15.170000000000016" table:style-name="ce14">
            <text:p>15.17</text:p>
          </table:table-cell>
          <table:table-cell office:value-type="float" office:value="5.5500676837522462" table:style-name="ce16">
            <text:p>5.55</text:p>
          </table:table-cell>
          <table:table-cell table:style-name="ce3"/>
          <table:table-cell table:number-columns-repeated="16372"/>
        </table:table-row>
        <table:table-row table:style-name="ro2">
          <table:table-cell office:value-type="string" table:style-name="ce3">
            <text:p>E1934</text:p>
          </table:table-cell>
          <table:table-cell office:value-type="string" table:style-name="ce3">
            <text:p>E07000098</text:p>
          </table:table-cell>
          <table:table-cell office:value-type="string" table:style-name="ce3">
            <text:p>Hertsmere</text:p>
          </table:table-cell>
          <table:table-cell office:value-type="string" table:style-name="ce3">
            <text:p>EE</text:p>
          </table:table-cell>
          <table:table-cell office:value-type="string" table:style-name="ce3">
            <text:p>Hertfordshire</text:p>
          </table:table-cell>
          <table:table-cell office:value-type="float" office:value="203.96" table:style-name="ce14">
            <text:p>203.96</text:p>
          </table:table-cell>
          <table:table-cell office:value-type="float" office:value="5.9200000000000159" table:style-name="ce16">
            <text:p>5.92</text:p>
          </table:table-cell>
          <table:table-cell office:value-type="float" office:value="2.989295091900634" table:style-name="ce14">
            <text:p>2.99</text:p>
          </table:table-cell>
          <table:table-cell office:value-type="float" office:value="242.44" table:style-name="ce16">
            <text:p>242.44</text:p>
          </table:table-cell>
          <table:table-cell office:value-type="float" office:value="10.129999999999995" table:style-name="ce14">
            <text:p>10.13</text:p>
          </table:table-cell>
          <table:table-cell office:value-type="float" office:value="4.3605527097412926" table:style-name="ce16">
            <text:p>4.36</text:p>
          </table:table-cell>
          <table:table-cell table:style-name="ce3"/>
          <table:table-cell table:number-columns-repeated="16372"/>
        </table:table-row>
        <table:table-row table:style-name="ro2">
          <table:table-cell office:value-type="string" table:style-name="ce3">
            <text:p>E1935</text:p>
          </table:table-cell>
          <table:table-cell office:value-type="string" table:style-name="ce3">
            <text:p>E07000099</text:p>
          </table:table-cell>
          <table:table-cell office:value-type="string" table:style-name="ce3">
            <text:p>North Hertfordshire</text:p>
          </table:table-cell>
          <table:table-cell office:value-type="string" table:style-name="ce3">
            <text:p>EE</text:p>
          </table:table-cell>
          <table:table-cell office:value-type="string" table:style-name="ce3">
            <text:p>Hertfordshire</text:p>
          </table:table-cell>
          <table:table-cell office:value-type="float" office:value="260.01" table:style-name="ce14">
            <text:p>260.01</text:p>
          </table:table-cell>
          <table:table-cell office:value-type="float" office:value="7.5499999999999829" table:style-name="ce16">
            <text:p>7.55</text:p>
          </table:table-cell>
          <table:table-cell office:value-type="float" office:value="2.9905727640022111" table:style-name="ce14">
            <text:p>2.99</text:p>
          </table:table-cell>
          <table:table-cell office:value-type="float" office:value="289.2" table:style-name="ce16">
            <text:p>289.20</text:p>
          </table:table-cell>
          <table:table-cell office:value-type="float" office:value="9.339999999999975" table:style-name="ce14">
            <text:p>9.34</text:p>
          </table:table-cell>
          <table:table-cell office:value-type="float" office:value="3.337382977202878" table:style-name="ce16">
            <text:p>3.34</text:p>
          </table:table-cell>
          <table:table-cell table:style-name="ce3"/>
          <table:table-cell table:number-columns-repeated="16372"/>
        </table:table-row>
        <table:table-row table:style-name="ro2">
          <table:table-cell office:value-type="string" table:style-name="ce3">
            <text:p>E1936</text:p>
          </table:table-cell>
          <table:table-cell office:value-type="string" table:style-name="ce3">
            <text:p>E07000240</text:p>
          </table:table-cell>
          <table:table-cell office:value-type="string" table:style-name="ce3">
            <text:p>St Albans</text:p>
          </table:table-cell>
          <table:table-cell office:value-type="string" table:style-name="ce3">
            <text:p>EE</text:p>
          </table:table-cell>
          <table:table-cell office:value-type="string" table:style-name="ce3">
            <text:p>Hertfordshire</text:p>
          </table:table-cell>
          <table:table-cell office:value-type="float" office:value="201.96" table:style-name="ce14">
            <text:p>201.96</text:p>
          </table:table-cell>
          <table:table-cell office:value-type="float" office:value="5.8600000000000136" table:style-name="ce16">
            <text:p>5.86</text:p>
          </table:table-cell>
          <table:table-cell office:value-type="float" office:value="2.9882712901580897" table:style-name="ce14">
            <text:p>2.99</text:p>
          </table:table-cell>
          <table:table-cell office:value-type="float" office:value="261.8" table:style-name="ce16">
            <text:p>261.80</text:p>
          </table:table-cell>
          <table:table-cell office:value-type="float" office:value="11.439999999999998" table:style-name="ce14">
            <text:p>11.44</text:p>
          </table:table-cell>
          <table:table-cell office:value-type="float" office:value="4.5694200351493839" table:style-name="ce16">
            <text:p>4.57</text:p>
          </table:table-cell>
          <table:table-cell table:style-name="ce3"/>
          <table:table-cell table:number-columns-repeated="16372"/>
        </table:table-row>
        <table:table-row table:style-name="ro2">
          <table:table-cell office:value-type="string" table:style-name="ce3">
            <text:p>E1937</text:p>
          </table:table-cell>
          <table:table-cell office:value-type="string" table:style-name="ce3">
            <text:p>E07000243</text:p>
          </table:table-cell>
          <table:table-cell office:value-type="string" table:style-name="ce3">
            <text:p>Stevenage</text:p>
          </table:table-cell>
          <table:table-cell office:value-type="string" table:style-name="ce3">
            <text:p>EE</text:p>
          </table:table-cell>
          <table:table-cell office:value-type="string" table:style-name="ce3">
            <text:p>Hertfordshire</text:p>
          </table:table-cell>
          <table:table-cell office:value-type="float" office:value="239.26" table:style-name="ce14">
            <text:p>239.26</text:p>
          </table:table-cell>
          <table:table-cell office:value-type="float" office:value="6.9499999999999886" table:style-name="ce16">
            <text:p>6.95</text:p>
          </table:table-cell>
          <table:table-cell office:value-type="float" office:value="2.9916921355085826" table:style-name="ce14">
            <text:p>2.99</text:p>
          </table:table-cell>
          <table:table-cell office:value-type="float" office:value="239.26" table:style-name="ce16">
            <text:p>239.26</text:p>
          </table:table-cell>
          <table:table-cell office:value-type="float" office:value="6.9499999999999886" table:style-name="ce14">
            <text:p>6.95</text:p>
          </table:table-cell>
          <table:table-cell office:value-type="float" office:value="2.9916921355085826" table:style-name="ce16">
            <text:p>2.99</text:p>
          </table:table-cell>
          <table:table-cell table:style-name="ce3"/>
          <table:table-cell table:number-columns-repeated="16372"/>
        </table:table-row>
        <table:table-row table:style-name="ro2">
          <table:table-cell office:value-type="string" table:style-name="ce3">
            <text:p>E1938</text:p>
          </table:table-cell>
          <table:table-cell office:value-type="string" table:style-name="ce3">
            <text:p>E07000102</text:p>
          </table:table-cell>
          <table:table-cell office:value-type="string" table:style-name="ce3">
            <text:p>Three Rivers</text:p>
          </table:table-cell>
          <table:table-cell office:value-type="string" table:style-name="ce3">
            <text:p>EE</text:p>
          </table:table-cell>
          <table:table-cell office:value-type="string" table:style-name="ce3">
            <text:p>Hertfordshire</text:p>
          </table:table-cell>
          <table:table-cell office:value-type="float" office:value="200.37" table:style-name="ce14">
            <text:p>200.37</text:p>
          </table:table-cell>
          <table:table-cell office:value-type="float" office:value="5.8199999999999932" table:style-name="ce16">
            <text:p>5.82</text:p>
          </table:table-cell>
          <table:table-cell office:value-type="float" office:value="2.9915188897455631" table:style-name="ce14">
            <text:p>2.99</text:p>
          </table:table-cell>
          <table:table-cell office:value-type="float" office:value="263.12" table:style-name="ce16">
            <text:p>263.12</text:p>
          </table:table-cell>
          <table:table-cell office:value-type="float" office:value="8.210000000000008" table:style-name="ce14">
            <text:p>8.21</text:p>
          </table:table-cell>
          <table:table-cell office:value-type="float" office:value="3.2207445765172054" table:style-name="ce16">
            <text:p>3.22</text:p>
          </table:table-cell>
          <table:table-cell table:style-name="ce3"/>
          <table:table-cell table:number-columns-repeated="16372"/>
        </table:table-row>
        <table:table-row table:style-name="ro2">
          <table:table-cell office:value-type="string" table:style-name="ce3">
            <text:p>E1939</text:p>
          </table:table-cell>
          <table:table-cell office:value-type="string" table:style-name="ce3">
            <text:p>E07000103</text:p>
          </table:table-cell>
          <table:table-cell office:value-type="string" table:style-name="ce3">
            <text:p>Watford</text:p>
          </table:table-cell>
          <table:table-cell office:value-type="string" table:style-name="ce3">
            <text:p>EE</text:p>
          </table:table-cell>
          <table:table-cell office:value-type="string" table:style-name="ce3">
            <text:p>Hertfordshire</text:p>
          </table:table-cell>
          <table:table-cell office:value-type="float" office:value="299.55" table:style-name="ce14">
            <text:p>299.55</text:p>
          </table:table-cell>
          <table:table-cell office:value-type="float" office:value="8.6999999999999886" table:style-name="ce16">
            <text:p>8.70</text:p>
          </table:table-cell>
          <table:table-cell office:value-type="float" office:value="2.9912325941206763" table:style-name="ce14">
            <text:p>2.99</text:p>
          </table:table-cell>
          <table:table-cell office:value-type="float" office:value="299.55" table:style-name="ce16">
            <text:p>299.55</text:p>
          </table:table-cell>
          <table:table-cell office:value-type="float" office:value="8.6999999999999886" table:style-name="ce14">
            <text:p>8.70</text:p>
          </table:table-cell>
          <table:table-cell office:value-type="float" office:value="2.9912325941206763" table:style-name="ce16">
            <text:p>2.99</text:p>
          </table:table-cell>
          <table:table-cell table:style-name="ce3"/>
          <table:table-cell table:number-columns-repeated="16372"/>
        </table:table-row>
        <table:table-row table:style-name="ro2">
          <table:table-cell office:value-type="string" table:style-name="ce3">
            <text:p>E1940</text:p>
          </table:table-cell>
          <table:table-cell office:value-type="string" table:style-name="ce3">
            <text:p>E07000241</text:p>
          </table:table-cell>
          <table:table-cell office:value-type="string" table:style-name="ce3">
            <text:p>Welwyn Hatfield</text:p>
          </table:table-cell>
          <table:table-cell office:value-type="string" table:style-name="ce3">
            <text:p>EE</text:p>
          </table:table-cell>
          <table:table-cell office:value-type="string" table:style-name="ce3">
            <text:p>Hertfordshire</text:p>
          </table:table-cell>
          <table:table-cell office:value-type="float" office:value="237.6" table:style-name="ce14">
            <text:p>237.60</text:p>
          </table:table-cell>
          <table:table-cell office:value-type="float" office:value="6.8400000000000034" table:style-name="ce16">
            <text:p>6.84</text:p>
          </table:table-cell>
          <table:table-cell office:value-type="float" office:value="2.9641185647425914" table:style-name="ce14">
            <text:p>2.96</text:p>
          </table:table-cell>
          <table:table-cell office:value-type="float" office:value="288.13" table:style-name="ce16">
            <text:p>288.13</text:p>
          </table:table-cell>
          <table:table-cell office:value-type="float" office:value="11.069999999999993" table:style-name="ce14">
            <text:p>11.07</text:p>
          </table:table-cell>
          <table:table-cell office:value-type="float" office:value="3.9955244351404002" table:style-name="ce16">
            <text:p>4.00</text:p>
          </table:table-cell>
          <table:table-cell table:style-name="ce3"/>
          <table:table-cell table:number-columns-repeated="16372"/>
        </table:table-row>
        <table:table-row table:style-name="ro2">
          <table:table-cell office:value-type="string" table:style-name="ce3">
            <text:p>E2231</text:p>
          </table:table-cell>
          <table:table-cell office:value-type="string" table:style-name="ce3">
            <text:p>E07000105</text:p>
          </table:table-cell>
          <table:table-cell office:value-type="string" table:style-name="ce3">
            <text:p>Ashford</text:p>
          </table:table-cell>
          <table:table-cell office:value-type="string" table:style-name="ce3">
            <text:p>SE</text:p>
          </table:table-cell>
          <table:table-cell office:value-type="string" table:style-name="ce3">
            <text:p>Kent</text:p>
          </table:table-cell>
          <table:table-cell office:value-type="float" office:value="187.96" table:style-name="ce14">
            <text:p>187.96</text:p>
          </table:table-cell>
          <table:table-cell office:value-type="float" office:value="5.460000000000008" table:style-name="ce16">
            <text:p>5.46</text:p>
          </table:table-cell>
          <table:table-cell office:value-type="float" office:value="2.9917808219178124" table:style-name="ce14">
            <text:p>2.99</text:p>
          </table:table-cell>
          <table:table-cell office:value-type="float" office:value="245.3" table:style-name="ce16">
            <text:p>245.30</text:p>
          </table:table-cell>
          <table:table-cell office:value-type="float" office:value="9.25" table:style-name="ce14">
            <text:p>9.25</text:p>
          </table:table-cell>
          <table:table-cell office:value-type="float" office:value="3.9186613005719129" table:style-name="ce16">
            <text:p>3.92</text:p>
          </table:table-cell>
          <table:table-cell table:style-name="ce3"/>
          <table:table-cell table:number-columns-repeated="16372"/>
        </table:table-row>
        <table:table-row table:style-name="ro2">
          <table:table-cell office:value-type="string" table:style-name="ce3">
            <text:p>E2232</text:p>
          </table:table-cell>
          <table:table-cell office:value-type="string" table:style-name="ce3">
            <text:p>E07000106</text:p>
          </table:table-cell>
          <table:table-cell office:value-type="string" table:style-name="ce3">
            <text:p>Canterbury</text:p>
          </table:table-cell>
          <table:table-cell office:value-type="string" table:style-name="ce3">
            <text:p>SE</text:p>
          </table:table-cell>
          <table:table-cell office:value-type="string" table:style-name="ce3">
            <text:p>Kent</text:p>
          </table:table-cell>
          <table:table-cell office:value-type="float" office:value="239.89" table:style-name="ce14">
            <text:p>239.89</text:p>
          </table:table-cell>
          <table:table-cell office:value-type="float" office:value="6.9699999999999989" table:style-name="ce16">
            <text:p>6.97</text:p>
          </table:table-cell>
          <table:table-cell office:value-type="float" office:value="2.9924437575133087" table:style-name="ce14">
            <text:p>2.99</text:p>
          </table:table-cell>
          <table:table-cell office:value-type="float" office:value="258.08999999999997" table:style-name="ce16">
            <text:p>258.09</text:p>
          </table:table-cell>
          <table:table-cell office:value-type="float" office:value="8.1199999999999761" table:style-name="ce14">
            <text:p>8.12</text:p>
          </table:table-cell>
          <table:table-cell office:value-type="float" office:value="3.248389806776804" table:style-name="ce16">
            <text:p>3.25</text:p>
          </table:table-cell>
          <table:table-cell table:style-name="ce3"/>
          <table:table-cell table:number-columns-repeated="16372"/>
        </table:table-row>
        <table:table-row table:style-name="ro2">
          <table:table-cell office:value-type="string" table:style-name="ce3">
            <text:p>E2233</text:p>
          </table:table-cell>
          <table:table-cell office:value-type="string" table:style-name="ce3">
            <text:p>E07000107</text:p>
          </table:table-cell>
          <table:table-cell office:value-type="string" table:style-name="ce3">
            <text:p>Dartford</text:p>
          </table:table-cell>
          <table:table-cell office:value-type="string" table:style-name="ce3">
            <text:p>SE</text:p>
          </table:table-cell>
          <table:table-cell office:value-type="string" table:style-name="ce3">
            <text:p>Kent</text:p>
          </table:table-cell>
          <table:table-cell office:value-type="float" office:value="184.95" table:style-name="ce14">
            <text:p>184.95</text:p>
          </table:table-cell>
          <table:table-cell office:value-type="float" office:value="3.5999999999999943" table:style-name="ce16">
            <text:p>3.60</text:p>
          </table:table-cell>
          <table:table-cell office:value-type="float" office:value="1.9851116625310143" table:style-name="ce14">
            <text:p>1.99</text:p>
          </table:table-cell>
          <table:table-cell office:value-type="float" office:value="217.79" table:style-name="ce16">
            <text:p>217.79</text:p>
          </table:table-cell>
          <table:table-cell office:value-type="float" office:value="4.4899999999999807" table:style-name="ce14">
            <text:p>4.49</text:p>
          </table:table-cell>
          <table:table-cell office:value-type="float" office:value="2.1050164088138681" table:style-name="ce16">
            <text:p>2.11</text:p>
          </table:table-cell>
          <table:table-cell table:style-name="ce3"/>
          <table:table-cell table:number-columns-repeated="16372"/>
        </table:table-row>
        <table:table-row table:style-name="ro2">
          <table:table-cell office:value-type="string" table:style-name="ce3">
            <text:p>E2234</text:p>
          </table:table-cell>
          <table:table-cell office:value-type="string" table:style-name="ce3">
            <text:p>E07000108</text:p>
          </table:table-cell>
          <table:table-cell office:value-type="string" table:style-name="ce3">
            <text:p>Dover</text:p>
          </table:table-cell>
          <table:table-cell office:value-type="string" table:style-name="ce3">
            <text:p>SE</text:p>
          </table:table-cell>
          <table:table-cell office:value-type="string" table:style-name="ce3">
            <text:p>Kent</text:p>
          </table:table-cell>
          <table:table-cell office:value-type="float" office:value="214.38" table:style-name="ce14">
            <text:p>214.38</text:p>
          </table:table-cell>
          <table:table-cell office:value-type="float" office:value="6.210000000000008" table:style-name="ce16">
            <text:p>6.21</text:p>
          </table:table-cell>
          <table:table-cell office:value-type="float" office:value="2.9831387808041545" table:style-name="ce14">
            <text:p>2.98</text:p>
          </table:table-cell>
          <table:table-cell office:value-type="float" office:value="296.61" table:style-name="ce16">
            <text:p>296.61</text:p>
          </table:table-cell>
          <table:table-cell office:value-type="float" office:value="10.379999999999995" table:style-name="ce14">
            <text:p>10.38</text:p>
          </table:table-cell>
          <table:table-cell office:value-type="float" office:value="3.6264542500786061" table:style-name="ce16">
            <text:p>3.63</text:p>
          </table:table-cell>
          <table:table-cell table:style-name="ce3"/>
          <table:table-cell table:number-columns-repeated="16372"/>
        </table:table-row>
        <table:table-row table:style-name="ro2">
          <table:table-cell office:value-type="string" table:style-name="ce3">
            <text:p>E2240</text:p>
          </table:table-cell>
          <table:table-cell office:value-type="string" table:style-name="ce3">
            <text:p>E07000112</text:p>
          </table:table-cell>
          <table:table-cell office:value-type="string" table:style-name="ce3">
            <text:p>Folkestone &amp; Hythe</text:p>
          </table:table-cell>
          <table:table-cell office:value-type="string" table:style-name="ce3">
            <text:p>SE</text:p>
          </table:table-cell>
          <table:table-cell office:value-type="string" table:style-name="ce3">
            <text:p>Kent</text:p>
          </table:table-cell>
          <table:table-cell office:value-type="float" office:value="295.95999999999998" table:style-name="ce14">
            <text:p>295.96</text:p>
          </table:table-cell>
          <table:table-cell office:value-type="float" office:value="8.589999999999975" table:style-name="ce16">
            <text:p>8.59</text:p>
          </table:table-cell>
          <table:table-cell office:value-type="float" office:value="2.9891777151407508" table:style-name="ce14">
            <text:p>2.99</text:p>
          </table:table-cell>
          <table:table-cell office:value-type="float" office:value="369.94" table:style-name="ce16">
            <text:p>369.94</text:p>
          </table:table-cell>
          <table:table-cell office:value-type="float" office:value="12.5" table:style-name="ce14">
            <text:p>12.50</text:p>
          </table:table-cell>
          <table:table-cell office:value-type="float" office:value="3.4970904207699194" table:style-name="ce16">
            <text:p>3.50</text:p>
          </table:table-cell>
          <table:table-cell table:style-name="ce3"/>
          <table:table-cell table:number-columns-repeated="16372"/>
        </table:table-row>
        <table:table-row table:style-name="ro2">
          <table:table-cell office:value-type="string" table:style-name="ce3">
            <text:p>E2236</text:p>
          </table:table-cell>
          <table:table-cell office:value-type="string" table:style-name="ce3">
            <text:p>E07000109</text:p>
          </table:table-cell>
          <table:table-cell office:value-type="string" table:style-name="ce3">
            <text:p>Gravesham</text:p>
          </table:table-cell>
          <table:table-cell office:value-type="string" table:style-name="ce3">
            <text:p>SE</text:p>
          </table:table-cell>
          <table:table-cell office:value-type="string" table:style-name="ce3">
            <text:p>Kent</text:p>
          </table:table-cell>
          <table:table-cell office:value-type="float" office:value="231.03" table:style-name="ce14">
            <text:p>231.03</text:p>
          </table:table-cell>
          <table:table-cell office:value-type="float" office:value="6.5699999999999932" table:style-name="ce16">
            <text:p>6.57</text:p>
          </table:table-cell>
          <table:table-cell office:value-type="float" office:value="2.9270248596631885" table:style-name="ce14">
            <text:p>2.93</text:p>
          </table:table-cell>
          <table:table-cell office:value-type="float" office:value="248.4" table:style-name="ce16">
            <text:p>248.40</text:p>
          </table:table-cell>
          <table:table-cell office:value-type="float" office:value="9.3199999999999932" table:style-name="ce14">
            <text:p>9.32</text:p>
          </table:table-cell>
          <table:table-cell office:value-type="float" office:value="3.8982767274552419" table:style-name="ce16">
            <text:p>3.90</text:p>
          </table:table-cell>
          <table:table-cell table:style-name="ce3"/>
          <table:table-cell table:number-columns-repeated="16372"/>
        </table:table-row>
        <table:table-row table:style-name="ro2">
          <table:table-cell office:value-type="string" table:style-name="ce3">
            <text:p>E2237</text:p>
          </table:table-cell>
          <table:table-cell office:value-type="string" table:style-name="ce3">
            <text:p>E07000110</text:p>
          </table:table-cell>
          <table:table-cell office:value-type="string" table:style-name="ce3">
            <text:p>Maidstone</text:p>
          </table:table-cell>
          <table:table-cell office:value-type="string" table:style-name="ce3">
            <text:p>SE</text:p>
          </table:table-cell>
          <table:table-cell office:value-type="string" table:style-name="ce3">
            <text:p>Kent</text:p>
          </table:table-cell>
          <table:table-cell office:value-type="float" office:value="292.95" table:style-name="ce14">
            <text:p>292.95</text:p>
          </table:table-cell>
          <table:table-cell office:value-type="float" office:value="8.4599999999999795" table:style-name="ce16">
            <text:p>8.46</text:p>
          </table:table-cell>
          <table:table-cell office:value-type="float" office:value="2.9737424865548805" table:style-name="ce14">
            <text:p>2.97</text:p>
          </table:table-cell>
          <table:table-cell office:value-type="float" office:value="336.05" table:style-name="ce16">
            <text:p>336.05</text:p>
          </table:table-cell>
          <table:table-cell office:value-type="float" office:value="11.110000000000014" table:style-name="ce14">
            <text:p>11.11</text:p>
          </table:table-cell>
          <table:table-cell office:value-type="float" office:value="3.419092755585651" table:style-name="ce16">
            <text:p>3.42</text:p>
          </table:table-cell>
          <table:table-cell table:style-name="ce3"/>
          <table:table-cell table:number-columns-repeated="16372"/>
        </table:table-row>
        <table:table-row table:style-name="ro2">
          <table:table-cell office:value-type="string" table:style-name="ce3">
            <text:p>E2239</text:p>
          </table:table-cell>
          <table:table-cell office:value-type="string" table:style-name="ce3">
            <text:p>E07000111</text:p>
          </table:table-cell>
          <table:table-cell office:value-type="string" table:style-name="ce3">
            <text:p>Sevenoaks</text:p>
          </table:table-cell>
          <table:table-cell office:value-type="string" table:style-name="ce3">
            <text:p>SE</text:p>
          </table:table-cell>
          <table:table-cell office:value-type="string" table:style-name="ce3">
            <text:p>Kent</text:p>
          </table:table-cell>
          <table:table-cell office:value-type="float" office:value="243.72" table:style-name="ce14">
            <text:p>243.72</text:p>
          </table:table-cell>
          <table:table-cell office:value-type="float" office:value="7.0200000000000102" table:style-name="ce16">
            <text:p>7.02</text:p>
          </table:table-cell>
          <table:table-cell office:value-type="float" office:value="2.9657794676806128" table:style-name="ce14">
            <text:p>2.97</text:p>
          </table:table-cell>
          <table:table-cell office:value-type="float" office:value="349.81" table:style-name="ce16">
            <text:p>349.81</text:p>
          </table:table-cell>
          <table:table-cell office:value-type="float" office:value="12.5" table:style-name="ce14">
            <text:p>12.50</text:p>
          </table:table-cell>
          <table:table-cell office:value-type="float" office:value="3.7057899261806644" table:style-name="ce16">
            <text:p>3.71</text:p>
          </table:table-cell>
          <table:table-cell table:style-name="ce3"/>
          <table:table-cell table:number-columns-repeated="16372"/>
        </table:table-row>
        <table:table-row table:style-name="ro2">
          <table:table-cell office:value-type="string" table:style-name="ce3">
            <text:p>E2241</text:p>
          </table:table-cell>
          <table:table-cell office:value-type="string" table:style-name="ce3">
            <text:p>E07000113</text:p>
          </table:table-cell>
          <table:table-cell office:value-type="string" table:style-name="ce3">
            <text:p>Swale</text:p>
          </table:table-cell>
          <table:table-cell office:value-type="string" table:style-name="ce3">
            <text:p>SE</text:p>
          </table:table-cell>
          <table:table-cell office:value-type="string" table:style-name="ce3">
            <text:p>Kent</text:p>
          </table:table-cell>
          <table:table-cell office:value-type="float" office:value="200.7" table:style-name="ce14">
            <text:p>200.70</text:p>
          </table:table-cell>
          <table:table-cell office:value-type="float" office:value="5.7599999999999909" table:style-name="ce16">
            <text:p>5.76</text:p>
          </table:table-cell>
          <table:table-cell office:value-type="float" office:value="2.9547553093259418" table:style-name="ce14">
            <text:p>2.95</text:p>
          </table:table-cell>
          <table:table-cell office:value-type="float" office:value="239.52" table:style-name="ce16">
            <text:p>239.52</text:p>
          </table:table-cell>
          <table:table-cell office:value-type="float" office:value="9.7600000000000193" table:style-name="ce14">
            <text:p>9.76</text:p>
          </table:table-cell>
          <table:table-cell office:value-type="float" office:value="4.247910863509758" table:style-name="ce16">
            <text:p>4.25</text:p>
          </table:table-cell>
          <table:table-cell table:style-name="ce3"/>
          <table:table-cell table:number-columns-repeated="16372"/>
        </table:table-row>
        <table:table-row table:style-name="ro2">
          <table:table-cell office:value-type="string" table:style-name="ce3">
            <text:p>E2242</text:p>
          </table:table-cell>
          <table:table-cell office:value-type="string" table:style-name="ce3">
            <text:p>E07000114</text:p>
          </table:table-cell>
          <table:table-cell office:value-type="string" table:style-name="ce3">
            <text:p>Thanet</text:p>
          </table:table-cell>
          <table:table-cell office:value-type="string" table:style-name="ce3">
            <text:p>SE</text:p>
          </table:table-cell>
          <table:table-cell office:value-type="string" table:style-name="ce3">
            <text:p>Kent</text:p>
          </table:table-cell>
          <table:table-cell office:value-type="float" office:value="263.18" table:style-name="ce14">
            <text:p>263.18</text:p>
          </table:table-cell>
          <table:table-cell office:value-type="float" office:value="7.6400000000000148" table:style-name="ce16">
            <text:p>7.64</text:p>
          </table:table-cell>
          <table:table-cell office:value-type="float" office:value="2.9897472020036062" table:style-name="ce14">
            <text:p>2.99</text:p>
          </table:table-cell>
          <table:table-cell office:value-type="float" office:value="319.57" table:style-name="ce16">
            <text:p>319.57</text:p>
          </table:table-cell>
          <table:table-cell office:value-type="float" office:value="11.079999999999984" table:style-name="ce14">
            <text:p>11.08</text:p>
          </table:table-cell>
          <table:table-cell office:value-type="float" office:value="3.5916885474407545" table:style-name="ce16">
            <text:p>3.59</text:p>
          </table:table-cell>
          <table:table-cell table:style-name="ce3"/>
          <table:table-cell table:number-columns-repeated="16372"/>
        </table:table-row>
        <table:table-row table:style-name="ro2">
          <table:table-cell office:value-type="string" table:style-name="ce3">
            <text:p>E2243</text:p>
          </table:table-cell>
          <table:table-cell office:value-type="string" table:style-name="ce3">
            <text:p>E07000115</text:p>
          </table:table-cell>
          <table:table-cell office:value-type="string" table:style-name="ce3">
            <text:p>Tonbridge &amp; Malling</text:p>
          </table:table-cell>
          <table:table-cell office:value-type="string" table:style-name="ce3">
            <text:p>SE</text:p>
          </table:table-cell>
          <table:table-cell office:value-type="string" table:style-name="ce3">
            <text:p>Kent</text:p>
          </table:table-cell>
          <table:table-cell office:value-type="float" office:value="238.16" table:style-name="ce14">
            <text:p>238.16</text:p>
          </table:table-cell>
          <table:table-cell office:value-type="float" office:value="6.9300000000000068" table:style-name="ce16">
            <text:p>6.93</text:p>
          </table:table-cell>
          <table:table-cell office:value-type="float" office:value="2.9970159581369229" table:style-name="ce14">
            <text:p>3.00</text:p>
          </table:table-cell>
          <table:table-cell office:value-type="float" office:value="309.27" table:style-name="ce16">
            <text:p>309.27</text:p>
          </table:table-cell>
          <table:table-cell office:value-type="float" office:value="7.2400000000000091" table:style-name="ce14">
            <text:p>7.24</text:p>
          </table:table-cell>
          <table:table-cell office:value-type="float" office:value="2.3971128695824953" table:style-name="ce16">
            <text:p>2.40</text:p>
          </table:table-cell>
          <table:table-cell table:style-name="ce3"/>
          <table:table-cell table:number-columns-repeated="16372"/>
        </table:table-row>
        <table:table-row table:style-name="ro2">
          <table:table-cell office:value-type="string" table:style-name="ce3">
            <text:p>E2244</text:p>
          </table:table-cell>
          <table:table-cell office:value-type="string" table:style-name="ce3">
            <text:p>E07000116</text:p>
          </table:table-cell>
          <table:table-cell office:value-type="string" table:style-name="ce3">
            <text:p>Tunbridge Wells</text:p>
          </table:table-cell>
          <table:table-cell office:value-type="string" table:style-name="ce3">
            <text:p>SE</text:p>
          </table:table-cell>
          <table:table-cell office:value-type="string" table:style-name="ce3">
            <text:p>Kent</text:p>
          </table:table-cell>
          <table:table-cell office:value-type="float" office:value="205.17" table:style-name="ce14">
            <text:p>205.17</text:p>
          </table:table-cell>
          <table:table-cell office:value-type="float" office:value="5.7099999999999795" table:style-name="ce16">
            <text:p>5.71</text:p>
          </table:table-cell>
          <table:table-cell office:value-type="float" office:value="2.8627293692970919" table:style-name="ce14">
            <text:p>2.86</text:p>
          </table:table-cell>
          <table:table-cell office:value-type="float" office:value="280.77999999999997" table:style-name="ce16">
            <text:p>280.78</text:p>
          </table:table-cell>
          <table:table-cell office:value-type="float" office:value="10.289999999999964" table:style-name="ce14">
            <text:p>10.29</text:p>
          </table:table-cell>
          <table:table-cell office:value-type="float" office:value="3.8042071795630017" table:style-name="ce16">
            <text:p>3.80</text:p>
          </table:table-cell>
          <table:table-cell table:style-name="ce3"/>
          <table:table-cell table:number-columns-repeated="16372"/>
        </table:table-row>
        <table:table-row table:style-name="ro2">
          <table:table-cell office:value-type="string" table:style-name="ce3">
            <text:p>E2333</text:p>
          </table:table-cell>
          <table:table-cell office:value-type="string" table:style-name="ce3">
            <text:p>E07000117</text:p>
          </table:table-cell>
          <table:table-cell office:value-type="string" table:style-name="ce3">
            <text:p>Burnley</text:p>
          </table:table-cell>
          <table:table-cell office:value-type="string" table:style-name="ce3">
            <text:p>NW</text:p>
          </table:table-cell>
          <table:table-cell office:value-type="string" table:style-name="ce3">
            <text:p>Lancashire</text:p>
          </table:table-cell>
          <table:table-cell office:value-type="float" office:value="337.82" table:style-name="ce14">
            <text:p>337.82</text:p>
          </table:table-cell>
          <table:table-cell office:value-type="float" office:value="9.8100000000000023" table:style-name="ce16">
            <text:p>9.81</text:p>
          </table:table-cell>
          <table:table-cell office:value-type="float" office:value="2.9907624767537584" table:style-name="ce14">
            <text:p>2.99</text:p>
          </table:table-cell>
          <table:table-cell office:value-type="float" office:value="345.7" table:style-name="ce16">
            <text:p>345.70</text:p>
          </table:table-cell>
          <table:table-cell office:value-type="float" office:value="10.329999999999984" table:style-name="ce14">
            <text:p>10.33</text:p>
          </table:table-cell>
          <table:table-cell office:value-type="float" office:value="3.080180099591491" table:style-name="ce16">
            <text:p>3.08</text:p>
          </table:table-cell>
          <table:table-cell table:style-name="ce3"/>
          <table:table-cell table:number-columns-repeated="16372"/>
        </table:table-row>
        <table:table-row table:style-name="ro2">
          <table:table-cell office:value-type="string" table:style-name="ce3">
            <text:p>E2334</text:p>
          </table:table-cell>
          <table:table-cell office:value-type="string" table:style-name="ce3">
            <text:p>E07000118</text:p>
          </table:table-cell>
          <table:table-cell office:value-type="string" table:style-name="ce3">
            <text:p>Chorley</text:p>
          </table:table-cell>
          <table:table-cell office:value-type="string" table:style-name="ce3">
            <text:p>NW</text:p>
          </table:table-cell>
          <table:table-cell office:value-type="string" table:style-name="ce3">
            <text:p>Lancashire</text:p>
          </table:table-cell>
          <table:table-cell office:value-type="float" office:value="209.72" table:style-name="ce14">
            <text:p>209.72</text:p>
          </table:table-cell>
          <table:table-cell office:value-type="float" office:value="6.0900000000000034" table:style-name="ce16">
            <text:p>6.09</text:p>
          </table:table-cell>
          <table:table-cell office:value-type="float" office:value="2.9907184599518755" table:style-name="ce14">
            <text:p>2.99</text:p>
          </table:table-cell>
          <table:table-cell office:value-type="float" office:value="232.39" table:style-name="ce16">
            <text:p>232.39</text:p>
          </table:table-cell>
          <table:table-cell office:value-type="float" office:value="7.6999999999999886" table:style-name="ce14">
            <text:p>7.70</text:p>
          </table:table-cell>
          <table:table-cell office:value-type="float" office:value="3.4269437892206991" table:style-name="ce16">
            <text:p>3.43</text:p>
          </table:table-cell>
          <table:table-cell table:style-name="ce3"/>
          <table:table-cell table:number-columns-repeated="16372"/>
        </table:table-row>
        <table:table-row table:style-name="ro2">
          <table:table-cell office:value-type="string" table:style-name="ce3">
            <text:p>E2335</text:p>
          </table:table-cell>
          <table:table-cell office:value-type="string" table:style-name="ce3">
            <text:p>E07000119</text:p>
          </table:table-cell>
          <table:table-cell office:value-type="string" table:style-name="ce3">
            <text:p>Fylde</text:p>
          </table:table-cell>
          <table:table-cell office:value-type="string" table:style-name="ce3">
            <text:p>NW</text:p>
          </table:table-cell>
          <table:table-cell office:value-type="string" table:style-name="ce3">
            <text:p>Lancashire</text:p>
          </table:table-cell>
          <table:table-cell office:value-type="float" office:value="225.43" table:style-name="ce14">
            <text:p>225.43</text:p>
          </table:table-cell>
          <table:table-cell office:value-type="float" office:value="6.5400000000000205" table:style-name="ce16">
            <text:p>6.54</text:p>
          </table:table-cell>
          <table:table-cell office:value-type="float" office:value="2.9878020923751749" table:style-name="ce14">
            <text:p>2.99</text:p>
          </table:table-cell>
          <table:table-cell office:value-type="float" office:value="268.54000000000002" table:style-name="ce16">
            <text:p>268.54</text:p>
          </table:table-cell>
          <table:table-cell office:value-type="float" office:value="12" table:style-name="ce14">
            <text:p>12.00</text:p>
          </table:table-cell>
          <table:table-cell office:value-type="float" office:value="4.6776331176424728" table:style-name="ce16">
            <text:p>4.68</text:p>
          </table:table-cell>
          <table:table-cell table:style-name="ce3"/>
          <table:table-cell table:number-columns-repeated="16372"/>
        </table:table-row>
        <table:table-row table:style-name="ro2">
          <table:table-cell office:value-type="string" table:style-name="ce3">
            <text:p>E2336</text:p>
          </table:table-cell>
          <table:table-cell office:value-type="string" table:style-name="ce3">
            <text:p>E07000120</text:p>
          </table:table-cell>
          <table:table-cell office:value-type="string" table:style-name="ce3">
            <text:p>Hyndburn</text:p>
          </table:table-cell>
          <table:table-cell office:value-type="string" table:style-name="ce3">
            <text:p>NW</text:p>
          </table:table-cell>
          <table:table-cell office:value-type="string" table:style-name="ce3">
            <text:p>Lancashire</text:p>
          </table:table-cell>
          <table:table-cell office:value-type="float" office:value="268.43" table:style-name="ce14">
            <text:p>268.43</text:p>
          </table:table-cell>
          <table:table-cell office:value-type="float" office:value="7.7900000000000205" table:style-name="ce16">
            <text:p>7.79</text:p>
          </table:table-cell>
          <table:table-cell office:value-type="float" office:value="2.9887968078575895" table:style-name="ce14">
            <text:p>2.99</text:p>
          </table:table-cell>
          <table:table-cell office:value-type="float" office:value="269.05" table:style-name="ce16">
            <text:p>269.05</text:p>
          </table:table-cell>
          <table:table-cell office:value-type="float" office:value="7.8100000000000023" table:style-name="ce14">
            <text:p>7.81</text:p>
          </table:table-cell>
          <table:table-cell office:value-type="float" office:value="2.9895881182054822" table:style-name="ce16">
            <text:p>2.99</text:p>
          </table:table-cell>
          <table:table-cell table:style-name="ce3"/>
          <table:table-cell table:number-columns-repeated="16372"/>
        </table:table-row>
        <table:table-row table:style-name="ro2">
          <table:table-cell office:value-type="string" table:style-name="ce3">
            <text:p>E2337</text:p>
          </table:table-cell>
          <table:table-cell office:value-type="string" table:style-name="ce3">
            <text:p>E07000121</text:p>
          </table:table-cell>
          <table:table-cell office:value-type="string" table:style-name="ce3">
            <text:p>Lancaster</text:p>
          </table:table-cell>
          <table:table-cell office:value-type="string" table:style-name="ce3">
            <text:p>NW</text:p>
          </table:table-cell>
          <table:table-cell office:value-type="string" table:style-name="ce3">
            <text:p>Lancashire</text:p>
          </table:table-cell>
          <table:table-cell office:value-type="float" office:value="256.63" table:style-name="ce14">
            <text:p>256.63</text:p>
          </table:table-cell>
          <table:table-cell office:value-type="float" office:value="7.4499999999999886" table:style-name="ce16">
            <text:p>7.45</text:p>
          </table:table-cell>
          <table:table-cell office:value-type="float" office:value="2.9898065655349497" table:style-name="ce14">
            <text:p>2.99</text:p>
          </table:table-cell>
          <table:table-cell office:value-type="float" office:value="295.77" table:style-name="ce16">
            <text:p>295.77</text:p>
          </table:table-cell>
          <table:table-cell office:value-type="float" office:value="-0.71000000000003638" table:style-name="ce14">
            <text:p>-0.71</text:p>
          </table:table-cell>
          <table:table-cell office:value-type="float" office:value="-0.23947652455478829" table:style-name="ce16">
            <text:p>-0.24</text:p>
          </table:table-cell>
          <table:table-cell table:style-name="ce3"/>
          <table:table-cell table:number-columns-repeated="16372"/>
        </table:table-row>
        <table:table-row table:style-name="ro2">
          <table:table-cell office:value-type="string" table:style-name="ce3">
            <text:p>E2338</text:p>
          </table:table-cell>
          <table:table-cell office:value-type="string" table:style-name="ce3">
            <text:p>E07000122</text:p>
          </table:table-cell>
          <table:table-cell office:value-type="string" table:style-name="ce3">
            <text:p>Pendle</text:p>
          </table:table-cell>
          <table:table-cell office:value-type="string" table:style-name="ce3">
            <text:p>NW</text:p>
          </table:table-cell>
          <table:table-cell office:value-type="string" table:style-name="ce3">
            <text:p>Lancashire</text:p>
          </table:table-cell>
          <table:table-cell office:value-type="float" office:value="298.58999999999997" table:style-name="ce14">
            <text:p>298.59</text:p>
          </table:table-cell>
          <table:table-cell office:value-type="float" office:value="8.6699999999999591" table:style-name="ce16">
            <text:p>8.67</text:p>
          </table:table-cell>
          <table:table-cell office:value-type="float" office:value="2.9904801324503167" table:style-name="ce14">
            <text:p>2.99</text:p>
          </table:table-cell>
          <table:table-cell office:value-type="float" office:value="413.65" table:style-name="ce16">
            <text:p>413.65</text:p>
          </table:table-cell>
          <table:table-cell office:value-type="float" office:value="20.539999999999964" table:style-name="ce14">
            <text:p>20.54</text:p>
          </table:table-cell>
          <table:table-cell office:value-type="float" office:value="5.225000635954304" table:style-name="ce16">
            <text:p>5.23</text:p>
          </table:table-cell>
          <table:table-cell table:style-name="ce3"/>
          <table:table-cell table:number-columns-repeated="16372"/>
        </table:table-row>
        <table:table-row table:style-name="ro2">
          <table:table-cell office:value-type="string" table:style-name="ce3">
            <text:p>E2339</text:p>
          </table:table-cell>
          <table:table-cell office:value-type="string" table:style-name="ce3">
            <text:p>E07000123</text:p>
          </table:table-cell>
          <table:table-cell office:value-type="string" table:style-name="ce3">
            <text:p>Preston</text:p>
          </table:table-cell>
          <table:table-cell office:value-type="string" table:style-name="ce3">
            <text:p>NW</text:p>
          </table:table-cell>
          <table:table-cell office:value-type="string" table:style-name="ce3">
            <text:p>Lancashire</text:p>
          </table:table-cell>
          <table:table-cell office:value-type="float" office:value="353.87" table:style-name="ce14">
            <text:p>353.87</text:p>
          </table:table-cell>
          <table:table-cell office:value-type="float" office:value="10.269999999999982" table:style-name="ce16">
            <text:p>10.27</text:p>
          </table:table-cell>
          <table:table-cell office:value-type="float" office:value="2.9889406286379456" table:style-name="ce14">
            <text:p>2.99</text:p>
          </table:table-cell>
          <table:table-cell office:value-type="float" office:value="364.06" table:style-name="ce16">
            <text:p>364.06</text:p>
          </table:table-cell>
          <table:table-cell office:value-type="float" office:value="10.379999999999995" table:style-name="ce14">
            <text:p>10.38</text:p>
          </table:table-cell>
          <table:table-cell office:value-type="float" office:value="2.9348563673377051" table:style-name="ce16">
            <text:p>2.93</text:p>
          </table:table-cell>
          <table:table-cell table:style-name="ce3"/>
          <table:table-cell table:number-columns-repeated="16372"/>
        </table:table-row>
        <table:table-row table:style-name="ro2">
          <table:table-cell office:value-type="string" table:style-name="ce3">
            <text:p>E2340</text:p>
          </table:table-cell>
          <table:table-cell office:value-type="string" table:style-name="ce3">
            <text:p>E07000124</text:p>
          </table:table-cell>
          <table:table-cell office:value-type="string" table:style-name="ce3">
            <text:p>Ribble Valley</text:p>
          </table:table-cell>
          <table:table-cell office:value-type="string" table:style-name="ce3">
            <text:p>NW</text:p>
          </table:table-cell>
          <table:table-cell office:value-type="string" table:style-name="ce3">
            <text:p>Lancashire</text:p>
          </table:table-cell>
          <table:table-cell office:value-type="float" office:value="170.69" table:style-name="ce14">
            <text:p>170.69</text:p>
          </table:table-cell>
          <table:table-cell office:value-type="float" office:value="5" table:style-name="ce16">
            <text:p>5.00</text:p>
          </table:table-cell>
          <table:table-cell office:value-type="float" office:value="3.0176836260486448" table:style-name="ce14">
            <text:p>3.02</text:p>
          </table:table-cell>
          <table:table-cell office:value-type="float" office:value="195.48" table:style-name="ce16">
            <text:p>195.48</text:p>
          </table:table-cell>
          <table:table-cell office:value-type="float" office:value="6.6899999999999977" table:style-name="ce14">
            <text:p>6.69</text:p>
          </table:table-cell>
          <table:table-cell office:value-type="float" office:value="3.5436198951215627" table:style-name="ce16">
            <text:p>3.54</text:p>
          </table:table-cell>
          <table:table-cell table:style-name="ce3"/>
          <table:table-cell table:number-columns-repeated="16372"/>
        </table:table-row>
        <table:table-row table:style-name="ro2">
          <table:table-cell office:value-type="string" table:style-name="ce3">
            <text:p>E2341</text:p>
          </table:table-cell>
          <table:table-cell office:value-type="string" table:style-name="ce3">
            <text:p>E07000125</text:p>
          </table:table-cell>
          <table:table-cell office:value-type="string" table:style-name="ce3">
            <text:p>Rossendale</text:p>
          </table:table-cell>
          <table:table-cell office:value-type="string" table:style-name="ce3">
            <text:p>NW</text:p>
          </table:table-cell>
          <table:table-cell office:value-type="string" table:style-name="ce3">
            <text:p>Lancashire</text:p>
          </table:table-cell>
          <table:table-cell office:value-type="float" office:value="308.44" table:style-name="ce14">
            <text:p>308.44</text:p>
          </table:table-cell>
          <table:table-cell office:value-type="float" office:value="8.9499999999999886" table:style-name="ce16">
            <text:p>8.95</text:p>
          </table:table-cell>
          <table:table-cell office:value-type="float" office:value="2.9884136365154057" table:style-name="ce14">
            <text:p>2.99</text:p>
          </table:table-cell>
          <table:table-cell office:value-type="float" office:value="311.79000000000002" table:style-name="ce16">
            <text:p>311.79</text:p>
          </table:table-cell>
          <table:table-cell office:value-type="float" office:value="9.4000000000000341" table:style-name="ce14">
            <text:p>9.40</text:p>
          </table:table-cell>
          <table:table-cell office:value-type="float" office:value="3.1085684050398608" table:style-name="ce16">
            <text:p>3.11</text:p>
          </table:table-cell>
          <table:table-cell table:style-name="ce3"/>
          <table:table-cell table:number-columns-repeated="16372"/>
        </table:table-row>
        <table:table-row table:style-name="ro2">
          <table:table-cell office:value-type="string" table:style-name="ce3">
            <text:p>E2342</text:p>
          </table:table-cell>
          <table:table-cell office:value-type="string" table:style-name="ce3">
            <text:p>E07000126</text:p>
          </table:table-cell>
          <table:table-cell office:value-type="string" table:style-name="ce3">
            <text:p>South Ribble</text:p>
          </table:table-cell>
          <table:table-cell office:value-type="string" table:style-name="ce3">
            <text:p>NW</text:p>
          </table:table-cell>
          <table:table-cell office:value-type="string" table:style-name="ce3">
            <text:p>Lancashire</text:p>
          </table:table-cell>
          <table:table-cell office:value-type="float" office:value="229.91" table:style-name="ce14">
            <text:p>229.91</text:p>
          </table:table-cell>
          <table:table-cell office:value-type="float" office:value="6.6699999999999875" table:style-name="ce16">
            <text:p>6.67</text:p>
          </table:table-cell>
          <table:table-cell office:value-type="float" office:value="2.9878158036194176" table:style-name="ce14">
            <text:p>2.99</text:p>
          </table:table-cell>
          <table:table-cell office:value-type="float" office:value="240.61" table:style-name="ce16">
            <text:p>240.61</text:p>
          </table:table-cell>
          <table:table-cell office:value-type="float" office:value="6.7300000000000182" table:style-name="ce14">
            <text:p>6.73</text:p>
          </table:table-cell>
          <table:table-cell office:value-type="float" office:value="2.8775440396784755" table:style-name="ce16">
            <text:p>2.88</text:p>
          </table:table-cell>
          <table:table-cell table:style-name="ce3"/>
          <table:table-cell table:number-columns-repeated="16372"/>
        </table:table-row>
        <table:table-row table:style-name="ro2">
          <table:table-cell office:value-type="string" table:style-name="ce3">
            <text:p>E2343</text:p>
          </table:table-cell>
          <table:table-cell office:value-type="string" table:style-name="ce3">
            <text:p>E07000127</text:p>
          </table:table-cell>
          <table:table-cell office:value-type="string" table:style-name="ce3">
            <text:p>West Lancashire</text:p>
          </table:table-cell>
          <table:table-cell office:value-type="string" table:style-name="ce3">
            <text:p>NW</text:p>
          </table:table-cell>
          <table:table-cell office:value-type="string" table:style-name="ce3">
            <text:p>Lancashire</text:p>
          </table:table-cell>
          <table:table-cell office:value-type="float" office:value="231.65" table:style-name="ce14">
            <text:p>231.65</text:p>
          </table:table-cell>
          <table:table-cell office:value-type="float" office:value="6.7300000000000182" table:style-name="ce16">
            <text:p>6.73</text:p>
          </table:table-cell>
          <table:table-cell office:value-type="float" office:value="2.9921749955539827" table:style-name="ce14">
            <text:p>2.99</text:p>
          </table:table-cell>
          <table:table-cell office:value-type="float" office:value="251.61" table:style-name="ce16">
            <text:p>251.61</text:p>
          </table:table-cell>
          <table:table-cell office:value-type="float" office:value="7.5300000000000011" table:style-name="ce14">
            <text:p>7.53</text:p>
          </table:table-cell>
          <table:table-cell office:value-type="float" office:value="3.0850540806293023" table:style-name="ce16">
            <text:p>3.09</text:p>
          </table:table-cell>
          <table:table-cell table:style-name="ce3"/>
          <table:table-cell table:number-columns-repeated="16372"/>
        </table:table-row>
        <table:table-row table:style-name="ro2">
          <table:table-cell office:value-type="string" table:style-name="ce3">
            <text:p>E2344</text:p>
          </table:table-cell>
          <table:table-cell office:value-type="string" table:style-name="ce3">
            <text:p>E07000128</text:p>
          </table:table-cell>
          <table:table-cell office:value-type="string" table:style-name="ce3">
            <text:p>Wyre</text:p>
          </table:table-cell>
          <table:table-cell office:value-type="string" table:style-name="ce3">
            <text:p>NW</text:p>
          </table:table-cell>
          <table:table-cell office:value-type="string" table:style-name="ce3">
            <text:p>Lancashire</text:p>
          </table:table-cell>
          <table:table-cell office:value-type="float" office:value="226.31" table:style-name="ce14">
            <text:p>226.31</text:p>
          </table:table-cell>
          <table:table-cell office:value-type="float" office:value="6.5699999999999932" table:style-name="ce16">
            <text:p>6.57</text:p>
          </table:table-cell>
          <table:table-cell office:value-type="float" office:value="2.9898971511786625" table:style-name="ce14">
            <text:p>2.99</text:p>
          </table:table-cell>
          <table:table-cell office:value-type="float" office:value="251.95" table:style-name="ce16">
            <text:p>251.95</text:p>
          </table:table-cell>
          <table:table-cell office:value-type="float" office:value="8.5199999999999818" table:style-name="ce14">
            <text:p>8.52</text:p>
          </table:table-cell>
          <table:table-cell office:value-type="float" office:value="3.4999794602144281" table:style-name="ce16">
            <text:p>3.50</text:p>
          </table:table-cell>
          <table:table-cell table:style-name="ce3"/>
          <table:table-cell table:number-columns-repeated="16372"/>
        </table:table-row>
        <table:table-row table:style-name="ro2">
          <table:table-cell office:value-type="string" table:style-name="ce3">
            <text:p>E2431</text:p>
          </table:table-cell>
          <table:table-cell office:value-type="string" table:style-name="ce3">
            <text:p>E07000129</text:p>
          </table:table-cell>
          <table:table-cell office:value-type="string" table:style-name="ce3">
            <text:p>Blaby</text:p>
          </table:table-cell>
          <table:table-cell office:value-type="string" table:style-name="ce3">
            <text:p>EM</text:p>
          </table:table-cell>
          <table:table-cell office:value-type="string" table:style-name="ce3">
            <text:p>Leicestershire</text:p>
          </table:table-cell>
          <table:table-cell office:value-type="float" office:value="189.14" table:style-name="ce14">
            <text:p>189.14</text:p>
          </table:table-cell>
          <table:table-cell office:value-type="float" office:value="5.4899999999999807" table:style-name="ce16">
            <text:p>5.49</text:p>
          </table:table-cell>
          <table:table-cell office:value-type="float" office:value="2.9893819765858867" table:style-name="ce14">
            <text:p>2.99</text:p>
          </table:table-cell>
          <table:table-cell office:value-type="float" office:value="323.05" table:style-name="ce16">
            <text:p>323.05</text:p>
          </table:table-cell>
          <table:table-cell office:value-type="float" office:value="16.79000000000002" table:style-name="ce14">
            <text:p>16.79</text:p>
          </table:table-cell>
          <table:table-cell office:value-type="float" office:value="5.4822699666949717" table:style-name="ce16">
            <text:p>5.48</text:p>
          </table:table-cell>
          <table:table-cell table:style-name="ce3"/>
          <table:table-cell table:number-columns-repeated="16372"/>
        </table:table-row>
        <table:table-row table:style-name="ro2">
          <table:table-cell office:value-type="string" table:style-name="ce3">
            <text:p>E2432</text:p>
          </table:table-cell>
          <table:table-cell office:value-type="string" table:style-name="ce3">
            <text:p>E07000130</text:p>
          </table:table-cell>
          <table:table-cell office:value-type="string" table:style-name="ce3">
            <text:p>Charnwood</text:p>
          </table:table-cell>
          <table:table-cell office:value-type="string" table:style-name="ce3">
            <text:p>EM</text:p>
          </table:table-cell>
          <table:table-cell office:value-type="string" table:style-name="ce3">
            <text:p>Leicestershire</text:p>
          </table:table-cell>
          <table:table-cell office:value-type="float" office:value="168.1" table:style-name="ce14">
            <text:p>168.10</text:p>
          </table:table-cell>
          <table:table-cell office:value-type="float" office:value="4.5300000000000011" table:style-name="ce16">
            <text:p>4.53</text:p>
          </table:table-cell>
          <table:table-cell office:value-type="float" office:value="2.7694565018035098" table:style-name="ce14">
            <text:p>2.77</text:p>
          </table:table-cell>
          <table:table-cell office:value-type="float" office:value="249.85" table:style-name="ce16">
            <text:p>249.85</text:p>
          </table:table-cell>
          <table:table-cell office:value-type="float" office:value="9.1399999999999864" table:style-name="ce14">
            <text:p>9.14</text:p>
          </table:table-cell>
          <table:table-cell office:value-type="float" office:value="3.7971002451082154" table:style-name="ce16">
            <text:p>3.80</text:p>
          </table:table-cell>
          <table:table-cell table:style-name="ce3"/>
          <table:table-cell table:number-columns-repeated="16372"/>
        </table:table-row>
        <table:table-row table:style-name="ro2">
          <table:table-cell office:value-type="string" table:style-name="ce3">
            <text:p>E2433</text:p>
          </table:table-cell>
          <table:table-cell office:value-type="string" table:style-name="ce3">
            <text:p>E07000131</text:p>
          </table:table-cell>
          <table:table-cell office:value-type="string" table:style-name="ce3">
            <text:p>Harborough</text:p>
          </table:table-cell>
          <table:table-cell office:value-type="string" table:style-name="ce3">
            <text:p>EM</text:p>
          </table:table-cell>
          <table:table-cell office:value-type="string" table:style-name="ce3">
            <text:p>Leicestershire</text:p>
          </table:table-cell>
          <table:table-cell office:value-type="float" office:value="177.97" table:style-name="ce14">
            <text:p>177.97</text:p>
          </table:table-cell>
          <table:table-cell office:value-type="float" office:value="0" table:style-name="ce16">
            <text:p>0.00</text:p>
          </table:table-cell>
          <table:table-cell office:value-type="float" office:value="0" table:style-name="ce14">
            <text:p>0.00</text:p>
          </table:table-cell>
          <table:table-cell office:value-type="float" office:value="243.02" table:style-name="ce16">
            <text:p>243.02</text:p>
          </table:table-cell>
          <table:table-cell office:value-type="float" office:value="3.9900000000000091" table:style-name="ce14">
            <text:p>3.99</text:p>
          </table:table-cell>
          <table:table-cell office:value-type="float" office:value="1.6692465380914567" table:style-name="ce16">
            <text:p>1.67</text:p>
          </table:table-cell>
          <table:table-cell table:style-name="ce3"/>
          <table:table-cell table:number-columns-repeated="16372"/>
        </table:table-row>
        <table:table-row table:style-name="ro2">
          <table:table-cell office:value-type="string" table:style-name="ce3">
            <text:p>E2434</text:p>
          </table:table-cell>
          <table:table-cell office:value-type="string" table:style-name="ce3">
            <text:p>E07000132</text:p>
          </table:table-cell>
          <table:table-cell office:value-type="string" table:style-name="ce3">
            <text:p>Hinckley &amp; Bosworth</text:p>
          </table:table-cell>
          <table:table-cell office:value-type="string" table:style-name="ce3">
            <text:p>EM</text:p>
          </table:table-cell>
          <table:table-cell office:value-type="string" table:style-name="ce3">
            <text:p>Leicestershire</text:p>
          </table:table-cell>
          <table:table-cell office:value-type="float" office:value="154.87" table:style-name="ce14">
            <text:p>154.87</text:p>
          </table:table-cell>
          <table:table-cell office:value-type="float" office:value="5" table:style-name="ce16">
            <text:p>5.00</text:p>
          </table:table-cell>
          <table:table-cell office:value-type="float" office:value="3.3362247280976844" table:style-name="ce14">
            <text:p>3.34</text:p>
          </table:table-cell>
          <table:table-cell office:value-type="float" office:value="224.63" table:style-name="ce16">
            <text:p>224.63</text:p>
          </table:table-cell>
          <table:table-cell office:value-type="float" office:value="12.400000000000006" table:style-name="ce14">
            <text:p>12.40</text:p>
          </table:table-cell>
          <table:table-cell office:value-type="float" office:value="5.8427178061537042" table:style-name="ce16">
            <text:p>5.84</text:p>
          </table:table-cell>
          <table:table-cell table:style-name="ce3"/>
          <table:table-cell table:number-columns-repeated="16372"/>
        </table:table-row>
        <table:table-row table:style-name="ro2">
          <table:table-cell office:value-type="string" table:style-name="ce3">
            <text:p>E2436</text:p>
          </table:table-cell>
          <table:table-cell office:value-type="string" table:style-name="ce3">
            <text:p>E07000133</text:p>
          </table:table-cell>
          <table:table-cell office:value-type="string" table:style-name="ce3">
            <text:p>Melton</text:p>
          </table:table-cell>
          <table:table-cell office:value-type="string" table:style-name="ce3">
            <text:p>EM</text:p>
          </table:table-cell>
          <table:table-cell office:value-type="string" table:style-name="ce3">
            <text:p>Leicestershire</text:p>
          </table:table-cell>
          <table:table-cell office:value-type="float" office:value="230.85" table:style-name="ce14">
            <text:p>230.85</text:p>
          </table:table-cell>
          <table:table-cell office:value-type="float" office:value="6.710000000000008" table:style-name="ce16">
            <text:p>6.71</text:p>
          </table:table-cell>
          <table:table-cell office:value-type="float" office:value="2.9936646738645529" table:style-name="ce14">
            <text:p>2.99</text:p>
          </table:table-cell>
          <table:table-cell office:value-type="float" office:value="271.82" table:style-name="ce16">
            <text:p>271.82</text:p>
          </table:table-cell>
          <table:table-cell office:value-type="float" office:value="9.4900000000000091" table:style-name="ce14">
            <text:p>9.49</text:p>
          </table:table-cell>
          <table:table-cell office:value-type="float" office:value="3.6175809095414206" table:style-name="ce16">
            <text:p>3.62</text:p>
          </table:table-cell>
          <table:table-cell table:style-name="ce3"/>
          <table:table-cell table:number-columns-repeated="16372"/>
        </table:table-row>
        <table:table-row table:style-name="ro2">
          <table:table-cell office:value-type="string" table:style-name="ce3">
            <text:p>E2437</text:p>
          </table:table-cell>
          <table:table-cell office:value-type="string" table:style-name="ce3">
            <text:p>E07000134</text:p>
          </table:table-cell>
          <table:table-cell office:value-type="string" table:style-name="ce3">
            <text:p>North West Leicestershire</text:p>
          </table:table-cell>
          <table:table-cell office:value-type="string" table:style-name="ce3">
            <text:p>EM</text:p>
          </table:table-cell>
          <table:table-cell office:value-type="string" table:style-name="ce3">
            <text:p>Leicestershire</text:p>
          </table:table-cell>
          <table:table-cell office:value-type="float" office:value="179.04" table:style-name="ce14">
            <text:p>179.04</text:p>
          </table:table-cell>
          <table:table-cell office:value-type="float" office:value="4.3599999999999852" table:style-name="ce16">
            <text:p>4.36</text:p>
          </table:table-cell>
          <table:table-cell office:value-type="float" office:value="2.4959926723150816" table:style-name="ce14">
            <text:p>2.50</text:p>
          </table:table-cell>
          <table:table-cell office:value-type="float" office:value="261.19" table:style-name="ce16">
            <text:p>261.19</text:p>
          </table:table-cell>
          <table:table-cell office:value-type="float" office:value="8.2800000000000011" table:style-name="ce14">
            <text:p>8.28</text:p>
          </table:table-cell>
          <table:table-cell office:value-type="float" office:value="3.2738918983037451" table:style-name="ce16">
            <text:p>3.27</text:p>
          </table:table-cell>
          <table:table-cell table:style-name="ce3"/>
          <table:table-cell table:number-columns-repeated="16372"/>
        </table:table-row>
        <table:table-row table:style-name="ro2">
          <table:table-cell office:value-type="string" table:style-name="ce3">
            <text:p>E2438</text:p>
          </table:table-cell>
          <table:table-cell office:value-type="string" table:style-name="ce3">
            <text:p>E07000135</text:p>
          </table:table-cell>
          <table:table-cell office:value-type="string" table:style-name="ce3">
            <text:p>Oadby &amp; Wigston</text:p>
          </table:table-cell>
          <table:table-cell office:value-type="string" table:style-name="ce3">
            <text:p>EM</text:p>
          </table:table-cell>
          <table:table-cell office:value-type="string" table:style-name="ce3">
            <text:p>Leicestershire</text:p>
          </table:table-cell>
          <table:table-cell office:value-type="float" office:value="254.04" table:style-name="ce14">
            <text:p>254.04</text:p>
          </table:table-cell>
          <table:table-cell office:value-type="float" office:value="7.3799999999999955" table:style-name="ce16">
            <text:p>7.38</text:p>
          </table:table-cell>
          <table:table-cell office:value-type="float" office:value="2.9919727560204312" table:style-name="ce14">
            <text:p>2.99</text:p>
          </table:table-cell>
          <table:table-cell office:value-type="float" office:value="254.04" table:style-name="ce16">
            <text:p>254.04</text:p>
          </table:table-cell>
          <table:table-cell office:value-type="float" office:value="7.3799999999999955" table:style-name="ce14">
            <text:p>7.38</text:p>
          </table:table-cell>
          <table:table-cell office:value-type="float" office:value="2.9919727560204312" table:style-name="ce16">
            <text:p>2.99</text:p>
          </table:table-cell>
          <table:table-cell table:style-name="ce3"/>
          <table:table-cell table:number-columns-repeated="16372"/>
        </table:table-row>
        <table:table-row table:style-name="ro2">
          <table:table-cell office:value-type="string" table:style-name="ce3">
            <text:p>E2531</text:p>
          </table:table-cell>
          <table:table-cell office:value-type="string" table:style-name="ce3">
            <text:p>E07000136</text:p>
          </table:table-cell>
          <table:table-cell office:value-type="string" table:style-name="ce3">
            <text:p>Boston</text:p>
          </table:table-cell>
          <table:table-cell office:value-type="string" table:style-name="ce3">
            <text:p>EM</text:p>
          </table:table-cell>
          <table:table-cell office:value-type="string" table:style-name="ce3">
            <text:p>Lincolnshire</text:p>
          </table:table-cell>
          <table:table-cell office:value-type="float" office:value="253.96" table:style-name="ce14">
            <text:p>253.96</text:p>
          </table:table-cell>
          <table:table-cell office:value-type="float" office:value="7.4000000000000057" table:style-name="ce16">
            <text:p>7.40</text:p>
          </table:table-cell>
          <table:table-cell office:value-type="float" office:value="3.0012978585334222" table:style-name="ce14">
            <text:p>3.00</text:p>
          </table:table-cell>
          <table:table-cell office:value-type="float" office:value="282.45999999999998" table:style-name="ce16">
            <text:p>282.46</text:p>
          </table:table-cell>
          <table:table-cell office:value-type="float" office:value="9.589999999999975" table:style-name="ce14">
            <text:p>9.59</text:p>
          </table:table-cell>
          <table:table-cell office:value-type="float" office:value="3.5144940814307088" table:style-name="ce16">
            <text:p>3.51</text:p>
          </table:table-cell>
          <table:table-cell table:style-name="ce3"/>
          <table:table-cell table:number-columns-repeated="16372"/>
        </table:table-row>
        <table:table-row table:style-name="ro2">
          <table:table-cell office:value-type="string" table:style-name="ce3">
            <text:p>E2532</text:p>
          </table:table-cell>
          <table:table-cell office:value-type="string" table:style-name="ce3">
            <text:p>E07000137</text:p>
          </table:table-cell>
          <table:table-cell office:value-type="string" table:style-name="ce3">
            <text:p>East Lindsey</text:p>
          </table:table-cell>
          <table:table-cell office:value-type="string" table:style-name="ce3">
            <text:p>EM</text:p>
          </table:table-cell>
          <table:table-cell office:value-type="string" table:style-name="ce3">
            <text:p>Lincolnshire</text:p>
          </table:table-cell>
          <table:table-cell office:value-type="float" office:value="166.59" table:style-name="ce14">
            <text:p>166.59</text:p>
          </table:table-cell>
          <table:table-cell office:value-type="float" office:value="4.9500000000000171" table:style-name="ce16">
            <text:p>4.95</text:p>
          </table:table-cell>
          <table:table-cell office:value-type="float" office:value="3.0623608017817481" table:style-name="ce14">
            <text:p>3.06</text:p>
          </table:table-cell>
          <table:table-cell office:value-type="float" office:value="245.78" table:style-name="ce16">
            <text:p>245.78</text:p>
          </table:table-cell>
          <table:table-cell office:value-type="float" office:value="9.9699999999999989" table:style-name="ce14">
            <text:p>9.97</text:p>
          </table:table-cell>
          <table:table-cell office:value-type="float" office:value="4.2279801535134212" table:style-name="ce16">
            <text:p>4.23</text:p>
          </table:table-cell>
          <table:table-cell table:style-name="ce3"/>
          <table:table-cell table:number-columns-repeated="16372"/>
        </table:table-row>
        <table:table-row table:style-name="ro2">
          <table:table-cell office:value-type="string" table:style-name="ce3">
            <text:p>E2533</text:p>
          </table:table-cell>
          <table:table-cell office:value-type="string" table:style-name="ce3">
            <text:p>E07000138</text:p>
          </table:table-cell>
          <table:table-cell office:value-type="string" table:style-name="ce3">
            <text:p>Lincoln</text:p>
          </table:table-cell>
          <table:table-cell office:value-type="string" table:style-name="ce3">
            <text:p>EM</text:p>
          </table:table-cell>
          <table:table-cell office:value-type="string" table:style-name="ce3">
            <text:p>Lincolnshire</text:p>
          </table:table-cell>
          <table:table-cell office:value-type="float" office:value="307.98" table:style-name="ce14">
            <text:p>307.98</text:p>
          </table:table-cell>
          <table:table-cell office:value-type="float" office:value="8.7300000000000182" table:style-name="ce16">
            <text:p>8.73</text:p>
          </table:table-cell>
          <table:table-cell office:value-type="float" office:value="2.917293233082713" table:style-name="ce14">
            <text:p>2.92</text:p>
          </table:table-cell>
          <table:table-cell office:value-type="float" office:value="307.98" table:style-name="ce16">
            <text:p>307.98</text:p>
          </table:table-cell>
          <table:table-cell office:value-type="float" office:value="8.7300000000000182" table:style-name="ce14">
            <text:p>8.73</text:p>
          </table:table-cell>
          <table:table-cell office:value-type="float" office:value="2.917293233082713" table:style-name="ce16">
            <text:p>2.92</text:p>
          </table:table-cell>
          <table:table-cell table:style-name="ce3"/>
          <table:table-cell table:number-columns-repeated="16372"/>
        </table:table-row>
        <table:table-row table:style-name="ro2">
          <table:table-cell office:value-type="string" table:style-name="ce3">
            <text:p>E2534</text:p>
          </table:table-cell>
          <table:table-cell office:value-type="string" table:style-name="ce3">
            <text:p>E07000139</text:p>
          </table:table-cell>
          <table:table-cell office:value-type="string" table:style-name="ce3">
            <text:p>North Kesteven</text:p>
          </table:table-cell>
          <table:table-cell office:value-type="string" table:style-name="ce3">
            <text:p>EM</text:p>
          </table:table-cell>
          <table:table-cell office:value-type="string" table:style-name="ce3">
            <text:p>Lincolnshire</text:p>
          </table:table-cell>
          <table:table-cell office:value-type="float" office:value="189.45" table:style-name="ce14">
            <text:p>189.45</text:p>
          </table:table-cell>
          <table:table-cell office:value-type="float" office:value="4.9499999999999886" table:style-name="ce16">
            <text:p>4.95</text:p>
          </table:table-cell>
          <table:table-cell office:value-type="float" office:value="2.6829268292682862" table:style-name="ce14">
            <text:p>2.68</text:p>
          </table:table-cell>
          <table:table-cell office:value-type="float" office:value="303.76" table:style-name="ce16">
            <text:p>303.76</text:p>
          </table:table-cell>
          <table:table-cell office:value-type="float" office:value="10.589999999999975" table:style-name="ce14">
            <text:p>10.59</text:p>
          </table:table-cell>
          <table:table-cell office:value-type="float" office:value="3.612238632875115" table:style-name="ce16">
            <text:p>3.61</text:p>
          </table:table-cell>
          <table:table-cell table:style-name="ce3"/>
          <table:table-cell table:number-columns-repeated="16372"/>
        </table:table-row>
        <table:table-row table:style-name="ro2">
          <table:table-cell office:value-type="string" table:style-name="ce3">
            <text:p>E2535</text:p>
          </table:table-cell>
          <table:table-cell office:value-type="string" table:style-name="ce3">
            <text:p>E07000140</text:p>
          </table:table-cell>
          <table:table-cell office:value-type="string" table:style-name="ce3">
            <text:p>South Holland</text:p>
          </table:table-cell>
          <table:table-cell office:value-type="string" table:style-name="ce3">
            <text:p>EM</text:p>
          </table:table-cell>
          <table:table-cell office:value-type="string" table:style-name="ce3">
            <text:p>Lincolnshire</text:p>
          </table:table-cell>
          <table:table-cell office:value-type="float" office:value="209.56" table:style-name="ce14">
            <text:p>209.56</text:p>
          </table:table-cell>
          <table:table-cell office:value-type="float" office:value="6.0900000000000034" table:style-name="ce16">
            <text:p>6.09</text:p>
          </table:table-cell>
          <table:table-cell office:value-type="float" office:value="2.9930702314837587" table:style-name="ce14">
            <text:p>2.99</text:p>
          </table:table-cell>
          <table:table-cell office:value-type="float" office:value="252.47" table:style-name="ce16">
            <text:p>252.47</text:p>
          </table:table-cell>
          <table:table-cell office:value-type="float" office:value="11.120000000000005" table:style-name="ce14">
            <text:p>11.12</text:p>
          </table:table-cell>
          <table:table-cell office:value-type="float" office:value="4.6074166148746656" table:style-name="ce16">
            <text:p>4.61</text:p>
          </table:table-cell>
          <table:table-cell table:style-name="ce3"/>
          <table:table-cell table:number-columns-repeated="16372"/>
        </table:table-row>
        <table:table-row table:style-name="ro2">
          <table:table-cell office:value-type="string" table:style-name="ce3">
            <text:p>E2536</text:p>
          </table:table-cell>
          <table:table-cell office:value-type="string" table:style-name="ce3">
            <text:p>E07000141</text:p>
          </table:table-cell>
          <table:table-cell office:value-type="string" table:style-name="ce3">
            <text:p>South Kesteven</text:p>
          </table:table-cell>
          <table:table-cell office:value-type="string" table:style-name="ce3">
            <text:p>EM</text:p>
          </table:table-cell>
          <table:table-cell office:value-type="string" table:style-name="ce3">
            <text:p>Lincolnshire</text:p>
          </table:table-cell>
          <table:table-cell office:value-type="float" office:value="183.89" table:style-name="ce14">
            <text:p>183.89</text:p>
          </table:table-cell>
          <table:table-cell office:value-type="float" office:value="5.3099999999999739" table:style-name="ce16">
            <text:p>5.31</text:p>
          </table:table-cell>
          <table:table-cell office:value-type="float" office:value="2.9734572740508307" table:style-name="ce14">
            <text:p>2.97</text:p>
          </table:table-cell>
          <table:table-cell office:value-type="float" office:value="232.12" table:style-name="ce16">
            <text:p>232.12</text:p>
          </table:table-cell>
          <table:table-cell office:value-type="float" office:value="11.52000000000001" table:style-name="ce14">
            <text:p>11.52</text:p>
          </table:table-cell>
          <table:table-cell office:value-type="float" office:value="5.2221214868540393" table:style-name="ce16">
            <text:p>5.22</text:p>
          </table:table-cell>
          <table:table-cell table:style-name="ce3"/>
          <table:table-cell table:number-columns-repeated="16372"/>
        </table:table-row>
        <table:table-row table:style-name="ro2">
          <table:table-cell office:value-type="string" table:style-name="ce3">
            <text:p>E2537</text:p>
          </table:table-cell>
          <table:table-cell office:value-type="string" table:style-name="ce3">
            <text:p>E07000142</text:p>
          </table:table-cell>
          <table:table-cell office:value-type="string" table:style-name="ce3">
            <text:p>West Lindsey</text:p>
          </table:table-cell>
          <table:table-cell office:value-type="string" table:style-name="ce3">
            <text:p>EM</text:p>
          </table:table-cell>
          <table:table-cell office:value-type="string" table:style-name="ce3">
            <text:p>Lincolnshire</text:p>
          </table:table-cell>
          <table:table-cell office:value-type="float" office:value="241.55" table:style-name="ce14">
            <text:p>241.55</text:p>
          </table:table-cell>
          <table:table-cell office:value-type="float" office:value="7.0100000000000193" table:style-name="ce16">
            <text:p>7.01</text:p>
          </table:table-cell>
          <table:table-cell office:value-type="float" office:value="2.9888291975782466" table:style-name="ce14">
            <text:p>2.99</text:p>
          </table:table-cell>
          <table:table-cell office:value-type="float" office:value="325.7" table:style-name="ce16">
            <text:p>325.70</text:p>
          </table:table-cell>
          <table:table-cell office:value-type="float" office:value="9.8600000000000136" table:style-name="ce14">
            <text:p>9.86</text:p>
          </table:table-cell>
          <table:table-cell office:value-type="float" office:value="3.1218338399189509" table:style-name="ce16">
            <text:p>3.12</text:p>
          </table:table-cell>
          <table:table-cell table:style-name="ce3"/>
          <table:table-cell table:number-columns-repeated="16372"/>
        </table:table-row>
        <table:table-row table:style-name="ro2">
          <table:table-cell office:value-type="string" table:style-name="ce3">
            <text:p>E2631</text:p>
          </table:table-cell>
          <table:table-cell office:value-type="string" table:style-name="ce3">
            <text:p>E07000143</text:p>
          </table:table-cell>
          <table:table-cell office:value-type="string" table:style-name="ce3">
            <text:p>Breckland</text:p>
          </table:table-cell>
          <table:table-cell office:value-type="string" table:style-name="ce3">
            <text:p>EE</text:p>
          </table:table-cell>
          <table:table-cell office:value-type="string" table:style-name="ce3">
            <text:p>Norfolk</text:p>
          </table:table-cell>
          <table:table-cell office:value-type="float" office:value="115.46" table:style-name="ce14">
            <text:p>115.46</text:p>
          </table:table-cell>
          <table:table-cell office:value-type="float" office:value="5" table:style-name="ce16">
            <text:p>5.00</text:p>
          </table:table-cell>
          <table:table-cell office:value-type="float" office:value="4.5265254390729677" table:style-name="ce14">
            <text:p>4.53</text:p>
          </table:table-cell>
          <table:table-cell office:value-type="float" office:value="231.31" table:style-name="ce16">
            <text:p>231.31</text:p>
          </table:table-cell>
          <table:table-cell office:value-type="float" office:value="12.47999999999999" table:style-name="ce14">
            <text:p>12.48</text:p>
          </table:table-cell>
          <table:table-cell office:value-type="float" office:value="5.703057167664392" table:style-name="ce16">
            <text:p>5.70</text:p>
          </table:table-cell>
          <table:table-cell table:style-name="ce3"/>
          <table:table-cell table:number-columns-repeated="16372"/>
        </table:table-row>
        <table:table-row table:style-name="ro2">
          <table:table-cell office:value-type="string" table:style-name="ce3">
            <text:p>E2632</text:p>
          </table:table-cell>
          <table:table-cell office:value-type="string" table:style-name="ce3">
            <text:p>E07000144</text:p>
          </table:table-cell>
          <table:table-cell office:value-type="string" table:style-name="ce3">
            <text:p>Broadland</text:p>
          </table:table-cell>
          <table:table-cell office:value-type="string" table:style-name="ce3">
            <text:p>EE</text:p>
          </table:table-cell>
          <table:table-cell office:value-type="string" table:style-name="ce3">
            <text:p>Norfolk</text:p>
          </table:table-cell>
          <table:table-cell office:value-type="float" office:value="136.93" table:style-name="ce14">
            <text:p>136.93</text:p>
          </table:table-cell>
          <table:table-cell office:value-type="float" office:value="4.4900000000000091" table:style-name="ce16">
            <text:p>4.49</text:p>
          </table:table-cell>
          <table:table-cell office:value-type="float" office:value="3.3902144367260716" table:style-name="ce14">
            <text:p>3.39</text:p>
          </table:table-cell>
          <table:table-cell office:value-type="float" office:value="236.96" table:style-name="ce16">
            <text:p>236.96</text:p>
          </table:table-cell>
          <table:table-cell office:value-type="float" office:value="11.79000000000002" table:style-name="ce14">
            <text:p>11.79</text:p>
          </table:table-cell>
          <table:table-cell office:value-type="float" office:value="5.2360438779588847" table:style-name="ce16">
            <text:p>5.24</text:p>
          </table:table-cell>
          <table:table-cell table:style-name="ce3"/>
          <table:table-cell table:number-columns-repeated="16372"/>
        </table:table-row>
        <table:table-row table:style-name="ro2">
          <table:table-cell office:value-type="string" table:style-name="ce3">
            <text:p>E2633</text:p>
          </table:table-cell>
          <table:table-cell office:value-type="string" table:style-name="ce3">
            <text:p>E07000145</text:p>
          </table:table-cell>
          <table:table-cell office:value-type="string" table:style-name="ce3">
            <text:p>Great Yarmouth</text:p>
          </table:table-cell>
          <table:table-cell office:value-type="string" table:style-name="ce3">
            <text:p>EE</text:p>
          </table:table-cell>
          <table:table-cell office:value-type="string" table:style-name="ce3">
            <text:p>Norfolk</text:p>
          </table:table-cell>
          <table:table-cell office:value-type="float" office:value="186.9" table:style-name="ce14">
            <text:p>186.90</text:p>
          </table:table-cell>
          <table:table-cell office:value-type="float" office:value="5.4200000000000159" table:style-name="ce16">
            <text:p>5.42</text:p>
          </table:table-cell>
          <table:table-cell office:value-type="float" office:value="2.9865549922856602" table:style-name="ce14">
            <text:p>2.99</text:p>
          </table:table-cell>
          <table:table-cell office:value-type="float" office:value="212.97" table:style-name="ce16">
            <text:p>212.97</text:p>
          </table:table-cell>
          <table:table-cell office:value-type="float" office:value="8.9900000000000091" table:style-name="ce14">
            <text:p>8.99</text:p>
          </table:table-cell>
          <table:table-cell office:value-type="float" office:value="4.4072948328267527" table:style-name="ce16">
            <text:p>4.41</text:p>
          </table:table-cell>
          <table:table-cell table:style-name="ce3"/>
          <table:table-cell table:number-columns-repeated="16372"/>
        </table:table-row>
        <table:table-row table:style-name="ro2">
          <table:table-cell office:value-type="string" table:style-name="ce3">
            <text:p>E2634</text:p>
          </table:table-cell>
          <table:table-cell office:value-type="string" table:style-name="ce3">
            <text:p>E07000146</text:p>
          </table:table-cell>
          <table:table-cell office:value-type="string" table:style-name="ce3">
            <text:p>King's Lynn &amp; West Norfolk</text:p>
          </table:table-cell>
          <table:table-cell office:value-type="string" table:style-name="ce3">
            <text:p>EE</text:p>
          </table:table-cell>
          <table:table-cell office:value-type="string" table:style-name="ce3">
            <text:p>Norfolk</text:p>
          </table:table-cell>
          <table:table-cell office:value-type="float" office:value="164.14" table:style-name="ce14">
            <text:p>164.14</text:p>
          </table:table-cell>
          <table:table-cell office:value-type="float" office:value="4.9899999999999807" table:style-name="ce16">
            <text:p>4.99</text:p>
          </table:table-cell>
          <table:table-cell office:value-type="float" office:value="3.135406848884688" table:style-name="ce14">
            <text:p>3.14</text:p>
          </table:table-cell>
          <table:table-cell office:value-type="float" office:value="227.67" table:style-name="ce16">
            <text:p>227.67</text:p>
          </table:table-cell>
          <table:table-cell office:value-type="float" office:value="9.2699999999999818" table:style-name="ce14">
            <text:p>9.27</text:p>
          </table:table-cell>
          <table:table-cell office:value-type="float" office:value="4.2445054945054865" table:style-name="ce16">
            <text:p>4.24</text:p>
          </table:table-cell>
          <table:table-cell table:style-name="ce3"/>
          <table:table-cell table:number-columns-repeated="16372"/>
        </table:table-row>
        <table:table-row table:style-name="ro2">
          <table:table-cell office:value-type="string" table:style-name="ce3">
            <text:p>E2635</text:p>
          </table:table-cell>
          <table:table-cell office:value-type="string" table:style-name="ce3">
            <text:p>E07000147</text:p>
          </table:table-cell>
          <table:table-cell office:value-type="string" table:style-name="ce3">
            <text:p>North Norfolk</text:p>
          </table:table-cell>
          <table:table-cell office:value-type="string" table:style-name="ce3">
            <text:p>EE</text:p>
          </table:table-cell>
          <table:table-cell office:value-type="string" table:style-name="ce3">
            <text:p>Norfolk</text:p>
          </table:table-cell>
          <table:table-cell office:value-type="float" office:value="168.57" table:style-name="ce14">
            <text:p>168.57</text:p>
          </table:table-cell>
          <table:table-cell office:value-type="float" office:value="4.9499999999999886" table:style-name="ce16">
            <text:p>4.95</text:p>
          </table:table-cell>
          <table:table-cell office:value-type="float" office:value="3.0253025302530183" table:style-name="ce14">
            <text:p>3.03</text:p>
          </table:table-cell>
          <table:table-cell office:value-type="float" office:value="243.97" table:style-name="ce16">
            <text:p>243.97</text:p>
          </table:table-cell>
          <table:table-cell office:value-type="float" office:value="10.370000000000005" table:style-name="ce14">
            <text:p>10.37</text:p>
          </table:table-cell>
          <table:table-cell office:value-type="float" office:value="4.439212328767125" table:style-name="ce16">
            <text:p>4.44</text:p>
          </table:table-cell>
          <table:table-cell table:style-name="ce3"/>
          <table:table-cell table:number-columns-repeated="16372"/>
        </table:table-row>
        <table:table-row table:style-name="ro2">
          <table:table-cell office:value-type="string" table:style-name="ce3">
            <text:p>E2636</text:p>
          </table:table-cell>
          <table:table-cell office:value-type="string" table:style-name="ce3">
            <text:p>E07000148</text:p>
          </table:table-cell>
          <table:table-cell office:value-type="string" table:style-name="ce3">
            <text:p>Norwich</text:p>
          </table:table-cell>
          <table:table-cell office:value-type="string" table:style-name="ce3">
            <text:p>EE</text:p>
          </table:table-cell>
          <table:table-cell office:value-type="string" table:style-name="ce3">
            <text:p>Norfolk</text:p>
          </table:table-cell>
          <table:table-cell office:value-type="float" office:value="297.22000000000003" table:style-name="ce14">
            <text:p>297.22</text:p>
          </table:table-cell>
          <table:table-cell office:value-type="float" office:value="8.6300000000000523" table:style-name="ce16">
            <text:p>8.63</text:p>
          </table:table-cell>
          <table:table-cell office:value-type="float" office:value="2.9904016078173368" table:style-name="ce14">
            <text:p>2.99</text:p>
          </table:table-cell>
          <table:table-cell office:value-type="float" office:value="297.22000000000003" table:style-name="ce16">
            <text:p>297.22</text:p>
          </table:table-cell>
          <table:table-cell office:value-type="float" office:value="8.6300000000000523" table:style-name="ce14">
            <text:p>8.63</text:p>
          </table:table-cell>
          <table:table-cell office:value-type="float" office:value="2.9904016078173368" table:style-name="ce16">
            <text:p>2.99</text:p>
          </table:table-cell>
          <table:table-cell table:style-name="ce3"/>
          <table:table-cell table:number-columns-repeated="16372"/>
        </table:table-row>
        <table:table-row table:style-name="ro2">
          <table:table-cell office:value-type="string" table:style-name="ce3">
            <text:p>E2637</text:p>
          </table:table-cell>
          <table:table-cell office:value-type="string" table:style-name="ce3">
            <text:p>E07000149</text:p>
          </table:table-cell>
          <table:table-cell office:value-type="string" table:style-name="ce3">
            <text:p>South Norfolk</text:p>
          </table:table-cell>
          <table:table-cell office:value-type="string" table:style-name="ce3">
            <text:p>EE</text:p>
          </table:table-cell>
          <table:table-cell office:value-type="string" table:style-name="ce3">
            <text:p>Norfolk</text:p>
          </table:table-cell>
          <table:table-cell office:value-type="float" office:value="170.14" table:style-name="ce14">
            <text:p>170.14</text:p>
          </table:table-cell>
          <table:table-cell office:value-type="float" office:value="5" table:style-name="ce16">
            <text:p>5.00</text:p>
          </table:table-cell>
          <table:table-cell office:value-type="float" office:value="3.0277340438415892" table:style-name="ce14">
            <text:p>3.03</text:p>
          </table:table-cell>
          <table:table-cell office:value-type="float" office:value="269.66000000000003" table:style-name="ce16">
            <text:p>269.66</text:p>
          </table:table-cell>
          <table:table-cell office:value-type="float" office:value="11.760000000000048" table:style-name="ce14">
            <text:p>11.76</text:p>
          </table:table-cell>
          <table:table-cell office:value-type="float" office:value="4.5599069406746988" table:style-name="ce16">
            <text:p>4.56</text:p>
          </table:table-cell>
          <table:table-cell table:style-name="ce3"/>
          <table:table-cell table:number-columns-repeated="16372"/>
        </table:table-row>
        <table:table-row table:style-name="ro2">
          <table:table-cell office:value-type="string" table:style-name="ce3">
            <text:p>E3031</text:p>
          </table:table-cell>
          <table:table-cell office:value-type="string" table:style-name="ce3">
            <text:p>E07000170</text:p>
          </table:table-cell>
          <table:table-cell office:value-type="string" table:style-name="ce3">
            <text:p>Ashfield</text:p>
          </table:table-cell>
          <table:table-cell office:value-type="string" table:style-name="ce3">
            <text:p>EM</text:p>
          </table:table-cell>
          <table:table-cell office:value-type="string" table:style-name="ce3">
            <text:p>Nottinghamshire</text:p>
          </table:table-cell>
          <table:table-cell office:value-type="float" office:value="207.13" table:style-name="ce14">
            <text:p>207.13</text:p>
          </table:table-cell>
          <table:table-cell office:value-type="float" office:value="5.9199999999999875" table:style-name="ce16">
            <text:p>5.92</text:p>
          </table:table-cell>
          <table:table-cell office:value-type="float" office:value="2.9421996918642153" table:style-name="ce14">
            <text:p>2.94</text:p>
          </table:table-cell>
          <table:table-cell office:value-type="float" office:value="218.37" table:style-name="ce16">
            <text:p>218.37</text:p>
          </table:table-cell>
          <table:table-cell office:value-type="float" office:value="7.1599999999999966" table:style-name="ce14">
            <text:p>7.16</text:p>
          </table:table-cell>
          <table:table-cell office:value-type="float" office:value="3.3899910042138139" table:style-name="ce16">
            <text:p>3.39</text:p>
          </table:table-cell>
          <table:table-cell table:style-name="ce3"/>
          <table:table-cell table:number-columns-repeated="16372"/>
        </table:table-row>
        <table:table-row table:style-name="ro2">
          <table:table-cell office:value-type="string" table:style-name="ce3">
            <text:p>E3032</text:p>
          </table:table-cell>
          <table:table-cell office:value-type="string" table:style-name="ce3">
            <text:p>E07000171</text:p>
          </table:table-cell>
          <table:table-cell office:value-type="string" table:style-name="ce3">
            <text:p>Bassetlaw</text:p>
          </table:table-cell>
          <table:table-cell office:value-type="string" table:style-name="ce3">
            <text:p>EM</text:p>
          </table:table-cell>
          <table:table-cell office:value-type="string" table:style-name="ce3">
            <text:p>Nottinghamshire</text:p>
          </table:table-cell>
          <table:table-cell office:value-type="float" office:value="199.92" table:style-name="ce14">
            <text:p>199.92</text:p>
          </table:table-cell>
          <table:table-cell office:value-type="float" office:value="5.7999999999999829" table:style-name="ce16">
            <text:p>5.80</text:p>
          </table:table-cell>
          <table:table-cell office:value-type="float" office:value="2.9878425716051837" table:style-name="ce14">
            <text:p>2.99</text:p>
          </table:table-cell>
          <table:table-cell office:value-type="float" office:value="242.31" table:style-name="ce16">
            <text:p>242.31</text:p>
          </table:table-cell>
          <table:table-cell office:value-type="float" office:value="7.7199999999999989" table:style-name="ce14">
            <text:p>7.72</text:p>
          </table:table-cell>
          <table:table-cell office:value-type="float" office:value="3.2908478622277157" table:style-name="ce16">
            <text:p>3.29</text:p>
          </table:table-cell>
          <table:table-cell table:style-name="ce3"/>
          <table:table-cell table:number-columns-repeated="16372"/>
        </table:table-row>
        <table:table-row table:style-name="ro2">
          <table:table-cell office:value-type="string" table:style-name="ce3">
            <text:p>E3033</text:p>
          </table:table-cell>
          <table:table-cell office:value-type="string" table:style-name="ce3">
            <text:p>E07000172</text:p>
          </table:table-cell>
          <table:table-cell office:value-type="string" table:style-name="ce3">
            <text:p>Broxtowe</text:p>
          </table:table-cell>
          <table:table-cell office:value-type="string" table:style-name="ce3">
            <text:p>EM</text:p>
          </table:table-cell>
          <table:table-cell office:value-type="string" table:style-name="ce3">
            <text:p>Nottinghamshire</text:p>
          </table:table-cell>
          <table:table-cell office:value-type="float" office:value="188.15" table:style-name="ce14">
            <text:p>188.15</text:p>
          </table:table-cell>
          <table:table-cell office:value-type="float" office:value="5.3600000000000136" table:style-name="ce16">
            <text:p>5.36</text:p>
          </table:table-cell>
          <table:table-cell office:value-type="float" office:value="2.9323267137151996" table:style-name="ce14">
            <text:p>2.93</text:p>
          </table:table-cell>
          <table:table-cell office:value-type="float" office:value="219.65" table:style-name="ce16">
            <text:p>219.65</text:p>
          </table:table-cell>
          <table:table-cell office:value-type="float" office:value="9.3199999999999932" table:style-name="ce14">
            <text:p>9.32</text:p>
          </table:table-cell>
          <table:table-cell office:value-type="float" office:value="4.4311320306185484" table:style-name="ce16">
            <text:p>4.43</text:p>
          </table:table-cell>
          <table:table-cell table:style-name="ce3"/>
          <table:table-cell table:number-columns-repeated="16372"/>
        </table:table-row>
        <table:table-row table:style-name="ro2">
          <table:table-cell office:value-type="string" table:style-name="ce3">
            <text:p>E3034</text:p>
          </table:table-cell>
          <table:table-cell office:value-type="string" table:style-name="ce3">
            <text:p>E07000173</text:p>
          </table:table-cell>
          <table:table-cell office:value-type="string" table:style-name="ce3">
            <text:p>Gedling</text:p>
          </table:table-cell>
          <table:table-cell office:value-type="string" table:style-name="ce3">
            <text:p>EM</text:p>
          </table:table-cell>
          <table:table-cell office:value-type="string" table:style-name="ce3">
            <text:p>Nottinghamshire</text:p>
          </table:table-cell>
          <table:table-cell office:value-type="float" office:value="188.86" table:style-name="ce14">
            <text:p>188.86</text:p>
          </table:table-cell>
          <table:table-cell office:value-type="float" office:value="5.4800000000000182" table:style-name="ce16">
            <text:p>5.48</text:p>
          </table:table-cell>
          <table:table-cell office:value-type="float" office:value="2.9883302432108292" table:style-name="ce14">
            <text:p>2.99</text:p>
          </table:table-cell>
          <table:table-cell office:value-type="float" office:value="212.49" table:style-name="ce16">
            <text:p>212.49</text:p>
          </table:table-cell>
          <table:table-cell office:value-type="float" office:value="6.960000000000008" table:style-name="ce14">
            <text:p>6.96</text:p>
          </table:table-cell>
          <table:table-cell office:value-type="float" office:value="3.3863669537293859" table:style-name="ce16">
            <text:p>3.39</text:p>
          </table:table-cell>
          <table:table-cell table:style-name="ce3"/>
          <table:table-cell table:number-columns-repeated="16372"/>
        </table:table-row>
        <table:table-row table:style-name="ro2">
          <table:table-cell office:value-type="string" table:style-name="ce3">
            <text:p>E3035</text:p>
          </table:table-cell>
          <table:table-cell office:value-type="string" table:style-name="ce3">
            <text:p>E07000174</text:p>
          </table:table-cell>
          <table:table-cell office:value-type="string" table:style-name="ce3">
            <text:p>Mansfield</text:p>
          </table:table-cell>
          <table:table-cell office:value-type="string" table:style-name="ce3">
            <text:p>EM</text:p>
          </table:table-cell>
          <table:table-cell office:value-type="string" table:style-name="ce3">
            <text:p>Nottinghamshire</text:p>
          </table:table-cell>
          <table:table-cell office:value-type="float" office:value="200.54" table:style-name="ce14">
            <text:p>200.54</text:p>
          </table:table-cell>
          <table:table-cell office:value-type="float" office:value="5.8199999999999932" table:style-name="ce16">
            <text:p>5.82</text:p>
          </table:table-cell>
          <table:table-cell office:value-type="float" office:value="2.9889071487263728" table:style-name="ce14">
            <text:p>2.99</text:p>
          </table:table-cell>
          <table:table-cell office:value-type="float" office:value="204.3" table:style-name="ce16">
            <text:p>204.30</text:p>
          </table:table-cell>
          <table:table-cell office:value-type="float" office:value="6.1300000000000239" table:style-name="ce14">
            <text:p>6.13</text:p>
          </table:table-cell>
          <table:table-cell office:value-type="float" office:value="3.0933037291214736" table:style-name="ce16">
            <text:p>3.09</text:p>
          </table:table-cell>
          <table:table-cell table:style-name="ce3"/>
          <table:table-cell table:number-columns-repeated="16372"/>
        </table:table-row>
        <table:table-row table:style-name="ro2">
          <table:table-cell office:value-type="string" table:style-name="ce3">
            <text:p>E3036</text:p>
          </table:table-cell>
          <table:table-cell office:value-type="string" table:style-name="ce3">
            <text:p>E07000175</text:p>
          </table:table-cell>
          <table:table-cell office:value-type="string" table:style-name="ce3">
            <text:p>Newark &amp; Sherwood</text:p>
          </table:table-cell>
          <table:table-cell office:value-type="string" table:style-name="ce3">
            <text:p>EM</text:p>
          </table:table-cell>
          <table:table-cell office:value-type="string" table:style-name="ce3">
            <text:p>Nottinghamshire</text:p>
          </table:table-cell>
          <table:table-cell office:value-type="float" office:value="194.82" table:style-name="ce14">
            <text:p>194.82</text:p>
          </table:table-cell>
          <table:table-cell office:value-type="float" office:value="5.6599999999999966" table:style-name="ce16">
            <text:p>5.66</text:p>
          </table:table-cell>
          <table:table-cell office:value-type="float" office:value="2.9921759357157947" table:style-name="ce14">
            <text:p>2.99</text:p>
          </table:table-cell>
          <table:table-cell office:value-type="float" office:value="286.07" table:style-name="ce16">
            <text:p>286.07</text:p>
          </table:table-cell>
          <table:table-cell office:value-type="float" office:value="11.420000000000016" table:style-name="ce14">
            <text:p>11.42</text:p>
          </table:table-cell>
          <table:table-cell office:value-type="float" office:value="4.1580192972874634" table:style-name="ce16">
            <text:p>4.16</text:p>
          </table:table-cell>
          <table:table-cell table:style-name="ce3"/>
          <table:table-cell table:number-columns-repeated="16372"/>
        </table:table-row>
        <table:table-row table:style-name="ro2">
          <table:table-cell office:value-type="string" table:style-name="ce3">
            <text:p>E3038</text:p>
          </table:table-cell>
          <table:table-cell office:value-type="string" table:style-name="ce3">
            <text:p>E07000176</text:p>
          </table:table-cell>
          <table:table-cell office:value-type="string" table:style-name="ce3">
            <text:p>Rushcliffe</text:p>
          </table:table-cell>
          <table:table-cell office:value-type="string" table:style-name="ce3">
            <text:p>EM</text:p>
          </table:table-cell>
          <table:table-cell office:value-type="string" table:style-name="ce3">
            <text:p>Nottinghamshire</text:p>
          </table:table-cell>
          <table:table-cell office:value-type="float" office:value="177.63" table:style-name="ce14">
            <text:p>177.63</text:p>
          </table:table-cell>
          <table:table-cell office:value-type="float" office:value="5" table:style-name="ce16">
            <text:p>5.00</text:p>
          </table:table-cell>
          <table:table-cell office:value-type="float" office:value="2.8963679545849508" table:style-name="ce14">
            <text:p>2.90</text:p>
          </table:table-cell>
          <table:table-cell office:value-type="float" office:value="235.14" table:style-name="ce16">
            <text:p>235.14</text:p>
          </table:table-cell>
          <table:table-cell office:value-type="float" office:value="7.0299999999999727" table:style-name="ce14">
            <text:p>7.03</text:p>
          </table:table-cell>
          <table:table-cell office:value-type="float" office:value="3.0818464775765957" table:style-name="ce16">
            <text:p>3.08</text:p>
          </table:table-cell>
          <table:table-cell table:style-name="ce3"/>
          <table:table-cell table:number-columns-repeated="16372"/>
        </table:table-row>
        <table:table-row table:style-name="ro2">
          <table:table-cell office:value-type="string" table:style-name="ce3">
            <text:p>E3131</text:p>
          </table:table-cell>
          <table:table-cell office:value-type="string" table:style-name="ce3">
            <text:p>E07000177</text:p>
          </table:table-cell>
          <table:table-cell office:value-type="string" table:style-name="ce3">
            <text:p>Cherwell</text:p>
          </table:table-cell>
          <table:table-cell office:value-type="string" table:style-name="ce3">
            <text:p>SE</text:p>
          </table:table-cell>
          <table:table-cell office:value-type="string" table:style-name="ce3">
            <text:p>Oxfordshire</text:p>
          </table:table-cell>
          <table:table-cell office:value-type="float" office:value="153.5" table:style-name="ce14">
            <text:p>153.50</text:p>
          </table:table-cell>
          <table:table-cell office:value-type="float" office:value="5" table:style-name="ce16">
            <text:p>5.00</text:p>
          </table:table-cell>
          <table:table-cell office:value-type="float" office:value="3.3670033670033668" table:style-name="ce14">
            <text:p>3.37</text:p>
          </table:table-cell>
          <table:table-cell office:value-type="float" office:value="261.17" table:style-name="ce16">
            <text:p>261.17</text:p>
          </table:table-cell>
          <table:table-cell office:value-type="float" office:value="8.8300000000000125" table:style-name="ce14">
            <text:p>8.83</text:p>
          </table:table-cell>
          <table:table-cell office:value-type="float" office:value="3.4992470476341491" table:style-name="ce16">
            <text:p>3.50</text:p>
          </table:table-cell>
          <table:table-cell table:style-name="ce3"/>
          <table:table-cell table:number-columns-repeated="16372"/>
        </table:table-row>
        <table:table-row table:style-name="ro2">
          <table:table-cell office:value-type="string" table:style-name="ce3">
            <text:p>E3132</text:p>
          </table:table-cell>
          <table:table-cell office:value-type="string" table:style-name="ce3">
            <text:p>E07000178</text:p>
          </table:table-cell>
          <table:table-cell office:value-type="string" table:style-name="ce3">
            <text:p>Oxford</text:p>
          </table:table-cell>
          <table:table-cell office:value-type="string" table:style-name="ce3">
            <text:p>SE</text:p>
          </table:table-cell>
          <table:table-cell office:value-type="string" table:style-name="ce3">
            <text:p>Oxfordshire</text:p>
          </table:table-cell>
          <table:table-cell office:value-type="float" office:value="346.36" table:style-name="ce14">
            <text:p>346.36</text:p>
          </table:table-cell>
          <table:table-cell office:value-type="float" office:value="10.060000000000002" table:style-name="ce16">
            <text:p>10.06</text:p>
          </table:table-cell>
          <table:table-cell office:value-type="float" office:value="2.9913767469521266" table:style-name="ce14">
            <text:p>2.99</text:p>
          </table:table-cell>
          <table:table-cell office:value-type="float" office:value="352.07" table:style-name="ce16">
            <text:p>352.07</text:p>
          </table:table-cell>
          <table:table-cell office:value-type="float" office:value="9.9399999999999977" table:style-name="ce14">
            <text:p>9.94</text:p>
          </table:table-cell>
          <table:table-cell office:value-type="float" office:value="2.9053283839476216" table:style-name="ce16">
            <text:p>2.91</text:p>
          </table:table-cell>
          <table:table-cell table:style-name="ce3"/>
          <table:table-cell table:number-columns-repeated="16372"/>
        </table:table-row>
        <table:table-row table:style-name="ro2">
          <table:table-cell office:value-type="string" table:style-name="ce3">
            <text:p>E3133</text:p>
          </table:table-cell>
          <table:table-cell office:value-type="string" table:style-name="ce3">
            <text:p>E07000179</text:p>
          </table:table-cell>
          <table:table-cell office:value-type="string" table:style-name="ce3">
            <text:p>South Oxfordshire</text:p>
          </table:table-cell>
          <table:table-cell office:value-type="string" table:style-name="ce3">
            <text:p>SE</text:p>
          </table:table-cell>
          <table:table-cell office:value-type="string" table:style-name="ce3">
            <text:p>Oxfordshire</text:p>
          </table:table-cell>
          <table:table-cell office:value-type="float" office:value="146.24" table:style-name="ce14">
            <text:p>146.24</text:p>
          </table:table-cell>
          <table:table-cell office:value-type="float" office:value="5" table:style-name="ce16">
            <text:p>5.00</text:p>
          </table:table-cell>
          <table:table-cell office:value-type="float" office:value="3.540073633531577" table:style-name="ce14">
            <text:p>3.54</text:p>
          </table:table-cell>
          <table:table-cell office:value-type="float" office:value="266.70999999999998" table:style-name="ce16">
            <text:p>266.71</text:p>
          </table:table-cell>
          <table:table-cell office:value-type="float" office:value="16.879999999999967" table:style-name="ce14">
            <text:p>16.88</text:p>
          </table:table-cell>
          <table:table-cell office:value-type="float" office:value="6.756594484249276" table:style-name="ce16">
            <text:p>6.76</text:p>
          </table:table-cell>
          <table:table-cell table:style-name="ce3"/>
          <table:table-cell table:number-columns-repeated="16372"/>
        </table:table-row>
        <table:table-row table:style-name="ro2">
          <table:table-cell office:value-type="string" table:style-name="ce3">
            <text:p>E3134</text:p>
          </table:table-cell>
          <table:table-cell office:value-type="string" table:style-name="ce3">
            <text:p>E07000180</text:p>
          </table:table-cell>
          <table:table-cell office:value-type="string" table:style-name="ce3">
            <text:p>Vale of White Horse</text:p>
          </table:table-cell>
          <table:table-cell office:value-type="string" table:style-name="ce3">
            <text:p>SE</text:p>
          </table:table-cell>
          <table:table-cell office:value-type="string" table:style-name="ce3">
            <text:p>Oxfordshire</text:p>
          </table:table-cell>
          <table:table-cell office:value-type="float" office:value="156.69" table:style-name="ce14">
            <text:p>156.69</text:p>
          </table:table-cell>
          <table:table-cell office:value-type="float" office:value="5" table:style-name="ce16">
            <text:p>5.00</text:p>
          </table:table-cell>
          <table:table-cell office:value-type="float" office:value="3.2961961895972052" table:style-name="ce14">
            <text:p>3.30</text:p>
          </table:table-cell>
          <table:table-cell office:value-type="float" office:value="251.73" table:style-name="ce16">
            <text:p>251.73</text:p>
          </table:table-cell>
          <table:table-cell office:value-type="float" office:value="11.439999999999998" table:style-name="ce14">
            <text:p>11.44</text:p>
          </table:table-cell>
          <table:table-cell office:value-type="float" office:value="4.7609138957093506" table:style-name="ce16">
            <text:p>4.76</text:p>
          </table:table-cell>
          <table:table-cell table:style-name="ce3"/>
          <table:table-cell table:number-columns-repeated="16372"/>
        </table:table-row>
        <table:table-row table:style-name="ro2">
          <table:table-cell office:value-type="string" table:style-name="ce3">
            <text:p>E3135</text:p>
          </table:table-cell>
          <table:table-cell office:value-type="string" table:style-name="ce3">
            <text:p>E07000181</text:p>
          </table:table-cell>
          <table:table-cell office:value-type="string" table:style-name="ce3">
            <text:p>West Oxfordshire</text:p>
          </table:table-cell>
          <table:table-cell office:value-type="string" table:style-name="ce3">
            <text:p>SE</text:p>
          </table:table-cell>
          <table:table-cell office:value-type="string" table:style-name="ce3">
            <text:p>Oxfordshire</text:p>
          </table:table-cell>
          <table:table-cell office:value-type="float" office:value="124.38" table:style-name="ce14">
            <text:p>124.38</text:p>
          </table:table-cell>
          <table:table-cell office:value-type="float" office:value="5" table:style-name="ce16">
            <text:p>5.00</text:p>
          </table:table-cell>
          <table:table-cell office:value-type="float" office:value="4.1883062489529239" table:style-name="ce14">
            <text:p>4.19</text:p>
          </table:table-cell>
          <table:table-cell office:value-type="float" office:value="230.52" table:style-name="ce16">
            <text:p>230.52</text:p>
          </table:table-cell>
          <table:table-cell office:value-type="float" office:value="12.960000000000008" table:style-name="ce14">
            <text:p>12.96</text:p>
          </table:table-cell>
          <table:table-cell office:value-type="float" office:value="5.9569773855488179" table:style-name="ce16">
            <text:p>5.96</text:p>
          </table:table-cell>
          <table:table-cell table:style-name="ce3"/>
          <table:table-cell table:number-columns-repeated="16372"/>
        </table:table-row>
        <table:table-row table:style-name="ro2">
          <table:table-cell office:value-type="string" table:style-name="ce3">
            <text:p>E3431</text:p>
          </table:table-cell>
          <table:table-cell office:value-type="string" table:style-name="ce3">
            <text:p>E07000192</text:p>
          </table:table-cell>
          <table:table-cell office:value-type="string" table:style-name="ce3">
            <text:p>Cannock Chase</text:p>
          </table:table-cell>
          <table:table-cell office:value-type="string" table:style-name="ce3">
            <text:p>WM</text:p>
          </table:table-cell>
          <table:table-cell office:value-type="string" table:style-name="ce3">
            <text:p>Staffordshire</text:p>
          </table:table-cell>
          <table:table-cell office:value-type="float" office:value="244" table:style-name="ce14">
            <text:p>244.00</text:p>
          </table:table-cell>
          <table:table-cell office:value-type="float" office:value="7.0800000000000125" table:style-name="ce16">
            <text:p>7.08</text:p>
          </table:table-cell>
          <table:table-cell office:value-type="float" office:value="2.9883504980584217" table:style-name="ce14">
            <text:p>2.99</text:p>
          </table:table-cell>
          <table:table-cell office:value-type="float" office:value="273.10000000000002" table:style-name="ce16">
            <text:p>273.10</text:p>
          </table:table-cell>
          <table:table-cell office:value-type="float" office:value="7.7300000000000182" table:style-name="ce14">
            <text:p>7.73</text:p>
          </table:table-cell>
          <table:table-cell office:value-type="float" office:value="2.9129140445415902" table:style-name="ce16">
            <text:p>2.91</text:p>
          </table:table-cell>
          <table:table-cell table:style-name="ce3"/>
          <table:table-cell table:number-columns-repeated="16372"/>
        </table:table-row>
        <table:table-row table:style-name="ro2">
          <table:table-cell office:value-type="string" table:style-name="ce3">
            <text:p>E3432</text:p>
          </table:table-cell>
          <table:table-cell office:value-type="string" table:style-name="ce3">
            <text:p>E07000193</text:p>
          </table:table-cell>
          <table:table-cell office:value-type="string" table:style-name="ce3">
            <text:p>East Staffordshire</text:p>
          </table:table-cell>
          <table:table-cell office:value-type="string" table:style-name="ce3">
            <text:p>WM</text:p>
          </table:table-cell>
          <table:table-cell office:value-type="string" table:style-name="ce3">
            <text:p>Staffordshire</text:p>
          </table:table-cell>
          <table:table-cell office:value-type="float" office:value="209.64" table:style-name="ce14">
            <text:p>209.64</text:p>
          </table:table-cell>
          <table:table-cell office:value-type="float" office:value="5.6599999999999966" table:style-name="ce16">
            <text:p>5.66</text:p>
          </table:table-cell>
          <table:table-cell office:value-type="float" office:value="2.7747818413569942" table:style-name="ce14">
            <text:p>2.77</text:p>
          </table:table-cell>
          <table:table-cell office:value-type="float" office:value="246.41" table:style-name="ce16">
            <text:p>246.41</text:p>
          </table:table-cell>
          <table:table-cell office:value-type="float" office:value="8.4099999999999966" table:style-name="ce14">
            <text:p>8.41</text:p>
          </table:table-cell>
          <table:table-cell office:value-type="float" office:value="3.5336134453781498" table:style-name="ce16">
            <text:p>3.53</text:p>
          </table:table-cell>
          <table:table-cell table:style-name="ce3"/>
          <table:table-cell table:number-columns-repeated="16372"/>
        </table:table-row>
        <table:table-row table:style-name="ro2">
          <table:table-cell office:value-type="string" table:style-name="ce3">
            <text:p>E3433</text:p>
          </table:table-cell>
          <table:table-cell office:value-type="string" table:style-name="ce3">
            <text:p>E07000194</text:p>
          </table:table-cell>
          <table:table-cell office:value-type="string" table:style-name="ce3">
            <text:p>Lichfield</text:p>
          </table:table-cell>
          <table:table-cell office:value-type="string" table:style-name="ce3">
            <text:p>WM</text:p>
          </table:table-cell>
          <table:table-cell office:value-type="string" table:style-name="ce3">
            <text:p>Staffordshire</text:p>
          </table:table-cell>
          <table:table-cell office:value-type="float" office:value="192.85" table:style-name="ce14">
            <text:p>192.85</text:p>
          </table:table-cell>
          <table:table-cell office:value-type="float" office:value="5" table:style-name="ce16">
            <text:p>5.00</text:p>
          </table:table-cell>
          <table:table-cell office:value-type="float" office:value="2.6616981634282673" table:style-name="ce14">
            <text:p>2.66</text:p>
          </table:table-cell>
          <table:table-cell office:value-type="float" office:value="250.22" table:style-name="ce16">
            <text:p>250.22</text:p>
          </table:table-cell>
          <table:table-cell office:value-type="float" office:value="8.5099999999999909" table:style-name="ce14">
            <text:p>8.51</text:p>
          </table:table-cell>
          <table:table-cell office:value-type="float" office:value="3.5207480038062102" table:style-name="ce16">
            <text:p>3.52</text:p>
          </table:table-cell>
          <table:table-cell table:style-name="ce3"/>
          <table:table-cell table:number-columns-repeated="16372"/>
        </table:table-row>
        <table:table-row table:style-name="ro2">
          <table:table-cell office:value-type="string" table:style-name="ce3">
            <text:p>E3434</text:p>
          </table:table-cell>
          <table:table-cell office:value-type="string" table:style-name="ce3">
            <text:p>E07000195</text:p>
          </table:table-cell>
          <table:table-cell office:value-type="string" table:style-name="ce3">
            <text:p>Newcastle-under-Lyme</text:p>
          </table:table-cell>
          <table:table-cell office:value-type="string" table:style-name="ce3">
            <text:p>WM</text:p>
          </table:table-cell>
          <table:table-cell office:value-type="string" table:style-name="ce3">
            <text:p>Staffordshire</text:p>
          </table:table-cell>
          <table:table-cell office:value-type="float" office:value="218.69" table:style-name="ce14">
            <text:p>218.69</text:p>
          </table:table-cell>
          <table:table-cell office:value-type="float" office:value="4.2700000000000102" table:style-name="ce16">
            <text:p>4.27</text:p>
          </table:table-cell>
          <table:table-cell office:value-type="float" office:value="1.9914187109411483" table:style-name="ce14">
            <text:p>1.99</text:p>
          </table:table-cell>
          <table:table-cell office:value-type="float" office:value="238.61" table:style-name="ce16">
            <text:p>238.61</text:p>
          </table:table-cell>
          <table:table-cell office:value-type="float" office:value="5.7600000000000193" table:style-name="ce14">
            <text:p>5.76</text:p>
          </table:table-cell>
          <table:table-cell office:value-type="float" office:value="2.4736955121322826" table:style-name="ce16">
            <text:p>2.47</text:p>
          </table:table-cell>
          <table:table-cell table:style-name="ce3"/>
          <table:table-cell table:number-columns-repeated="16372"/>
        </table:table-row>
        <table:table-row table:style-name="ro2">
          <table:table-cell office:value-type="string" table:style-name="ce3">
            <text:p>E3435</text:p>
          </table:table-cell>
          <table:table-cell office:value-type="string" table:style-name="ce3">
            <text:p>E07000196</text:p>
          </table:table-cell>
          <table:table-cell office:value-type="string" table:style-name="ce3">
            <text:p>South Staffordshire</text:p>
          </table:table-cell>
          <table:table-cell office:value-type="string" table:style-name="ce3">
            <text:p>WM</text:p>
          </table:table-cell>
          <table:table-cell office:value-type="string" table:style-name="ce3">
            <text:p>Staffordshire</text:p>
          </table:table-cell>
          <table:table-cell office:value-type="float" office:value="140.34" table:style-name="ce14">
            <text:p>140.34</text:p>
          </table:table-cell>
          <table:table-cell office:value-type="float" office:value="5" table:style-name="ce16">
            <text:p>5.00</text:p>
          </table:table-cell>
          <table:table-cell office:value-type="float" office:value="3.694399290675336" table:style-name="ce14">
            <text:p>3.69</text:p>
          </table:table-cell>
          <table:table-cell office:value-type="float" office:value="210.33" table:style-name="ce16">
            <text:p>210.33</text:p>
          </table:table-cell>
          <table:table-cell office:value-type="float" office:value="8.9900000000000091" table:style-name="ce14">
            <text:p>8.99</text:p>
          </table:table-cell>
          <table:table-cell office:value-type="float" office:value="4.4650839376179636" table:style-name="ce16">
            <text:p>4.47</text:p>
          </table:table-cell>
          <table:table-cell table:style-name="ce3"/>
          <table:table-cell table:number-columns-repeated="16372"/>
        </table:table-row>
        <table:table-row table:style-name="ro2">
          <table:table-cell office:value-type="string" table:style-name="ce3">
            <text:p>E3436</text:p>
          </table:table-cell>
          <table:table-cell office:value-type="string" table:style-name="ce3">
            <text:p>E07000197</text:p>
          </table:table-cell>
          <table:table-cell office:value-type="string" table:style-name="ce3">
            <text:p>Stafford</text:p>
          </table:table-cell>
          <table:table-cell office:value-type="string" table:style-name="ce3">
            <text:p>WM</text:p>
          </table:table-cell>
          <table:table-cell office:value-type="string" table:style-name="ce3">
            <text:p>Staffordshire</text:p>
          </table:table-cell>
          <table:table-cell office:value-type="float" office:value="173.56" table:style-name="ce14">
            <text:p>173.56</text:p>
          </table:table-cell>
          <table:table-cell office:value-type="float" office:value="5.039999999999992" table:style-name="ce16">
            <text:p>5.04</text:p>
          </table:table-cell>
          <table:table-cell office:value-type="float" office:value="2.9907429385236122" table:style-name="ce14">
            <text:p>2.99</text:p>
          </table:table-cell>
          <table:table-cell office:value-type="float" office:value="202.74" table:style-name="ce16">
            <text:p>202.74</text:p>
          </table:table-cell>
          <table:table-cell office:value-type="float" office:value="6.9399999999999977" table:style-name="ce14">
            <text:p>6.94</text:p>
          </table:table-cell>
          <table:table-cell office:value-type="float" office:value="3.5444330949948912" table:style-name="ce16">
            <text:p>3.54</text:p>
          </table:table-cell>
          <table:table-cell table:style-name="ce3"/>
          <table:table-cell table:number-columns-repeated="16372"/>
        </table:table-row>
        <table:table-row table:style-name="ro2">
          <table:table-cell office:value-type="string" table:style-name="ce3">
            <text:p>E3437</text:p>
          </table:table-cell>
          <table:table-cell office:value-type="string" table:style-name="ce3">
            <text:p>E07000198</text:p>
          </table:table-cell>
          <table:table-cell office:value-type="string" table:style-name="ce3">
            <text:p>Staffordshire Moorlands</text:p>
          </table:table-cell>
          <table:table-cell office:value-type="string" table:style-name="ce3">
            <text:p>WM</text:p>
          </table:table-cell>
          <table:table-cell office:value-type="string" table:style-name="ce3">
            <text:p>Staffordshire</text:p>
          </table:table-cell>
          <table:table-cell office:value-type="float" office:value="180.61" table:style-name="ce14">
            <text:p>180.61</text:p>
          </table:table-cell>
          <table:table-cell office:value-type="float" office:value="5.1800000000000068" table:style-name="ce16">
            <text:p>5.18</text:p>
          </table:table-cell>
          <table:table-cell office:value-type="float" office:value="2.9527446844895437" table:style-name="ce14">
            <text:p>2.95</text:p>
          </table:table-cell>
          <table:table-cell office:value-type="float" office:value="230.02" table:style-name="ce16">
            <text:p>230.02</text:p>
          </table:table-cell>
          <table:table-cell office:value-type="float" office:value="7.8800000000000239" table:style-name="ce14">
            <text:p>7.88</text:p>
          </table:table-cell>
          <table:table-cell office:value-type="float" office:value="3.5473125056270929" table:style-name="ce16">
            <text:p>3.55</text:p>
          </table:table-cell>
          <table:table-cell table:style-name="ce3"/>
          <table:table-cell table:number-columns-repeated="16372"/>
        </table:table-row>
        <table:table-row table:style-name="ro2">
          <table:table-cell office:value-type="string" table:style-name="ce3">
            <text:p>E3439</text:p>
          </table:table-cell>
          <table:table-cell office:value-type="string" table:style-name="ce3">
            <text:p>E07000199</text:p>
          </table:table-cell>
          <table:table-cell office:value-type="string" table:style-name="ce3">
            <text:p>Tamworth</text:p>
          </table:table-cell>
          <table:table-cell office:value-type="string" table:style-name="ce3">
            <text:p>WM</text:p>
          </table:table-cell>
          <table:table-cell office:value-type="string" table:style-name="ce3">
            <text:p>Staffordshire</text:p>
          </table:table-cell>
          <table:table-cell office:value-type="float" office:value="202.7" table:style-name="ce14">
            <text:p>202.70</text:p>
          </table:table-cell>
          <table:table-cell office:value-type="float" office:value="5.8100000000000023" table:style-name="ce16">
            <text:p>5.81</text:p>
          </table:table-cell>
          <table:table-cell office:value-type="float" office:value="2.9508862816801273" table:style-name="ce14">
            <text:p>2.95</text:p>
          </table:table-cell>
          <table:table-cell office:value-type="float" office:value="202.7" table:style-name="ce16">
            <text:p>202.70</text:p>
          </table:table-cell>
          <table:table-cell office:value-type="float" office:value="5.8100000000000023" table:style-name="ce14">
            <text:p>5.81</text:p>
          </table:table-cell>
          <table:table-cell office:value-type="float" office:value="2.9508862816801273" table:style-name="ce16">
            <text:p>2.95</text:p>
          </table:table-cell>
          <table:table-cell table:style-name="ce3"/>
          <table:table-cell table:number-columns-repeated="16372"/>
        </table:table-row>
        <table:table-row table:style-name="ro2">
          <table:table-cell office:value-type="string" table:style-name="ce3">
            <text:p>E3531</text:p>
          </table:table-cell>
          <table:table-cell office:value-type="string" table:style-name="ce3">
            <text:p>E07000200</text:p>
          </table:table-cell>
          <table:table-cell office:value-type="string" table:style-name="ce3">
            <text:p>Babergh</text:p>
          </table:table-cell>
          <table:table-cell office:value-type="string" table:style-name="ce3">
            <text:p>EE</text:p>
          </table:table-cell>
          <table:table-cell office:value-type="string" table:style-name="ce3">
            <text:p>Suffolk</text:p>
          </table:table-cell>
          <table:table-cell office:value-type="float" office:value="188.1" table:style-name="ce14">
            <text:p>188.10</text:p>
          </table:table-cell>
          <table:table-cell office:value-type="float" office:value="5.460000000000008" table:style-name="ce16">
            <text:p>5.46</text:p>
          </table:table-cell>
          <table:table-cell office:value-type="float" office:value="2.9894875164257604" table:style-name="ce14">
            <text:p>2.99</text:p>
          </table:table-cell>
          <table:table-cell office:value-type="float" office:value="285.77" table:style-name="ce16">
            <text:p>285.77</text:p>
          </table:table-cell>
          <table:table-cell office:value-type="float" office:value="10.079999999999984" table:style-name="ce14">
            <text:p>10.08</text:p>
          </table:table-cell>
          <table:table-cell office:value-type="float" office:value="3.6562806050273804" table:style-name="ce16">
            <text:p>3.66</text:p>
          </table:table-cell>
          <table:table-cell table:style-name="ce3"/>
          <table:table-cell table:number-columns-repeated="16372"/>
        </table:table-row>
        <table:table-row table:style-name="ro2">
          <table:table-cell office:value-type="string" table:style-name="ce3">
            <text:p>E3538</text:p>
          </table:table-cell>
          <table:table-cell office:value-type="string" table:style-name="ce3">
            <text:p>E07000244</text:p>
          </table:table-cell>
          <table:table-cell office:value-type="string" table:style-name="ce3">
            <text:p>East Suffolk</text:p>
          </table:table-cell>
          <table:table-cell office:value-type="string" table:style-name="ce3">
            <text:p>EE</text:p>
          </table:table-cell>
          <table:table-cell office:value-type="string" table:style-name="ce3">
            <text:p>Suffolk</text:p>
          </table:table-cell>
          <table:table-cell office:value-type="float" office:value="186.57" table:style-name="ce14">
            <text:p>186.57</text:p>
          </table:table-cell>
          <table:table-cell office:value-type="float" office:value="5.4000000000000057" table:style-name="ce16">
            <text:p>5.40</text:p>
          </table:table-cell>
          <table:table-cell office:value-type="float" office:value="2.9806259314456072" table:style-name="ce14">
            <text:p>2.98</text:p>
          </table:table-cell>
          <table:table-cell office:value-type="float" office:value="270.99" table:style-name="ce16">
            <text:p>270.99</text:p>
          </table:table-cell>
          <table:table-cell office:value-type="float" office:value="11.29000000000002" table:style-name="ce14">
            <text:p>11.29</text:p>
          </table:table-cell>
          <table:table-cell office:value-type="float" office:value="4.3473238351944632" table:style-name="ce16">
            <text:p>4.35</text:p>
          </table:table-cell>
          <table:table-cell table:style-name="ce3"/>
          <table:table-cell table:number-columns-repeated="16372"/>
        </table:table-row>
        <table:table-row table:style-name="ro2">
          <table:table-cell office:value-type="string" table:style-name="ce3">
            <text:p>E3533</text:p>
          </table:table-cell>
          <table:table-cell office:value-type="string" table:style-name="ce3">
            <text:p>E07000202</text:p>
          </table:table-cell>
          <table:table-cell office:value-type="string" table:style-name="ce3">
            <text:p>Ipswich</text:p>
          </table:table-cell>
          <table:table-cell office:value-type="string" table:style-name="ce3">
            <text:p>EE</text:p>
          </table:table-cell>
          <table:table-cell office:value-type="string" table:style-name="ce3">
            <text:p>Suffolk</text:p>
          </table:table-cell>
          <table:table-cell office:value-type="float" office:value="407.43" table:style-name="ce14">
            <text:p>407.43</text:p>
          </table:table-cell>
          <table:table-cell office:value-type="float" office:value="11.79000000000002" table:style-name="ce16">
            <text:p>11.79</text:p>
          </table:table-cell>
          <table:table-cell office:value-type="float" office:value="2.9799818016378579" table:style-name="ce14">
            <text:p>2.98</text:p>
          </table:table-cell>
          <table:table-cell office:value-type="float" office:value="407.43" table:style-name="ce16">
            <text:p>407.43</text:p>
          </table:table-cell>
          <table:table-cell office:value-type="float" office:value="11.79000000000002" table:style-name="ce14">
            <text:p>11.79</text:p>
          </table:table-cell>
          <table:table-cell office:value-type="float" office:value="2.9799818016378579" table:style-name="ce16">
            <text:p>2.98</text:p>
          </table:table-cell>
          <table:table-cell table:style-name="ce3"/>
          <table:table-cell table:number-columns-repeated="16372"/>
        </table:table-row>
        <table:table-row table:style-name="ro2">
          <table:table-cell office:value-type="string" table:style-name="ce3">
            <text:p>E3534</text:p>
          </table:table-cell>
          <table:table-cell office:value-type="string" table:style-name="ce3">
            <text:p>E07000203</text:p>
          </table:table-cell>
          <table:table-cell office:value-type="string" table:style-name="ce3">
            <text:p>Mid Suffolk</text:p>
          </table:table-cell>
          <table:table-cell office:value-type="string" table:style-name="ce3">
            <text:p>EE</text:p>
          </table:table-cell>
          <table:table-cell office:value-type="string" table:style-name="ce3">
            <text:p>Suffolk</text:p>
          </table:table-cell>
          <table:table-cell office:value-type="float" office:value="175.03" table:style-name="ce14">
            <text:p>175.03</text:p>
          </table:table-cell>
          <table:table-cell office:value-type="float" office:value="3.4399999999999977" table:style-name="ce16">
            <text:p>3.44</text:p>
          </table:table-cell>
          <table:table-cell office:value-type="float" office:value="2.0047788332653407" table:style-name="ce14">
            <text:p>2.00</text:p>
          </table:table-cell>
          <table:table-cell office:value-type="float" office:value="264.82" table:style-name="ce16">
            <text:p>264.82</text:p>
          </table:table-cell>
          <table:table-cell office:value-type="float" office:value="7.1899999999999977" table:style-name="ce14">
            <text:p>7.19</text:p>
          </table:table-cell>
          <table:table-cell office:value-type="float" office:value="2.790824049994177" table:style-name="ce16">
            <text:p>2.79</text:p>
          </table:table-cell>
          <table:table-cell table:style-name="ce3"/>
          <table:table-cell table:number-columns-repeated="16372"/>
        </table:table-row>
        <table:table-row table:style-name="ro2">
          <table:table-cell office:value-type="string" table:style-name="ce3">
            <text:p>E3539</text:p>
          </table:table-cell>
          <table:table-cell office:value-type="string" table:style-name="ce3">
            <text:p>E07000245</text:p>
          </table:table-cell>
          <table:table-cell office:value-type="string" table:style-name="ce3">
            <text:p>West Suffolk</text:p>
          </table:table-cell>
          <table:table-cell office:value-type="string" table:style-name="ce3">
            <text:p>EE</text:p>
          </table:table-cell>
          <table:table-cell office:value-type="string" table:style-name="ce3">
            <text:p>Suffolk</text:p>
          </table:table-cell>
          <table:table-cell office:value-type="float" office:value="197.82" table:style-name="ce14">
            <text:p>197.82</text:p>
          </table:table-cell>
          <table:table-cell office:value-type="float" office:value="5.7599999999999909" table:style-name="ce16">
            <text:p>5.76</text:p>
          </table:table-cell>
          <table:table-cell office:value-type="float" office:value="2.9990627928772211" table:style-name="ce14">
            <text:p>3.00</text:p>
          </table:table-cell>
          <table:table-cell office:value-type="float" office:value="292.99" table:style-name="ce16">
            <text:p>292.99</text:p>
          </table:table-cell>
          <table:table-cell office:value-type="float" office:value="10.54000000000002" table:style-name="ce14">
            <text:p>10.54</text:p>
          </table:table-cell>
          <table:table-cell office:value-type="float" office:value="3.7316339175075304" table:style-name="ce16">
            <text:p>3.73</text:p>
          </table:table-cell>
          <table:table-cell table:style-name="ce3"/>
          <table:table-cell table:number-columns-repeated="16372"/>
        </table:table-row>
        <table:table-row table:style-name="ro2">
          <table:table-cell office:value-type="string" table:style-name="ce3">
            <text:p>E3631</text:p>
          </table:table-cell>
          <table:table-cell office:value-type="string" table:style-name="ce3">
            <text:p>E07000207</text:p>
          </table:table-cell>
          <table:table-cell office:value-type="string" table:style-name="ce3">
            <text:p>Elmbridge</text:p>
          </table:table-cell>
          <table:table-cell office:value-type="string" table:style-name="ce3">
            <text:p>SE</text:p>
          </table:table-cell>
          <table:table-cell office:value-type="string" table:style-name="ce3">
            <text:p>Surrey</text:p>
          </table:table-cell>
          <table:table-cell office:value-type="float" office:value="250.63" table:style-name="ce14">
            <text:p>250.63</text:p>
          </table:table-cell>
          <table:table-cell office:value-type="float" office:value="7.2800000000000011" table:style-name="ce16">
            <text:p>7.28</text:p>
          </table:table-cell>
          <table:table-cell office:value-type="float" office:value="2.991575919457572" table:style-name="ce14">
            <text:p>2.99</text:p>
          </table:table-cell>
          <table:table-cell office:value-type="float" office:value="251.48" table:style-name="ce16">
            <text:p>251.48</text:p>
          </table:table-cell>
          <table:table-cell office:value-type="float" office:value="7.3699999999999761" table:style-name="ce14">
            <text:p>7.37</text:p>
          </table:table-cell>
          <table:table-cell office:value-type="float" office:value="3.0191307197574764" table:style-name="ce16">
            <text:p>3.02</text:p>
          </table:table-cell>
          <table:table-cell table:style-name="ce3"/>
          <table:table-cell table:number-columns-repeated="16372"/>
        </table:table-row>
        <table:table-row table:style-name="ro2">
          <table:table-cell office:value-type="string" table:style-name="ce3">
            <text:p>E3632</text:p>
          </table:table-cell>
          <table:table-cell office:value-type="string" table:style-name="ce3">
            <text:p>E07000208</text:p>
          </table:table-cell>
          <table:table-cell office:value-type="string" table:style-name="ce3">
            <text:p>Epsom &amp; Ewell</text:p>
          </table:table-cell>
          <table:table-cell office:value-type="string" table:style-name="ce3">
            <text:p>SE</text:p>
          </table:table-cell>
          <table:table-cell office:value-type="string" table:style-name="ce3">
            <text:p>Surrey</text:p>
          </table:table-cell>
          <table:table-cell office:value-type="float" office:value="226.17" table:style-name="ce14">
            <text:p>226.17</text:p>
          </table:table-cell>
          <table:table-cell office:value-type="float" office:value="6.5699999999999932" table:style-name="ce16">
            <text:p>6.57</text:p>
          </table:table-cell>
          <table:table-cell office:value-type="float" office:value="2.9918032786885216" table:style-name="ce14">
            <text:p>2.99</text:p>
          </table:table-cell>
          <table:table-cell office:value-type="float" office:value="226.17" table:style-name="ce16">
            <text:p>226.17</text:p>
          </table:table-cell>
          <table:table-cell office:value-type="float" office:value="6.5699999999999932" table:style-name="ce14">
            <text:p>6.57</text:p>
          </table:table-cell>
          <table:table-cell office:value-type="float" office:value="2.9918032786885216" table:style-name="ce16">
            <text:p>2.99</text:p>
          </table:table-cell>
          <table:table-cell table:style-name="ce3"/>
          <table:table-cell table:number-columns-repeated="16372"/>
        </table:table-row>
        <table:table-row table:style-name="ro2">
          <table:table-cell office:value-type="string" table:style-name="ce3">
            <text:p>E3633</text:p>
          </table:table-cell>
          <table:table-cell office:value-type="string" table:style-name="ce3">
            <text:p>E07000209</text:p>
          </table:table-cell>
          <table:table-cell office:value-type="string" table:style-name="ce3">
            <text:p>Guildford</text:p>
          </table:table-cell>
          <table:table-cell office:value-type="string" table:style-name="ce3">
            <text:p>SE</text:p>
          </table:table-cell>
          <table:table-cell office:value-type="string" table:style-name="ce3">
            <text:p>Surrey</text:p>
          </table:table-cell>
          <table:table-cell office:value-type="float" office:value="198.16" table:style-name="ce14">
            <text:p>198.16</text:p>
          </table:table-cell>
          <table:table-cell office:value-type="float" office:value="5.75" table:style-name="ce16">
            <text:p>5.75</text:p>
          </table:table-cell>
          <table:table-cell office:value-type="float" office:value="2.9884101657917985" table:style-name="ce14">
            <text:p>2.99</text:p>
          </table:table-cell>
          <table:table-cell office:value-type="float" office:value="237.08" table:style-name="ce16">
            <text:p>237.08</text:p>
          </table:table-cell>
          <table:table-cell office:value-type="float" office:value="7.960000000000008" table:style-name="ce14">
            <text:p>7.96</text:p>
          </table:table-cell>
          <table:table-cell office:value-type="float" office:value="3.4741620111731875" table:style-name="ce16">
            <text:p>3.47</text:p>
          </table:table-cell>
          <table:table-cell table:style-name="ce3"/>
          <table:table-cell table:number-columns-repeated="16372"/>
        </table:table-row>
        <table:table-row table:style-name="ro2">
          <table:table-cell office:value-type="string" table:style-name="ce3">
            <text:p>E3634</text:p>
          </table:table-cell>
          <table:table-cell office:value-type="string" table:style-name="ce3">
            <text:p>E07000210</text:p>
          </table:table-cell>
          <table:table-cell office:value-type="string" table:style-name="ce3">
            <text:p>Mole Valley</text:p>
          </table:table-cell>
          <table:table-cell office:value-type="string" table:style-name="ce3">
            <text:p>SE</text:p>
          </table:table-cell>
          <table:table-cell office:value-type="string" table:style-name="ce3">
            <text:p>Surrey</text:p>
          </table:table-cell>
          <table:table-cell office:value-type="float" office:value="205.15" table:style-name="ce14">
            <text:p>205.15</text:p>
          </table:table-cell>
          <table:table-cell office:value-type="float" office:value="5.960000000000008" table:style-name="ce16">
            <text:p>5.96</text:p>
          </table:table-cell>
          <table:table-cell office:value-type="float" office:value="2.992118078216782" table:style-name="ce14">
            <text:p>2.99</text:p>
          </table:table-cell>
          <table:table-cell office:value-type="float" office:value="215.08" table:style-name="ce16">
            <text:p>215.08</text:p>
          </table:table-cell>
          <table:table-cell office:value-type="float" office:value="6.3600000000000136" table:style-name="ce14">
            <text:p>6.36</text:p>
          </table:table-cell>
          <table:table-cell office:value-type="float" office:value="3.0471444998083621" table:style-name="ce16">
            <text:p>3.05</text:p>
          </table:table-cell>
          <table:table-cell table:style-name="ce3"/>
          <table:table-cell table:number-columns-repeated="16372"/>
        </table:table-row>
        <table:table-row table:style-name="ro2">
          <table:table-cell office:value-type="string" table:style-name="ce3">
            <text:p>E3635</text:p>
          </table:table-cell>
          <table:table-cell office:value-type="string" table:style-name="ce3">
            <text:p>E07000211</text:p>
          </table:table-cell>
          <table:table-cell office:value-type="string" table:style-name="ce3">
            <text:p>Reigate &amp; Banstead</text:p>
          </table:table-cell>
          <table:table-cell office:value-type="string" table:style-name="ce3">
            <text:p>SE</text:p>
          </table:table-cell>
          <table:table-cell office:value-type="string" table:style-name="ce3">
            <text:p>Surrey</text:p>
          </table:table-cell>
          <table:table-cell office:value-type="float" office:value="257.18" table:style-name="ce14">
            <text:p>257.18</text:p>
          </table:table-cell>
          <table:table-cell office:value-type="float" office:value="7.4699999999999989" table:style-name="ce16">
            <text:p>7.47</text:p>
          </table:table-cell>
          <table:table-cell office:value-type="float" office:value="2.9914701053221733" table:style-name="ce14">
            <text:p>2.99</text:p>
          </table:table-cell>
          <table:table-cell office:value-type="float" office:value="267.31" table:style-name="ce16">
            <text:p>267.31</text:p>
          </table:table-cell>
          <table:table-cell office:value-type="float" office:value="8.660000000000025" table:style-name="ce14">
            <text:p>8.66</text:p>
          </table:table-cell>
          <table:table-cell office:value-type="float" office:value="3.3481538758940754" table:style-name="ce16">
            <text:p>3.35</text:p>
          </table:table-cell>
          <table:table-cell table:style-name="ce3"/>
          <table:table-cell table:number-columns-repeated="16372"/>
        </table:table-row>
        <table:table-row table:style-name="ro2">
          <table:table-cell office:value-type="string" table:style-name="ce3">
            <text:p>E3636</text:p>
          </table:table-cell>
          <table:table-cell office:value-type="string" table:style-name="ce3">
            <text:p>E07000212</text:p>
          </table:table-cell>
          <table:table-cell office:value-type="string" table:style-name="ce3">
            <text:p>Runnymede</text:p>
          </table:table-cell>
          <table:table-cell office:value-type="string" table:style-name="ce3">
            <text:p>SE</text:p>
          </table:table-cell>
          <table:table-cell office:value-type="string" table:style-name="ce3">
            <text:p>Surrey</text:p>
          </table:table-cell>
          <table:table-cell office:value-type="float" office:value="190.45" table:style-name="ce14">
            <text:p>190.45</text:p>
          </table:table-cell>
          <table:table-cell office:value-type="float" office:value="5.5300000000000011" table:style-name="ce16">
            <text:p>5.53</text:p>
          </table:table-cell>
          <table:table-cell office:value-type="float" office:value="2.990482370754922" table:style-name="ce14">
            <text:p>2.99</text:p>
          </table:table-cell>
          <table:table-cell office:value-type="float" office:value="190.45" table:style-name="ce16">
            <text:p>190.45</text:p>
          </table:table-cell>
          <table:table-cell office:value-type="float" office:value="5.5300000000000011" table:style-name="ce14">
            <text:p>5.53</text:p>
          </table:table-cell>
          <table:table-cell office:value-type="float" office:value="2.990482370754922" table:style-name="ce16">
            <text:p>2.99</text:p>
          </table:table-cell>
          <table:table-cell table:style-name="ce3"/>
          <table:table-cell table:number-columns-repeated="16372"/>
        </table:table-row>
        <table:table-row table:style-name="ro2">
          <table:table-cell office:value-type="string" table:style-name="ce3">
            <text:p>E3637</text:p>
          </table:table-cell>
          <table:table-cell office:value-type="string" table:style-name="ce3">
            <text:p>E07000213</text:p>
          </table:table-cell>
          <table:table-cell office:value-type="string" table:style-name="ce3">
            <text:p>Spelthorne</text:p>
          </table:table-cell>
          <table:table-cell office:value-type="string" table:style-name="ce3">
            <text:p>SE</text:p>
          </table:table-cell>
          <table:table-cell office:value-type="string" table:style-name="ce3">
            <text:p>Surrey</text:p>
          </table:table-cell>
          <table:table-cell office:value-type="float" office:value="222.41" table:style-name="ce14">
            <text:p>222.41</text:p>
          </table:table-cell>
          <table:table-cell office:value-type="float" office:value="6.2700000000000102" table:style-name="ce16">
            <text:p>6.27</text:p>
          </table:table-cell>
          <table:table-cell office:value-type="float" office:value="2.9008975663921581" table:style-name="ce14">
            <text:p>2.90</text:p>
          </table:table-cell>
          <table:table-cell office:value-type="float" office:value="222.41" table:style-name="ce16">
            <text:p>222.41</text:p>
          </table:table-cell>
          <table:table-cell office:value-type="float" office:value="6.2700000000000102" table:style-name="ce14">
            <text:p>6.27</text:p>
          </table:table-cell>
          <table:table-cell office:value-type="float" office:value="2.9008975663921581" table:style-name="ce16">
            <text:p>2.90</text:p>
          </table:table-cell>
          <table:table-cell table:style-name="ce3"/>
          <table:table-cell table:number-columns-repeated="16372"/>
        </table:table-row>
        <table:table-row table:style-name="ro2">
          <table:table-cell office:value-type="string" table:style-name="ce3">
            <text:p>E3638</text:p>
          </table:table-cell>
          <table:table-cell office:value-type="string" table:style-name="ce3">
            <text:p>E07000214</text:p>
          </table:table-cell>
          <table:table-cell office:value-type="string" table:style-name="ce3">
            <text:p>Surrey Heath</text:p>
          </table:table-cell>
          <table:table-cell office:value-type="string" table:style-name="ce3">
            <text:p>SE</text:p>
          </table:table-cell>
          <table:table-cell office:value-type="string" table:style-name="ce3">
            <text:p>Surrey</text:p>
          </table:table-cell>
          <table:table-cell office:value-type="float" office:value="252.78" table:style-name="ce14">
            <text:p>252.78</text:p>
          </table:table-cell>
          <table:table-cell office:value-type="float" office:value="7.3400000000000034" table:style-name="ce16">
            <text:p>7.34</text:p>
          </table:table-cell>
          <table:table-cell office:value-type="float" office:value="2.9905475880052164" table:style-name="ce14">
            <text:p>2.99</text:p>
          </table:table-cell>
          <table:table-cell office:value-type="float" office:value="273.94" table:style-name="ce16">
            <text:p>273.94</text:p>
          </table:table-cell>
          <table:table-cell office:value-type="float" office:value="11.75" table:style-name="ce14">
            <text:p>11.75</text:p>
          </table:table-cell>
          <table:table-cell office:value-type="float" office:value="4.4814828940844427" table:style-name="ce16">
            <text:p>4.48</text:p>
          </table:table-cell>
          <table:table-cell table:style-name="ce3"/>
          <table:table-cell table:number-columns-repeated="16372"/>
        </table:table-row>
        <table:table-row table:style-name="ro2">
          <table:table-cell office:value-type="string" table:style-name="ce3">
            <text:p>E3639</text:p>
          </table:table-cell>
          <table:table-cell office:value-type="string" table:style-name="ce3">
            <text:p>E07000215</text:p>
          </table:table-cell>
          <table:table-cell office:value-type="string" table:style-name="ce3">
            <text:p>Tandridge</text:p>
          </table:table-cell>
          <table:table-cell office:value-type="string" table:style-name="ce3">
            <text:p>SE</text:p>
          </table:table-cell>
          <table:table-cell office:value-type="string" table:style-name="ce3">
            <text:p>Surrey</text:p>
          </table:table-cell>
          <table:table-cell office:value-type="float" office:value="244.99" table:style-name="ce14">
            <text:p>244.99</text:p>
          </table:table-cell>
          <table:table-cell office:value-type="float" office:value="7.1100000000000136" table:style-name="ce16">
            <text:p>7.11</text:p>
          </table:table-cell>
          <table:table-cell office:value-type="float" office:value="2.9889019673785158" table:style-name="ce14">
            <text:p>2.99</text:p>
          </table:table-cell>
          <table:table-cell office:value-type="float" office:value="276.47000000000003" table:style-name="ce16">
            <text:p>276.47</text:p>
          </table:table-cell>
          <table:table-cell office:value-type="float" office:value="9.6400000000000432" table:style-name="ce14">
            <text:p>9.64</text:p>
          </table:table-cell>
          <table:table-cell office:value-type="float" office:value="3.6127871678597026" table:style-name="ce16">
            <text:p>3.61</text:p>
          </table:table-cell>
          <table:table-cell table:style-name="ce3"/>
          <table:table-cell table:number-columns-repeated="16372"/>
        </table:table-row>
        <table:table-row table:style-name="ro2">
          <table:table-cell office:value-type="string" table:style-name="ce3">
            <text:p>E3640</text:p>
          </table:table-cell>
          <table:table-cell office:value-type="string" table:style-name="ce3">
            <text:p>E07000216</text:p>
          </table:table-cell>
          <table:table-cell office:value-type="string" table:style-name="ce3">
            <text:p>Waverley</text:p>
          </table:table-cell>
          <table:table-cell office:value-type="string" table:style-name="ce3">
            <text:p>SE</text:p>
          </table:table-cell>
          <table:table-cell office:value-type="string" table:style-name="ce3">
            <text:p>Surrey</text:p>
          </table:table-cell>
          <table:table-cell office:value-type="float" office:value="207.66" table:style-name="ce14">
            <text:p>207.66</text:p>
          </table:table-cell>
          <table:table-cell office:value-type="float" office:value="6.0200000000000102" table:style-name="ce16">
            <text:p>6.02</text:p>
          </table:table-cell>
          <table:table-cell office:value-type="float" office:value="2.9855187462805053" table:style-name="ce14">
            <text:p>2.99</text:p>
          </table:table-cell>
          <table:table-cell office:value-type="float" office:value="288.93" table:style-name="ce16">
            <text:p>288.93</text:p>
          </table:table-cell>
          <table:table-cell office:value-type="float" office:value="11.800000000000011" table:style-name="ce14">
            <text:p>11.80</text:p>
          </table:table-cell>
          <table:table-cell office:value-type="float" office:value="4.2579294915743553" table:style-name="ce16">
            <text:p>4.26</text:p>
          </table:table-cell>
          <table:table-cell table:style-name="ce3"/>
          <table:table-cell table:number-columns-repeated="16372"/>
        </table:table-row>
        <table:table-row table:style-name="ro2">
          <table:table-cell office:value-type="string" table:style-name="ce3">
            <text:p>E3641</text:p>
          </table:table-cell>
          <table:table-cell office:value-type="string" table:style-name="ce3">
            <text:p>E07000217</text:p>
          </table:table-cell>
          <table:table-cell office:value-type="string" table:style-name="ce3">
            <text:p>Woking</text:p>
          </table:table-cell>
          <table:table-cell office:value-type="string" table:style-name="ce3">
            <text:p>SE</text:p>
          </table:table-cell>
          <table:table-cell office:value-type="string" table:style-name="ce3">
            <text:p>Surrey</text:p>
          </table:table-cell>
          <table:table-cell office:value-type="float" office:value="289.43" table:style-name="ce14">
            <text:p>289.43</text:p>
          </table:table-cell>
          <table:table-cell office:value-type="float" office:value="26.310000000000002" table:style-name="ce16">
            <text:p>26.31</text:p>
          </table:table-cell>
          <table:table-cell office:value-type="float" office:value="9.9992398905442386" table:style-name="ce14">
            <text:p>10.00</text:p>
          </table:table-cell>
          <table:table-cell office:value-type="float" office:value="289.43" table:style-name="ce16">
            <text:p>289.43</text:p>
          </table:table-cell>
          <table:table-cell office:value-type="float" office:value="26.310000000000002" table:style-name="ce14">
            <text:p>26.31</text:p>
          </table:table-cell>
          <table:table-cell office:value-type="float" office:value="9.9992398905442386" table:style-name="ce16">
            <text:p>10.00</text:p>
          </table:table-cell>
          <table:table-cell table:style-name="ce3"/>
          <table:table-cell table:number-columns-repeated="16372"/>
        </table:table-row>
        <table:table-row table:style-name="ro2">
          <table:table-cell office:value-type="string" table:style-name="ce3">
            <text:p>E3731</text:p>
          </table:table-cell>
          <table:table-cell office:value-type="string" table:style-name="ce3">
            <text:p>E07000218</text:p>
          </table:table-cell>
          <table:table-cell office:value-type="string" table:style-name="ce3">
            <text:p>North Warwickshire</text:p>
          </table:table-cell>
          <table:table-cell office:value-type="string" table:style-name="ce3">
            <text:p>WM</text:p>
          </table:table-cell>
          <table:table-cell office:value-type="string" table:style-name="ce3">
            <text:p>Warwickshire</text:p>
          </table:table-cell>
          <table:table-cell office:value-type="float" office:value="235.7" table:style-name="ce14">
            <text:p>235.70</text:p>
          </table:table-cell>
          <table:table-cell office:value-type="float" office:value="6.839999999999975" table:style-name="ce16">
            <text:p>6.84</text:p>
          </table:table-cell>
          <table:table-cell office:value-type="float" office:value="2.9887267325002074" table:style-name="ce14">
            <text:p>2.99</text:p>
          </table:table-cell>
          <table:table-cell office:value-type="float" office:value="293.51" table:style-name="ce16">
            <text:p>293.51</text:p>
          </table:table-cell>
          <table:table-cell office:value-type="float" office:value="10.099999999999966" table:style-name="ce14">
            <text:p>10.10</text:p>
          </table:table-cell>
          <table:table-cell office:value-type="float" office:value="3.5637415758088862" table:style-name="ce16">
            <text:p>3.56</text:p>
          </table:table-cell>
          <table:table-cell table:style-name="ce3"/>
          <table:table-cell table:number-columns-repeated="16372"/>
        </table:table-row>
        <table:table-row table:style-name="ro2">
          <table:table-cell office:value-type="string" table:style-name="ce3">
            <text:p>E3732</text:p>
          </table:table-cell>
          <table:table-cell office:value-type="string" table:style-name="ce3">
            <text:p>E07000219</text:p>
          </table:table-cell>
          <table:table-cell office:value-type="string" table:style-name="ce3">
            <text:p>Nuneaton &amp; Bedworth</text:p>
          </table:table-cell>
          <table:table-cell office:value-type="string" table:style-name="ce3">
            <text:p>WM</text:p>
          </table:table-cell>
          <table:table-cell office:value-type="string" table:style-name="ce3">
            <text:p>Warwickshire</text:p>
          </table:table-cell>
          <table:table-cell office:value-type="float" office:value="263.58999999999997" table:style-name="ce14">
            <text:p>263.59</text:p>
          </table:table-cell>
          <table:table-cell office:value-type="float" office:value="7.6499999999999773" table:style-name="ce16">
            <text:p>7.65</text:p>
          </table:table-cell>
          <table:table-cell office:value-type="float" office:value="2.9889817926076336" table:style-name="ce14">
            <text:p>2.99</text:p>
          </table:table-cell>
          <table:table-cell office:value-type="float" office:value="263.58999999999997" table:style-name="ce16">
            <text:p>263.59</text:p>
          </table:table-cell>
          <table:table-cell office:value-type="float" office:value="7.6499999999999773" table:style-name="ce14">
            <text:p>7.65</text:p>
          </table:table-cell>
          <table:table-cell office:value-type="float" office:value="2.9889817926076336" table:style-name="ce16">
            <text:p>2.99</text:p>
          </table:table-cell>
          <table:table-cell table:style-name="ce3"/>
          <table:table-cell table:number-columns-repeated="16372"/>
        </table:table-row>
        <table:table-row table:style-name="ro2">
          <table:table-cell office:value-type="string" table:style-name="ce3">
            <text:p>E3733</text:p>
          </table:table-cell>
          <table:table-cell office:value-type="string" table:style-name="ce3">
            <text:p>E07000220</text:p>
          </table:table-cell>
          <table:table-cell office:value-type="string" table:style-name="ce3">
            <text:p>Rugby</text:p>
          </table:table-cell>
          <table:table-cell office:value-type="string" table:style-name="ce3">
            <text:p>WM</text:p>
          </table:table-cell>
          <table:table-cell office:value-type="string" table:style-name="ce3">
            <text:p>Warwickshire</text:p>
          </table:table-cell>
          <table:table-cell office:value-type="float" office:value="217.14" table:style-name="ce14">
            <text:p>217.14</text:p>
          </table:table-cell>
          <table:table-cell office:value-type="float" office:value="6.2999999999999829" table:style-name="ce16">
            <text:p>6.30</text:p>
          </table:table-cell>
          <table:table-cell office:value-type="float" office:value="2.9880478087649323" table:style-name="ce14">
            <text:p>2.99</text:p>
          </table:table-cell>
          <table:table-cell office:value-type="float" office:value="243.97" table:style-name="ce16">
            <text:p>243.97</text:p>
          </table:table-cell>
          <table:table-cell office:value-type="float" office:value="8.2800000000000011" table:style-name="ce14">
            <text:p>8.28</text:p>
          </table:table-cell>
          <table:table-cell office:value-type="float" office:value="3.5130892273749423" table:style-name="ce16">
            <text:p>3.51</text:p>
          </table:table-cell>
          <table:table-cell table:style-name="ce3"/>
          <table:table-cell table:number-columns-repeated="16372"/>
        </table:table-row>
        <table:table-row table:style-name="ro2">
          <table:table-cell office:value-type="string" table:style-name="ce3">
            <text:p>E3734</text:p>
          </table:table-cell>
          <table:table-cell office:value-type="string" table:style-name="ce3">
            <text:p>E07000221</text:p>
          </table:table-cell>
          <table:table-cell office:value-type="string" table:style-name="ce3">
            <text:p>Stratford-on-Avon</text:p>
          </table:table-cell>
          <table:table-cell office:value-type="string" table:style-name="ce3">
            <text:p>WM</text:p>
          </table:table-cell>
          <table:table-cell office:value-type="string" table:style-name="ce3">
            <text:p>Warwickshire</text:p>
          </table:table-cell>
          <table:table-cell office:value-type="float" office:value="164.12" table:style-name="ce14">
            <text:p>164.12</text:p>
          </table:table-cell>
          <table:table-cell office:value-type="float" office:value="5" table:style-name="ce16">
            <text:p>5.00</text:p>
          </table:table-cell>
          <table:table-cell office:value-type="float" office:value="3.1422825540472599" table:style-name="ce14">
            <text:p>3.14</text:p>
          </table:table-cell>
          <table:table-cell office:value-type="float" office:value="237.95" table:style-name="ce16">
            <text:p>237.95</text:p>
          </table:table-cell>
          <table:table-cell office:value-type="float" office:value="9.5699999999999932" table:style-name="ce14">
            <text:p>9.57</text:p>
          </table:table-cell>
          <table:table-cell office:value-type="float" office:value="4.1903844469743383" table:style-name="ce16">
            <text:p>4.19</text:p>
          </table:table-cell>
          <table:table-cell table:style-name="ce3"/>
          <table:table-cell table:number-columns-repeated="16372"/>
        </table:table-row>
        <table:table-row table:style-name="ro2">
          <table:table-cell office:value-type="string" table:style-name="ce3">
            <text:p>E3735</text:p>
          </table:table-cell>
          <table:table-cell office:value-type="string" table:style-name="ce3">
            <text:p>E07000222</text:p>
          </table:table-cell>
          <table:table-cell office:value-type="string" table:style-name="ce3">
            <text:p>Warwick</text:p>
          </table:table-cell>
          <table:table-cell office:value-type="string" table:style-name="ce3">
            <text:p>WM</text:p>
          </table:table-cell>
          <table:table-cell office:value-type="string" table:style-name="ce3">
            <text:p>Warwickshire</text:p>
          </table:table-cell>
          <table:table-cell office:value-type="float" office:value="182.15" table:style-name="ce14">
            <text:p>182.15</text:p>
          </table:table-cell>
          <table:table-cell office:value-type="float" office:value="5.289999999999992" table:style-name="ce16">
            <text:p>5.29</text:p>
          </table:table-cell>
          <table:table-cell office:value-type="float" office:value="2.9910663801877146" table:style-name="ce14">
            <text:p>2.99</text:p>
          </table:table-cell>
          <table:table-cell office:value-type="float" office:value="221.76" table:style-name="ce16">
            <text:p>221.76</text:p>
          </table:table-cell>
          <table:table-cell office:value-type="float" office:value="7.7299999999999898" table:style-name="ce14">
            <text:p>7.73</text:p>
          </table:table-cell>
          <table:table-cell office:value-type="float" office:value="3.6116432275849131" table:style-name="ce16">
            <text:p>3.61</text:p>
          </table:table-cell>
          <table:table-cell table:style-name="ce3"/>
          <table:table-cell table:number-columns-repeated="16372"/>
        </table:table-row>
        <table:table-row table:style-name="ro2">
          <table:table-cell office:value-type="string" table:style-name="ce3">
            <text:p>E3831</text:p>
          </table:table-cell>
          <table:table-cell office:value-type="string" table:style-name="ce3">
            <text:p>E07000223</text:p>
          </table:table-cell>
          <table:table-cell office:value-type="string" table:style-name="ce3">
            <text:p>Adur</text:p>
          </table:table-cell>
          <table:table-cell office:value-type="string" table:style-name="ce3">
            <text:p>SE</text:p>
          </table:table-cell>
          <table:table-cell office:value-type="string" table:style-name="ce3">
            <text:p>West Sussex</text:p>
          </table:table-cell>
          <table:table-cell office:value-type="float" office:value="333.72" table:style-name="ce14">
            <text:p>333.72</text:p>
          </table:table-cell>
          <table:table-cell office:value-type="float" office:value="9.7200000000000273" table:style-name="ce16">
            <text:p>9.72</text:p>
          </table:table-cell>
          <table:table-cell office:value-type="float" office:value="3.0000000000000084" table:style-name="ce14">
            <text:p>3.00</text:p>
          </table:table-cell>
          <table:table-cell office:value-type="float" office:value="354.12" table:style-name="ce16">
            <text:p>354.12</text:p>
          </table:table-cell>
          <table:table-cell office:value-type="float" office:value="10.050000000000011" table:style-name="ce14">
            <text:p>10.05</text:p>
          </table:table-cell>
          <table:table-cell office:value-type="float" office:value="2.9209172552096994" table:style-name="ce16">
            <text:p>2.92</text:p>
          </table:table-cell>
          <table:table-cell table:style-name="ce3"/>
          <table:table-cell table:number-columns-repeated="16372"/>
        </table:table-row>
        <table:table-row table:style-name="ro2">
          <table:table-cell office:value-type="string" table:style-name="ce3">
            <text:p>E3832</text:p>
          </table:table-cell>
          <table:table-cell office:value-type="string" table:style-name="ce3">
            <text:p>E07000224</text:p>
          </table:table-cell>
          <table:table-cell office:value-type="string" table:style-name="ce3">
            <text:p>Arun</text:p>
          </table:table-cell>
          <table:table-cell office:value-type="string" table:style-name="ce3">
            <text:p>SE</text:p>
          </table:table-cell>
          <table:table-cell office:value-type="string" table:style-name="ce3">
            <text:p>West Sussex</text:p>
          </table:table-cell>
          <table:table-cell office:value-type="float" office:value="208.39" table:style-name="ce14">
            <text:p>208.39</text:p>
          </table:table-cell>
          <table:table-cell office:value-type="float" office:value="6.0499999999999829" table:style-name="ce16">
            <text:p>6.05</text:p>
          </table:table-cell>
          <table:table-cell office:value-type="float" office:value="2.9900168034002093" table:style-name="ce14">
            <text:p>2.99</text:p>
          </table:table-cell>
          <table:table-cell office:value-type="float" office:value="294.06" table:style-name="ce16">
            <text:p>294.06</text:p>
          </table:table-cell>
          <table:table-cell office:value-type="float" office:value="9.1000000000000227" table:style-name="ce14">
            <text:p>9.10</text:p>
          </table:table-cell>
          <table:table-cell office:value-type="float" office:value="3.1934306569343143" table:style-name="ce16">
            <text:p>3.19</text:p>
          </table:table-cell>
          <table:table-cell table:style-name="ce3"/>
          <table:table-cell table:number-columns-repeated="16372"/>
        </table:table-row>
        <table:table-row table:style-name="ro2">
          <table:table-cell office:value-type="string" table:style-name="ce3">
            <text:p>E3833</text:p>
          </table:table-cell>
          <table:table-cell office:value-type="string" table:style-name="ce3">
            <text:p>E07000225</text:p>
          </table:table-cell>
          <table:table-cell office:value-type="string" table:style-name="ce3">
            <text:p>Chichester</text:p>
          </table:table-cell>
          <table:table-cell office:value-type="string" table:style-name="ce3">
            <text:p>SE</text:p>
          </table:table-cell>
          <table:table-cell office:value-type="string" table:style-name="ce3">
            <text:p>West Sussex</text:p>
          </table:table-cell>
          <table:table-cell office:value-type="float" office:value="186.48" table:style-name="ce14">
            <text:p>186.48</text:p>
          </table:table-cell>
          <table:table-cell office:value-type="float" office:value="5.4099999999999966" table:style-name="ce16">
            <text:p>5.41</text:p>
          </table:table-cell>
          <table:table-cell office:value-type="float" office:value="2.9877947755011856" table:style-name="ce14">
            <text:p>2.99</text:p>
          </table:table-cell>
          <table:table-cell office:value-type="float" office:value="269.77999999999997" table:style-name="ce16">
            <text:p>269.78</text:p>
          </table:table-cell>
          <table:table-cell office:value-type="float" office:value="12.819999999999993" table:style-name="ce14">
            <text:p>12.82</text:p>
          </table:table-cell>
          <table:table-cell office:value-type="float" office:value="4.989103362391031" table:style-name="ce16">
            <text:p>4.99</text:p>
          </table:table-cell>
          <table:table-cell table:style-name="ce3"/>
          <table:table-cell table:number-columns-repeated="16372"/>
        </table:table-row>
        <table:table-row table:style-name="ro2">
          <table:table-cell office:value-type="string" table:style-name="ce3">
            <text:p>E3834</text:p>
          </table:table-cell>
          <table:table-cell office:value-type="string" table:style-name="ce3">
            <text:p>E07000226</text:p>
          </table:table-cell>
          <table:table-cell office:value-type="string" table:style-name="ce3">
            <text:p>Crawley</text:p>
          </table:table-cell>
          <table:table-cell office:value-type="string" table:style-name="ce3">
            <text:p>SE</text:p>
          </table:table-cell>
          <table:table-cell office:value-type="string" table:style-name="ce3">
            <text:p>West Sussex</text:p>
          </table:table-cell>
          <table:table-cell office:value-type="float" office:value="232.1" table:style-name="ce14">
            <text:p>232.10</text:p>
          </table:table-cell>
          <table:table-cell office:value-type="float" office:value="6.7599999999999909" table:style-name="ce16">
            <text:p>6.76</text:p>
          </table:table-cell>
          <table:table-cell office:value-type="float" office:value="2.999911245229427" table:style-name="ce14">
            <text:p>3.00</text:p>
          </table:table-cell>
          <table:table-cell office:value-type="float" office:value="232.1" table:style-name="ce16">
            <text:p>232.10</text:p>
          </table:table-cell>
          <table:table-cell office:value-type="float" office:value="6.7599999999999909" table:style-name="ce14">
            <text:p>6.76</text:p>
          </table:table-cell>
          <table:table-cell office:value-type="float" office:value="2.999911245229427" table:style-name="ce16">
            <text:p>3.00</text:p>
          </table:table-cell>
          <table:table-cell table:style-name="ce3"/>
          <table:table-cell table:number-columns-repeated="16372"/>
        </table:table-row>
        <table:table-row table:style-name="ro2">
          <table:table-cell office:value-type="string" table:style-name="ce3">
            <text:p>E3835</text:p>
          </table:table-cell>
          <table:table-cell office:value-type="string" table:style-name="ce3">
            <text:p>E07000227</text:p>
          </table:table-cell>
          <table:table-cell office:value-type="string" table:style-name="ce3">
            <text:p>Horsham</text:p>
          </table:table-cell>
          <table:table-cell office:value-type="string" table:style-name="ce3">
            <text:p>SE</text:p>
          </table:table-cell>
          <table:table-cell office:value-type="string" table:style-name="ce3">
            <text:p>West Sussex</text:p>
          </table:table-cell>
          <table:table-cell office:value-type="float" office:value="177.29" table:style-name="ce14">
            <text:p>177.29</text:p>
          </table:table-cell>
          <table:table-cell office:value-type="float" office:value="5.1500000000000057" table:style-name="ce16">
            <text:p>5.15</text:p>
          </table:table-cell>
          <table:table-cell office:value-type="float" office:value="2.9917509004298863" table:style-name="ce14">
            <text:p>2.99</text:p>
          </table:table-cell>
          <table:table-cell office:value-type="float" office:value="245.05" table:style-name="ce16">
            <text:p>245.05</text:p>
          </table:table-cell>
          <table:table-cell office:value-type="float" office:value="9.5200000000000102" table:style-name="ce14">
            <text:p>9.52</text:p>
          </table:table-cell>
          <table:table-cell office:value-type="float" office:value="4.0419479471829538" table:style-name="ce16">
            <text:p>4.04</text:p>
          </table:table-cell>
          <table:table-cell table:style-name="ce3"/>
          <table:table-cell table:number-columns-repeated="16372"/>
        </table:table-row>
        <table:table-row table:style-name="ro2">
          <table:table-cell office:value-type="string" table:style-name="ce3">
            <text:p>E3836</text:p>
          </table:table-cell>
          <table:table-cell office:value-type="string" table:style-name="ce3">
            <text:p>E07000228</text:p>
          </table:table-cell>
          <table:table-cell office:value-type="string" table:style-name="ce3">
            <text:p>Mid Sussex</text:p>
          </table:table-cell>
          <table:table-cell office:value-type="string" table:style-name="ce3">
            <text:p>SE</text:p>
          </table:table-cell>
          <table:table-cell office:value-type="string" table:style-name="ce3">
            <text:p>West Sussex</text:p>
          </table:table-cell>
          <table:table-cell office:value-type="float" office:value="190.8" table:style-name="ce14">
            <text:p>190.80</text:p>
          </table:table-cell>
          <table:table-cell office:value-type="float" office:value="5.4900000000000091" table:style-name="ce16">
            <text:p>5.49</text:p>
          </table:table-cell>
          <table:table-cell office:value-type="float" office:value="2.9626032054395388" table:style-name="ce14">
            <text:p>2.96</text:p>
          </table:table-cell>
          <table:table-cell office:value-type="float" office:value="278.06" table:style-name="ce16">
            <text:p>278.06</text:p>
          </table:table-cell>
          <table:table-cell office:value-type="float" office:value="12.579999999999984" table:style-name="ce14">
            <text:p>12.58</text:p>
          </table:table-cell>
          <table:table-cell office:value-type="float" office:value="4.7385867108633359" table:style-name="ce16">
            <text:p>4.74</text:p>
          </table:table-cell>
          <table:table-cell table:style-name="ce3"/>
          <table:table-cell table:number-columns-repeated="16372"/>
        </table:table-row>
        <table:table-row table:style-name="ro2">
          <table:table-cell office:value-type="string" table:style-name="ce3">
            <text:p>E3837</text:p>
          </table:table-cell>
          <table:table-cell office:value-type="string" table:style-name="ce3">
            <text:p>E07000229</text:p>
          </table:table-cell>
          <table:table-cell office:value-type="string" table:style-name="ce3">
            <text:p>Worthing</text:p>
          </table:table-cell>
          <table:table-cell office:value-type="string" table:style-name="ce3">
            <text:p>SE</text:p>
          </table:table-cell>
          <table:table-cell office:value-type="string" table:style-name="ce3">
            <text:p>West Sussex</text:p>
          </table:table-cell>
          <table:table-cell office:value-type="float" office:value="267.66000000000003" table:style-name="ce14">
            <text:p>267.66</text:p>
          </table:table-cell>
          <table:table-cell office:value-type="float" office:value="7.7400000000000091" table:style-name="ce16">
            <text:p>7.74</text:p>
          </table:table-cell>
          <table:table-cell office:value-type="float" office:value="2.9778393351800587" table:style-name="ce14">
            <text:p>2.98</text:p>
          </table:table-cell>
          <table:table-cell office:value-type="float" office:value="267.66000000000003" table:style-name="ce16">
            <text:p>267.66</text:p>
          </table:table-cell>
          <table:table-cell office:value-type="float" office:value="7.7400000000000091" table:style-name="ce14">
            <text:p>7.74</text:p>
          </table:table-cell>
          <table:table-cell office:value-type="float" office:value="2.9778393351800587" table:style-name="ce16">
            <text:p>2.98</text:p>
          </table:table-cell>
          <table:table-cell table:style-name="ce3"/>
          <table:table-cell table:number-columns-repeated="16372"/>
        </table:table-row>
        <table:table-row table:style-name="ro2">
          <table:table-cell office:value-type="string" table:style-name="ce3">
            <text:p>E1831</text:p>
          </table:table-cell>
          <table:table-cell office:value-type="string" table:style-name="ce3">
            <text:p>E07000234</text:p>
          </table:table-cell>
          <table:table-cell office:value-type="string" table:style-name="ce3">
            <text:p>Bromsgrove</text:p>
          </table:table-cell>
          <table:table-cell office:value-type="string" table:style-name="ce3">
            <text:p>WM</text:p>
          </table:table-cell>
          <table:table-cell office:value-type="string" table:style-name="ce3">
            <text:p>Worcestershire</text:p>
          </table:table-cell>
          <table:table-cell office:value-type="float" office:value="250" table:style-name="ce14">
            <text:p>250.00</text:p>
          </table:table-cell>
          <table:table-cell office:value-type="float" office:value="7.2599999999999909" table:style-name="ce16">
            <text:p>7.26</text:p>
          </table:table-cell>
          <table:table-cell office:value-type="float" office:value="2.9908544121281988" table:style-name="ce14">
            <text:p>2.99</text:p>
          </table:table-cell>
          <table:table-cell office:value-type="float" office:value="282.20999999999998" table:style-name="ce16">
            <text:p>282.21</text:p>
          </table:table-cell>
          <table:table-cell office:value-type="float" office:value="9.6399999999999864" table:style-name="ce14">
            <text:p>9.64</text:p>
          </table:table-cell>
          <table:table-cell office:value-type="float" office:value="3.5367061672230937" table:style-name="ce16">
            <text:p>3.54</text:p>
          </table:table-cell>
          <table:table-cell table:style-name="ce3"/>
          <table:table-cell table:number-columns-repeated="16372"/>
        </table:table-row>
        <table:table-row table:style-name="ro2">
          <table:table-cell office:value-type="string" table:style-name="ce3">
            <text:p>E1851</text:p>
          </table:table-cell>
          <table:table-cell office:value-type="string" table:style-name="ce3">
            <text:p>E07000235</text:p>
          </table:table-cell>
          <table:table-cell office:value-type="string" table:style-name="ce3">
            <text:p>Malvern Hills</text:p>
          </table:table-cell>
          <table:table-cell office:value-type="string" table:style-name="ce3">
            <text:p>WM</text:p>
          </table:table-cell>
          <table:table-cell office:value-type="string" table:style-name="ce3">
            <text:p>Worcestershire</text:p>
          </table:table-cell>
          <table:table-cell office:value-type="float" office:value="182.6" table:style-name="ce14">
            <text:p>182.60</text:p>
          </table:table-cell>
          <table:table-cell office:value-type="float" office:value="5" table:style-name="ce16">
            <text:p>5.00</text:p>
          </table:table-cell>
          <table:table-cell office:value-type="float" office:value="2.8153153153153152" table:style-name="ce14">
            <text:p>2.82</text:p>
          </table:table-cell>
          <table:table-cell office:value-type="float" office:value="267.08999999999997" table:style-name="ce16">
            <text:p>267.09</text:p>
          </table:table-cell>
          <table:table-cell office:value-type="float" office:value="10" table:style-name="ce14">
            <text:p>10.00</text:p>
          </table:table-cell>
          <table:table-cell office:value-type="float" office:value="3.8896884359562804" table:style-name="ce16">
            <text:p>3.89</text:p>
          </table:table-cell>
          <table:table-cell table:style-name="ce3"/>
          <table:table-cell table:number-columns-repeated="16372"/>
        </table:table-row>
        <table:table-row table:style-name="ro2">
          <table:table-cell office:value-type="string" table:style-name="ce3">
            <text:p>E1835</text:p>
          </table:table-cell>
          <table:table-cell office:value-type="string" table:style-name="ce3">
            <text:p>E07000236</text:p>
          </table:table-cell>
          <table:table-cell office:value-type="string" table:style-name="ce3">
            <text:p>Redditch</text:p>
          </table:table-cell>
          <table:table-cell office:value-type="string" table:style-name="ce3">
            <text:p>WM</text:p>
          </table:table-cell>
          <table:table-cell office:value-type="string" table:style-name="ce3">
            <text:p>Worcestershire</text:p>
          </table:table-cell>
          <table:table-cell office:value-type="float" office:value="269.58" table:style-name="ce14">
            <text:p>269.58</text:p>
          </table:table-cell>
          <table:table-cell office:value-type="float" office:value="7.8299999999999841" table:style-name="ce16">
            <text:p>7.83</text:p>
          </table:table-cell>
          <table:table-cell office:value-type="float" office:value="2.9914040114613121" table:style-name="ce14">
            <text:p>2.99</text:p>
          </table:table-cell>
          <table:table-cell office:value-type="float" office:value="271.86" table:style-name="ce16">
            <text:p>271.86</text:p>
          </table:table-cell>
          <table:table-cell office:value-type="float" office:value="9.3500000000000227" table:style-name="ce14">
            <text:p>9.35</text:p>
          </table:table-cell>
          <table:table-cell office:value-type="float" office:value="3.5617690754638005" table:style-name="ce16">
            <text:p>3.56</text:p>
          </table:table-cell>
          <table:table-cell table:style-name="ce3"/>
          <table:table-cell table:number-columns-repeated="16372"/>
        </table:table-row>
        <table:table-row table:style-name="ro2">
          <table:table-cell office:value-type="string" table:style-name="ce3">
            <text:p>E1837</text:p>
          </table:table-cell>
          <table:table-cell office:value-type="string" table:style-name="ce3">
            <text:p>E07000237</text:p>
          </table:table-cell>
          <table:table-cell office:value-type="string" table:style-name="ce3">
            <text:p>Worcester</text:p>
          </table:table-cell>
          <table:table-cell office:value-type="string" table:style-name="ce3">
            <text:p>WM</text:p>
          </table:table-cell>
          <table:table-cell office:value-type="string" table:style-name="ce3">
            <text:p>Worcestershire</text:p>
          </table:table-cell>
          <table:table-cell office:value-type="float" office:value="213.08" table:style-name="ce14">
            <text:p>213.08</text:p>
          </table:table-cell>
          <table:table-cell office:value-type="float" office:value="6.1900000000000261" table:style-name="ce16">
            <text:p>6.19</text:p>
          </table:table-cell>
          <table:table-cell office:value-type="float" office:value="2.9919280777224739" table:style-name="ce14">
            <text:p>2.99</text:p>
          </table:table-cell>
          <table:table-cell office:value-type="float" office:value="217.98" table:style-name="ce16">
            <text:p>217.98</text:p>
          </table:table-cell>
          <table:table-cell office:value-type="float" office:value="6.3499999999999943" table:style-name="ce14">
            <text:p>6.35</text:p>
          </table:table-cell>
          <table:table-cell office:value-type="float" office:value="3.000519775079145" table:style-name="ce16">
            <text:p>3.00</text:p>
          </table:table-cell>
          <table:table-cell table:style-name="ce3"/>
          <table:table-cell table:number-columns-repeated="16372"/>
        </table:table-row>
        <table:table-row table:style-name="ro2">
          <table:table-cell office:value-type="string" table:style-name="ce3">
            <text:p>E1838</text:p>
          </table:table-cell>
          <table:table-cell office:value-type="string" table:style-name="ce3">
            <text:p>E07000238</text:p>
          </table:table-cell>
          <table:table-cell office:value-type="string" table:style-name="ce3">
            <text:p>Wychavon</text:p>
          </table:table-cell>
          <table:table-cell office:value-type="string" table:style-name="ce3">
            <text:p>WM</text:p>
          </table:table-cell>
          <table:table-cell office:value-type="string" table:style-name="ce3">
            <text:p>Worcestershire</text:p>
          </table:table-cell>
          <table:table-cell office:value-type="float" office:value="125.08" table:style-name="ce14">
            <text:p>125.08</text:p>
          </table:table-cell>
          <table:table-cell office:value-type="float" office:value="3.4899999999999949" table:style-name="ce16">
            <text:p>3.49</text:p>
          </table:table-cell>
          <table:table-cell office:value-type="float" office:value="2.8703018340324" table:style-name="ce14">
            <text:p>2.87</text:p>
          </table:table-cell>
          <table:table-cell office:value-type="float" office:value="187.01" table:style-name="ce16">
            <text:p>187.01</text:p>
          </table:table-cell>
          <table:table-cell office:value-type="float" office:value="9.289999999999992" table:style-name="ce14">
            <text:p>9.29</text:p>
          </table:table-cell>
          <table:table-cell office:value-type="float" office:value="5.2273238802610802" table:style-name="ce16">
            <text:p>5.23</text:p>
          </table:table-cell>
          <table:table-cell table:style-name="ce17"/>
          <table:table-cell table:number-columns-repeated="16372"/>
        </table:table-row>
        <table:table-row table:style-name="ro2">
          <table:table-cell office:value-type="string" table:style-name="ce3">
            <text:p>E1839</text:p>
          </table:table-cell>
          <table:table-cell office:value-type="string" table:style-name="ce3">
            <text:p>E07000239</text:p>
          </table:table-cell>
          <table:table-cell office:value-type="string" table:style-name="ce3">
            <text:p>Wyre Forest</text:p>
          </table:table-cell>
          <table:table-cell office:value-type="string" table:style-name="ce3">
            <text:p>WM</text:p>
          </table:table-cell>
          <table:table-cell office:value-type="string" table:style-name="ce3">
            <text:p>Worcestershire</text:p>
          </table:table-cell>
          <table:table-cell office:value-type="float" office:value="243.29" table:style-name="ce14">
            <text:p>243.29</text:p>
          </table:table-cell>
          <table:table-cell office:value-type="float" office:value="7.0799999999999841" table:style-name="ce16">
            <text:p>7.08</text:p>
          </table:table-cell>
          <table:table-cell office:value-type="float" office:value="2.9973328817577509" table:style-name="ce14">
            <text:p>3.00</text:p>
          </table:table-cell>
          <table:table-cell office:value-type="float" office:value="300.93" table:style-name="ce16">
            <text:p>300.93</text:p>
          </table:table-cell>
          <table:table-cell office:value-type="float" office:value="14.079999999999984" table:style-name="ce14">
            <text:p>14.08</text:p>
          </table:table-cell>
          <table:table-cell office:value-type="float" office:value="4.9084887571901632" table:style-name="ce16">
            <text:p>4.91</text:p>
          </table:table-cell>
          <table:table-cell table:style-name="ce3"/>
          <table:table-cell table:number-columns-repeated="16372"/>
        </table:table-row>
        <table:table-row table:number-rows-repeated="1048409" table:style-name="ro2">
          <table:table-cell table:number-columns-repeated="16384"/>
        </table:table-row>
      </table:table>
      <table:table table:name="Table_7d" table:style-name="ta2">
        <table:table-column table:style-name="co4" table:default-cell-style-name="ce1"/>
        <table:table-column table:style-name="co24" table:default-cell-style-name="ce1"/>
        <table:table-column table:style-name="co25" table:default-cell-style-name="ce1"/>
        <table:table-column table:style-name="co26" table:number-columns-repeated="2" table:default-cell-style-name="ce1"/>
        <table:table-column table:style-name="co27" table:number-columns-repeated="3" table:default-cell-style-name="ce9"/>
        <table:table-column table:style-name="co28" table:default-cell-style-name="ce1"/>
        <table:table-column table:style-name="co1" table:number-columns-repeated="16375" table:default-cell-style-name="ce1"/>
        <table:table-row table:style-name="ro1">
          <table:table-cell office:value-type="string" table:style-name="ce8">
            <text:p>Table 7d: 2024 to 2025 Council tax (average Band D) and percent change on 2023 to 2024: police and crime commissioners [note c]</text:p>
          </table:table-cell>
          <table:table-cell table:style-name="ce8"/>
          <table:table-cell table:number-columns-repeated="3" table:style-name="ce1"/>
          <table:table-cell table:number-columns-repeated="3" table:style-name="ce9"/>
          <table:table-cell table:number-columns-repeated="16376" table:style-name="ce1"/>
        </table:table-row>
        <table:table-row table:style-name="ro2">
          <table:table-cell office:value-type="string" table:style-name="ce3">
            <text:p>This worksheet contains 1 table. The data in this table are reported in pounds (£) with adjacent columns comparing the previous year figure in percentages and pounds. Referendum principles for these authorities are outlined in the statistical release.</text:p>
          </table:table-cell>
          <table:table-cell table:style-name="ce3"/>
          <table:table-cell table:number-columns-repeated="3" table:style-name="ce1"/>
          <table:table-cell table:number-columns-repeated="3" table:style-name="ce9"/>
          <table:table-cell table:number-columns-repeated="16376" table:style-name="ce1"/>
        </table:table-row>
        <table:table-row table:style-name="ro10">
          <table:table-cell office:value-type="string" table:style-name="ce4">
            <text:p>E-code</text:p>
          </table:table-cell>
          <table:table-cell office:value-type="string" table:style-name="ce4">
            <text:p>ONS Code</text:p>
          </table:table-cell>
          <table:table-cell office:value-type="string" table:style-name="ce4">
            <text:p>Authority</text:p>
          </table:table-cell>
          <table:table-cell office:value-type="string" table:style-name="ce4">
            <text:p>Region</text:p>
          </table:table-cell>
          <table:table-cell office:value-type="string" table:style-name="ce4">
            <text:p>Class</text:p>
          </table:table-cell>
          <table:table-cell office:value-type="string" table:style-name="ce29">
            <text:p>Average council tax for the authority (Band D)<text:s/></text:p>
            <text:p>£</text:p>
          </table:table-cell>
          <table:table-cell office:value-type="string" table:style-name="ce29">
            <text:p>Average council tax for the authority (Band D)<text:s/></text:p>
            <text:p>£ change on 2023-24</text:p>
          </table:table-cell>
          <table:table-cell office:value-type="string" table:style-name="ce29">
            <text:p>Average council tax for the authority (Band D)<text:s/></text:p>
            <text:p>% change on 2023-24</text:p>
          </table:table-cell>
          <table:table-cell office:value-type="string" table:style-name="ce12">
            <text:p>Notes</text:p>
          </table:table-cell>
          <table:table-cell table:number-columns-repeated="16375"/>
        </table:table-row>
        <table:table-row table:style-name="ro2">
          <table:table-cell office:value-type="string" table:style-name="ce3">
            <text:p>E7050</text:p>
          </table:table-cell>
          <table:table-cell office:value-type="string" table:style-name="ce3">
            <text:p>E23000036</text:p>
          </table:table-cell>
          <table:table-cell office:value-type="string" table:style-name="ce13">
            <text:p>Avon &amp; Somerset Police</text:p>
          </table:table-cell>
          <table:table-cell office:value-type="string" table:style-name="ce3">
            <text:p>SW</text:p>
          </table:table-cell>
          <table:table-cell office:value-type="string" table:style-name="ce3">
            <text:p>PCC</text:p>
          </table:table-cell>
          <table:table-cell office:value-type="float" office:value="279.2" table:style-name="ce16">
            <text:p>279.20</text:p>
          </table:table-cell>
          <table:table-cell office:value-type="float" office:value="13" table:style-name="ce16">
            <text:p>13.00</text:p>
          </table:table-cell>
          <table:table-cell office:value-type="float" office:value="4.8835462058602559" table:style-name="ce16">
            <text:p>4.88</text:p>
          </table:table-cell>
          <table:table-cell table:style-name="ce3"/>
          <table:table-cell table:number-columns-repeated="16375"/>
        </table:table-row>
        <table:table-row table:style-name="ro2">
          <table:table-cell office:value-type="string" table:style-name="ce3">
            <text:p>E7002</text:p>
          </table:table-cell>
          <table:table-cell office:value-type="string" table:style-name="ce3">
            <text:p>E23000026</text:p>
          </table:table-cell>
          <table:table-cell office:value-type="string" table:style-name="ce3">
            <text:p>Bedfordshire Police</text:p>
          </table:table-cell>
          <table:table-cell office:value-type="string" table:style-name="ce3">
            <text:p>EE</text:p>
          </table:table-cell>
          <table:table-cell office:value-type="string" table:style-name="ce3">
            <text:p>PCC</text:p>
          </table:table-cell>
          <table:table-cell office:value-type="float" office:value="265.08999999999997" table:style-name="ce16">
            <text:p>265.09</text:p>
          </table:table-cell>
          <table:table-cell office:value-type="float" office:value="12.999999999999972" table:style-name="ce16">
            <text:p>13.00</text:p>
          </table:table-cell>
          <table:table-cell office:value-type="float" office:value="5.1568884128684083" table:style-name="ce16">
            <text:p>5.16</text:p>
          </table:table-cell>
          <table:table-cell table:style-name="ce3"/>
          <table:table-cell table:number-columns-repeated="16375"/>
        </table:table-row>
        <table:table-row table:style-name="ro2">
          <table:table-cell office:value-type="string" table:style-name="ce3">
            <text:p>E7005</text:p>
          </table:table-cell>
          <table:table-cell office:value-type="string" table:style-name="ce3">
            <text:p>E23000023</text:p>
          </table:table-cell>
          <table:table-cell office:value-type="string" table:style-name="ce3">
            <text:p>Cambridgeshire Police</text:p>
          </table:table-cell>
          <table:table-cell office:value-type="string" table:style-name="ce3">
            <text:p>EE</text:p>
          </table:table-cell>
          <table:table-cell office:value-type="string" table:style-name="ce3">
            <text:p>PCC</text:p>
          </table:table-cell>
          <table:table-cell office:value-type="float" office:value="285.48" table:style-name="ce16">
            <text:p>285.48</text:p>
          </table:table-cell>
          <table:table-cell office:value-type="float" office:value="12.960000000000036" table:style-name="ce16">
            <text:p>12.96</text:p>
          </table:table-cell>
          <table:table-cell office:value-type="float" office:value="4.7556142668428141" table:style-name="ce16">
            <text:p>4.76</text:p>
          </table:table-cell>
          <table:table-cell table:style-name="ce3"/>
          <table:table-cell table:number-columns-repeated="16375"/>
        </table:table-row>
        <table:table-row table:style-name="ro2">
          <table:table-cell office:value-type="string" table:style-name="ce3">
            <text:p>E7006</text:p>
          </table:table-cell>
          <table:table-cell office:value-type="string" table:style-name="ce3">
            <text:p>E23000006</text:p>
          </table:table-cell>
          <table:table-cell office:value-type="string" table:style-name="ce3">
            <text:p>Cheshire Police</text:p>
          </table:table-cell>
          <table:table-cell office:value-type="string" table:style-name="ce3">
            <text:p>NW</text:p>
          </table:table-cell>
          <table:table-cell office:value-type="string" table:style-name="ce3">
            <text:p>PCC</text:p>
          </table:table-cell>
          <table:table-cell office:value-type="float" office:value="262.94" table:style-name="ce16">
            <text:p>262.94</text:p>
          </table:table-cell>
          <table:table-cell office:value-type="float" office:value="12.5" table:style-name="ce16">
            <text:p>12.50</text:p>
          </table:table-cell>
          <table:table-cell office:value-type="float" office:value="4.9912154607890109" table:style-name="ce16">
            <text:p>4.99</text:p>
          </table:table-cell>
          <table:table-cell table:style-name="ce3"/>
          <table:table-cell table:number-columns-repeated="16375"/>
        </table:table-row>
        <table:table-row table:style-name="ro2">
          <table:table-cell office:value-type="string" table:style-name="ce3">
            <text:p>E7007</text:p>
          </table:table-cell>
          <table:table-cell office:value-type="string" table:style-name="ce3">
            <text:p>E23000013</text:p>
          </table:table-cell>
          <table:table-cell office:value-type="string" table:style-name="ce3">
            <text:p>Cleveland Police</text:p>
          </table:table-cell>
          <table:table-cell office:value-type="string" table:style-name="ce3">
            <text:p>NE</text:p>
          </table:table-cell>
          <table:table-cell office:value-type="string" table:style-name="ce3">
            <text:p>PCC</text:p>
          </table:table-cell>
          <table:table-cell office:value-type="float" office:value="303.73" table:style-name="ce16">
            <text:p>303.73</text:p>
          </table:table-cell>
          <table:table-cell office:value-type="float" office:value="13" table:style-name="ce16">
            <text:p>13.00</text:p>
          </table:table-cell>
          <table:table-cell office:value-type="float" office:value="4.4715027688920985" table:style-name="ce16">
            <text:p>4.47</text:p>
          </table:table-cell>
          <table:table-cell table:style-name="ce3"/>
          <table:table-cell table:number-columns-repeated="16375"/>
        </table:table-row>
        <table:table-row table:style-name="ro2">
          <table:table-cell office:value-type="string" table:style-name="ce3">
            <text:p>E7009</text:p>
          </table:table-cell>
          <table:table-cell office:value-type="string" table:style-name="ce3">
            <text:p>E23000002</text:p>
          </table:table-cell>
          <table:table-cell office:value-type="string" table:style-name="ce3">
            <text:p>Cumbria Police</text:p>
          </table:table-cell>
          <table:table-cell office:value-type="string" table:style-name="ce3">
            <text:p>NW</text:p>
          </table:table-cell>
          <table:table-cell office:value-type="string" table:style-name="ce3">
            <text:p>PCC</text:p>
          </table:table-cell>
          <table:table-cell office:value-type="float" office:value="310.05" table:style-name="ce16">
            <text:p>310.05</text:p>
          </table:table-cell>
          <table:table-cell office:value-type="float" office:value="12.960000000000036" table:style-name="ce16">
            <text:p>12.96</text:p>
          </table:table-cell>
          <table:table-cell office:value-type="float" office:value="4.3623144501666289" table:style-name="ce16">
            <text:p>4.36</text:p>
          </table:table-cell>
          <table:table-cell table:style-name="ce3"/>
          <table:table-cell table:number-columns-repeated="16375"/>
        </table:table-row>
        <table:table-row table:style-name="ro2">
          <table:table-cell office:value-type="string" table:style-name="ce3">
            <text:p>E7010</text:p>
          </table:table-cell>
          <table:table-cell office:value-type="string" table:style-name="ce3">
            <text:p>E23000018</text:p>
          </table:table-cell>
          <table:table-cell office:value-type="string" table:style-name="ce3">
            <text:p>Derbyshire Police</text:p>
          </table:table-cell>
          <table:table-cell office:value-type="string" table:style-name="ce3">
            <text:p>EM</text:p>
          </table:table-cell>
          <table:table-cell office:value-type="string" table:style-name="ce3">
            <text:p>PCC</text:p>
          </table:table-cell>
          <table:table-cell office:value-type="float" office:value="279.60000000000002" table:style-name="ce16">
            <text:p>279.60</text:p>
          </table:table-cell>
          <table:table-cell office:value-type="float" office:value="13" table:style-name="ce16">
            <text:p>13.00</text:p>
          </table:table-cell>
          <table:table-cell office:value-type="float" office:value="4.8762190547636903" table:style-name="ce16">
            <text:p>4.88</text:p>
          </table:table-cell>
          <table:table-cell table:style-name="ce3"/>
          <table:table-cell table:number-columns-repeated="16375"/>
        </table:table-row>
        <table:table-row table:style-name="ro2">
          <table:table-cell office:value-type="string" table:style-name="ce3">
            <text:p>E7051</text:p>
          </table:table-cell>
          <table:table-cell office:value-type="string" table:style-name="ce3">
            <text:p>E23000035</text:p>
          </table:table-cell>
          <table:table-cell office:value-type="string" table:style-name="ce3">
            <text:p>Devon &amp; Cornwall Police</text:p>
          </table:table-cell>
          <table:table-cell office:value-type="string" table:style-name="ce3">
            <text:p>SW</text:p>
          </table:table-cell>
          <table:table-cell office:value-type="string" table:style-name="ce3">
            <text:p>PCC</text:p>
          </table:table-cell>
          <table:table-cell office:value-type="float" office:value="274.5" table:style-name="ce16">
            <text:p>274.50</text:p>
          </table:table-cell>
          <table:table-cell office:value-type="float" office:value="12.939999999999998" table:style-name="ce16">
            <text:p>12.94</text:p>
          </table:table-cell>
          <table:table-cell office:value-type="float" office:value="4.9472396390885454" table:style-name="ce16">
            <text:p>4.95</text:p>
          </table:table-cell>
          <table:table-cell table:style-name="ce3"/>
          <table:table-cell table:number-columns-repeated="16375"/>
        </table:table-row>
        <table:table-row table:style-name="ro2">
          <table:table-cell office:value-type="string" table:style-name="ce3">
            <text:p>E7012</text:p>
          </table:table-cell>
          <table:table-cell office:value-type="string" table:style-name="ce3">
            <text:p>E23000039</text:p>
          </table:table-cell>
          <table:table-cell office:value-type="string" table:style-name="ce3">
            <text:p>Dorset Police</text:p>
          </table:table-cell>
          <table:table-cell office:value-type="string" table:style-name="ce3">
            <text:p>SW</text:p>
          </table:table-cell>
          <table:table-cell office:value-type="string" table:style-name="ce3">
            <text:p>PCC</text:p>
          </table:table-cell>
          <table:table-cell office:value-type="float" office:value="293.58" table:style-name="ce16">
            <text:p>293.58</text:p>
          </table:table-cell>
          <table:table-cell office:value-type="float" office:value="13" table:style-name="ce16">
            <text:p>13.00</text:p>
          </table:table-cell>
          <table:table-cell office:value-type="float" office:value="4.6332596763846325" table:style-name="ce16">
            <text:p>4.63</text:p>
          </table:table-cell>
          <table:table-cell table:style-name="ce3"/>
          <table:table-cell table:number-columns-repeated="16375"/>
        </table:table-row>
        <table:table-row table:style-name="ro2">
          <table:table-cell office:value-type="string" table:style-name="ce3">
            <text:p>E7013</text:p>
          </table:table-cell>
          <table:table-cell office:value-type="string" table:style-name="ce3">
            <text:p>E23000008</text:p>
          </table:table-cell>
          <table:table-cell office:value-type="string" table:style-name="ce3">
            <text:p>Durham Police</text:p>
          </table:table-cell>
          <table:table-cell office:value-type="string" table:style-name="ce3">
            <text:p>NE</text:p>
          </table:table-cell>
          <table:table-cell office:value-type="string" table:style-name="ce3">
            <text:p>PCC</text:p>
          </table:table-cell>
          <table:table-cell office:value-type="float" office:value="268.24" table:style-name="ce16">
            <text:p>268.24</text:p>
          </table:table-cell>
          <table:table-cell office:value-type="float" office:value="13" table:style-name="ce16">
            <text:p>13.00</text:p>
          </table:table-cell>
          <table:table-cell office:value-type="float" office:value="5.093245572794233" table:style-name="ce16">
            <text:p>5.09</text:p>
          </table:table-cell>
          <table:table-cell table:style-name="ce3"/>
          <table:table-cell table:number-columns-repeated="16375"/>
        </table:table-row>
        <table:table-row table:style-name="ro2">
          <table:table-cell office:value-type="string" table:style-name="ce3">
            <text:p>E7015</text:p>
          </table:table-cell>
          <table:table-cell office:value-type="string" table:style-name="ce3">
            <text:p>E23000028</text:p>
          </table:table-cell>
          <table:table-cell office:value-type="string" table:style-name="ce3">
            <text:p>Essex Police</text:p>
          </table:table-cell>
          <table:table-cell office:value-type="string" table:style-name="ce3">
            <text:p>EE</text:p>
          </table:table-cell>
          <table:table-cell office:value-type="string" table:style-name="ce3">
            <text:p>PCC</text:p>
          </table:table-cell>
          <table:table-cell office:value-type="float" office:value="246.42" table:style-name="ce16">
            <text:p>246.42</text:p>
          </table:table-cell>
          <table:table-cell office:value-type="float" office:value="12.95999999999998" table:style-name="ce16">
            <text:p>12.96</text:p>
          </table:table-cell>
          <table:table-cell office:value-type="float" office:value="5.5512721665381566" table:style-name="ce16">
            <text:p>5.55</text:p>
          </table:table-cell>
          <table:table-cell table:style-name="ce3"/>
          <table:table-cell table:number-columns-repeated="16375"/>
        </table:table-row>
        <table:table-row table:style-name="ro2">
          <table:table-cell office:value-type="string" table:style-name="ce3">
            <text:p>E7016</text:p>
          </table:table-cell>
          <table:table-cell office:value-type="string" table:style-name="ce3">
            <text:p>E23000037</text:p>
          </table:table-cell>
          <table:table-cell office:value-type="string" table:style-name="ce3">
            <text:p>Gloucestershire Police</text:p>
          </table:table-cell>
          <table:table-cell office:value-type="string" table:style-name="ce3">
            <text:p>SW</text:p>
          </table:table-cell>
          <table:table-cell office:value-type="string" table:style-name="ce3">
            <text:p>PCC</text:p>
          </table:table-cell>
          <table:table-cell office:value-type="float" office:value="308.08" table:style-name="ce16">
            <text:p>308.08</text:p>
          </table:table-cell>
          <table:table-cell office:value-type="float" office:value="13" table:style-name="ce16">
            <text:p>13.00</text:p>
          </table:table-cell>
          <table:table-cell office:value-type="float" office:value="4.4055849261217297" table:style-name="ce16">
            <text:p>4.41</text:p>
          </table:table-cell>
          <table:table-cell table:style-name="ce3"/>
          <table:table-cell table:number-columns-repeated="16375"/>
        </table:table-row>
        <table:table-row table:style-name="ro2">
          <table:table-cell office:value-type="string" table:style-name="ce3">
            <text:p>E7052</text:p>
          </table:table-cell>
          <table:table-cell office:value-type="string" table:style-name="ce3">
            <text:p>E23000030</text:p>
          </table:table-cell>
          <table:table-cell office:value-type="string" table:style-name="ce3">
            <text:p>Hampshire Police</text:p>
          </table:table-cell>
          <table:table-cell office:value-type="string" table:style-name="ce3">
            <text:p>SE</text:p>
          </table:table-cell>
          <table:table-cell office:value-type="string" table:style-name="ce3">
            <text:p>PCC</text:p>
          </table:table-cell>
          <table:table-cell office:value-type="float" office:value="261.45999999999998" table:style-name="ce16">
            <text:p>261.46</text:p>
          </table:table-cell>
          <table:table-cell office:value-type="float" office:value="9.9999999999999716" table:style-name="ce16">
            <text:p>10.00</text:p>
          </table:table-cell>
          <table:table-cell office:value-type="float" office:value="3.9767756303189259" table:style-name="ce16">
            <text:p>3.98</text:p>
          </table:table-cell>
          <table:table-cell table:style-name="ce3"/>
          <table:table-cell table:number-columns-repeated="16375"/>
        </table:table-row>
        <table:table-row table:style-name="ro2">
          <table:table-cell office:value-type="string" table:style-name="ce3">
            <text:p>E7019</text:p>
          </table:table-cell>
          <table:table-cell office:value-type="string" table:style-name="ce3">
            <text:p>E23000027</text:p>
          </table:table-cell>
          <table:table-cell office:value-type="string" table:style-name="ce3">
            <text:p>Hertfordshire Police</text:p>
          </table:table-cell>
          <table:table-cell office:value-type="string" table:style-name="ce3">
            <text:p>EE</text:p>
          </table:table-cell>
          <table:table-cell office:value-type="string" table:style-name="ce3">
            <text:p>PCC</text:p>
          </table:table-cell>
          <table:table-cell office:value-type="float" office:value="251" table:style-name="ce16">
            <text:p>251.00</text:p>
          </table:table-cell>
          <table:table-cell office:value-type="float" office:value="13" table:style-name="ce16">
            <text:p>13.00</text:p>
          </table:table-cell>
          <table:table-cell office:value-type="float" office:value="5.46218487394958" table:style-name="ce16">
            <text:p>5.46</text:p>
          </table:table-cell>
          <table:table-cell table:style-name="ce3"/>
          <table:table-cell table:number-columns-repeated="16375"/>
        </table:table-row>
        <table:table-row table:style-name="ro2">
          <table:table-cell office:value-type="string" table:style-name="ce3">
            <text:p>E7020</text:p>
          </table:table-cell>
          <table:table-cell office:value-type="string" table:style-name="ce3">
            <text:p>E23000012</text:p>
          </table:table-cell>
          <table:table-cell office:value-type="string" table:style-name="ce3">
            <text:p>Humberside Police</text:p>
          </table:table-cell>
          <table:table-cell office:value-type="string" table:style-name="ce3">
            <text:p>YH</text:p>
          </table:table-cell>
          <table:table-cell office:value-type="string" table:style-name="ce3">
            <text:p>PCC</text:p>
          </table:table-cell>
          <table:table-cell office:value-type="float" office:value="281.18" table:style-name="ce16">
            <text:p>281.18</text:p>
          </table:table-cell>
          <table:table-cell office:value-type="float" office:value="12.990000000000009" table:style-name="ce16">
            <text:p>12.99</text:p>
          </table:table-cell>
          <table:table-cell office:value-type="float" office:value="4.8435810432902082" table:style-name="ce16">
            <text:p>4.84</text:p>
          </table:table-cell>
          <table:table-cell table:style-name="ce3"/>
          <table:table-cell table:number-columns-repeated="16375"/>
        </table:table-row>
        <table:table-row table:style-name="ro2">
          <table:table-cell office:value-type="string" table:style-name="ce3">
            <text:p>E7022</text:p>
          </table:table-cell>
          <table:table-cell office:value-type="string" table:style-name="ce3">
            <text:p>E23000032</text:p>
          </table:table-cell>
          <table:table-cell office:value-type="string" table:style-name="ce3">
            <text:p>Kent Police</text:p>
          </table:table-cell>
          <table:table-cell office:value-type="string" table:style-name="ce3">
            <text:p>SE</text:p>
          </table:table-cell>
          <table:table-cell office:value-type="string" table:style-name="ce3">
            <text:p>PCC</text:p>
          </table:table-cell>
          <table:table-cell office:value-type="float" office:value="256.14999999999998" table:style-name="ce16">
            <text:p>256.15</text:p>
          </table:table-cell>
          <table:table-cell office:value-type="float" office:value="12.999999999999972" table:style-name="ce16">
            <text:p>13.00</text:p>
          </table:table-cell>
          <table:table-cell office:value-type="float" office:value="5.3464939337857169" table:style-name="ce16">
            <text:p>5.35</text:p>
          </table:table-cell>
          <table:table-cell table:style-name="ce3"/>
          <table:table-cell table:number-columns-repeated="16375"/>
        </table:table-row>
        <table:table-row table:style-name="ro2">
          <table:table-cell office:value-type="string" table:style-name="ce3">
            <text:p>E7023</text:p>
          </table:table-cell>
          <table:table-cell office:value-type="string" table:style-name="ce3">
            <text:p>E23000003</text:p>
          </table:table-cell>
          <table:table-cell office:value-type="string" table:style-name="ce3">
            <text:p>Lancashire Police</text:p>
          </table:table-cell>
          <table:table-cell office:value-type="string" table:style-name="ce3">
            <text:p>NW</text:p>
          </table:table-cell>
          <table:table-cell office:value-type="string" table:style-name="ce3">
            <text:p>PCC</text:p>
          </table:table-cell>
          <table:table-cell office:value-type="float" office:value="263.39999999999998" table:style-name="ce16">
            <text:p>263.40</text:p>
          </table:table-cell>
          <table:table-cell office:value-type="float" office:value="11.949999999999989" table:style-name="ce16">
            <text:p>11.95</text:p>
          </table:table-cell>
          <table:table-cell office:value-type="float" office:value="4.752435871942728" table:style-name="ce16">
            <text:p>4.75</text:p>
          </table:table-cell>
          <table:table-cell table:style-name="ce3"/>
          <table:table-cell table:number-columns-repeated="16375"/>
        </table:table-row>
        <table:table-row table:style-name="ro2">
          <table:table-cell office:value-type="string" table:style-name="ce3">
            <text:p>E7024</text:p>
          </table:table-cell>
          <table:table-cell office:value-type="string" table:style-name="ce3">
            <text:p>E23000021</text:p>
          </table:table-cell>
          <table:table-cell office:value-type="string" table:style-name="ce3">
            <text:p>Leicestershire Police</text:p>
          </table:table-cell>
          <table:table-cell office:value-type="string" table:style-name="ce3">
            <text:p>EM</text:p>
          </table:table-cell>
          <table:table-cell office:value-type="string" table:style-name="ce3">
            <text:p>PCC</text:p>
          </table:table-cell>
          <table:table-cell office:value-type="float" office:value="286.23" table:style-name="ce16">
            <text:p>286.23</text:p>
          </table:table-cell>
          <table:table-cell office:value-type="float" office:value="13" table:style-name="ce16">
            <text:p>13.00</text:p>
          </table:table-cell>
          <table:table-cell office:value-type="float" office:value="4.7578962778611418" table:style-name="ce16">
            <text:p>4.76</text:p>
          </table:table-cell>
          <table:table-cell table:style-name="ce3"/>
          <table:table-cell table:number-columns-repeated="16375"/>
        </table:table-row>
        <table:table-row table:style-name="ro2">
          <table:table-cell office:value-type="string" table:style-name="ce3">
            <text:p>E7025</text:p>
          </table:table-cell>
          <table:table-cell office:value-type="string" table:style-name="ce3">
            <text:p>E23000020</text:p>
          </table:table-cell>
          <table:table-cell office:value-type="string" table:style-name="ce3">
            <text:p>Lincolnshire Police</text:p>
          </table:table-cell>
          <table:table-cell office:value-type="string" table:style-name="ce3">
            <text:p>EM</text:p>
          </table:table-cell>
          <table:table-cell office:value-type="string" table:style-name="ce3">
            <text:p>PCC</text:p>
          </table:table-cell>
          <table:table-cell office:value-type="float" office:value="304.2" table:style-name="ce16">
            <text:p>304.20</text:p>
          </table:table-cell>
          <table:table-cell office:value-type="float" office:value="12.95999999999998" table:style-name="ce16">
            <text:p>12.96</text:p>
          </table:table-cell>
          <table:table-cell office:value-type="float" office:value="4.4499381953028356" table:style-name="ce16">
            <text:p>4.45</text:p>
          </table:table-cell>
          <table:table-cell table:style-name="ce3"/>
          <table:table-cell table:number-columns-repeated="16375"/>
        </table:table-row>
        <table:table-row table:style-name="ro2">
          <table:table-cell office:value-type="string" table:style-name="ce3">
            <text:p>E7026</text:p>
          </table:table-cell>
          <table:table-cell office:value-type="string" table:style-name="ce3">
            <text:p>E23000024</text:p>
          </table:table-cell>
          <table:table-cell office:value-type="string" table:style-name="ce3">
            <text:p>Norfolk Police</text:p>
          </table:table-cell>
          <table:table-cell office:value-type="string" table:style-name="ce3">
            <text:p>EE</text:p>
          </table:table-cell>
          <table:table-cell office:value-type="string" table:style-name="ce3">
            <text:p>PCC</text:p>
          </table:table-cell>
          <table:table-cell office:value-type="float" office:value="315.89999999999998" table:style-name="ce16">
            <text:p>315.90</text:p>
          </table:table-cell>
          <table:table-cell office:value-type="float" office:value="12.95999999999998" table:style-name="ce16">
            <text:p>12.96</text:p>
          </table:table-cell>
          <table:table-cell office:value-type="float" office:value="4.2780748663101535" table:style-name="ce16">
            <text:p>4.28</text:p>
          </table:table-cell>
          <table:table-cell table:style-name="ce3"/>
          <table:table-cell table:number-columns-repeated="16375"/>
        </table:table-row>
        <table:table-row table:style-name="ro2">
          <table:table-cell office:value-type="string" table:style-name="ce3">
            <text:p>E7027</text:p>
          </table:table-cell>
          <table:table-cell office:value-type="string" table:style-name="ce3">
            <text:p>E23000009</text:p>
          </table:table-cell>
          <table:table-cell office:value-type="string" table:style-name="ce3">
            <text:p>North Yorkshire Police</text:p>
          </table:table-cell>
          <table:table-cell office:value-type="string" table:style-name="ce3">
            <text:p>EM</text:p>
          </table:table-cell>
          <table:table-cell office:value-type="string" table:style-name="ce3">
            <text:p>PCC</text:p>
          </table:table-cell>
          <table:table-cell office:value-type="float" office:value="306.86" table:style-name="ce16">
            <text:p>306.86</text:p>
          </table:table-cell>
          <table:table-cell office:value-type="float" office:value="11.770000000000039" table:style-name="ce16">
            <text:p>11.77</text:p>
          </table:table-cell>
          <table:table-cell office:value-type="float" office:value="3.9886136432952792" table:style-name="ce16">
            <text:p>3.99</text:p>
          </table:table-cell>
          <table:table-cell table:style-name="ce3"/>
          <table:table-cell table:number-columns-repeated="16375"/>
        </table:table-row>
        <table:table-row table:style-name="ro2">
          <table:table-cell office:value-type="string" table:style-name="ce3">
            <text:p>E7028</text:p>
          </table:table-cell>
          <table:table-cell office:value-type="string" table:style-name="ce3">
            <text:p>E23000022</text:p>
          </table:table-cell>
          <table:table-cell office:value-type="string" table:style-name="ce3">
            <text:p>Northamptonshire Police</text:p>
          </table:table-cell>
          <table:table-cell office:value-type="string" table:style-name="ce3">
            <text:p>NE</text:p>
          </table:table-cell>
          <table:table-cell office:value-type="string" table:style-name="ce3">
            <text:p>PCC</text:p>
          </table:table-cell>
          <table:table-cell office:value-type="float" office:value="306.04000000000002" table:style-name="ce16">
            <text:p>306.04</text:p>
          </table:table-cell>
          <table:table-cell office:value-type="float" office:value="13" table:style-name="ce16">
            <text:p>13.00</text:p>
          </table:table-cell>
          <table:table-cell office:value-type="float" office:value="4.4362544362544361" table:style-name="ce16">
            <text:p>4.44</text:p>
          </table:table-cell>
          <table:table-cell table:style-name="ce3"/>
          <table:table-cell table:number-columns-repeated="16375"/>
        </table:table-row>
        <table:table-row table:style-name="ro2">
          <table:table-cell office:value-type="string" table:style-name="ce3">
            <text:p>E7030</text:p>
          </table:table-cell>
          <table:table-cell office:value-type="string" table:style-name="ce3">
            <text:p>E23000019</text:p>
          </table:table-cell>
          <table:table-cell office:value-type="string" table:style-name="ce3">
            <text:p>Nottinghamshire Police</text:p>
          </table:table-cell>
          <table:table-cell office:value-type="string" table:style-name="ce3">
            <text:p>SE</text:p>
          </table:table-cell>
          <table:table-cell office:value-type="string" table:style-name="ce3">
            <text:p>PCC</text:p>
          </table:table-cell>
          <table:table-cell office:value-type="float" office:value="282.14999999999998" table:style-name="ce16">
            <text:p>282.15</text:p>
          </table:table-cell>
          <table:table-cell office:value-type="float" office:value="12.95999999999998" table:style-name="ce16">
            <text:p>12.96</text:p>
          </table:table-cell>
          <table:table-cell office:value-type="float" office:value="4.8144433299899623" table:style-name="ce16">
            <text:p>4.81</text:p>
          </table:table-cell>
          <table:table-cell table:style-name="ce3"/>
          <table:table-cell table:number-columns-repeated="16375"/>
        </table:table-row>
        <table:table-row table:style-name="ro2">
          <table:table-cell office:value-type="string" table:style-name="ce3">
            <text:p>E7034</text:p>
          </table:table-cell>
          <table:table-cell office:value-type="string" table:style-name="ce3">
            <text:p>E23000015</text:p>
          </table:table-cell>
          <table:table-cell office:value-type="string" table:style-name="ce3">
            <text:p>Staffordshire Police</text:p>
          </table:table-cell>
          <table:table-cell office:value-type="string" table:style-name="ce3">
            <text:p>WM</text:p>
          </table:table-cell>
          <table:table-cell office:value-type="string" table:style-name="ce3">
            <text:p>PCC</text:p>
          </table:table-cell>
          <table:table-cell office:value-type="float" office:value="273.57" table:style-name="ce16">
            <text:p>273.57</text:p>
          </table:table-cell>
          <table:table-cell office:value-type="float" office:value="13" table:style-name="ce16">
            <text:p>13.00</text:p>
          </table:table-cell>
          <table:table-cell office:value-type="float" office:value="4.9890624400353074" table:style-name="ce16">
            <text:p>4.99</text:p>
          </table:table-cell>
          <table:table-cell table:style-name="ce3"/>
          <table:table-cell table:number-columns-repeated="16375"/>
        </table:table-row>
        <table:table-row table:style-name="ro2">
          <table:table-cell office:value-type="string" table:style-name="ce3">
            <text:p>E7035</text:p>
          </table:table-cell>
          <table:table-cell office:value-type="string" table:style-name="ce3">
            <text:p>E23000025</text:p>
          </table:table-cell>
          <table:table-cell office:value-type="string" table:style-name="ce3">
            <text:p>Suffolk Police</text:p>
          </table:table-cell>
          <table:table-cell office:value-type="string" table:style-name="ce3">
            <text:p>EE</text:p>
          </table:table-cell>
          <table:table-cell office:value-type="string" table:style-name="ce3">
            <text:p>PCC</text:p>
          </table:table-cell>
          <table:table-cell office:value-type="float" office:value="275.58" table:style-name="ce16">
            <text:p>275.58</text:p>
          </table:table-cell>
          <table:table-cell office:value-type="float" office:value="12.95999999999998" table:style-name="ce16">
            <text:p>12.96</text:p>
          </table:table-cell>
          <table:table-cell office:value-type="float" office:value="4.9348869088416647" table:style-name="ce16">
            <text:p>4.93</text:p>
          </table:table-cell>
          <table:table-cell table:style-name="ce3"/>
          <table:table-cell table:number-columns-repeated="16375"/>
        </table:table-row>
        <table:table-row table:style-name="ro2">
          <table:table-cell office:value-type="string" table:style-name="ce3">
            <text:p>E7036</text:p>
          </table:table-cell>
          <table:table-cell office:value-type="string" table:style-name="ce3">
            <text:p>E23000031</text:p>
          </table:table-cell>
          <table:table-cell office:value-type="string" table:style-name="ce3">
            <text:p>Surrey Police</text:p>
          </table:table-cell>
          <table:table-cell office:value-type="string" table:style-name="ce3">
            <text:p>SE</text:p>
          </table:table-cell>
          <table:table-cell office:value-type="string" table:style-name="ce3">
            <text:p>PCC</text:p>
          </table:table-cell>
          <table:table-cell office:value-type="float" office:value="323.57" table:style-name="ce16">
            <text:p>323.57</text:p>
          </table:table-cell>
          <table:table-cell office:value-type="float" office:value="13" table:style-name="ce16">
            <text:p>13.00</text:p>
          </table:table-cell>
          <table:table-cell office:value-type="float" office:value="4.1858518208455422" table:style-name="ce16">
            <text:p>4.19</text:p>
          </table:table-cell>
          <table:table-cell table:style-name="ce3"/>
          <table:table-cell table:number-columns-repeated="16375"/>
        </table:table-row>
        <table:table-row table:style-name="ro2">
          <table:table-cell office:value-type="string" table:style-name="ce3">
            <text:p>E7053</text:p>
          </table:table-cell>
          <table:table-cell office:value-type="string" table:style-name="ce3">
            <text:p>E23000033</text:p>
          </table:table-cell>
          <table:table-cell office:value-type="string" table:style-name="ce3">
            <text:p>Sussex Police</text:p>
          </table:table-cell>
          <table:table-cell office:value-type="string" table:style-name="ce3">
            <text:p>SE</text:p>
          </table:table-cell>
          <table:table-cell office:value-type="string" table:style-name="ce3">
            <text:p>PCC</text:p>
          </table:table-cell>
          <table:table-cell office:value-type="float" office:value="252.91" table:style-name="ce16">
            <text:p>252.91</text:p>
          </table:table-cell>
          <table:table-cell office:value-type="float" office:value="13" table:style-name="ce16">
            <text:p>13.00</text:p>
          </table:table-cell>
          <table:table-cell office:value-type="float" office:value="5.4186986786711682" table:style-name="ce16">
            <text:p>5.42</text:p>
          </table:table-cell>
          <table:table-cell table:style-name="ce3"/>
          <table:table-cell table:number-columns-repeated="16375"/>
        </table:table-row>
        <table:table-row table:style-name="ro2">
          <table:table-cell office:value-type="string" table:style-name="ce3">
            <text:p>E7054</text:p>
          </table:table-cell>
          <table:table-cell office:value-type="string" table:style-name="ce3">
            <text:p>E23000029</text:p>
          </table:table-cell>
          <table:table-cell office:value-type="string" table:style-name="ce3">
            <text:p>Thames Valley Police</text:p>
          </table:table-cell>
          <table:table-cell office:value-type="string" table:style-name="ce3">
            <text:p>SE</text:p>
          </table:table-cell>
          <table:table-cell office:value-type="string" table:style-name="ce3">
            <text:p>PCC</text:p>
          </table:table-cell>
          <table:table-cell office:value-type="float" office:value="269.27999999999997" table:style-name="ce16">
            <text:p>269.28</text:p>
          </table:table-cell>
          <table:table-cell office:value-type="float" office:value="13" table:style-name="ce16">
            <text:p>13.00</text:p>
          </table:table-cell>
          <table:table-cell office:value-type="float" office:value="5.0725768690494775" table:style-name="ce16">
            <text:p>5.07</text:p>
          </table:table-cell>
          <table:table-cell table:style-name="ce3"/>
          <table:table-cell table:number-columns-repeated="16375"/>
        </table:table-row>
        <table:table-row table:style-name="ro2">
          <table:table-cell office:value-type="string" table:style-name="ce3">
            <text:p>E7037</text:p>
          </table:table-cell>
          <table:table-cell office:value-type="string" table:style-name="ce3">
            <text:p>E23000017</text:p>
          </table:table-cell>
          <table:table-cell office:value-type="string" table:style-name="ce3">
            <text:p>Warwickshire Police</text:p>
          </table:table-cell>
          <table:table-cell office:value-type="string" table:style-name="ce3">
            <text:p>WM</text:p>
          </table:table-cell>
          <table:table-cell office:value-type="string" table:style-name="ce3">
            <text:p>PCC</text:p>
          </table:table-cell>
          <table:table-cell office:value-type="float" office:value="289.70999999999998" table:style-name="ce16">
            <text:p>289.71</text:p>
          </table:table-cell>
          <table:table-cell office:value-type="float" office:value="13" table:style-name="ce16">
            <text:p>13.00</text:p>
          </table:table-cell>
          <table:table-cell office:value-type="float" office:value="4.6980593401033577" table:style-name="ce16">
            <text:p>4.70</text:p>
          </table:table-cell>
          <table:table-cell table:style-name="ce3"/>
          <table:table-cell table:number-columns-repeated="16375"/>
        </table:table-row>
        <table:table-row table:style-name="ro2">
          <table:table-cell office:value-type="string" table:style-name="ce3">
            <text:p>E7055</text:p>
          </table:table-cell>
          <table:table-cell office:value-type="string" table:style-name="ce3">
            <text:p>E23000016</text:p>
          </table:table-cell>
          <table:table-cell office:value-type="string" table:style-name="ce3">
            <text:p>West Mercia Police</text:p>
          </table:table-cell>
          <table:table-cell office:value-type="string" table:style-name="ce3">
            <text:p>WM</text:p>
          </table:table-cell>
          <table:table-cell office:value-type="string" table:style-name="ce3">
            <text:p>PCC</text:p>
          </table:table-cell>
          <table:table-cell office:value-type="float" office:value="277.5" table:style-name="ce16">
            <text:p>277.50</text:p>
          </table:table-cell>
          <table:table-cell office:value-type="float" office:value="13" table:style-name="ce16">
            <text:p>13.00</text:p>
          </table:table-cell>
          <table:table-cell office:value-type="float" office:value="4.9149338374291114" table:style-name="ce16">
            <text:p>4.91</text:p>
          </table:table-cell>
          <table:table-cell table:style-name="ce3"/>
          <table:table-cell table:number-columns-repeated="16375"/>
        </table:table-row>
        <table:table-row table:style-name="ro2">
          <table:table-cell office:value-type="string" table:style-name="ce3">
            <text:p>E7039</text:p>
          </table:table-cell>
          <table:table-cell office:value-type="string" table:style-name="ce3">
            <text:p>E23000038</text:p>
          </table:table-cell>
          <table:table-cell office:value-type="string" table:style-name="ce3">
            <text:p>Wiltshire Police</text:p>
          </table:table-cell>
          <table:table-cell office:value-type="string" table:style-name="ce3">
            <text:p>SW</text:p>
          </table:table-cell>
          <table:table-cell office:value-type="string" table:style-name="ce3">
            <text:p>PCC</text:p>
          </table:table-cell>
          <table:table-cell office:value-type="float" office:value="269.27" table:style-name="ce16">
            <text:p>269.27</text:p>
          </table:table-cell>
          <table:table-cell office:value-type="float" office:value="13" table:style-name="ce16">
            <text:p>13.00</text:p>
          </table:table-cell>
          <table:table-cell office:value-type="float" office:value="5.0727748078198776" table:style-name="ce16">
            <text:p>5.07</text:p>
          </table:table-cell>
          <table:table-cell table:style-name="ce3"/>
          <table:table-cell table:number-columns-repeated="16375"/>
        </table:table-row>
        <table:table-row table:style-name="ro2">
          <table:table-cell office:value-type="string" table:style-name="ce3">
            <text:p>E6348a</text:p>
          </table:table-cell>
          <table:table-cell office:value-type="string" table:style-name="ce3">
            <text:p>[z]</text:p>
          </table:table-cell>
          <table:table-cell office:value-type="string" table:style-name="ce3">
            <text:p>Greater Manchester CA - Police Functions</text:p>
          </table:table-cell>
          <table:table-cell office:value-type="string" table:style-name="ce3">
            <text:p>NW</text:p>
          </table:table-cell>
          <table:table-cell office:value-type="string" table:style-name="ce3">
            <text:p>PCC</text:p>
          </table:table-cell>
          <table:table-cell office:value-type="float" office:value="256.3" table:style-name="ce16">
            <text:p>256.30</text:p>
          </table:table-cell>
          <table:table-cell office:value-type="float" office:value="13" table:style-name="ce16">
            <text:p>13.00</text:p>
          </table:table-cell>
          <table:table-cell office:value-type="float" office:value="5.343197698314837" table:style-name="ce16">
            <text:p>5.34</text:p>
          </table:table-cell>
          <table:table-cell table:style-name="ce3"/>
          <table:table-cell table:number-columns-repeated="16375"/>
        </table:table-row>
        <table:table-row table:style-name="ro2">
          <table:table-cell office:value-type="string" table:style-name="ce3">
            <text:p>E7043</text:p>
          </table:table-cell>
          <table:table-cell office:value-type="string" table:style-name="ce3">
            <text:p>E23000004</text:p>
          </table:table-cell>
          <table:table-cell office:value-type="string" table:style-name="ce3">
            <text:p>Merseyside</text:p>
          </table:table-cell>
          <table:table-cell office:value-type="string" table:style-name="ce3">
            <text:p>NW</text:p>
          </table:table-cell>
          <table:table-cell office:value-type="string" table:style-name="ce3">
            <text:p>PCC</text:p>
          </table:table-cell>
          <table:table-cell office:value-type="float" office:value="264.97000000000003" table:style-name="ce16">
            <text:p>264.97</text:p>
          </table:table-cell>
          <table:table-cell office:value-type="float" office:value="13.000000000000028" table:style-name="ce16">
            <text:p>13.00</text:p>
          </table:table-cell>
          <table:table-cell office:value-type="float" office:value="5.159344366392836" table:style-name="ce16">
            <text:p>5.16</text:p>
          </table:table-cell>
          <table:table-cell table:style-name="ce3"/>
          <table:table-cell table:number-columns-repeated="16375"/>
        </table:table-row>
        <table:table-row table:style-name="ro2">
          <table:table-cell office:value-type="string" table:style-name="ce3">
            <text:p>E7044</text:p>
          </table:table-cell>
          <table:table-cell office:value-type="string" table:style-name="ce3">
            <text:p>E23000011</text:p>
          </table:table-cell>
          <table:table-cell office:value-type="string" table:style-name="ce3">
            <text:p>South Yorkshire</text:p>
          </table:table-cell>
          <table:table-cell office:value-type="string" table:style-name="ce3">
            <text:p>YH</text:p>
          </table:table-cell>
          <table:table-cell office:value-type="string" table:style-name="ce3">
            <text:p>PCC</text:p>
          </table:table-cell>
          <table:table-cell office:value-type="float" office:value="251.04" table:style-name="ce16">
            <text:p>251.04</text:p>
          </table:table-cell>
          <table:table-cell office:value-type="float" office:value="13" table:style-name="ce16">
            <text:p>13.00</text:p>
          </table:table-cell>
          <table:table-cell office:value-type="float" office:value="5.4612670139472357" table:style-name="ce16">
            <text:p>5.46</text:p>
          </table:table-cell>
          <table:table-cell table:style-name="ce3"/>
          <table:table-cell table:number-columns-repeated="16375"/>
        </table:table-row>
        <table:table-row table:style-name="ro2">
          <table:table-cell office:value-type="string" table:style-name="ce3">
            <text:p>E7045</text:p>
          </table:table-cell>
          <table:table-cell office:value-type="string" table:style-name="ce3">
            <text:p>E23000007</text:p>
          </table:table-cell>
          <table:table-cell office:value-type="string" table:style-name="ce3">
            <text:p>Northumbria</text:p>
          </table:table-cell>
          <table:table-cell office:value-type="string" table:style-name="ce3">
            <text:p>NE</text:p>
          </table:table-cell>
          <table:table-cell office:value-type="string" table:style-name="ce3">
            <text:p>PCC</text:p>
          </table:table-cell>
          <table:table-cell office:value-type="float" office:value="181.84" table:style-name="ce16">
            <text:p>181.84</text:p>
          </table:table-cell>
          <table:table-cell office:value-type="float" office:value="13" table:style-name="ce16">
            <text:p>13.00</text:p>
          </table:table-cell>
          <table:table-cell office:value-type="float" office:value="7.6995972518360576" table:style-name="ce16">
            <text:p>7.70</text:p>
          </table:table-cell>
          <table:table-cell table:style-name="ce3"/>
          <table:table-cell table:number-columns-repeated="16375"/>
        </table:table-row>
        <table:table-row table:style-name="ro2">
          <table:table-cell office:value-type="string" table:style-name="ce3">
            <text:p>E7046</text:p>
          </table:table-cell>
          <table:table-cell office:value-type="string" table:style-name="ce3">
            <text:p>E23000014</text:p>
          </table:table-cell>
          <table:table-cell office:value-type="string" table:style-name="ce3">
            <text:p>West Midlands</text:p>
          </table:table-cell>
          <table:table-cell office:value-type="string" table:style-name="ce3">
            <text:p>WM</text:p>
          </table:table-cell>
          <table:table-cell office:value-type="string" table:style-name="ce3">
            <text:p>PCC</text:p>
          </table:table-cell>
          <table:table-cell office:value-type="float" office:value="215.55" table:style-name="ce16">
            <text:p>215.55</text:p>
          </table:table-cell>
          <table:table-cell office:value-type="float" office:value="13" table:style-name="ce16">
            <text:p>13.00</text:p>
          </table:table-cell>
          <table:table-cell office:value-type="float" office:value="6.4181683534929643" table:style-name="ce16">
            <text:p>6.42</text:p>
          </table:table-cell>
          <table:table-cell table:style-name="ce3"/>
          <table:table-cell table:number-columns-repeated="16375"/>
        </table:table-row>
        <table:table-row table:style-name="ro2">
          <table:table-cell office:value-type="string" table:style-name="ce3">
            <text:p>E6353a</text:p>
          </table:table-cell>
          <table:table-cell office:value-type="string" table:style-name="ce3">
            <text:p>[z]</text:p>
          </table:table-cell>
          <table:table-cell office:value-type="string" table:style-name="ce3">
            <text:p>West Yorkshire CA - Police Functions</text:p>
          </table:table-cell>
          <table:table-cell office:value-type="string" table:style-name="ce3">
            <text:p>YH</text:p>
          </table:table-cell>
          <table:table-cell office:value-type="string" table:style-name="ce3">
            <text:p>PCC</text:p>
          </table:table-cell>
          <table:table-cell office:value-type="float" office:value="249.28" table:style-name="ce16">
            <text:p>249.28</text:p>
          </table:table-cell>
          <table:table-cell office:value-type="float" office:value="13" table:style-name="ce16">
            <text:p>13.00</text:p>
          </table:table-cell>
          <table:table-cell office:value-type="float" office:value="5.5019468427289659" table:style-name="ce16">
            <text:p>5.50</text:p>
          </table:table-cell>
          <table:table-cell table:style-name="ce3"/>
          <table:table-cell table:number-columns-repeated="16375"/>
        </table:table-row>
        <table:table-row table:number-rows-repeated="1048536" table:style-name="ro4">
          <table:table-cell table:number-columns-repeated="16384"/>
        </table:table-row>
      </table:table>
      <table:table table:name="Table_7e" table:style-name="ta1">
        <table:table-column table:style-name="co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27" table:number-columns-repeated="3" table:default-cell-style-name="ce9"/>
        <table:table-column table:style-name="co27" table:default-cell-style-name="ce10"/>
        <table:table-column table:style-name="co1" table:number-columns-repeated="16375" table:default-cell-style-name="ce1"/>
        <table:table-row table:style-name="ro1">
          <table:table-cell office:value-type="string" table:style-name="ce8">
            <text:p>Table 7e: 2024 to 2025 Council tax (average Band D) and percent change on 2023 to 2024: fire and rescue authorities [note d]</text:p>
          </table:table-cell>
          <table:table-cell table:number-columns-repeated="4" table:style-name="ce1"/>
          <table:table-cell table:number-columns-repeated="3" table:style-name="ce9"/>
          <table:table-cell table:style-name="ce10"/>
          <table:table-cell table:number-columns-repeated="16375"/>
        </table:table-row>
        <table:table-row table:style-name="ro2">
          <table:table-cell office:value-type="string" table:style-name="ce3">
            <text:p>This worksheet contains 1 table. The data in this table are reported in pounds (£) with adjacent column comparing the previous year figure in percentages and pounds. Referendum principles for these authorities are outlined in the statistical release.</text:p>
          </table:table-cell>
          <table:table-cell table:number-columns-repeated="4" table:style-name="ce1"/>
          <table:table-cell table:number-columns-repeated="3" table:style-name="ce9"/>
          <table:table-cell table:style-name="ce10"/>
          <table:table-cell table:number-columns-repeated="16375"/>
        </table:table-row>
        <table:table-row table:style-name="ro11">
          <table:table-cell office:value-type="string" table:style-name="ce4">
            <text:p>E-code</text:p>
          </table:table-cell>
          <table:table-cell office:value-type="string" table:style-name="ce4">
            <text:p>ONS Code</text:p>
          </table:table-cell>
          <table:table-cell office:value-type="string" table:style-name="ce4">
            <text:p>Authority</text:p>
          </table:table-cell>
          <table:table-cell office:value-type="string" table:style-name="ce4">
            <text:p>Region</text:p>
          </table:table-cell>
          <table:table-cell office:value-type="string" table:style-name="ce4">
            <text:p>Class</text:p>
          </table:table-cell>
          <table:table-cell office:value-type="string" table:style-name="ce29">
            <text:p>Average council tax for the authority (Band D)<text:s/></text:p>
            <text:p/>
            <text:p>£</text:p>
          </table:table-cell>
          <table:table-cell office:value-type="string" table:style-name="ce29">
            <text:p>Average council tax for the authority (Band D)<text:s/></text:p>
            <text:p>£ change on 2023-24</text:p>
          </table:table-cell>
          <table:table-cell office:value-type="string" table:style-name="ce29">
            <text:p>Percentage change for average council tax for the authority</text:p>
            <text:p>% change on 2023-24</text:p>
          </table:table-cell>
          <table:table-cell office:value-type="string" table:style-name="ce12">
            <text:p>Notes</text:p>
          </table:table-cell>
          <table:table-cell table:number-columns-repeated="16375"/>
        </table:table-row>
        <table:table-row table:style-name="ro2">
          <table:table-cell office:value-type="string" table:style-name="ce3">
            <text:p>E6101</text:p>
          </table:table-cell>
          <table:table-cell office:value-type="string" table:style-name="ce3">
            <text:p>E31000001</text:p>
          </table:table-cell>
          <table:table-cell office:value-type="string" table:style-name="ce3">
            <text:p>Avon Fire Authority</text:p>
          </table:table-cell>
          <table:table-cell office:value-type="string" table:style-name="ce3">
            <text:p>SW</text:p>
          </table:table-cell>
          <table:table-cell office:value-type="string" table:style-name="ce3">
            <text:p>FRA</text:p>
          </table:table-cell>
          <table:table-cell office:value-type="float" office:value="85.43" table:style-name="ce28">
            <text:p>85.43</text:p>
          </table:table-cell>
          <table:table-cell office:value-type="float" office:value="2.480000000000004" table:style-name="ce16">
            <text:p>2.48</text:p>
          </table:table-cell>
          <table:table-cell office:value-type="float" office:value="2.9897528631705894" table:style-name="ce16">
            <text:p>2.99</text:p>
          </table:table-cell>
          <table:table-cell table:style-name="ce17"/>
          <table:table-cell table:number-columns-repeated="16375"/>
        </table:table-row>
        <table:table-row table:style-name="ro2">
          <table:table-cell office:value-type="string" table:style-name="ce3">
            <text:p>E6102</text:p>
          </table:table-cell>
          <table:table-cell office:value-type="string" table:style-name="ce3">
            <text:p>E31000002</text:p>
          </table:table-cell>
          <table:table-cell office:value-type="string" table:style-name="ce3">
            <text:p>Bedfordshire Fire Authority</text:p>
          </table:table-cell>
          <table:table-cell office:value-type="string" table:style-name="ce3">
            <text:p>EE</text:p>
          </table:table-cell>
          <table:table-cell office:value-type="string" table:style-name="ce3">
            <text:p>FRA</text:p>
          </table:table-cell>
          <table:table-cell office:value-type="float" office:value="112.72" table:style-name="ce28">
            <text:p>112.72</text:p>
          </table:table-cell>
          <table:table-cell office:value-type="float" office:value="3.269999999999996" table:style-name="ce16">
            <text:p>3.27</text:p>
          </table:table-cell>
          <table:table-cell office:value-type="float" office:value="2.9876656007309239" table:style-name="ce16">
            <text:p>2.99</text:p>
          </table:table-cell>
          <table:table-cell table:style-name="ce17"/>
          <table:table-cell table:number-columns-repeated="16375"/>
        </table:table-row>
        <table:table-row table:style-name="ro2">
          <table:table-cell office:value-type="string" table:style-name="ce3">
            <text:p>E6103</text:p>
          </table:table-cell>
          <table:table-cell office:value-type="string" table:style-name="ce3">
            <text:p>E31000003</text:p>
          </table:table-cell>
          <table:table-cell office:value-type="string" table:style-name="ce3">
            <text:p>Berkshire Fire Authority</text:p>
          </table:table-cell>
          <table:table-cell office:value-type="string" table:style-name="ce3">
            <text:p>SE</text:p>
          </table:table-cell>
          <table:table-cell office:value-type="string" table:style-name="ce3">
            <text:p>FRA</text:p>
          </table:table-cell>
          <table:table-cell office:value-type="float" office:value="81.31" table:style-name="ce28">
            <text:p>81.31</text:p>
          </table:table-cell>
          <table:table-cell office:value-type="float" office:value="2.3599999999999994" table:style-name="ce16">
            <text:p>2.36</text:p>
          </table:table-cell>
          <table:table-cell office:value-type="float" office:value="2.9892336922102589" table:style-name="ce16">
            <text:p>2.99</text:p>
          </table:table-cell>
          <table:table-cell table:style-name="ce17"/>
          <table:table-cell table:number-columns-repeated="16375"/>
        </table:table-row>
        <table:table-row table:style-name="ro2">
          <table:table-cell office:value-type="string" table:style-name="ce3">
            <text:p>E6104</text:p>
          </table:table-cell>
          <table:table-cell office:value-type="string" table:style-name="ce3">
            <text:p>E31000004</text:p>
          </table:table-cell>
          <table:table-cell office:value-type="string" table:style-name="ce3">
            <text:p>Buckinghamshire Fire Authority</text:p>
          </table:table-cell>
          <table:table-cell office:value-type="string" table:style-name="ce3">
            <text:p>SE</text:p>
          </table:table-cell>
          <table:table-cell office:value-type="string" table:style-name="ce3">
            <text:p>FRA</text:p>
          </table:table-cell>
          <table:table-cell office:value-type="float" office:value="79.459999999999994" table:style-name="ce28">
            <text:p>79.46</text:p>
          </table:table-cell>
          <table:table-cell office:value-type="float" office:value="2.2999999999999972" table:style-name="ce16">
            <text:p>2.30</text:p>
          </table:table-cell>
          <table:table-cell office:value-type="float" office:value="2.9808190772420908" table:style-name="ce16">
            <text:p>2.98</text:p>
          </table:table-cell>
          <table:table-cell table:style-name="ce17"/>
          <table:table-cell table:number-columns-repeated="16375"/>
        </table:table-row>
        <table:table-row table:style-name="ro2">
          <table:table-cell office:value-type="string" table:style-name="ce3">
            <text:p>E6105</text:p>
          </table:table-cell>
          <table:table-cell office:value-type="string" table:style-name="ce3">
            <text:p>E31000005</text:p>
          </table:table-cell>
          <table:table-cell office:value-type="string" table:style-name="ce3">
            <text:p>Cambridgeshire Fire Authority</text:p>
          </table:table-cell>
          <table:table-cell office:value-type="string" table:style-name="ce3">
            <text:p>EE</text:p>
          </table:table-cell>
          <table:table-cell office:value-type="string" table:style-name="ce3">
            <text:p>FRA</text:p>
          </table:table-cell>
          <table:table-cell office:value-type="float" office:value="82.26" table:style-name="ce28">
            <text:p>82.26</text:p>
          </table:table-cell>
          <table:table-cell office:value-type="float" office:value="2.3400000000000034" table:style-name="ce16">
            <text:p>2.34</text:p>
          </table:table-cell>
          <table:table-cell office:value-type="float" office:value="2.9279279279279322" table:style-name="ce16">
            <text:p>2.93</text:p>
          </table:table-cell>
          <table:table-cell table:style-name="ce17"/>
          <table:table-cell table:number-columns-repeated="16375"/>
        </table:table-row>
        <table:table-row table:style-name="ro2">
          <table:table-cell office:value-type="string" table:style-name="ce3">
            <text:p>E6106</text:p>
          </table:table-cell>
          <table:table-cell office:value-type="string" table:style-name="ce3">
            <text:p>E31000006</text:p>
          </table:table-cell>
          <table:table-cell office:value-type="string" table:style-name="ce3">
            <text:p>Cheshire Fire Authority</text:p>
          </table:table-cell>
          <table:table-cell office:value-type="string" table:style-name="ce3">
            <text:p>NW</text:p>
          </table:table-cell>
          <table:table-cell office:value-type="string" table:style-name="ce3">
            <text:p>FRA</text:p>
          </table:table-cell>
          <table:table-cell office:value-type="float" office:value="90.09" table:style-name="ce28">
            <text:p>90.09</text:p>
          </table:table-cell>
          <table:table-cell office:value-type="float" office:value="2.6099999999999994" table:style-name="ce16">
            <text:p>2.61</text:p>
          </table:table-cell>
          <table:table-cell office:value-type="float" office:value="2.9835390946502049" table:style-name="ce16">
            <text:p>2.98</text:p>
          </table:table-cell>
          <table:table-cell table:style-name="ce17"/>
          <table:table-cell table:number-columns-repeated="16375"/>
        </table:table-row>
        <table:table-row table:style-name="ro2">
          <table:table-cell office:value-type="string" table:style-name="ce3">
            <text:p>E6107</text:p>
          </table:table-cell>
          <table:table-cell office:value-type="string" table:style-name="ce3">
            <text:p>E31000007</text:p>
          </table:table-cell>
          <table:table-cell office:value-type="string" table:style-name="ce3">
            <text:p>Cleveland Fire Authority</text:p>
          </table:table-cell>
          <table:table-cell office:value-type="string" table:style-name="ce3">
            <text:p>NE</text:p>
          </table:table-cell>
          <table:table-cell office:value-type="string" table:style-name="ce3">
            <text:p>FRA</text:p>
          </table:table-cell>
          <table:table-cell office:value-type="float" office:value="89.46" table:style-name="ce28">
            <text:p>89.46</text:p>
          </table:table-cell>
          <table:table-cell office:value-type="float" office:value="2.5999999999999943" table:style-name="ce16">
            <text:p>2.60</text:p>
          </table:table-cell>
          <table:table-cell office:value-type="float" office:value="2.9933225880727545" table:style-name="ce16">
            <text:p>2.99</text:p>
          </table:table-cell>
          <table:table-cell table:style-name="ce17"/>
          <table:table-cell table:number-columns-repeated="16375"/>
        </table:table-row>
        <table:table-row table:style-name="ro2">
          <table:table-cell office:value-type="string" table:style-name="ce3">
            <text:p>E6135</text:p>
          </table:table-cell>
          <table:table-cell office:value-type="string" table:style-name="ce3">
            <text:p>E31000009</text:p>
          </table:table-cell>
          <table:table-cell office:value-type="string" table:style-name="ce3">
            <text:p>Cumbria Fire</text:p>
          </table:table-cell>
          <table:table-cell office:value-type="string" table:style-name="ce3">
            <text:p>NE</text:p>
          </table:table-cell>
          <table:table-cell office:value-type="string" table:style-name="ce3">
            <text:p>FRA</text:p>
          </table:table-cell>
          <table:table-cell office:value-type="float" office:value="93.24" table:style-name="ce28">
            <text:p>93.24</text:p>
          </table:table-cell>
          <table:table-cell office:value-type="float" office:value="2.6999999999999886" table:style-name="ce16">
            <text:p>2.70</text:p>
          </table:table-cell>
          <table:table-cell office:value-type="float" office:value="2.9821073558647981" table:style-name="ce16">
            <text:p>2.98</text:p>
          </table:table-cell>
          <table:table-cell table:style-name="ce17"/>
          <table:table-cell table:number-columns-repeated="16375"/>
        </table:table-row>
        <table:table-row table:style-name="ro2">
          <table:table-cell office:value-type="string" table:style-name="ce3">
            <text:p>E6110</text:p>
          </table:table-cell>
          <table:table-cell office:value-type="string" table:style-name="ce3">
            <text:p>E31000010</text:p>
          </table:table-cell>
          <table:table-cell office:value-type="string" table:style-name="ce3">
            <text:p>Derbyshire Fire Authority</text:p>
          </table:table-cell>
          <table:table-cell office:value-type="string" table:style-name="ce3">
            <text:p>EM</text:p>
          </table:table-cell>
          <table:table-cell office:value-type="string" table:style-name="ce3">
            <text:p>FRA</text:p>
          </table:table-cell>
          <table:table-cell office:value-type="float" office:value="88.41" table:style-name="ce28">
            <text:p>88.41</text:p>
          </table:table-cell>
          <table:table-cell office:value-type="float" office:value="2.5699999999999932" table:style-name="ce16">
            <text:p>2.57</text:p>
          </table:table-cell>
          <table:table-cell office:value-type="float" office:value="2.9939422180801407" table:style-name="ce16">
            <text:p>2.99</text:p>
          </table:table-cell>
          <table:table-cell table:style-name="ce17"/>
          <table:table-cell table:number-columns-repeated="16375"/>
        </table:table-row>
        <table:table-row table:style-name="ro2">
          <table:table-cell office:value-type="string" table:style-name="ce3">
            <text:p>E6161</text:p>
          </table:table-cell>
          <table:table-cell office:value-type="string" table:style-name="ce3">
            <text:p>E31000011</text:p>
          </table:table-cell>
          <table:table-cell office:value-type="string" table:style-name="ce13">
            <text:p>Devon and Somerset Fire Authority</text:p>
          </table:table-cell>
          <table:table-cell office:value-type="string" table:style-name="ce3">
            <text:p>SW</text:p>
          </table:table-cell>
          <table:table-cell office:value-type="string" table:style-name="ce3">
            <text:p>FRA</text:p>
          </table:table-cell>
          <table:table-cell office:value-type="float" office:value="99.68" table:style-name="ce28">
            <text:p>99.68</text:p>
          </table:table-cell>
          <table:table-cell office:value-type="float" office:value="2.8900000000000006" table:style-name="ce16">
            <text:p>2.89</text:p>
          </table:table-cell>
          <table:table-cell office:value-type="float" office:value="2.9858456452112825" table:style-name="ce16">
            <text:p>2.99</text:p>
          </table:table-cell>
          <table:table-cell table:style-name="ce17"/>
          <table:table-cell table:number-columns-repeated="16375"/>
        </table:table-row>
        <table:table-row table:style-name="ro2">
          <table:table-cell office:value-type="string" table:style-name="ce3">
            <text:p>E6162</text:p>
          </table:table-cell>
          <table:table-cell office:value-type="string" table:style-name="ce3">
            <text:p>E31000047</text:p>
          </table:table-cell>
          <table:table-cell office:value-type="string" table:style-name="ce3">
            <text:p>Dorset and Wiltshire Fire and Rescue Authority</text:p>
          </table:table-cell>
          <table:table-cell office:value-type="string" table:style-name="ce3">
            <text:p>SW</text:p>
          </table:table-cell>
          <table:table-cell office:value-type="string" table:style-name="ce3">
            <text:p>FRA</text:p>
          </table:table-cell>
          <table:table-cell office:value-type="float" office:value="86.95" table:style-name="ce28">
            <text:p>86.95</text:p>
          </table:table-cell>
          <table:table-cell office:value-type="float" office:value="2.519999999999996" table:style-name="ce16">
            <text:p>2.52</text:p>
          </table:table-cell>
          <table:table-cell office:value-type="float" office:value="2.9847210707094587" table:style-name="ce16">
            <text:p>2.98</text:p>
          </table:table-cell>
          <table:table-cell table:style-name="ce17"/>
          <table:table-cell table:number-columns-repeated="16375"/>
        </table:table-row>
        <table:table-row table:style-name="ro2">
          <table:table-cell office:value-type="string" table:style-name="ce3">
            <text:p>E6113</text:p>
          </table:table-cell>
          <table:table-cell office:value-type="string" table:style-name="ce3">
            <text:p>E31000013</text:p>
          </table:table-cell>
          <table:table-cell office:value-type="string" table:style-name="ce3">
            <text:p>Durham Fire Authority</text:p>
          </table:table-cell>
          <table:table-cell office:value-type="string" table:style-name="ce3">
            <text:p>NE</text:p>
          </table:table-cell>
          <table:table-cell office:value-type="string" table:style-name="ce3">
            <text:p>FRA</text:p>
          </table:table-cell>
          <table:table-cell office:value-type="float" office:value="118.12" table:style-name="ce28">
            <text:p>118.12</text:p>
          </table:table-cell>
          <table:table-cell office:value-type="float" office:value="3.4300000000000068" table:style-name="ce16">
            <text:p>3.43</text:p>
          </table:table-cell>
          <table:table-cell office:value-type="float" office:value="2.9906705030953065" table:style-name="ce16">
            <text:p>2.99</text:p>
          </table:table-cell>
          <table:table-cell table:style-name="ce17"/>
          <table:table-cell table:number-columns-repeated="16375"/>
        </table:table-row>
        <table:table-row table:style-name="ro2">
          <table:table-cell office:value-type="string" table:style-name="ce3">
            <text:p>E6114</text:p>
          </table:table-cell>
          <table:table-cell office:value-type="string" table:style-name="ce3">
            <text:p>E31000014</text:p>
          </table:table-cell>
          <table:table-cell office:value-type="string" table:style-name="ce3">
            <text:p>East Sussex Fire Authority</text:p>
          </table:table-cell>
          <table:table-cell office:value-type="string" table:style-name="ce3">
            <text:p>SE</text:p>
          </table:table-cell>
          <table:table-cell office:value-type="string" table:style-name="ce3">
            <text:p>FRA</text:p>
          </table:table-cell>
          <table:table-cell office:value-type="float" office:value="107.49" table:style-name="ce28">
            <text:p>107.49</text:p>
          </table:table-cell>
          <table:table-cell office:value-type="float" office:value="3.1199999999999903" table:style-name="ce16">
            <text:p>3.12</text:p>
          </table:table-cell>
          <table:table-cell office:value-type="float" office:value="2.9893647599884927" table:style-name="ce16">
            <text:p>2.99</text:p>
          </table:table-cell>
          <table:table-cell table:style-name="ce17"/>
          <table:table-cell table:number-columns-repeated="16375"/>
        </table:table-row>
        <table:table-row table:style-name="ro2">
          <table:table-cell office:value-type="string" table:style-name="ce3">
            <text:p>E6115</text:p>
          </table:table-cell>
          <table:table-cell office:value-type="string" table:style-name="ce3">
            <text:p>E31000015</text:p>
          </table:table-cell>
          <table:table-cell office:value-type="string" table:style-name="ce3">
            <text:p>Essex PCC-Fire</text:p>
          </table:table-cell>
          <table:table-cell office:value-type="string" table:style-name="ce3">
            <text:p>EE</text:p>
          </table:table-cell>
          <table:table-cell office:value-type="string" table:style-name="ce3">
            <text:p>FRA</text:p>
          </table:table-cell>
          <table:table-cell office:value-type="float" office:value="82.62" table:style-name="ce28">
            <text:p>82.62</text:p>
          </table:table-cell>
          <table:table-cell office:value-type="float" office:value="2.3400000000000034" table:style-name="ce16">
            <text:p>2.34</text:p>
          </table:table-cell>
          <table:table-cell office:value-type="float" office:value="2.9147982062780313" table:style-name="ce16">
            <text:p>2.91</text:p>
          </table:table-cell>
          <table:table-cell table:style-name="ce17"/>
          <table:table-cell table:number-columns-repeated="16375"/>
        </table:table-row>
        <table:table-row table:style-name="ro2">
          <table:table-cell office:value-type="string" table:style-name="ce3">
            <text:p>E6163</text:p>
          </table:table-cell>
          <table:table-cell office:value-type="string" table:style-name="ce3">
            <text:p>E31000048</text:p>
          </table:table-cell>
          <table:table-cell office:value-type="string" table:style-name="ce3">
            <text:p>Hampshire and Isle of Wight Fire and Rescue Authority</text:p>
          </table:table-cell>
          <table:table-cell office:value-type="string" table:style-name="ce3">
            <text:p>SE</text:p>
          </table:table-cell>
          <table:table-cell office:value-type="string" table:style-name="ce3">
            <text:p>FRA</text:p>
          </table:table-cell>
          <table:table-cell office:value-type="float" office:value="82.84" table:style-name="ce28">
            <text:p>82.84</text:p>
          </table:table-cell>
          <table:table-cell office:value-type="float" office:value="2.4099999999999966" table:style-name="ce16">
            <text:p>2.41</text:p>
          </table:table-cell>
          <table:table-cell office:value-type="float" office:value="2.9963943802063864" table:style-name="ce16">
            <text:p>3.00</text:p>
          </table:table-cell>
          <table:table-cell table:style-name="ce17"/>
          <table:table-cell table:number-columns-repeated="16375"/>
        </table:table-row>
        <table:table-row table:style-name="ro2">
          <table:table-cell office:value-type="string" table:style-name="ce3">
            <text:p>E6118</text:p>
          </table:table-cell>
          <table:table-cell office:value-type="string" table:style-name="ce3">
            <text:p>E31000018</text:p>
          </table:table-cell>
          <table:table-cell office:value-type="string" table:style-name="ce3">
            <text:p>Hereford and Worcester Fire Authority</text:p>
          </table:table-cell>
          <table:table-cell office:value-type="string" table:style-name="ce3">
            <text:p>WM</text:p>
          </table:table-cell>
          <table:table-cell office:value-type="string" table:style-name="ce3">
            <text:p>FRA</text:p>
          </table:table-cell>
          <table:table-cell office:value-type="float" office:value="97.22" table:style-name="ce28">
            <text:p>97.22</text:p>
          </table:table-cell>
          <table:table-cell office:value-type="float" office:value="2.8199999999999932" table:style-name="ce16">
            <text:p>2.82</text:p>
          </table:table-cell>
          <table:table-cell office:value-type="float" office:value="2.9872881355932126" table:style-name="ce16">
            <text:p>2.99</text:p>
          </table:table-cell>
          <table:table-cell table:style-name="ce17"/>
          <table:table-cell table:number-columns-repeated="16375"/>
        </table:table-row>
        <table:table-row table:style-name="ro2">
          <table:table-cell office:value-type="string" table:style-name="ce3">
            <text:p>E6120</text:p>
          </table:table-cell>
          <table:table-cell office:value-type="string" table:style-name="ce3">
            <text:p>E31000020</text:p>
          </table:table-cell>
          <table:table-cell office:value-type="string" table:style-name="ce3">
            <text:p>Humberside Fire Authority</text:p>
          </table:table-cell>
          <table:table-cell office:value-type="string" table:style-name="ce3">
            <text:p>YH</text:p>
          </table:table-cell>
          <table:table-cell office:value-type="string" table:style-name="ce3">
            <text:p>FRA</text:p>
          </table:table-cell>
          <table:table-cell office:value-type="float" office:value="97.94" table:style-name="ce28">
            <text:p>97.94</text:p>
          </table:table-cell>
          <table:table-cell office:value-type="float" office:value="2.8400000000000034" table:style-name="ce16">
            <text:p>2.84</text:p>
          </table:table-cell>
          <table:table-cell office:value-type="float" office:value="2.9863301787592045" table:style-name="ce16">
            <text:p>2.99</text:p>
          </table:table-cell>
          <table:table-cell table:style-name="ce17"/>
          <table:table-cell table:number-columns-repeated="16375"/>
        </table:table-row>
        <table:table-row table:style-name="ro2">
          <table:table-cell office:value-type="string" table:style-name="ce3">
            <text:p>E6122</text:p>
          </table:table-cell>
          <table:table-cell office:value-type="string" table:style-name="ce3">
            <text:p>E31000022</text:p>
          </table:table-cell>
          <table:table-cell office:value-type="string" table:style-name="ce3">
            <text:p>Kent Fire Authority</text:p>
          </table:table-cell>
          <table:table-cell office:value-type="string" table:style-name="ce3">
            <text:p>SE</text:p>
          </table:table-cell>
          <table:table-cell office:value-type="string" table:style-name="ce3">
            <text:p>FRA</text:p>
          </table:table-cell>
          <table:table-cell office:value-type="float" office:value="89.91" table:style-name="ce28">
            <text:p>89.91</text:p>
          </table:table-cell>
          <table:table-cell office:value-type="float" office:value="2.6099999999999994" table:style-name="ce16">
            <text:p>2.61</text:p>
          </table:table-cell>
          <table:table-cell office:value-type="float" office:value="2.9896907216494841" table:style-name="ce16">
            <text:p>2.99</text:p>
          </table:table-cell>
          <table:table-cell table:style-name="ce17"/>
          <table:table-cell table:number-columns-repeated="16375"/>
        </table:table-row>
        <table:table-row table:style-name="ro2">
          <table:table-cell office:value-type="string" table:style-name="ce3">
            <text:p>E6123</text:p>
          </table:table-cell>
          <table:table-cell office:value-type="string" table:style-name="ce3">
            <text:p>E31000023</text:p>
          </table:table-cell>
          <table:table-cell office:value-type="string" table:style-name="ce3">
            <text:p>Lancashire Fire Authority</text:p>
          </table:table-cell>
          <table:table-cell office:value-type="string" table:style-name="ce3">
            <text:p>NW</text:p>
          </table:table-cell>
          <table:table-cell office:value-type="string" table:style-name="ce3">
            <text:p>FRA</text:p>
          </table:table-cell>
          <table:table-cell office:value-type="float" office:value="84.73" table:style-name="ce28">
            <text:p>84.73</text:p>
          </table:table-cell>
          <table:table-cell office:value-type="float" office:value="2.460000000000008" table:style-name="ce16">
            <text:p>2.46</text:p>
          </table:table-cell>
          <table:table-cell office:value-type="float" office:value="2.9901543697581237" table:style-name="ce16">
            <text:p>2.99</text:p>
          </table:table-cell>
          <table:table-cell table:style-name="ce17"/>
          <table:table-cell table:number-columns-repeated="16375"/>
        </table:table-row>
        <table:table-row table:style-name="ro2">
          <table:table-cell office:value-type="string" table:style-name="ce3">
            <text:p>E6124</text:p>
          </table:table-cell>
          <table:table-cell office:value-type="string" table:style-name="ce3">
            <text:p>E31000024</text:p>
          </table:table-cell>
          <table:table-cell office:value-type="string" table:style-name="ce3">
            <text:p>Leicestershire Fire Authority</text:p>
          </table:table-cell>
          <table:table-cell office:value-type="string" table:style-name="ce3">
            <text:p>EM</text:p>
          </table:table-cell>
          <table:table-cell office:value-type="string" table:style-name="ce3">
            <text:p>FRA</text:p>
          </table:table-cell>
          <table:table-cell office:value-type="float" office:value="81.650000000000006" table:style-name="ce28">
            <text:p>81.65</text:p>
          </table:table-cell>
          <table:table-cell office:value-type="float" office:value="2.3599999999999994" table:style-name="ce16">
            <text:p>2.36</text:p>
          </table:table-cell>
          <table:table-cell office:value-type="float" office:value="2.9764156892420219" table:style-name="ce16">
            <text:p>2.98</text:p>
          </table:table-cell>
          <table:table-cell table:style-name="ce17"/>
          <table:table-cell table:number-columns-repeated="16375"/>
        </table:table-row>
        <table:table-row table:style-name="ro2">
          <table:table-cell office:value-type="string" table:style-name="ce3">
            <text:p>E6143</text:p>
          </table:table-cell>
          <table:table-cell office:value-type="string" table:style-name="ce3">
            <text:p>E31000041</text:p>
          </table:table-cell>
          <table:table-cell office:value-type="string" table:style-name="ce3">
            <text:p>Merseyside Fire</text:p>
          </table:table-cell>
          <table:table-cell office:value-type="string" table:style-name="ce3">
            <text:p>NW</text:p>
          </table:table-cell>
          <table:table-cell office:value-type="string" table:style-name="ce3">
            <text:p>FRA</text:p>
          </table:table-cell>
          <table:table-cell office:value-type="float" office:value="91.25" table:style-name="ce28">
            <text:p>91.25</text:p>
          </table:table-cell>
          <table:table-cell office:value-type="float" office:value="2.6400000000000006" table:style-name="ce16">
            <text:p>2.64</text:p>
          </table:table-cell>
          <table:table-cell office:value-type="float" office:value="2.9793477034194793" table:style-name="ce16">
            <text:p>2.98</text:p>
          </table:table-cell>
          <table:table-cell table:style-name="ce17"/>
          <table:table-cell table:number-columns-repeated="16375"/>
        </table:table-row>
        <table:table-row table:style-name="ro2">
          <table:table-cell office:value-type="string" table:style-name="ce3">
            <text:p>E6128</text:p>
          </table:table-cell>
          <table:table-cell office:value-type="string" table:style-name="ce3">
            <text:p>E31000028</text:p>
          </table:table-cell>
          <table:table-cell office:value-type="string" table:style-name="ce3">
            <text:p>Northamptonshire PCC-FRA</text:p>
          </table:table-cell>
          <table:table-cell office:value-type="string" table:style-name="ce3">
            <text:p>EM</text:p>
          </table:table-cell>
          <table:table-cell office:value-type="string" table:style-name="ce3">
            <text:p>FRA</text:p>
          </table:table-cell>
          <table:table-cell office:value-type="float" office:value="75.39" table:style-name="ce28">
            <text:p>75.39</text:p>
          </table:table-cell>
          <table:table-cell office:value-type="float" office:value="2.1899999999999977" table:style-name="ce16">
            <text:p>2.19</text:p>
          </table:table-cell>
          <table:table-cell office:value-type="float" office:value="2.9918032786885216" table:style-name="ce16">
            <text:p>2.99</text:p>
          </table:table-cell>
          <table:table-cell table:style-name="ce17"/>
          <table:table-cell table:number-columns-repeated="16375"/>
        </table:table-row>
        <table:table-row table:style-name="ro2">
          <table:table-cell office:value-type="string" table:style-name="ce3">
            <text:p>E6127</text:p>
          </table:table-cell>
          <table:table-cell office:value-type="string" table:style-name="ce3">
            <text:p>E31000027</text:p>
          </table:table-cell>
          <table:table-cell office:value-type="string" table:style-name="ce3">
            <text:p>North Yorkshire PCC-FRA</text:p>
          </table:table-cell>
          <table:table-cell office:value-type="string" table:style-name="ce3">
            <text:p>YH</text:p>
          </table:table-cell>
          <table:table-cell office:value-type="string" table:style-name="ce3">
            <text:p>FRA</text:p>
          </table:table-cell>
          <table:table-cell office:value-type="float" office:value="83.02" table:style-name="ce28">
            <text:p>83.02</text:p>
          </table:table-cell>
          <table:table-cell office:value-type="float" office:value="2.4099999999999966" table:style-name="ce16">
            <text:p>2.41</text:p>
          </table:table-cell>
          <table:table-cell office:value-type="float" office:value="2.9897035107306742" table:style-name="ce16">
            <text:p>2.99</text:p>
          </table:table-cell>
          <table:table-cell table:style-name="ce17"/>
          <table:table-cell table:number-columns-repeated="16375"/>
        </table:table-row>
        <table:table-row table:style-name="ro2">
          <table:table-cell office:value-type="string" table:style-name="ce3">
            <text:p>E6130</text:p>
          </table:table-cell>
          <table:table-cell office:value-type="string" table:style-name="ce3">
            <text:p>E31000030</text:p>
          </table:table-cell>
          <table:table-cell office:value-type="string" table:style-name="ce3">
            <text:p>Nottinghamshire Fire Authority</text:p>
          </table:table-cell>
          <table:table-cell office:value-type="string" table:style-name="ce3">
            <text:p>EM</text:p>
          </table:table-cell>
          <table:table-cell office:value-type="string" table:style-name="ce3">
            <text:p>FRA</text:p>
          </table:table-cell>
          <table:table-cell office:value-type="float" office:value="92.21" table:style-name="ce28">
            <text:p>92.21</text:p>
          </table:table-cell>
          <table:table-cell office:value-type="float" office:value="2.6400000000000006" table:style-name="ce16">
            <text:p>2.64</text:p>
          </table:table-cell>
          <table:table-cell office:value-type="float" office:value="2.9474154292731947" table:style-name="ce16">
            <text:p>2.95</text:p>
          </table:table-cell>
          <table:table-cell table:style-name="ce17"/>
          <table:table-cell table:number-columns-repeated="16375"/>
        </table:table-row>
        <table:table-row table:style-name="ro2">
          <table:table-cell office:value-type="string" table:style-name="ce3">
            <text:p>E6132</text:p>
          </table:table-cell>
          <table:table-cell office:value-type="string" table:style-name="ce3">
            <text:p>E31000032</text:p>
          </table:table-cell>
          <table:table-cell office:value-type="string" table:style-name="ce3">
            <text:p>Shropshire Fire Authority</text:p>
          </table:table-cell>
          <table:table-cell office:value-type="string" table:style-name="ce3">
            <text:p>WM</text:p>
          </table:table-cell>
          <table:table-cell office:value-type="string" table:style-name="ce3">
            <text:p>FRA</text:p>
          </table:table-cell>
          <table:table-cell office:value-type="float" office:value="114.49" table:style-name="ce28">
            <text:p>114.49</text:p>
          </table:table-cell>
          <table:table-cell office:value-type="float" office:value="3.3299999999999983" table:style-name="ce16">
            <text:p>3.33</text:p>
          </table:table-cell>
          <table:table-cell office:value-type="float" office:value="2.9956818999640147" table:style-name="ce16">
            <text:p>3.00</text:p>
          </table:table-cell>
          <table:table-cell table:style-name="ce17"/>
          <table:table-cell table:number-columns-repeated="16375"/>
        </table:table-row>
        <table:table-row table:style-name="ro2">
          <table:table-cell office:value-type="string" table:style-name="ce3">
            <text:p>E6134</text:p>
          </table:table-cell>
          <table:table-cell office:value-type="string" table:style-name="ce3">
            <text:p>E31000033</text:p>
          </table:table-cell>
          <table:table-cell office:value-type="string" table:style-name="ce3">
            <text:p>Staffordshire PCC-FRA</text:p>
          </table:table-cell>
          <table:table-cell office:value-type="string" table:style-name="ce3">
            <text:p>WM</text:p>
          </table:table-cell>
          <table:table-cell office:value-type="string" table:style-name="ce3">
            <text:p>FRA</text:p>
          </table:table-cell>
          <table:table-cell office:value-type="float" office:value="86.77" table:style-name="ce28">
            <text:p>86.77</text:p>
          </table:table-cell>
          <table:table-cell office:value-type="float" office:value="2.519999999999996" table:style-name="ce16">
            <text:p>2.52</text:p>
          </table:table-cell>
          <table:table-cell office:value-type="float" office:value="2.9910979228486601" table:style-name="ce16">
            <text:p>2.99</text:p>
          </table:table-cell>
          <table:table-cell table:style-name="ce17"/>
          <table:table-cell table:number-columns-repeated="16375"/>
        </table:table-row>
        <table:table-row table:style-name="ro2">
          <table:table-cell office:value-type="string" table:style-name="ce3">
            <text:p>E6144</text:p>
          </table:table-cell>
          <table:table-cell office:value-type="string" table:style-name="ce3">
            <text:p>E31000042</text:p>
          </table:table-cell>
          <table:table-cell office:value-type="string" table:style-name="ce3">
            <text:p>South Yorkshire Fire</text:p>
          </table:table-cell>
          <table:table-cell office:value-type="string" table:style-name="ce3">
            <text:p>YH</text:p>
          </table:table-cell>
          <table:table-cell office:value-type="string" table:style-name="ce3">
            <text:p>FRA</text:p>
          </table:table-cell>
          <table:table-cell office:value-type="float" office:value="85.05" table:style-name="ce28">
            <text:p>85.05</text:p>
          </table:table-cell>
          <table:table-cell office:value-type="float" office:value="2.4699999999999989" table:style-name="ce16">
            <text:p>2.47</text:p>
          </table:table-cell>
          <table:table-cell office:value-type="float" office:value="2.9910389924921272" table:style-name="ce16">
            <text:p>2.99</text:p>
          </table:table-cell>
          <table:table-cell table:style-name="ce17"/>
          <table:table-cell table:number-columns-repeated="16375"/>
        </table:table-row>
        <table:table-row table:style-name="ro2">
          <table:table-cell office:value-type="string" table:style-name="ce3">
            <text:p>E6145</text:p>
          </table:table-cell>
          <table:table-cell office:value-type="string" table:style-name="ce3">
            <text:p>E31000043</text:p>
          </table:table-cell>
          <table:table-cell office:value-type="string" table:style-name="ce3">
            <text:p>Tyne and Wear Fire</text:p>
          </table:table-cell>
          <table:table-cell office:value-type="string" table:style-name="ce3">
            <text:p>NE</text:p>
          </table:table-cell>
          <table:table-cell office:value-type="string" table:style-name="ce3">
            <text:p>FRA</text:p>
          </table:table-cell>
          <table:table-cell office:value-type="float" office:value="95.11" table:style-name="ce28">
            <text:p>95.11</text:p>
          </table:table-cell>
          <table:table-cell office:value-type="float" office:value="2.7600000000000051" table:style-name="ce16">
            <text:p>2.76</text:p>
          </table:table-cell>
          <table:table-cell office:value-type="float" office:value="2.9886302111532275" table:style-name="ce16">
            <text:p>2.99</text:p>
          </table:table-cell>
          <table:table-cell table:style-name="ce17"/>
          <table:table-cell table:number-columns-repeated="16375"/>
        </table:table-row>
        <table:table-row table:style-name="ro2">
          <table:table-cell office:value-type="string" table:style-name="ce3">
            <text:p>E6146</text:p>
          </table:table-cell>
          <table:table-cell office:value-type="string" table:style-name="ce3">
            <text:p>E31000044</text:p>
          </table:table-cell>
          <table:table-cell office:value-type="string" table:style-name="ce3">
            <text:p>West Midlands Fire</text:p>
          </table:table-cell>
          <table:table-cell office:value-type="string" table:style-name="ce3">
            <text:p>WM</text:p>
          </table:table-cell>
          <table:table-cell office:value-type="string" table:style-name="ce3">
            <text:p>FRA</text:p>
          </table:table-cell>
          <table:table-cell office:value-type="float" office:value="75.2" table:style-name="ce28">
            <text:p>75.2</text:p>
          </table:table-cell>
          <table:table-cell office:value-type="float" office:value="2.1800000000000068" table:style-name="ce16">
            <text:p>2.18</text:p>
          </table:table-cell>
          <table:table-cell office:value-type="float" office:value="2.9854834291974894" table:style-name="ce16">
            <text:p>2.99</text:p>
          </table:table-cell>
          <table:table-cell table:style-name="ce17"/>
          <table:table-cell table:number-columns-repeated="16375"/>
        </table:table-row>
        <table:table-row table:style-name="ro2">
          <table:table-cell office:value-type="string" table:style-name="ce3">
            <text:p>E6147</text:p>
          </table:table-cell>
          <table:table-cell office:value-type="string" table:style-name="ce3">
            <text:p>E31000045</text:p>
          </table:table-cell>
          <table:table-cell office:value-type="string" table:style-name="ce3">
            <text:p>West Yorkshire Fire</text:p>
          </table:table-cell>
          <table:table-cell office:value-type="string" table:style-name="ce3">
            <text:p>YH</text:p>
          </table:table-cell>
          <table:table-cell office:value-type="string" table:style-name="ce3">
            <text:p>FRA</text:p>
          </table:table-cell>
          <table:table-cell office:value-type="float" office:value="79.489999999999995" table:style-name="ce28">
            <text:p>79.49</text:p>
          </table:table-cell>
          <table:table-cell office:value-type="float" office:value="2.3099999999999881" table:style-name="ce16">
            <text:p>2.31</text:p>
          </table:table-cell>
          <table:table-cell office:value-type="float" office:value="2.993003368748365" table:style-name="ce16">
            <text:p>2.99</text:p>
          </table:table-cell>
          <table:table-cell table:style-name="ce17"/>
          <table:table-cell table:number-columns-repeated="16375"/>
        </table:table-row>
        <table:table-row table:number-rows-repeated="1048543" table:style-name="ro4">
          <table:table-cell table:number-columns-repeated="16384"/>
        </table:table-row>
      </table:table>
      <table:table table:name="Table_7f" table:style-name="ta2">
        <table:table-column table:style-name="co4" table:default-cell-style-name="ce1"/>
        <table:table-column table:style-name="co29" table:default-cell-style-name="ce1"/>
        <table:table-column table:style-name="co33" table:default-cell-style-name="ce1"/>
        <table:table-column table:style-name="co31" table:default-cell-style-name="ce1"/>
        <table:table-column table:style-name="co34" table:number-columns-repeated="2" table:default-cell-style-name="ce9"/>
        <table:table-column table:style-name="co34" table:default-cell-style-name="ce10"/>
        <table:table-column table:style-name="co1" table:number-columns-repeated="16377" table:default-cell-style-name="ce1"/>
        <table:table-row table:style-name="ro1">
          <table:table-cell office:value-type="string" table:style-name="ce8">
            <text:p>Table 7f: 2024 to 2025 Council tax (average Band D) and percent change on 2023 to 2024: combined authorities</text:p>
          </table:table-cell>
          <table:table-cell table:number-columns-repeated="3" table:style-name="ce1"/>
          <table:table-cell table:number-columns-repeated="2" table:style-name="ce9"/>
          <table:table-cell table:style-name="ce10"/>
          <table:table-cell table:number-columns-repeated="16377"/>
        </table:table-row>
        <table:table-row table:style-name="ro2">
          <table:table-cell office:value-type="string" table:style-name="ce3">
            <text:p>This worksheet contains 1 table. The data in this table are reported in pounds (£) with adjacent column comparing the previous year figure in percentages. No referendum principles were set for combined authorities.</text:p>
          </table:table-cell>
          <table:table-cell table:number-columns-repeated="3" table:style-name="ce1"/>
          <table:table-cell table:number-columns-repeated="2" table:style-name="ce9"/>
          <table:table-cell table:style-name="ce10"/>
          <table:table-cell table:number-columns-repeated="16377"/>
        </table:table-row>
        <table:table-row table:style-name="ro12">
          <table:table-cell office:value-type="string" table:style-name="ce4">
            <text:p>E-code</text:p>
          </table:table-cell>
          <table:table-cell office:value-type="string" table:style-name="ce4">
            <text:p>ONS Code</text:p>
          </table:table-cell>
          <table:table-cell office:value-type="string" table:style-name="ce4">
            <text:p>Authority</text:p>
          </table:table-cell>
          <table:table-cell office:value-type="string" table:style-name="ce4">
            <text:p>Region</text:p>
          </table:table-cell>
          <table:table-cell office:value-type="string" table:style-name="ce29">
            <text:p>Average council tax for the authority (Band D)<text:s/></text:p>
            <text:p>£</text:p>
          </table:table-cell>
          <table:table-cell office:value-type="string" table:style-name="ce29">
            <text:p>Percentage change for average council tax for the authority<text:s/></text:p>
            <text:p>% change on 2023-24</text:p>
          </table:table-cell>
          <table:table-cell office:value-type="string" table:style-name="ce23">
            <text:p>Notes</text:p>
          </table:table-cell>
          <table:table-cell table:number-columns-repeated="16377"/>
        </table:table-row>
        <table:table-row table:style-name="ro2">
          <table:table-cell office:value-type="string" table:style-name="ce3">
            <text:p>E6356</text:p>
          </table:table-cell>
          <table:table-cell office:value-type="string" table:style-name="ce3">
            <text:p>E47000008</text:p>
          </table:table-cell>
          <table:table-cell office:value-type="string" table:style-name="ce3">
            <text:p>Cambridgeshire and Peterborough</text:p>
          </table:table-cell>
          <table:table-cell office:value-type="string" table:style-name="ce3">
            <text:p>EE</text:p>
          </table:table-cell>
          <table:table-cell office:value-type="float" office:value="36" table:style-name="ce16">
            <text:p>36.00</text:p>
          </table:table-cell>
          <table:table-cell office:value-type="float" office:value="200" table:style-name="ce16">
            <text:p>200.00</text:p>
          </table:table-cell>
          <table:table-cell table:style-name="ce17"/>
          <table:table-cell table:number-columns-repeated="16377"/>
        </table:table-row>
        <table:table-row table:style-name="ro2">
          <table:table-cell office:value-type="string" table:style-name="ce3">
            <text:p>E6349</text:p>
          </table:table-cell>
          <table:table-cell office:value-type="string" table:style-name="ce3">
            <text:p>E47000004</text:p>
          </table:table-cell>
          <table:table-cell office:value-type="string" table:style-name="ce3">
            <text:p>Liverpool City Region</text:p>
          </table:table-cell>
          <table:table-cell office:value-type="string" table:style-name="ce3">
            <text:p>NW</text:p>
          </table:table-cell>
          <table:table-cell office:value-type="float" office:value="19" table:style-name="ce16">
            <text:p>19.00</text:p>
          </table:table-cell>
          <table:table-cell office:value-type="float" office:value="0" table:style-name="ce16">
            <text:p>0.00</text:p>
          </table:table-cell>
          <table:table-cell table:style-name="ce17"/>
          <table:table-cell table:number-columns-repeated="16377"/>
        </table:table-row>
        <table:table-row table:style-name="ro2">
          <table:table-cell office:value-type="string" table:style-name="ce3">
            <text:p>E6358</text:p>
          </table:table-cell>
          <table:table-cell office:value-type="string" table:style-name="ce3">
            <text:p>E47000011</text:p>
          </table:table-cell>
          <table:table-cell office:value-type="string" table:style-name="ce3">
            <text:p>North of Tyne<text:s/></text:p>
          </table:table-cell>
          <table:table-cell office:value-type="string" table:style-name="ce3">
            <text:p>YH</text:p>
          </table:table-cell>
          <table:table-cell office:value-type="float" office:value="0" table:style-name="ce16">
            <text:p>0.00</text:p>
          </table:table-cell>
          <table:table-cell office:value-type="string" table:style-name="ce16">
            <text:p>[z]</text:p>
          </table:table-cell>
          <table:table-cell table:style-name="ce17"/>
          <table:table-cell table:number-columns-repeated="16377"/>
        </table:table-row>
        <table:table-row table:style-name="ro2">
          <table:table-cell office:value-type="string" table:style-name="ce3">
            <text:p>E6350</text:p>
          </table:table-cell>
          <table:table-cell office:value-type="string" table:style-name="ce3">
            <text:p>E47000002</text:p>
          </table:table-cell>
          <table:table-cell office:value-type="string" table:style-name="ce3">
            <text:p>South Yorkshire</text:p>
          </table:table-cell>
          <table:table-cell office:value-type="string" table:style-name="ce3">
            <text:p>YH</text:p>
          </table:table-cell>
          <table:table-cell office:value-type="float" office:value="0" table:style-name="ce16">
            <text:p>0.00</text:p>
          </table:table-cell>
          <table:table-cell office:value-type="string" table:style-name="ce16">
            <text:p>[z]</text:p>
          </table:table-cell>
          <table:table-cell table:style-name="ce17"/>
          <table:table-cell table:number-columns-repeated="16377"/>
        </table:table-row>
        <table:table-row table:style-name="ro2">
          <table:table-cell office:value-type="string" table:style-name="ce3">
            <text:p>E6355</text:p>
          </table:table-cell>
          <table:table-cell office:value-type="string" table:style-name="ce3">
            <text:p>E47000006</text:p>
          </table:table-cell>
          <table:table-cell office:value-type="string" table:style-name="ce3">
            <text:p>Tees Valley</text:p>
          </table:table-cell>
          <table:table-cell office:value-type="string" table:style-name="ce3">
            <text:p>NE</text:p>
          </table:table-cell>
          <table:table-cell office:value-type="float" office:value="0" table:style-name="ce16">
            <text:p>0.00</text:p>
          </table:table-cell>
          <table:table-cell office:value-type="string" table:style-name="ce16">
            <text:p>[z]</text:p>
          </table:table-cell>
          <table:table-cell table:style-name="ce17"/>
          <table:table-cell table:number-columns-repeated="16377"/>
        </table:table-row>
        <table:table-row table:style-name="ro2">
          <table:table-cell office:value-type="string" table:style-name="ce3">
            <text:p>E6346</text:p>
          </table:table-cell>
          <table:table-cell office:value-type="string" table:style-name="ce3">
            <text:p>E47000007</text:p>
          </table:table-cell>
          <table:table-cell office:value-type="string" table:style-name="ce3">
            <text:p>West Midlands</text:p>
          </table:table-cell>
          <table:table-cell office:value-type="string" table:style-name="ce3">
            <text:p>WM</text:p>
          </table:table-cell>
          <table:table-cell office:value-type="float" office:value="0" table:style-name="ce16">
            <text:p>0.00</text:p>
          </table:table-cell>
          <table:table-cell office:value-type="string" table:style-name="ce16">
            <text:p>[z]</text:p>
          </table:table-cell>
          <table:table-cell table:style-name="ce17"/>
          <table:table-cell table:number-columns-repeated="16377"/>
        </table:table-row>
        <table:table-row table:style-name="ro2">
          <table:table-cell office:value-type="string" table:style-name="ce3">
            <text:p>E6348</text:p>
          </table:table-cell>
          <table:table-cell office:value-type="string" table:style-name="ce3">
            <text:p>E47000001</text:p>
          </table:table-cell>
          <table:table-cell office:value-type="string" table:style-name="ce3">
            <text:p>Greater Manchester</text:p>
          </table:table-cell>
          <table:table-cell office:value-type="string" table:style-name="ce3">
            <text:p>NW</text:p>
          </table:table-cell>
          <table:table-cell office:value-type="float" office:value="369.25" table:style-name="ce28">
            <text:p>369.25</text:p>
          </table:table-cell>
          <table:table-cell office:value-type="float" office:value="5.1245551601423491" table:style-name="ce16">
            <text:p>5.12</text:p>
          </table:table-cell>
          <table:table-cell office:value-type="string" table:style-name="ce17">
            <text:p>[note e]</text:p>
          </table:table-cell>
          <table:table-cell table:number-columns-repeated="16377"/>
        </table:table-row>
        <table:table-row table:style-name="ro2">
          <table:table-cell office:value-type="string" table:style-name="ce3">
            <text:p>E6348b</text:p>
          </table:table-cell>
          <table:table-cell office:value-type="string" table:style-name="ce3">
            <text:p>[z]</text:p>
          </table:table-cell>
          <table:table-cell office:value-type="string" table:style-name="ce3">
            <text:p>Of which general functions</text:p>
          </table:table-cell>
          <table:table-cell office:value-type="string" table:style-name="ce3">
            <text:p>NW</text:p>
          </table:table-cell>
          <table:table-cell office:value-type="float" office:value="112.95" table:style-name="ce14">
            <text:p>112.95</text:p>
          </table:table-cell>
          <table:table-cell office:value-type="float" office:value="4.6317739694302915" table:style-name="ce16">
            <text:p>4.63</text:p>
          </table:table-cell>
          <table:table-cell office:value-type="string" table:style-name="ce17">
            <text:p>[note f]</text:p>
          </table:table-cell>
          <table:table-cell table:number-columns-repeated="16377"/>
        </table:table-row>
        <table:table-row table:style-name="ro2">
          <table:table-cell office:value-type="string" table:style-name="ce3">
            <text:p>E6353</text:p>
          </table:table-cell>
          <table:table-cell office:value-type="string" table:style-name="ce3">
            <text:p>E47000003</text:p>
          </table:table-cell>
          <table:table-cell office:value-type="string" table:style-name="ce3">
            <text:p>West Yorkshire</text:p>
          </table:table-cell>
          <table:table-cell office:value-type="string" table:style-name="ce3">
            <text:p>YH</text:p>
          </table:table-cell>
          <table:table-cell office:value-type="float" office:value="249.28" table:style-name="ce28">
            <text:p>249.28</text:p>
          </table:table-cell>
          <table:table-cell office:value-type="float" office:value="5.5019468427289659" table:style-name="ce16">
            <text:p>5.50</text:p>
          </table:table-cell>
          <table:table-cell office:value-type="string" table:style-name="ce17">
            <text:p>[note e]</text:p>
          </table:table-cell>
          <table:table-cell table:number-columns-repeated="16377"/>
        </table:table-row>
        <table:table-row table:style-name="ro2">
          <table:table-cell office:value-type="string" table:style-name="ce3">
            <text:p>E6353b</text:p>
          </table:table-cell>
          <table:table-cell office:value-type="string" table:style-name="ce3">
            <text:p>[z]</text:p>
          </table:table-cell>
          <table:table-cell office:value-type="string" table:style-name="ce3">
            <text:p>Of which general functions<text:s/></text:p>
          </table:table-cell>
          <table:table-cell office:value-type="string" table:style-name="ce3">
            <text:p>YH</text:p>
          </table:table-cell>
          <table:table-cell office:value-type="float" office:value="0" table:style-name="ce14">
            <text:p>0.00</text:p>
          </table:table-cell>
          <table:table-cell office:value-type="string" table:style-name="ce16">
            <text:p>[z]</text:p>
          </table:table-cell>
          <table:table-cell table:style-name="ce17"/>
          <table:table-cell table:number-columns-repeated="16377"/>
        </table:table-row>
        <table:table-row table:number-rows-repeated="1048563" table:style-name="ro4">
          <table:table-cell table:number-columns-repeated="16384"/>
        </table:table-row>
      </table:table>
      <table:database-ranges>
        <table:database-range table:target-range-address="Contents.A3:Contents.B9" table:name="Contents"/>
        <table:database-range table:target-range-address="Notes.A3:Notes.C9" table:name="Notes"/>
        <table:database-range table:target-range-address="Table_7a.A3:Table_7a.M138" table:name="Table_7a"/>
        <table:database-range table:target-range-address="Table_7b.A3:Table_7b.J24" table:name="Table_7b"/>
        <table:database-range table:target-range-address="Table_7c.A3:Table_7c.L167" table:name="Table_7c"/>
        <table:database-range table:target-range-address="Table_7d.A3:Table_7d.I40" table:name="Table_7d"/>
        <table:database-range table:target-range-address="Table_7e.A3:Table_7e.I33" table:name="Table_7e"/>
        <table:database-range table:target-range-address="Table_7f.A3:Table_7f.G13" table:name="Table_7f"/>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text-style style:name="N30">
      <number:text-content/>
    </number:text-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 </number:text>
      <style:map style:condition="value()&gt;=0" style:apply-style-name="N36P0"/>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0pt" style:font-size-asian="10pt" style:font-size-complex="10pt" style:font-family-generic="swiss"/>
    </style:style>
    <style:style style:name="T2" style:family="text">
      <style:text-properties fo:color="#000000" style:font-name="Calibri" style:font-name-asian="Calibri" style:font-name-complex="Calibri" fo:font-size="1pt" style:font-size-asian="1pt" style:font-size-complex="1pt" style:font-family-generic="swiss"/>
    </style:style>
    <style:style style:name="T3" style:family="text">
      <style:text-properties fo:color="#000000" style:font-name="Calibri" style:font-name-asian="Calibri" style:font-name-complex="Calibri"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style:style style:name="T5" style:family="text">
      <style:text-properties fo:color="#000000" style:font-name="Calibri" style:font-name-asian="Calibri" style:font-name-complex="Calibri" fo:font-size="10pt" style:font-size-asian="10pt" style:font-size-complex="10pt" style:font-family-generic="swiss"/>
    </style:style>
    <style:style style:name="T6" style:family="text">
      <style:text-properties fo:color="#000000" style:font-name="Calibri" style:font-name-asian="Calibri" style:font-name-complex="Calibri" fo:font-size="1pt" style:font-size-asian="1pt" style:font-size-complex="1pt" style:font-family-generic="swiss"/>
    </style:style>
    <style:style style:name="T7" style:family="text">
      <style:text-properties fo:color="#000000" style:font-name="Calibri" style:font-name-asian="Calibri" style:font-name-complex="Calibri" fo:font-size="1pt" style:font-size-asian="1pt" style:font-size-complex="1pt" style:font-family-generic="swiss"/>
    </style:style>
    <style:style style:name="T8"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SENSITIVE</text:span><text:span text:style-name="T1"> </text:span><text:span text:style-name="T1">-</text:span><text:span text:style-name="T1"> </text:span><text:span text:style-name="T1">DLUHC</text:span><text:span text:style-name="T1"> </text:span><text:span text:style-name="T1">USE</text:span><text:span text:style-name="T1"> </text:span><text:span text:style-name="T1">ONLY</text:span><text:span text:style-name="T2">#</text:span></text:p>
        <text:p/>
      </style:header>
      <style:header-left style:display="false"/>
      <style:header-first/>
      <style:footer>
        <text:p/>
        <text:p><text:span text:style-name="T3">#</text:span><text:span text:style-name="T4"> </text:span><text:span text:style-name="T4">OFFICIAL-SENSITIVE</text:span><text:span text:style-name="T4"> </text:span><text:span text:style-name="T4">-</text:span><text:span text:style-name="T4"> </text:span><text:span text:style-name="T4">DLUHC</text:span><text:span text:style-name="T4"> </text:span><text:span text:style-name="T4">USE</text:span><text:span text:style-name="T4"> </text:span><text:span text:style-name="T4">ONLY</text:span></text:p>
      </style:footer>
      <style:footer-left style:display="false"/>
      <style:footer-first/>
    </style:master-page>
    <style:master-page style:name="mp2" style:page-layout-name="pm2">
      <style:header>
        <text:p><text:span text:style-name="T5"><text:s/></text:span><text:span text:style-name="T5">OFFICIAL-SENSITIVE</text:span><text:span text:style-name="T5"> </text:span><text:span text:style-name="T5">-</text:span><text:span text:style-name="T5"> </text:span><text:span text:style-name="T5">DLUHC</text:span><text:span text:style-name="T5"> </text:span><text:span text:style-name="T5">USE</text:span><text:span text:style-name="T5"> </text:span><text:span text:style-name="T5">ONLY</text:span><text:span text:style-name="T6">#</text:span></text:p>
        <text:p/>
      </style:header>
      <style:header-left style:display="false"/>
      <style:header-first/>
      <style:footer>
        <text:p/>
        <text:p><text:span text:style-name="T7">#</text:span><text:span text:style-name="T8"> </text:span><text:span text:style-name="T8">OFFICIAL-SENSITIVE</text:span><text:span text:style-name="T8"> </text:span><text:span text:style-name="T8">-</text:span><text:span text:style-name="T8"> </text:span><text:span text:style-name="T8">DLUHC</text:span><text:span text:style-name="T8"> </text:span><text:span text:style-name="T8">USE</text:span><text:span text:style-name="T8"> </text:span><text:span text:style-name="T8">ONLY</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dc:title/>
    <dc:description/>
    <dc:subject/>
    <meta:initial-creator>Benjamin Rees</meta:initial-creator>
    <dc:creator>Olivia McDonnell</dc:creator>
    <meta:creation-date>2015-06-05T18:17:20Z</meta:creation-date>
    <dc:date>2024-04-25T12:24:30Z</dc:date>
    <meta:user-defined meta:name="ContentTypeId">0x010100ECCB7E1F660E4D499F35AD51896216AD</meta:user-defined>
    <meta:user-defined meta:name="MediaServiceImageTags"/>
  </office:meta>
</office:document-meta>
</file>